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fo:border="thin solid #000000" style:vertical-align="middle" fo:background-color="#BFBFBF"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hin solid #000000" style:vertical-align="middle" fo:background-color="#BFBFBF" style:repeat-content="false"/>
      <style:paragraph-properties fo:text-align="center"/>
      <style:text-properties fo:color="#000000" fo:font-weight="bold" style:font-weight-asian="bold" style:font-weight-complex="bold"/>
    </style:style>
    <style:style style:name="ce6" style:family="table-cell" style:parent-style-name="Default" style:data-style-name="N0">
      <style:table-cell-properties fo:border="thin solid #000000" style:vertical-align="middle" fo:background-color="#BFBFBF"/>
      <style:text-properties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BFBFBF"/>
      <style:text-properties fo:font-weight="bold" style:font-weight-asian="bold" style:font-weight-complex="bold"/>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fo:border="thin solid #000000" style:vertical-align="top" fo:background-color="#FFFFFF" style:repeat-content="false"/>
      <style:paragraph-properties fo:text-align="center"/>
      <style:text-properties fo:color="#000000"/>
    </style:style>
    <style:style style:name="ce10" style:family="table-cell" style:parent-style-name="Default" style:data-style-name="N0">
      <style:table-cell-properties fo:border="thin solid #000000" style:vertical-align="top" fo:background-color="#FFFFFF"/>
      <style:text-properties fo:color="#000000"/>
    </style:style>
    <style:style style:name="ce11" style:family="table-cell" style:parent-style-name="Default" style:data-style-name="N0">
      <style:table-cell-properties fo:border="thin solid #000000" style:vertical-align="top" fo:wrap-option="wrap" fo:background-color="#FFFFFF"/>
      <style:text-properties fo:color="#000000"/>
    </style:style>
    <style:style style:name="ce12" style:family="table-cell" style:parent-style-name="Default" style:data-style-name="N0">
      <style:table-cell-properties fo:border="thin solid #000000" style:vertical-align="top" fo:background-color="#FFFFFF" style:repeat-content="false"/>
      <style:paragraph-properties fo:text-align="center"/>
      <style:text-properties fo:color="#000000" style:text-line-through-style="solid"/>
    </style:style>
    <style:style style:name="ce13" style:family="table-cell" style:parent-style-name="Default" style:data-style-name="N0">
      <style:table-cell-properties fo:border="thin solid #000000" style:vertical-align="middle" fo:wrap-option="wrap" fo:background-color="#BFBFBF" style:repeat-content="false"/>
      <style:paragraph-properties fo:text-align="center"/>
      <style:text-properties fo:font-weight="bold" style:font-weight-asian="bold" style:font-weight-complex="bold"/>
    </style:style>
    <style:style style:name="co1" style:family="table-column">
      <style:table-column-properties fo:break-before="auto" style:column-width="2.43416666666667cm"/>
    </style:style>
    <style:style style:name="co2" style:family="table-column">
      <style:table-column-properties fo:break-before="auto" style:column-width="2.09902777777778cm"/>
    </style:style>
    <style:style style:name="co3" style:family="table-column">
      <style:table-column-properties fo:break-before="auto" style:column-width="1.28763888888889cm" style:use-optimal-column-width="true"/>
    </style:style>
    <style:style style:name="co4" style:family="table-column">
      <style:table-column-properties fo:break-before="auto" style:column-width="3.66888888888889cm"/>
    </style:style>
    <style:style style:name="co5" style:family="table-column">
      <style:table-column-properties fo:break-before="auto" style:column-width="9.31333333333333cm"/>
    </style:style>
    <style:style style:name="co6" style:family="table-column">
      <style:table-column-properties fo:break-before="auto" style:column-width="12.9469444444444cm"/>
    </style:style>
    <style:style style:name="co7" style:family="table-column">
      <style:table-column-properties fo:break-before="auto" style:column-width="1.69333333333333cm"/>
    </style:style>
    <style:style style:name="ro1" style:family="table-row">
      <style:table-row-properties style:row-height="43.5pt" style:use-optimal-row-height="true" fo:break-before="auto"/>
    </style:style>
    <style:style style:name="ro2" style:family="table-row">
      <style:table-row-properties style:row-height="29pt" style:use-optimal-row-height="false" fo:break-before="auto"/>
    </style:style>
    <style:style style:name="ro3" style:family="table-row">
      <style:table-row-properties style:row-height="29pt" style:use-optimal-row-height="true" fo:break-before="auto"/>
    </style:style>
    <style:style style:name="ro4" style:family="table-row">
      <style:table-row-properties style:row-height="58pt" style:use-optimal-row-height="true" fo:break-before="auto"/>
    </style:style>
    <style:style style:name="ro5" style:family="table-row">
      <style:table-row-properties style:row-height="87pt" style:use-optimal-row-height="true" fo:break-before="auto"/>
    </style:style>
    <style:style style:name="ro6" style:family="table-row">
      <style:table-row-properties style:row-height="145pt" style:use-optimal-row-height="true" fo:break-before="auto"/>
    </style:style>
    <style:style style:name="ro7" style:family="table-row">
      <style:table-row-properties style:row-height="101.5pt" style:use-optimal-row-height="true" fo:break-before="auto"/>
    </style:style>
    <style:style style:name="ro8" style:family="table-row">
      <style:table-row-properties style:row-height="72.5pt" style:use-optimal-row-height="true" fo:break-before="auto"/>
    </style:style>
    <style:style style:name="ro9" style:family="table-row">
      <style:table-row-properties style:row-height="130.5pt" style:use-optimal-row-height="true" fo:break-before="auto"/>
    </style:style>
    <style:style style:name="ro10" style:family="table-row">
      <style:table-row-properties style:row-height="116pt" style:use-optimal-row-height="true" fo:break-before="auto"/>
    </style:style>
    <style:style style:name="ro11" style:family="table-row">
      <style:table-row-properties style:row-height="203pt" style:use-optimal-row-height="true" fo:break-before="auto"/>
    </style:style>
    <style:style style:name="ro12"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a_cBenef_SP" table:style-name="ta1">
        <table:table-column table:style-name="co1" table:default-cell-style-name="ce1"/>
        <table:table-column table:style-name="co2" table:default-cell-style-name="ce3"/>
        <table:table-column table:style-name="co3" table:number-columns-repeated="15" table:default-cell-style-name="ce1"/>
        <table:table-column table:style-name="co4" table:default-cell-style-name="ce8"/>
        <table:table-column table:style-name="co5" table:default-cell-style-name="ce8"/>
        <table:table-column table:style-name="co6" table:default-cell-style-name="ce8"/>
        <table:table-column table:style-name="co7" table:number-columns-repeated="16364" table:default-cell-style-name="ce1"/>
        <table:table-row table:style-name="ro1">
          <table:table-cell office:value-type="string" table:style-name="ce6">
            <text:p>Código</text:p>
          </table:table-cell>
          <table:table-cell office:value-type="string" table:style-name="ce13">
            <text:p>Aplica-se ao Simples Nacional</text:p>
          </table:table-cell>
          <table:table-cell office:value-type="string" table:style-name="ce4">
            <text:p>CST 00</text:p>
          </table:table-cell>
          <table:table-cell office:value-type="string" table:style-name="ce4">
            <text:p>CST 02</text:p>
          </table:table-cell>
          <table:table-cell office:value-type="string" table:style-name="ce4">
            <text:p>CST 10</text:p>
          </table:table-cell>
          <table:table-cell office:value-type="string" table:style-name="ce4">
            <text:p>CST 15</text:p>
          </table:table-cell>
          <table:table-cell office:value-type="string" table:style-name="ce4">
            <text:p>CST 20</text:p>
          </table:table-cell>
          <table:table-cell office:value-type="string" table:style-name="ce4">
            <text:p>CST 30</text:p>
          </table:table-cell>
          <table:table-cell office:value-type="string" table:style-name="ce4">
            <text:p>CST 40</text:p>
          </table:table-cell>
          <table:table-cell office:value-type="string" table:style-name="ce4">
            <text:p>CST 41</text:p>
          </table:table-cell>
          <table:table-cell office:value-type="string" table:style-name="ce4">
            <text:p>CST 50</text:p>
          </table:table-cell>
          <table:table-cell office:value-type="string" table:style-name="ce4">
            <text:p>CST 51</text:p>
          </table:table-cell>
          <table:table-cell office:value-type="string" table:style-name="ce5">
            <text:p>CST 53</text:p>
          </table:table-cell>
          <table:table-cell office:value-type="string" table:style-name="ce4">
            <text:p>CST 60</text:p>
          </table:table-cell>
          <table:table-cell office:value-type="string" table:style-name="ce4">
            <text:p>CST 61</text:p>
          </table:table-cell>
          <table:table-cell office:value-type="string" table:style-name="ce4">
            <text:p>CST 70</text:p>
          </table:table-cell>
          <table:table-cell office:value-type="string" table:style-name="ce4">
            <text:p>CST 90</text:p>
          </table:table-cell>
          <table:table-cell office:value-type="string" table:style-name="ce7">
            <text:p>Dispositivo</text:p>
          </table:table-cell>
          <table:table-cell office:value-type="string" table:style-name="ce7">
            <text:p>Objeto/descrição</text:p>
          </table:table-cell>
          <table:table-cell office:value-type="string" table:style-name="ce7">
            <text:p>Observação</text:p>
          </table:table-cell>
          <table:table-cell table:number-columns-repeated="16364" table:style-name="ce2"/>
        </table:table-row>
        <table:table-row table:style-name="ro2">
          <table:table-cell table:style-name="ce10"/>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table:number-columns-repeated="6" table:style-name="ce9"/>
          <table:table-cell table:style-name="ce12"/>
          <table:table-cell office:value-type="string" table:style-name="ce9">
            <text:p>SIM</text:p>
          </table:table-cell>
          <table:table-cell office:value-type="string" table:style-name="ce9">
            <text:p>SIM</text:p>
          </table:table-cell>
          <table:table-cell table:style-name="ce9"/>
          <table:table-cell table:style-name="ce12"/>
          <table:table-cell table:style-name="ce11"/>
          <table:table-cell office:value-type="string" table:style-name="ce11">
            <text:p>Sem preenchimento do cBenef</text:p>
          </table:table-cell>
          <table:table-cell office:value-type="string" table:style-name="ce11">
            <text:p>Contribuintes que utilizem CST 00, 02, 10, 15, 60 e 61 não estão obrigados ao preenchimento do campo Cbenef</text:p>
          </table:table-cell>
          <table:table-cell table:number-columns-repeated="16364"/>
        </table:table-row>
        <table:table-row table:style-name="ro2">
          <table:table-cell office:value-type="string" table:style-name="ce10">
            <text:p>SEM CBENEF</text:p>
          </table:table-cell>
          <table:table-cell office:value-type="string" table:style-name="ce9">
            <text:p>SIM</text:p>
          </table:table-cell>
          <table:table-cell table:number-columns-repeated="3" table:style-name="ce9"/>
          <table:table-cell table:style-name="ce10"/>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table:number-columns-repeated="2" table:style-name="ce9"/>
          <table:table-cell office:value-type="string" table:style-name="ce9">
            <text:p>SIM</text:p>
          </table:table-cell>
          <table:table-cell office:value-type="string" table:style-name="ce9">
            <text:p>SIM</text:p>
          </table:table-cell>
          <table:table-cell table:style-name="ce11"/>
          <table:table-cell office:value-type="string" table:style-name="ce11">
            <text:p>Item sem cBenef e UF exige cBenef para o CST</text:p>
          </table:table-cell>
          <table:table-cell office:value-type="string" table:style-name="ce11">
            <text:p>Informar a tag, preenchendo com "SEM CBENEF" em maiúsculas</text:p>
          </table:table-cell>
          <table:table-cell table:number-columns-repeated="16364"/>
        </table:table-row>
        <table:table-row table:style-name="ro2">
          <table:table-cell office:value-type="string" table:style-name="ce10">
            <text:p>SP099090</text:p>
          </table:table-cell>
          <table:table-cell office:value-type="string" table:style-name="ce9">
            <text:p>SIM</text:p>
          </table:table-cell>
          <table:table-cell table:number-columns-repeated="3" table:style-name="ce9"/>
          <table:table-cell table:style-name="ce10"/>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office:value-type="string" table:style-name="ce9">
            <text:p>SIM</text:p>
          </table:table-cell>
          <table:table-cell table:number-columns-repeated="2" table:style-name="ce9"/>
          <table:table-cell office:value-type="string" table:style-name="ce9">
            <text:p>SIM</text:p>
          </table:table-cell>
          <table:table-cell office:value-type="string" table:style-name="ce9">
            <text:p>SIM</text:p>
          </table:table-cell>
          <table:table-cell table:style-name="ce11"/>
          <table:table-cell office:value-type="string" table:style-name="ce11">
            <text:p>Benefício concedido por decisão judicial em sentença individual ou coletiva</text:p>
          </table:table-cell>
          <table:table-cell office:value-type="string" table:style-name="ce11">
            <text:p>Indicar o processo judicial nas informações complementares do documento fiscal</text:p>
          </table:table-cell>
          <table:table-cell table:number-columns-repeated="16364"/>
        </table:table-row>
        <table:table-row table:style-name="ro1">
          <table:table-cell office:value-type="string" table:style-name="ce10">
            <text:p>SP099999</text:p>
          </table:table-cell>
          <table:table-cell office:value-type="string" table:style-name="ce9">
            <text:p>SIM</text:p>
          </table:table-cell>
          <table:table-cell table:number-columns-repeated="3" table:style-name="ce9"/>
          <table:table-cell table:style-name="ce10"/>
          <table:table-cell table:number-columns-repeated="3" table:style-name="ce12"/>
          <table:table-cell office:value-type="string" table:style-name="ce9">
            <text:p>SIM</text:p>
          </table:table-cell>
          <table:table-cell table:style-name="ce12"/>
          <table:table-cell table:number-columns-repeated="4" table:style-name="ce9"/>
          <table:table-cell table:style-name="ce12"/>
          <table:table-cell office:value-type="string" table:style-name="ce9">
            <text:p>SIM</text:p>
          </table:table-cell>
          <table:table-cell table:style-name="ce11"/>
          <table:table-cell office:value-type="string" table:style-name="ce11">
            <text:p>Operações, sem benefício fiscal, para as quais a legislação determine a emissão da NF sem destaque de ICMS</text:p>
          </table:table-cell>
          <table:table-cell office:value-type="string" table:style-name="ce11">
            <text:p>Indicar fundamentação legal nas informações complementares <text:s/>do documento fiscal</text:p>
          </table:table-cell>
          <table:table-cell table:number-columns-repeated="16364"/>
        </table:table-row>
        <table:table-row table:style-name="ro2">
          <table:table-cell office:value-type="string" table:style-name="ce10">
            <text:p>SP010010</text:p>
          </table:table-cell>
          <table:table-cell office:value-type="string" table:style-name="ce9">
            <text:p>SIM</text:p>
          </table:table-cell>
          <table:table-cell table:number-columns-repeated="3" table:style-name="ce9"/>
          <table:table-cell table:style-name="ce10"/>
          <table:table-cell office:value-type="string" office:string-value="" table:formula="of:=IF(LEFT([.S6];7)=&quot;Redução&quot;;&quot;SIM&quot;;&quot;&quot;)" table:style-name="ce9"/>
          <table:table-cell office:value-type="string" office:string-value="SIM" table:formula="of:=IF(LEFT([.S6];7)=&quot;Isenção&quot;;&quot;SIM&quot;;&quot;&quot;)" table:style-name="ce9">
            <text:p>SIM</text:p>
          </table:table-cell>
          <table:table-cell office:value-type="string" office:string-value="SIM" table:formula="of:=IF(LEFT([.S6];7)=&quot;Isenção&quot;;&quot;SIM&quot;;&quot;&quot;)" table:style-name="ce9">
            <text:p>SIM</text:p>
          </table:table-cell>
          <table:table-cell table:number-columns-repeated="8" table:style-name="ce9"/>
          <table:table-cell office:value-type="string" table:style-name="ce11">
            <text:p>Artigo 001 do Anexo I do RICMS</text:p>
          </table:table-cell>
          <table:table-cell office:value-type="string" table:style-name="ce11">
            <text:p>Isenção - ADJUDICAÇÃO EFETUADA PELO ESTADO</text:p>
          </table:table-cell>
          <table:table-cell table:style-name="ce11"/>
          <table:table-cell table:number-columns-repeated="16364"/>
        </table:table-row>
        <table:table-row table:style-name="ro3">
          <table:table-cell office:value-type="string" table:style-name="ce10">
            <text:p>SP010020</text:p>
          </table:table-cell>
          <table:table-cell office:value-type="string" table:style-name="ce9">
            <text:p>SIM</text:p>
          </table:table-cell>
          <table:table-cell table:number-columns-repeated="4" table:style-name="ce10"/>
          <table:table-cell office:value-type="string" office:string-value="" table:formula="of:=IF(LEFT([.S7];7)=&quot;Redução&quot;;&quot;SIM&quot;;&quot;&quot;)" table:style-name="ce9"/>
          <table:table-cell office:value-type="string" office:string-value="SIM" table:formula="of:=IF(LEFT([.S7];7)=&quot;Isenção&quot;;&quot;SIM&quot;;&quot;&quot;)" table:style-name="ce9">
            <text:p>SIM</text:p>
          </table:table-cell>
          <table:table-cell office:value-type="string" office:string-value="SIM" table:formula="of:=IF(LEFT([.S7];7)=&quot;Isenção&quot;;&quot;SIM&quot;;&quot;&quot;)" table:style-name="ce9">
            <text:p>SIM</text:p>
          </table:table-cell>
          <table:table-cell table:number-columns-repeated="8" table:style-name="ce10"/>
          <table:table-cell office:value-type="string" table:style-name="ce11">
            <text:p>Artigo 002 do Anexo I do RICMS</text:p>
          </table:table-cell>
          <table:table-cell office:value-type="string" table:style-name="ce11">
            <text:p>Isenção - AIDS - MEDICAMENTOS PARA TRATAMENTO</text:p>
          </table:table-cell>
          <table:table-cell table:style-name="ce11"/>
          <table:table-cell table:number-columns-repeated="16364"/>
        </table:table-row>
        <table:table-row table:style-name="ro3">
          <table:table-cell office:value-type="string" table:style-name="ce10">
            <text:p>SP010030</text:p>
          </table:table-cell>
          <table:table-cell office:value-type="string" table:style-name="ce9">
            <text:p>SIM</text:p>
          </table:table-cell>
          <table:table-cell table:number-columns-repeated="4" table:style-name="ce10"/>
          <table:table-cell office:value-type="string" office:string-value="" table:formula="of:=IF(LEFT([.S8];7)=&quot;Redução&quot;;&quot;SIM&quot;;&quot;&quot;)" table:style-name="ce9"/>
          <table:table-cell office:value-type="string" office:string-value="SIM" table:formula="of:=IF(LEFT([.S8];7)=&quot;Isenção&quot;;&quot;SIM&quot;;&quot;&quot;)" table:style-name="ce9">
            <text:p>SIM</text:p>
          </table:table-cell>
          <table:table-cell office:value-type="string" office:string-value="SIM" table:formula="of:=IF(LEFT([.S8];7)=&quot;Isenção&quot;;&quot;SIM&quot;;&quot;&quot;)" table:style-name="ce9">
            <text:p>SIM</text:p>
          </table:table-cell>
          <table:table-cell table:number-columns-repeated="8" table:style-name="ce10"/>
          <table:table-cell office:value-type="string" table:style-name="ce11">
            <text:p>Artigo 003 do Anexo I do RICMS</text:p>
          </table:table-cell>
          <table:table-cell office:value-type="string" table:style-name="ce11">
            <text:p>Isenção - AMOSTRA GRÁTIS</text:p>
          </table:table-cell>
          <table:table-cell table:style-name="ce11"/>
          <table:table-cell table:number-columns-repeated="16364"/>
        </table:table-row>
        <table:table-row table:style-name="ro3">
          <table:table-cell office:value-type="string" table:style-name="ce10">
            <text:p>SP010040</text:p>
          </table:table-cell>
          <table:table-cell office:value-type="string" table:style-name="ce9">
            <text:p>SIM</text:p>
          </table:table-cell>
          <table:table-cell table:number-columns-repeated="4" table:style-name="ce10"/>
          <table:table-cell office:value-type="string" office:string-value="" table:formula="of:=IF(LEFT([.S9];7)=&quot;Redução&quot;;&quot;SIM&quot;;&quot;&quot;)" table:style-name="ce9"/>
          <table:table-cell office:value-type="string" office:string-value="SIM" table:formula="of:=IF(LEFT([.S9];7)=&quot;Isenção&quot;;&quot;SIM&quot;;&quot;&quot;)" table:style-name="ce9">
            <text:p>SIM</text:p>
          </table:table-cell>
          <table:table-cell office:value-type="string" office:string-value="SIM" table:formula="of:=IF(LEFT([.S9];7)=&quot;Isenção&quot;;&quot;SIM&quot;;&quot;&quot;)" table:style-name="ce9">
            <text:p>SIM</text:p>
          </table:table-cell>
          <table:table-cell table:number-columns-repeated="8" table:style-name="ce10"/>
          <table:table-cell office:value-type="string" table:style-name="ce11">
            <text:p>Artigo 004 do Anexo I do RICMS</text:p>
          </table:table-cell>
          <table:table-cell office:value-type="string" table:style-name="ce11">
            <text:p>Isenção - APAE - IMPORTAÇÃO DE MEDICAMENTOS</text:p>
          </table:table-cell>
          <table:table-cell table:style-name="ce11"/>
          <table:table-cell table:number-columns-repeated="16364"/>
        </table:table-row>
        <table:table-row table:style-name="ro3">
          <table:table-cell office:value-type="string" table:style-name="ce10">
            <text:p>SP010070</text:p>
          </table:table-cell>
          <table:table-cell office:value-type="string" table:style-name="ce9">
            <text:p>SIM</text:p>
          </table:table-cell>
          <table:table-cell table:number-columns-repeated="4" table:style-name="ce10"/>
          <table:table-cell office:value-type="string" office:string-value="" table:formula="of:=IF(LEFT([.S10];7)=&quot;Redução&quot;;&quot;SIM&quot;;&quot;&quot;)" table:style-name="ce9"/>
          <table:table-cell office:value-type="string" office:string-value="SIM" table:formula="of:=IF(LEFT([.S10];7)=&quot;Isenção&quot;;&quot;SIM&quot;;&quot;&quot;)" table:style-name="ce9">
            <text:p>SIM</text:p>
          </table:table-cell>
          <table:table-cell office:value-type="string" office:string-value="SIM" table:formula="of:=IF(LEFT([.S10];7)=&quot;Isenção&quot;;&quot;SIM&quot;;&quot;&quot;)" table:style-name="ce9">
            <text:p>SIM</text:p>
          </table:table-cell>
          <table:table-cell table:number-columns-repeated="8" table:style-name="ce10"/>
          <table:table-cell office:value-type="string" table:style-name="ce11">
            <text:p>Artigo 007 do Anexo I do RICMS</text:p>
          </table:table-cell>
          <table:table-cell office:value-type="string" table:style-name="ce11">
            <text:p>Isenção - ARRENDAMENTO MERCANTIL</text:p>
          </table:table-cell>
          <table:table-cell table:style-name="ce11"/>
          <table:table-cell table:number-columns-repeated="16364"/>
        </table:table-row>
        <table:table-row table:style-name="ro3">
          <table:table-cell office:value-type="string" table:style-name="ce10">
            <text:p>SP010080</text:p>
          </table:table-cell>
          <table:table-cell office:value-type="string" table:style-name="ce9">
            <text:p>SIM</text:p>
          </table:table-cell>
          <table:table-cell table:number-columns-repeated="4" table:style-name="ce10"/>
          <table:table-cell office:value-type="string" office:string-value="" table:formula="of:=IF(LEFT([.S11];7)=&quot;Redução&quot;;&quot;SIM&quot;;&quot;&quot;)" table:style-name="ce9"/>
          <table:table-cell office:value-type="string" office:string-value="SIM" table:formula="of:=IF(LEFT([.S11];7)=&quot;Isenção&quot;;&quot;SIM&quot;;&quot;&quot;)" table:style-name="ce9">
            <text:p>SIM</text:p>
          </table:table-cell>
          <table:table-cell office:value-type="string" office:string-value="SIM" table:formula="of:=IF(LEFT([.S11];7)=&quot;Isenção&quot;;&quot;SIM&quot;;&quot;&quot;)" table:style-name="ce9">
            <text:p>SIM</text:p>
          </table:table-cell>
          <table:table-cell table:number-columns-repeated="8" table:style-name="ce10"/>
          <table:table-cell office:value-type="string" table:style-name="ce11">
            <text:p>Artigo 008 do Anexo I do RICMS</text:p>
          </table:table-cell>
          <table:table-cell office:value-type="string" table:style-name="ce11">
            <text:p>Isenção - BAGAGEM DE VIAJANTE</text:p>
          </table:table-cell>
          <table:table-cell table:style-name="ce11"/>
          <table:table-cell table:number-columns-repeated="16364"/>
        </table:table-row>
        <table:table-row table:style-name="ro3">
          <table:table-cell office:value-type="string" table:style-name="ce10">
            <text:p>SP010090</text:p>
          </table:table-cell>
          <table:table-cell office:value-type="string" table:style-name="ce9">
            <text:p>SIM</text:p>
          </table:table-cell>
          <table:table-cell table:number-columns-repeated="4" table:style-name="ce10"/>
          <table:table-cell office:value-type="string" office:string-value="" table:formula="of:=IF(LEFT([.S12];7)=&quot;Redução&quot;;&quot;SIM&quot;;&quot;&quot;)" table:style-name="ce9"/>
          <table:table-cell office:value-type="string" office:string-value="SIM" table:formula="of:=IF(LEFT([.S12];7)=&quot;Isenção&quot;;&quot;SIM&quot;;&quot;&quot;)" table:style-name="ce9">
            <text:p>SIM</text:p>
          </table:table-cell>
          <table:table-cell office:value-type="string" office:string-value="SIM" table:formula="of:=IF(LEFT([.S12];7)=&quot;Isenção&quot;;&quot;SIM&quot;;&quot;&quot;)" table:style-name="ce9">
            <text:p>SIM</text:p>
          </table:table-cell>
          <table:table-cell table:number-columns-repeated="8" table:style-name="ce10"/>
          <table:table-cell office:value-type="string" table:style-name="ce11">
            <text:p>Artigo 009 do Anexo I do RICMS</text:p>
          </table:table-cell>
          <table:table-cell office:value-type="string" table:style-name="ce11">
            <text:p>Isenção - BANCO DE ALIMENTOS</text:p>
          </table:table-cell>
          <table:table-cell table:style-name="ce11"/>
          <table:table-cell table:number-columns-repeated="16364"/>
        </table:table-row>
        <table:table-row table:style-name="ro3">
          <table:table-cell office:value-type="string" table:style-name="ce10">
            <text:p>SP010140</text:p>
          </table:table-cell>
          <table:table-cell office:value-type="string" table:style-name="ce9">
            <text:p>SIM</text:p>
          </table:table-cell>
          <table:table-cell table:number-columns-repeated="4" table:style-name="ce10"/>
          <table:table-cell office:value-type="string" office:string-value="" table:formula="of:=IF(LEFT([.S13];7)=&quot;Redução&quot;;&quot;SIM&quot;;&quot;&quot;)" table:style-name="ce9"/>
          <table:table-cell office:value-type="string" office:string-value="SIM" table:formula="of:=IF(LEFT([.S13];7)=&quot;Isenção&quot;;&quot;SIM&quot;;&quot;&quot;)" table:style-name="ce9">
            <text:p>SIM</text:p>
          </table:table-cell>
          <table:table-cell office:value-type="string" office:string-value="SIM" table:formula="of:=IF(LEFT([.S13];7)=&quot;Isenção&quot;;&quot;SIM&quot;;&quot;&quot;)" table:style-name="ce9">
            <text:p>SIM</text:p>
          </table:table-cell>
          <table:table-cell table:number-columns-repeated="8" table:style-name="ce10"/>
          <table:table-cell office:value-type="string" table:style-name="ce11">
            <text:p>Artigo 014 do Anexo I do RICMS</text:p>
          </table:table-cell>
          <table:table-cell office:value-type="string" table:style-name="ce11">
            <text:p>Isenção - CIRURGIAS - EQUIPAMENTOS E INSUMOS</text:p>
          </table:table-cell>
          <table:table-cell table:style-name="ce11"/>
          <table:table-cell table:number-columns-repeated="16364"/>
        </table:table-row>
        <table:table-row table:style-name="ro3">
          <table:table-cell office:value-type="string" table:style-name="ce10">
            <text:p>SP010160</text:p>
          </table:table-cell>
          <table:table-cell office:value-type="string" table:style-name="ce9">
            <text:p>SIM</text:p>
          </table:table-cell>
          <table:table-cell table:number-columns-repeated="4" table:style-name="ce10"/>
          <table:table-cell office:value-type="string" office:string-value="" table:formula="of:=IF(LEFT([.S14];7)=&quot;Redução&quot;;&quot;SIM&quot;;&quot;&quot;)" table:style-name="ce9"/>
          <table:table-cell office:value-type="string" office:string-value="SIM" table:formula="of:=IF(LEFT([.S14];7)=&quot;Isenção&quot;;&quot;SIM&quot;;&quot;&quot;)" table:style-name="ce9">
            <text:p>SIM</text:p>
          </table:table-cell>
          <table:table-cell office:value-type="string" office:string-value="SIM" table:formula="of:=IF(LEFT([.S14];7)=&quot;Isenção&quot;;&quot;SIM&quot;;&quot;&quot;)" table:style-name="ce9">
            <text:p>SIM</text:p>
          </table:table-cell>
          <table:table-cell table:number-columns-repeated="8" table:style-name="ce10"/>
          <table:table-cell office:value-type="string" table:style-name="ce11">
            <text:p>Artigo 016 do Anexo I do RICMS</text:p>
          </table:table-cell>
          <table:table-cell office:value-type="string" table:style-name="ce11">
            <text:p>Isenção - DEFICIENTES - CADEIRA DE RODAS E PRÓTESES</text:p>
          </table:table-cell>
          <table:table-cell table:style-name="ce11"/>
          <table:table-cell table:number-columns-repeated="16364"/>
        </table:table-row>
        <table:table-row table:style-name="ro3">
          <table:table-cell office:value-type="string" table:style-name="ce10">
            <text:p>SP010170</text:p>
          </table:table-cell>
          <table:table-cell office:value-type="string" table:style-name="ce9">
            <text:p>SIM</text:p>
          </table:table-cell>
          <table:table-cell table:number-columns-repeated="4" table:style-name="ce10"/>
          <table:table-cell office:value-type="string" office:string-value="" table:formula="of:=IF(LEFT([.S15];7)=&quot;Redução&quot;;&quot;SIM&quot;;&quot;&quot;)" table:style-name="ce9"/>
          <table:table-cell office:value-type="string" office:string-value="SIM" table:formula="of:=IF(LEFT([.S15];7)=&quot;Isenção&quot;;&quot;SIM&quot;;&quot;&quot;)" table:style-name="ce9">
            <text:p>SIM</text:p>
          </table:table-cell>
          <table:table-cell office:value-type="string" office:string-value="SIM" table:formula="of:=IF(LEFT([.S15];7)=&quot;Isenção&quot;;&quot;SIM&quot;;&quot;&quot;)" table:style-name="ce9">
            <text:p>SIM</text:p>
          </table:table-cell>
          <table:table-cell table:number-columns-repeated="8" table:style-name="ce10"/>
          <table:table-cell office:value-type="string" table:style-name="ce11">
            <text:p>Artigo 017 do Anexo I do RICMS</text:p>
          </table:table-cell>
          <table:table-cell office:value-type="string" table:style-name="ce11">
            <text:p>Isenção - DEFICIENTES - PRODUTOS DIVERSOS</text:p>
          </table:table-cell>
          <table:table-cell table:style-name="ce11"/>
          <table:table-cell table:number-columns-repeated="16364"/>
        </table:table-row>
        <table:table-row table:style-name="ro3">
          <table:table-cell office:value-type="string" table:style-name="ce10">
            <text:p>SP010180</text:p>
          </table:table-cell>
          <table:table-cell office:value-type="string" table:style-name="ce9">
            <text:p>SIM</text:p>
          </table:table-cell>
          <table:table-cell table:number-columns-repeated="4" table:style-name="ce10"/>
          <table:table-cell office:value-type="string" office:string-value="" table:formula="of:=IF(LEFT([.S16];7)=&quot;Redução&quot;;&quot;SIM&quot;;&quot;&quot;)" table:style-name="ce9"/>
          <table:table-cell office:value-type="string" office:string-value="SIM" table:formula="of:=IF(LEFT([.S16];7)=&quot;Isenção&quot;;&quot;SIM&quot;;&quot;&quot;)" table:style-name="ce9">
            <text:p>SIM</text:p>
          </table:table-cell>
          <table:table-cell office:value-type="string" office:string-value="SIM" table:formula="of:=IF(LEFT([.S16];7)=&quot;Isenção&quot;;&quot;SIM&quot;;&quot;&quot;)" table:style-name="ce9">
            <text:p>SIM</text:p>
          </table:table-cell>
          <table:table-cell table:number-columns-repeated="8" table:style-name="ce10"/>
          <table:table-cell office:value-type="string" table:style-name="ce11">
            <text:p>Artigo 018 do Anexo I do RICMS</text:p>
          </table:table-cell>
          <table:table-cell office:value-type="string" table:style-name="ce11">
            <text:p>Isenção - DEFICIENTES - PRODUTOS PARA INSTITUIÇÃO PÚBLICA OU ENTIDADE ASSISTENCIAL</text:p>
          </table:table-cell>
          <table:table-cell table:style-name="ce11"/>
          <table:table-cell table:number-columns-repeated="16364"/>
        </table:table-row>
        <table:table-row table:style-name="ro3">
          <table:table-cell office:value-type="string" table:style-name="ce10">
            <text:p>SP010190</text:p>
          </table:table-cell>
          <table:table-cell office:value-type="string" table:style-name="ce9">
            <text:p>SIM</text:p>
          </table:table-cell>
          <table:table-cell table:number-columns-repeated="4" table:style-name="ce10"/>
          <table:table-cell office:value-type="string" office:string-value="" table:formula="of:=IF(LEFT([.S17];7)=&quot;Redução&quot;;&quot;SIM&quot;;&quot;&quot;)" table:style-name="ce9"/>
          <table:table-cell office:value-type="string" office:string-value="SIM" table:formula="of:=IF(LEFT([.S17];7)=&quot;Isenção&quot;;&quot;SIM&quot;;&quot;&quot;)" table:style-name="ce9">
            <text:p>SIM</text:p>
          </table:table-cell>
          <table:table-cell office:value-type="string" office:string-value="SIM" table:formula="of:=IF(LEFT([.S17];7)=&quot;Isenção&quot;;&quot;SIM&quot;;&quot;&quot;)" table:style-name="ce9">
            <text:p>SIM</text:p>
          </table:table-cell>
          <table:table-cell table:number-columns-repeated="8" table:style-name="ce10"/>
          <table:table-cell office:value-type="string" table:style-name="ce11">
            <text:p>Artigo 019 do Anexo I do RICMS</text:p>
          </table:table-cell>
          <table:table-cell office:value-type="string" table:style-name="ce11">
            <text:p>Isenção - PESSOA COM DEFICIÊNCIA OU AUTISTA -</text:p>
            <text:p>VEÍCULO AUTOMOTOR</text:p>
          </table:table-cell>
          <table:table-cell table:style-name="ce11"/>
          <table:table-cell table:number-columns-repeated="16364"/>
        </table:table-row>
        <table:table-row table:style-name="ro3">
          <table:table-cell office:value-type="string" table:style-name="ce10">
            <text:p>SP010220</text:p>
          </table:table-cell>
          <table:table-cell office:value-type="string" table:style-name="ce9">
            <text:p>SIM</text:p>
          </table:table-cell>
          <table:table-cell table:number-columns-repeated="4" table:style-name="ce10"/>
          <table:table-cell office:value-type="string" office:string-value="" table:formula="of:=IF(LEFT([.S18];7)=&quot;Redução&quot;;&quot;SIM&quot;;&quot;&quot;)" table:style-name="ce9"/>
          <table:table-cell office:value-type="string" office:string-value="SIM" table:formula="of:=IF(LEFT([.S18];7)=&quot;Isenção&quot;;&quot;SIM&quot;;&quot;&quot;)" table:style-name="ce9">
            <text:p>SIM</text:p>
          </table:table-cell>
          <table:table-cell office:value-type="string" office:string-value="SIM" table:formula="of:=IF(LEFT([.S18];7)=&quot;Isenção&quot;;&quot;SIM&quot;;&quot;&quot;)" table:style-name="ce9">
            <text:p>SIM</text:p>
          </table:table-cell>
          <table:table-cell table:number-columns-repeated="8" table:style-name="ce10"/>
          <table:table-cell office:value-type="string" table:style-name="ce11">
            <text:p>Artigo 022 do Anexo I do RICMS</text:p>
          </table:table-cell>
          <table:table-cell office:value-type="string" table:style-name="ce11">
            <text:p>Isenção - "DRAWBACK"</text:p>
          </table:table-cell>
          <table:table-cell table:style-name="ce11"/>
          <table:table-cell table:number-columns-repeated="16364"/>
        </table:table-row>
        <table:table-row table:style-name="ro3">
          <table:table-cell office:value-type="string" table:style-name="ce10">
            <text:p>SP010230</text:p>
          </table:table-cell>
          <table:table-cell office:value-type="string" table:style-name="ce9">
            <text:p>SIM</text:p>
          </table:table-cell>
          <table:table-cell table:number-columns-repeated="4" table:style-name="ce10"/>
          <table:table-cell office:value-type="string" office:string-value="" table:formula="of:=IF(LEFT([.S19];7)=&quot;Redução&quot;;&quot;SIM&quot;;&quot;&quot;)" table:style-name="ce9"/>
          <table:table-cell office:value-type="string" office:string-value="SIM" table:formula="of:=IF(LEFT([.S19];7)=&quot;Isenção&quot;;&quot;SIM&quot;;&quot;&quot;)" table:style-name="ce9">
            <text:p>SIM</text:p>
          </table:table-cell>
          <table:table-cell office:value-type="string" office:string-value="SIM" table:formula="of:=IF(LEFT([.S19];7)=&quot;Isenção&quot;;&quot;SIM&quot;;&quot;&quot;)" table:style-name="ce9">
            <text:p>SIM</text:p>
          </table:table-cell>
          <table:table-cell table:number-columns-repeated="8" table:style-name="ce10"/>
          <table:table-cell office:value-type="string" table:style-name="ce11">
            <text:p>Artigo 023 do Anexo I do RICMS</text:p>
          </table:table-cell>
          <table:table-cell office:value-type="string" table:style-name="ce11">
            <text:p>Isenção - EMBARCAÇÃO NACIONAL</text:p>
          </table:table-cell>
          <table:table-cell table:style-name="ce11"/>
          <table:table-cell table:number-columns-repeated="16364"/>
        </table:table-row>
        <table:table-row table:style-name="ro3">
          <table:table-cell office:value-type="string" table:style-name="ce10">
            <text:p>SP010260</text:p>
          </table:table-cell>
          <table:table-cell office:value-type="string" table:style-name="ce9">
            <text:p>SIM</text:p>
          </table:table-cell>
          <table:table-cell table:number-columns-repeated="4" table:style-name="ce10"/>
          <table:table-cell office:value-type="string" office:string-value="" table:formula="of:=IF(LEFT([.S20];7)=&quot;Redução&quot;;&quot;SIM&quot;;&quot;&quot;)" table:style-name="ce9"/>
          <table:table-cell office:value-type="string" office:string-value="SIM" table:formula="of:=IF(LEFT([.S20];7)=&quot;Isenção&quot;;&quot;SIM&quot;;&quot;&quot;)" table:style-name="ce9">
            <text:p>SIM</text:p>
          </table:table-cell>
          <table:table-cell office:value-type="string" office:string-value="SIM" table:formula="of:=IF(LEFT([.S20];7)=&quot;Isenção&quot;;&quot;SIM&quot;;&quot;&quot;)" table:style-name="ce9">
            <text:p>SIM</text:p>
          </table:table-cell>
          <table:table-cell table:number-columns-repeated="8" table:style-name="ce10"/>
          <table:table-cell office:value-type="string" table:style-name="ce11">
            <text:p>Artigo 026 do Anexo I do RICMS</text:p>
          </table:table-cell>
          <table:table-cell office:value-type="string" table:style-name="ce11">
            <text:p>Isenção - EMBRAPA - IMPORTAÇÃO DE PRODUTOS PARA PESQUISA</text:p>
          </table:table-cell>
          <table:table-cell table:style-name="ce11"/>
          <table:table-cell table:number-columns-repeated="16364"/>
        </table:table-row>
        <table:table-row table:style-name="ro3">
          <table:table-cell office:value-type="string" table:style-name="ce10">
            <text:p>SP010270</text:p>
          </table:table-cell>
          <table:table-cell office:value-type="string" table:style-name="ce9">
            <text:p>SIM</text:p>
          </table:table-cell>
          <table:table-cell table:number-columns-repeated="4" table:style-name="ce10"/>
          <table:table-cell office:value-type="string" office:string-value="" table:formula="of:=IF(LEFT([.S21];7)=&quot;Redução&quot;;&quot;SIM&quot;;&quot;&quot;)" table:style-name="ce9"/>
          <table:table-cell office:value-type="string" office:string-value="SIM" table:formula="of:=IF(LEFT([.S21];7)=&quot;Isenção&quot;;&quot;SIM&quot;;&quot;&quot;)" table:style-name="ce9">
            <text:p>SIM</text:p>
          </table:table-cell>
          <table:table-cell office:value-type="string" office:string-value="SIM" table:formula="of:=IF(LEFT([.S21];7)=&quot;Isenção&quot;;&quot;SIM&quot;;&quot;&quot;)" table:style-name="ce9">
            <text:p>SIM</text:p>
          </table:table-cell>
          <table:table-cell table:number-columns-repeated="8" table:style-name="ce10"/>
          <table:table-cell office:value-type="string" table:style-name="ce11">
            <text:p>Artigo 027 do Anexo I do RICMS</text:p>
          </table:table-cell>
          <table:table-cell office:value-type="string" table:style-name="ce11">
            <text:p>Isenção - EMBRAPA - OPERAÇÕES DIVERSAS</text:p>
          </table:table-cell>
          <table:table-cell table:style-name="ce11"/>
          <table:table-cell table:number-columns-repeated="16364"/>
        </table:table-row>
        <table:table-row table:style-name="ro3">
          <table:table-cell office:value-type="string" table:style-name="ce10">
            <text:p>SP010280</text:p>
          </table:table-cell>
          <table:table-cell office:value-type="string" table:style-name="ce9">
            <text:p>SIM</text:p>
          </table:table-cell>
          <table:table-cell table:number-columns-repeated="4" table:style-name="ce10"/>
          <table:table-cell office:value-type="string" office:string-value="" table:formula="of:=IF(LEFT([.S22];7)=&quot;Redução&quot;;&quot;SIM&quot;;&quot;&quot;)" table:style-name="ce9"/>
          <table:table-cell office:value-type="string" office:string-value="SIM" table:formula="of:=IF(LEFT([.S22];7)=&quot;Isenção&quot;;&quot;SIM&quot;;&quot;&quot;)" table:style-name="ce9">
            <text:p>SIM</text:p>
          </table:table-cell>
          <table:table-cell office:value-type="string" office:string-value="SIM" table:formula="of:=IF(LEFT([.S22];7)=&quot;Isenção&quot;;&quot;SIM&quot;;&quot;&quot;)" table:style-name="ce9">
            <text:p>SIM</text:p>
          </table:table-cell>
          <table:table-cell table:number-columns-repeated="8" table:style-name="ce10"/>
          <table:table-cell office:value-type="string" table:style-name="ce11">
            <text:p>Artigo 028 do Anexo I do RICMS</text:p>
          </table:table-cell>
          <table:table-cell office:value-type="string" table:style-name="ce11">
            <text:p>Isenção - OÓCITO/EMBRIÃO/SÊMEN</text:p>
          </table:table-cell>
          <table:table-cell table:style-name="ce11"/>
          <table:table-cell table:number-columns-repeated="16364"/>
        </table:table-row>
        <table:table-row table:style-name="ro3">
          <table:table-cell office:value-type="string" table:style-name="ce10">
            <text:p>SP010290</text:p>
          </table:table-cell>
          <table:table-cell office:value-type="string" table:style-name="ce9">
            <text:p>SIM</text:p>
          </table:table-cell>
          <table:table-cell table:number-columns-repeated="4" table:style-name="ce10"/>
          <table:table-cell office:value-type="string" office:string-value="" table:formula="of:=IF(LEFT([.S23];7)=&quot;Redução&quot;;&quot;SIM&quot;;&quot;&quot;)" table:style-name="ce9"/>
          <table:table-cell office:value-type="string" office:string-value="SIM" table:formula="of:=IF(LEFT([.S23];7)=&quot;Isenção&quot;;&quot;SIM&quot;;&quot;&quot;)" table:style-name="ce9">
            <text:p>SIM</text:p>
          </table:table-cell>
          <table:table-cell office:value-type="string" office:string-value="SIM" table:formula="of:=IF(LEFT([.S23];7)=&quot;Isenção&quot;;&quot;SIM&quot;;&quot;&quot;)" table:style-name="ce9">
            <text:p>SIM</text:p>
          </table:table-cell>
          <table:table-cell table:number-columns-repeated="8" table:style-name="ce10"/>
          <table:table-cell office:value-type="string" table:style-name="ce11">
            <text:p>Artigo 029 do Anexo I do RICMS</text:p>
          </table:table-cell>
          <table:table-cell office:value-type="string" table:style-name="ce11">
            <text:p>Isenção - ENERGIA ELÉTRICA</text:p>
          </table:table-cell>
          <table:table-cell table:style-name="ce11"/>
          <table:table-cell table:number-columns-repeated="16364"/>
        </table:table-row>
        <table:table-row table:style-name="ro3">
          <table:table-cell office:value-type="string" table:style-name="ce10">
            <text:p>SP010300</text:p>
          </table:table-cell>
          <table:table-cell office:value-type="string" table:style-name="ce9">
            <text:p>SIM</text:p>
          </table:table-cell>
          <table:table-cell table:number-columns-repeated="4" table:style-name="ce10"/>
          <table:table-cell office:value-type="string" office:string-value="" table:formula="of:=IF(LEFT([.S24];7)=&quot;Redução&quot;;&quot;SIM&quot;;&quot;&quot;)" table:style-name="ce9"/>
          <table:table-cell office:value-type="string" office:string-value="SIM" table:formula="of:=IF(LEFT([.S24];7)=&quot;Isenção&quot;;&quot;SIM&quot;;&quot;&quot;)" table:style-name="ce9">
            <text:p>SIM</text:p>
          </table:table-cell>
          <table:table-cell office:value-type="string" office:string-value="SIM" table:formula="of:=IF(LEFT([.S24];7)=&quot;Isenção&quot;;&quot;SIM&quot;;&quot;&quot;)" table:style-name="ce9">
            <text:p>SIM</text:p>
          </table:table-cell>
          <table:table-cell table:number-columns-repeated="8" table:style-name="ce10"/>
          <table:table-cell office:value-type="string" table:style-name="ce11">
            <text:p>Artigo 030 do Anexo I do RICMS</text:p>
          </table:table-cell>
          <table:table-cell office:value-type="string" table:style-name="ce11">
            <text:p>Isenção - ENERGIA SOLAR E EÓLICA</text:p>
          </table:table-cell>
          <table:table-cell table:style-name="ce11"/>
          <table:table-cell table:number-columns-repeated="16364"/>
        </table:table-row>
        <table:table-row table:style-name="ro3">
          <table:table-cell office:value-type="string" table:style-name="ce10">
            <text:p>SP010310</text:p>
          </table:table-cell>
          <table:table-cell office:value-type="string" table:style-name="ce9">
            <text:p>SIM</text:p>
          </table:table-cell>
          <table:table-cell table:number-columns-repeated="4" table:style-name="ce10"/>
          <table:table-cell office:value-type="string" office:string-value="" table:formula="of:=IF(LEFT([.S25];7)=&quot;Redução&quot;;&quot;SIM&quot;;&quot;&quot;)" table:style-name="ce9"/>
          <table:table-cell office:value-type="string" office:string-value="SIM" table:formula="of:=IF(LEFT([.S25];7)=&quot;Isenção&quot;;&quot;SIM&quot;;&quot;&quot;)" table:style-name="ce9">
            <text:p>SIM</text:p>
          </table:table-cell>
          <table:table-cell office:value-type="string" office:string-value="SIM" table:formula="of:=IF(LEFT([.S25];7)=&quot;Isenção&quot;;&quot;SIM&quot;;&quot;&quot;)" table:style-name="ce9">
            <text:p>SIM</text:p>
          </table:table-cell>
          <table:table-cell table:number-columns-repeated="8" table:style-name="ce10"/>
          <table:table-cell office:value-type="string" table:style-name="ce11">
            <text:p>Artigo 031 do Anexo I do RICMS</text:p>
          </table:table-cell>
          <table:table-cell office:value-type="string" table:style-name="ce11">
            <text:p>Isenção - ENTIDADE ASSISTENCIAL OU DE EDUCAÇÃO - PRODUÇÃO PRÓPRIA</text:p>
          </table:table-cell>
          <table:table-cell table:style-name="ce11"/>
          <table:table-cell table:number-columns-repeated="16364"/>
        </table:table-row>
        <table:table-row table:style-name="ro3">
          <table:table-cell office:value-type="string" table:style-name="ce10">
            <text:p>SP010330</text:p>
          </table:table-cell>
          <table:table-cell office:value-type="string" table:style-name="ce9">
            <text:p>SIM</text:p>
          </table:table-cell>
          <table:table-cell table:number-columns-repeated="4" table:style-name="ce10"/>
          <table:table-cell office:value-type="string" office:string-value="" table:formula="of:=IF(LEFT([.S26];7)=&quot;Redução&quot;;&quot;SIM&quot;;&quot;&quot;)" table:style-name="ce9"/>
          <table:table-cell office:value-type="string" office:string-value="SIM" table:formula="of:=IF(LEFT([.S26];7)=&quot;Isenção&quot;;&quot;SIM&quot;;&quot;&quot;)" table:style-name="ce9">
            <text:p>SIM</text:p>
          </table:table-cell>
          <table:table-cell office:value-type="string" office:string-value="SIM" table:formula="of:=IF(LEFT([.S26];7)=&quot;Isenção&quot;;&quot;SIM&quot;;&quot;&quot;)" table:style-name="ce9">
            <text:p>SIM</text:p>
          </table:table-cell>
          <table:table-cell table:number-columns-repeated="8" table:style-name="ce10"/>
          <table:table-cell office:value-type="string" table:style-name="ce11">
            <text:p>Artigo 033 do Anexo I do RICMS</text:p>
          </table:table-cell>
          <table:table-cell office:value-type="string" table:style-name="ce11">
            <text:p>Isenção - EXPOSIÇÕES/FEIRAS</text:p>
          </table:table-cell>
          <table:table-cell table:style-name="ce11"/>
          <table:table-cell table:number-columns-repeated="16364"/>
        </table:table-row>
        <table:table-row table:style-name="ro3">
          <table:table-cell office:value-type="string" table:style-name="ce10">
            <text:p>SP010340</text:p>
          </table:table-cell>
          <table:table-cell office:value-type="string" table:style-name="ce9">
            <text:p>SIM</text:p>
          </table:table-cell>
          <table:table-cell table:number-columns-repeated="4" table:style-name="ce10"/>
          <table:table-cell office:value-type="string" office:string-value="" table:formula="of:=IF(LEFT([.S27];7)=&quot;Redução&quot;;&quot;SIM&quot;;&quot;&quot;)" table:style-name="ce9"/>
          <table:table-cell office:value-type="string" office:string-value="SIM" table:formula="of:=IF(LEFT([.S27];7)=&quot;Isenção&quot;;&quot;SIM&quot;;&quot;&quot;)" table:style-name="ce9">
            <text:p>SIM</text:p>
          </table:table-cell>
          <table:table-cell office:value-type="string" office:string-value="SIM" table:formula="of:=IF(LEFT([.S27];7)=&quot;Isenção&quot;;&quot;SIM&quot;;&quot;&quot;)" table:style-name="ce9">
            <text:p>SIM</text:p>
          </table:table-cell>
          <table:table-cell table:number-columns-repeated="8" table:style-name="ce10"/>
          <table:table-cell office:value-type="string" table:style-name="ce11">
            <text:p>Artigo 034 do Anexo I do RICMS</text:p>
          </table:table-cell>
          <table:table-cell office:value-type="string" table:style-name="ce11">
            <text:p>Isenção - FUNDAÇÃO NACIONAL DE SAÚDE - IMPORTAÇÃO - MEDICAMENTOS</text:p>
          </table:table-cell>
          <table:table-cell table:style-name="ce11"/>
          <table:table-cell table:number-columns-repeated="16364"/>
        </table:table-row>
        <table:table-row table:style-name="ro3">
          <table:table-cell office:value-type="string" table:style-name="ce10">
            <text:p>SP010360</text:p>
          </table:table-cell>
          <table:table-cell office:value-type="string" table:style-name="ce9">
            <text:p>SIM</text:p>
          </table:table-cell>
          <table:table-cell table:number-columns-repeated="4" table:style-name="ce10"/>
          <table:table-cell office:value-type="string" office:string-value="" table:formula="of:=IF(LEFT([.S28];7)=&quot;Redução&quot;;&quot;SIM&quot;;&quot;&quot;)" table:style-name="ce9"/>
          <table:table-cell office:value-type="string" office:string-value="SIM" table:formula="of:=IF(LEFT([.S28];7)=&quot;Isenção&quot;;&quot;SIM&quot;;&quot;&quot;)" table:style-name="ce9">
            <text:p>SIM</text:p>
          </table:table-cell>
          <table:table-cell office:value-type="string" office:string-value="SIM" table:formula="of:=IF(LEFT([.S28];7)=&quot;Isenção&quot;;&quot;SIM&quot;;&quot;&quot;)" table:style-name="ce9">
            <text:p>SIM</text:p>
          </table:table-cell>
          <table:table-cell table:number-columns-repeated="8" table:style-name="ce10"/>
          <table:table-cell office:value-type="string" table:style-name="ce11">
            <text:p>Artigo 036 do Anexo I do RICMS</text:p>
          </table:table-cell>
          <table:table-cell office:value-type="string" table:style-name="ce11">
            <text:p>Isenção - HORTIFRUTIGRANJEIROS</text:p>
          </table:table-cell>
          <table:table-cell table:style-name="ce11"/>
          <table:table-cell table:number-columns-repeated="16364"/>
        </table:table-row>
        <table:table-row table:style-name="ro3">
          <table:table-cell office:value-type="string" table:style-name="ce10">
            <text:p>SP010370</text:p>
          </table:table-cell>
          <table:table-cell office:value-type="string" table:style-name="ce9">
            <text:p>SIM</text:p>
          </table:table-cell>
          <table:table-cell table:number-columns-repeated="4" table:style-name="ce10"/>
          <table:table-cell office:value-type="string" office:string-value="" table:formula="of:=IF(LEFT([.S29];7)=&quot;Redução&quot;;&quot;SIM&quot;;&quot;&quot;)" table:style-name="ce9"/>
          <table:table-cell office:value-type="string" office:string-value="SIM" table:formula="of:=IF(LEFT([.S29];7)=&quot;Isenção&quot;;&quot;SIM&quot;;&quot;&quot;)" table:style-name="ce9">
            <text:p>SIM</text:p>
          </table:table-cell>
          <table:table-cell office:value-type="string" office:string-value="SIM" table:formula="of:=IF(LEFT([.S29];7)=&quot;Isenção&quot;;&quot;SIM&quot;;&quot;&quot;)" table:style-name="ce9">
            <text:p>SIM</text:p>
          </table:table-cell>
          <table:table-cell table:number-columns-repeated="8" table:style-name="ce10"/>
          <table:table-cell office:value-type="string" table:style-name="ce11">
            <text:p>Artigo 037 do Anexo I do RICMS</text:p>
          </table:table-cell>
          <table:table-cell office:value-type="string" table:style-name="ce11">
            <text:p>Isenção - IMPORTAÇÃO - HIPÓTESES DIVERSAS</text:p>
          </table:table-cell>
          <table:table-cell table:style-name="ce11"/>
          <table:table-cell table:number-columns-repeated="16364"/>
        </table:table-row>
        <table:table-row table:style-name="ro3">
          <table:table-cell office:value-type="string" table:style-name="ce10">
            <text:p>SP010380</text:p>
          </table:table-cell>
          <table:table-cell office:value-type="string" table:style-name="ce9">
            <text:p>SIM</text:p>
          </table:table-cell>
          <table:table-cell table:number-columns-repeated="4" table:style-name="ce10"/>
          <table:table-cell office:value-type="string" office:string-value="" table:formula="of:=IF(LEFT([.S30];7)=&quot;Redução&quot;;&quot;SIM&quot;;&quot;&quot;)" table:style-name="ce9"/>
          <table:table-cell office:value-type="string" office:string-value="SIM" table:formula="of:=IF(LEFT([.S30];7)=&quot;Isenção&quot;;&quot;SIM&quot;;&quot;&quot;)" table:style-name="ce9">
            <text:p>SIM</text:p>
          </table:table-cell>
          <table:table-cell office:value-type="string" office:string-value="SIM" table:formula="of:=IF(LEFT([.S30];7)=&quot;Isenção&quot;;&quot;SIM&quot;;&quot;&quot;)" table:style-name="ce9">
            <text:p>SIM</text:p>
          </table:table-cell>
          <table:table-cell table:number-columns-repeated="8" table:style-name="ce10"/>
          <table:table-cell office:value-type="string" table:style-name="ce11">
            <text:p>Artigo 038 do Anexo I do RICMS</text:p>
          </table:table-cell>
          <table:table-cell office:value-type="string" table:style-name="ce11">
            <text:p>Isenção - IMPORTAÇÃO DE PRODUTOS HOSPITALARES</text:p>
          </table:table-cell>
          <table:table-cell table:style-name="ce11"/>
          <table:table-cell table:number-columns-repeated="16364"/>
        </table:table-row>
        <table:table-row table:style-name="ro3">
          <table:table-cell office:value-type="string" table:style-name="ce10">
            <text:p>SP010390</text:p>
          </table:table-cell>
          <table:table-cell office:value-type="string" table:style-name="ce9">
            <text:p>SIM</text:p>
          </table:table-cell>
          <table:table-cell table:number-columns-repeated="4" table:style-name="ce10"/>
          <table:table-cell office:value-type="string" office:string-value="" table:formula="of:=IF(LEFT([.S31];7)=&quot;Redução&quot;;&quot;SIM&quot;;&quot;&quot;)" table:style-name="ce9"/>
          <table:table-cell office:value-type="string" office:string-value="SIM" table:formula="of:=IF(LEFT([.S31];7)=&quot;Isenção&quot;;&quot;SIM&quot;;&quot;&quot;)" table:style-name="ce9">
            <text:p>SIM</text:p>
          </table:table-cell>
          <table:table-cell office:value-type="string" office:string-value="SIM" table:formula="of:=IF(LEFT([.S31];7)=&quot;Isenção&quot;;&quot;SIM&quot;;&quot;&quot;)" table:style-name="ce9">
            <text:p>SIM</text:p>
          </table:table-cell>
          <table:table-cell table:number-columns-repeated="8" table:style-name="ce10"/>
          <table:table-cell office:value-type="string" table:style-name="ce11">
            <text:p>Artigo 039 do Anexo I do RICMS</text:p>
          </table:table-cell>
          <table:table-cell office:value-type="string" table:style-name="ce11">
            <text:p>Isenção - IMPORTAÇÃO - RETORNO DE EXPORTAÇÃO</text:p>
          </table:table-cell>
          <table:table-cell table:style-name="ce11"/>
          <table:table-cell table:number-columns-repeated="16364"/>
        </table:table-row>
        <table:table-row table:style-name="ro3">
          <table:table-cell office:value-type="string" table:style-name="ce10">
            <text:p>SP010400</text:p>
          </table:table-cell>
          <table:table-cell office:value-type="string" table:style-name="ce9">
            <text:p>SIM</text:p>
          </table:table-cell>
          <table:table-cell table:number-columns-repeated="4" table:style-name="ce10"/>
          <table:table-cell office:value-type="string" office:string-value="" table:formula="of:=IF(LEFT([.S32];7)=&quot;Redução&quot;;&quot;SIM&quot;;&quot;&quot;)" table:style-name="ce9"/>
          <table:table-cell office:value-type="string" office:string-value="SIM" table:formula="of:=IF(LEFT([.S32];7)=&quot;Isenção&quot;;&quot;SIM&quot;;&quot;&quot;)" table:style-name="ce9">
            <text:p>SIM</text:p>
          </table:table-cell>
          <table:table-cell office:value-type="string" office:string-value="SIM" table:formula="of:=IF(LEFT([.S32];7)=&quot;Isenção&quot;;&quot;SIM&quot;;&quot;&quot;)" table:style-name="ce9">
            <text:p>SIM</text:p>
          </table:table-cell>
          <table:table-cell table:number-columns-repeated="8" table:style-name="ce10"/>
          <table:table-cell office:value-type="string" table:style-name="ce11">
            <text:p>Artigo 040 do Anexo I do RICMS</text:p>
          </table:table-cell>
          <table:table-cell office:value-type="string" table:style-name="ce11">
            <text:p>Isenção - IMPORTAÇÃO - SANEAMENTO BÁSICO</text:p>
          </table:table-cell>
          <table:table-cell table:style-name="ce11"/>
          <table:table-cell table:number-columns-repeated="16364"/>
        </table:table-row>
        <table:table-row table:style-name="ro3">
          <table:table-cell office:value-type="string" table:style-name="ce10">
            <text:p>SP010410</text:p>
          </table:table-cell>
          <table:table-cell office:value-type="string" table:style-name="ce9">
            <text:p>SIM</text:p>
          </table:table-cell>
          <table:table-cell table:number-columns-repeated="4" table:style-name="ce10"/>
          <table:table-cell office:value-type="string" office:string-value="" table:formula="of:=IF(LEFT([.S33];7)=&quot;Redução&quot;;&quot;SIM&quot;;&quot;&quot;)" table:style-name="ce9"/>
          <table:table-cell office:value-type="string" office:string-value="SIM" table:formula="of:=IF(LEFT([.S33];7)=&quot;Isenção&quot;;&quot;SIM&quot;;&quot;&quot;)" table:style-name="ce9">
            <text:p>SIM</text:p>
          </table:table-cell>
          <table:table-cell office:value-type="string" office:string-value="SIM" table:formula="of:=IF(LEFT([.S33];7)=&quot;Isenção&quot;;&quot;SIM&quot;;&quot;&quot;)" table:style-name="ce9">
            <text:p>SIM</text:p>
          </table:table-cell>
          <table:table-cell table:number-columns-repeated="8" table:style-name="ce10"/>
          <table:table-cell office:value-type="string" table:style-name="ce11">
            <text:p>Artigo 041 do Anexo I do RICMS</text:p>
          </table:table-cell>
          <table:table-cell office:value-type="string" table:style-name="ce11">
            <text:p>Isenção - INSUMOS AGROPECUÁRIOS</text:p>
          </table:table-cell>
          <table:table-cell table:style-name="ce11"/>
          <table:table-cell table:number-columns-repeated="16364"/>
        </table:table-row>
        <table:table-row table:style-name="ro3">
          <table:table-cell office:value-type="string" table:style-name="ce10">
            <text:p>SP010420</text:p>
          </table:table-cell>
          <table:table-cell office:value-type="string" table:style-name="ce9">
            <text:p>SIM</text:p>
          </table:table-cell>
          <table:table-cell table:number-columns-repeated="4" table:style-name="ce10"/>
          <table:table-cell office:value-type="string" office:string-value="" table:formula="of:=IF(LEFT([.S34];7)=&quot;Redução&quot;;&quot;SIM&quot;;&quot;&quot;)" table:style-name="ce9"/>
          <table:table-cell office:value-type="string" office:string-value="SIM" table:formula="of:=IF(LEFT([.S34];7)=&quot;Isenção&quot;;&quot;SIM&quot;;&quot;&quot;)" table:style-name="ce9">
            <text:p>SIM</text:p>
          </table:table-cell>
          <table:table-cell office:value-type="string" office:string-value="SIM" table:formula="of:=IF(LEFT([.S34];7)=&quot;Isenção&quot;;&quot;SIM&quot;;&quot;&quot;)" table:style-name="ce9">
            <text:p>SIM</text:p>
          </table:table-cell>
          <table:table-cell table:number-columns-repeated="8" table:style-name="ce10"/>
          <table:table-cell office:value-type="string" table:style-name="ce11">
            <text:p>Artigo 042 do Anexo I do RICMS</text:p>
          </table:table-cell>
          <table:table-cell office:value-type="string" table:style-name="ce11">
            <text:p>Isenção - ITAIPU BINACIONAL</text:p>
          </table:table-cell>
          <table:table-cell table:style-name="ce11"/>
          <table:table-cell table:number-columns-repeated="16364"/>
        </table:table-row>
        <table:table-row table:style-name="ro3">
          <table:table-cell office:value-type="string" table:style-name="ce10">
            <text:p>SP010440</text:p>
          </table:table-cell>
          <table:table-cell office:value-type="string" table:style-name="ce9">
            <text:p>SIM</text:p>
          </table:table-cell>
          <table:table-cell table:number-columns-repeated="4" table:style-name="ce10"/>
          <table:table-cell office:value-type="string" office:string-value="" table:formula="of:=IF(LEFT([.S35];7)=&quot;Redução&quot;;&quot;SIM&quot;;&quot;&quot;)" table:style-name="ce9"/>
          <table:table-cell office:value-type="string" office:string-value="SIM" table:formula="of:=IF(LEFT([.S35];7)=&quot;Isenção&quot;;&quot;SIM&quot;;&quot;&quot;)" table:style-name="ce9">
            <text:p>SIM</text:p>
          </table:table-cell>
          <table:table-cell office:value-type="string" office:string-value="SIM" table:formula="of:=IF(LEFT([.S35];7)=&quot;Isenção&quot;;&quot;SIM&quot;;&quot;&quot;)" table:style-name="ce9">
            <text:p>SIM</text:p>
          </table:table-cell>
          <table:table-cell table:number-columns-repeated="8" table:style-name="ce10"/>
          <table:table-cell office:value-type="string" table:style-name="ce11">
            <text:p>Artigo 044 do Anexo I do RICMS</text:p>
          </table:table-cell>
          <table:table-cell office:value-type="string" table:style-name="ce11">
            <text:p>Isenção - LOJA FRANCA</text:p>
          </table:table-cell>
          <table:table-cell table:style-name="ce11"/>
          <table:table-cell table:number-columns-repeated="16364"/>
        </table:table-row>
        <table:table-row table:style-name="ro3">
          <table:table-cell office:value-type="string" table:style-name="ce10">
            <text:p>SP010510</text:p>
          </table:table-cell>
          <table:table-cell office:value-type="string" table:style-name="ce9">
            <text:p>SIM</text:p>
          </table:table-cell>
          <table:table-cell table:number-columns-repeated="4" table:style-name="ce10"/>
          <table:table-cell office:value-type="string" office:string-value="" table:formula="of:=IF(LEFT([.S36];7)=&quot;Redução&quot;;&quot;SIM&quot;;&quot;&quot;)" table:style-name="ce9"/>
          <table:table-cell office:value-type="string" office:string-value="SIM" table:formula="of:=IF(LEFT([.S36];7)=&quot;Isenção&quot;;&quot;SIM&quot;;&quot;&quot;)" table:style-name="ce9">
            <text:p>SIM</text:p>
          </table:table-cell>
          <table:table-cell office:value-type="string" office:string-value="SIM" table:formula="of:=IF(LEFT([.S36];7)=&quot;Isenção&quot;;&quot;SIM&quot;;&quot;&quot;)" table:style-name="ce9">
            <text:p>SIM</text:p>
          </table:table-cell>
          <table:table-cell table:number-columns-repeated="8" table:style-name="ce10"/>
          <table:table-cell office:value-type="string" table:style-name="ce11">
            <text:p>Artigo 051 do Anexo I do RICMS</text:p>
          </table:table-cell>
          <table:table-cell office:value-type="string" table:style-name="ce11">
            <text:p>Isenção - ÓLEO LUBRIFICANTE USADO OU CONTAMINADO</text:p>
          </table:table-cell>
          <table:table-cell table:style-name="ce11"/>
          <table:table-cell table:number-columns-repeated="16364"/>
        </table:table-row>
        <table:table-row table:style-name="ro3">
          <table:table-cell office:value-type="string" table:style-name="ce10">
            <text:p>SP010520</text:p>
          </table:table-cell>
          <table:table-cell office:value-type="string" table:style-name="ce9">
            <text:p>SIM</text:p>
          </table:table-cell>
          <table:table-cell table:number-columns-repeated="4" table:style-name="ce10"/>
          <table:table-cell office:value-type="string" office:string-value="" table:formula="of:=IF(LEFT([.S37];7)=&quot;Redução&quot;;&quot;SIM&quot;;&quot;&quot;)" table:style-name="ce9"/>
          <table:table-cell office:value-type="string" office:string-value="SIM" table:formula="of:=IF(LEFT([.S37];7)=&quot;Isenção&quot;;&quot;SIM&quot;;&quot;&quot;)" table:style-name="ce9">
            <text:p>SIM</text:p>
          </table:table-cell>
          <table:table-cell office:value-type="string" office:string-value="SIM" table:formula="of:=IF(LEFT([.S37];7)=&quot;Isenção&quot;;&quot;SIM&quot;;&quot;&quot;)" table:style-name="ce9">
            <text:p>SIM</text:p>
          </table:table-cell>
          <table:table-cell table:number-columns-repeated="8" table:style-name="ce10"/>
          <table:table-cell office:value-type="string" table:style-name="ce11">
            <text:p>Artigo 052 do Anexo I do RICMS</text:p>
          </table:table-cell>
          <table:table-cell office:value-type="string" table:style-name="ce11">
            <text:p>Isenção - ÓRGÃOS PÚBLICOS - DOAÇÕES PARA A SECRETARIA DA EDUCAÇÃO</text:p>
          </table:table-cell>
          <table:table-cell table:style-name="ce11"/>
          <table:table-cell table:number-columns-repeated="16364"/>
        </table:table-row>
        <table:table-row table:style-name="ro3">
          <table:table-cell office:value-type="string" table:style-name="ce10">
            <text:p>SP010530</text:p>
          </table:table-cell>
          <table:table-cell office:value-type="string" table:style-name="ce9">
            <text:p>SIM</text:p>
          </table:table-cell>
          <table:table-cell table:number-columns-repeated="4" table:style-name="ce10"/>
          <table:table-cell office:value-type="string" office:string-value="" table:formula="of:=IF(LEFT([.S38];7)=&quot;Redução&quot;;&quot;SIM&quot;;&quot;&quot;)" table:style-name="ce9"/>
          <table:table-cell office:value-type="string" office:string-value="SIM" table:formula="of:=IF(LEFT([.S38];7)=&quot;Isenção&quot;;&quot;SIM&quot;;&quot;&quot;)" table:style-name="ce9">
            <text:p>SIM</text:p>
          </table:table-cell>
          <table:table-cell office:value-type="string" office:string-value="SIM" table:formula="of:=IF(LEFT([.S38];7)=&quot;Isenção&quot;;&quot;SIM&quot;;&quot;&quot;)" table:style-name="ce9">
            <text:p>SIM</text:p>
          </table:table-cell>
          <table:table-cell table:number-columns-repeated="8" table:style-name="ce10"/>
          <table:table-cell office:value-type="string" table:style-name="ce11">
            <text:p>Artigo 053 do Anexo I do RICMS</text:p>
          </table:table-cell>
          <table:table-cell office:value-type="string" table:style-name="ce11">
            <text:p>Isenção - ÓRGÃOS PÚBLICOS - DOAÇÕES PARA VÍTIMAS DA SECA</text:p>
          </table:table-cell>
          <table:table-cell table:style-name="ce11"/>
          <table:table-cell table:number-columns-repeated="16364"/>
        </table:table-row>
        <table:table-row table:style-name="ro3">
          <table:table-cell office:value-type="string" table:style-name="ce10">
            <text:p>SP010540</text:p>
          </table:table-cell>
          <table:table-cell office:value-type="string" table:style-name="ce9">
            <text:p>SIM</text:p>
          </table:table-cell>
          <table:table-cell table:number-columns-repeated="4" table:style-name="ce10"/>
          <table:table-cell office:value-type="string" office:string-value="" table:formula="of:=IF(LEFT([.S39];7)=&quot;Redução&quot;;&quot;SIM&quot;;&quot;&quot;)" table:style-name="ce9"/>
          <table:table-cell office:value-type="string" office:string-value="SIM" table:formula="of:=IF(LEFT([.S39];7)=&quot;Isenção&quot;;&quot;SIM&quot;;&quot;&quot;)" table:style-name="ce9">
            <text:p>SIM</text:p>
          </table:table-cell>
          <table:table-cell office:value-type="string" office:string-value="SIM" table:formula="of:=IF(LEFT([.S39];7)=&quot;Isenção&quot;;&quot;SIM&quot;;&quot;&quot;)" table:style-name="ce9">
            <text:p>SIM</text:p>
          </table:table-cell>
          <table:table-cell table:number-columns-repeated="8" table:style-name="ce10"/>
          <table:table-cell office:value-type="string" table:style-name="ce11">
            <text:p>Artigo 054 do Anexo I do RICMS</text:p>
          </table:table-cell>
          <table:table-cell office:value-type="string" table:style-name="ce11">
            <text:p>Isenção - ÓRGÃOS PÚBLICOS - DOAÇÕES PARA VÍTIMAS DE CATÁSTROFES</text:p>
          </table:table-cell>
          <table:table-cell table:style-name="ce11"/>
          <table:table-cell table:number-columns-repeated="16364"/>
        </table:table-row>
        <table:table-row table:style-name="ro3">
          <table:table-cell office:value-type="string" table:style-name="ce10">
            <text:p>SP010550</text:p>
          </table:table-cell>
          <table:table-cell office:value-type="string" table:style-name="ce9">
            <text:p>SIM</text:p>
          </table:table-cell>
          <table:table-cell table:number-columns-repeated="4" table:style-name="ce10"/>
          <table:table-cell office:value-type="string" office:string-value="" table:formula="of:=IF(LEFT([.S40];7)=&quot;Redução&quot;;&quot;SIM&quot;;&quot;&quot;)" table:style-name="ce9"/>
          <table:table-cell office:value-type="string" office:string-value="SIM" table:formula="of:=IF(LEFT([.S40];7)=&quot;Isenção&quot;;&quot;SIM&quot;;&quot;&quot;)" table:style-name="ce9">
            <text:p>SIM</text:p>
          </table:table-cell>
          <table:table-cell office:value-type="string" office:string-value="SIM" table:formula="of:=IF(LEFT([.S40];7)=&quot;Isenção&quot;;&quot;SIM&quot;;&quot;&quot;)" table:style-name="ce9">
            <text:p>SIM</text:p>
          </table:table-cell>
          <table:table-cell table:number-columns-repeated="8" table:style-name="ce10"/>
          <table:table-cell office:value-type="string" table:style-name="ce11">
            <text:p>Artigo 055 do Anexo I do RICMS</text:p>
          </table:table-cell>
          <table:table-cell office:value-type="string" table:style-name="ce11">
            <text:p>Isenção - ÓRGÃOS PÚBLICOS - AQUISIÇÃO DE BENS, MERCADORIAS OU SERVIÇOS</text:p>
          </table:table-cell>
          <table:table-cell table:style-name="ce11"/>
          <table:table-cell table:number-columns-repeated="16364"/>
        </table:table-row>
        <table:table-row table:style-name="ro3">
          <table:table-cell office:value-type="string" table:style-name="ce10">
            <text:p>SP010560</text:p>
          </table:table-cell>
          <table:table-cell office:value-type="string" table:style-name="ce9">
            <text:p>SIM</text:p>
          </table:table-cell>
          <table:table-cell table:number-columns-repeated="4" table:style-name="ce10"/>
          <table:table-cell office:value-type="string" office:string-value="" table:formula="of:=IF(LEFT([.S41];7)=&quot;Redução&quot;;&quot;SIM&quot;;&quot;&quot;)" table:style-name="ce9"/>
          <table:table-cell office:value-type="string" office:string-value="SIM" table:formula="of:=IF(LEFT([.S41];7)=&quot;Isenção&quot;;&quot;SIM&quot;;&quot;&quot;)" table:style-name="ce9">
            <text:p>SIM</text:p>
          </table:table-cell>
          <table:table-cell office:value-type="string" office:string-value="SIM" table:formula="of:=IF(LEFT([.S41];7)=&quot;Isenção&quot;;&quot;SIM&quot;;&quot;&quot;)" table:style-name="ce9">
            <text:p>SIM</text:p>
          </table:table-cell>
          <table:table-cell table:number-columns-repeated="8" table:style-name="ce10"/>
          <table:table-cell office:value-type="string" table:style-name="ce11">
            <text:p>Artigo 056 do Anexo I do RICMS</text:p>
          </table:table-cell>
          <table:table-cell office:value-type="string" table:style-name="ce11">
            <text:p>Isenção - ÓRGÃOS PÚBLICOS - IMPORTAÇÃO</text:p>
          </table:table-cell>
          <table:table-cell table:style-name="ce11"/>
          <table:table-cell table:number-columns-repeated="16364"/>
        </table:table-row>
        <table:table-row table:style-name="ro3">
          <table:table-cell office:value-type="string" table:style-name="ce10">
            <text:p>SP010590</text:p>
          </table:table-cell>
          <table:table-cell office:value-type="string" table:style-name="ce9">
            <text:p>SIM</text:p>
          </table:table-cell>
          <table:table-cell table:number-columns-repeated="4" table:style-name="ce10"/>
          <table:table-cell office:value-type="string" office:string-value="" table:formula="of:=IF(LEFT([.S42];7)=&quot;Redução&quot;;&quot;SIM&quot;;&quot;&quot;)" table:style-name="ce9"/>
          <table:table-cell office:value-type="string" office:string-value="SIM" table:formula="of:=IF(LEFT([.S42];7)=&quot;Isenção&quot;;&quot;SIM&quot;;&quot;&quot;)" table:style-name="ce9">
            <text:p>SIM</text:p>
          </table:table-cell>
          <table:table-cell office:value-type="string" office:string-value="SIM" table:formula="of:=IF(LEFT([.S42];7)=&quot;Isenção&quot;;&quot;SIM&quot;;&quot;&quot;)" table:style-name="ce9">
            <text:p>SIM</text:p>
          </table:table-cell>
          <table:table-cell table:number-columns-repeated="8" table:style-name="ce10"/>
          <table:table-cell office:value-type="string" table:style-name="ce11">
            <text:p>Artigo 059 do Anexo I do RICMS</text:p>
          </table:table-cell>
          <table:table-cell office:value-type="string" table:style-name="ce11">
            <text:p>Isenção - ÓRGÃOS PÚBLICOS - PRODUTO FARMACÊUTICO</text:p>
          </table:table-cell>
          <table:table-cell table:style-name="ce11"/>
          <table:table-cell table:number-columns-repeated="16364"/>
        </table:table-row>
        <table:table-row table:style-name="ro3">
          <table:table-cell office:value-type="string" table:style-name="ce10">
            <text:p>SP010600</text:p>
          </table:table-cell>
          <table:table-cell office:value-type="string" table:style-name="ce9">
            <text:p>SIM</text:p>
          </table:table-cell>
          <table:table-cell table:number-columns-repeated="4" table:style-name="ce10"/>
          <table:table-cell office:value-type="string" office:string-value="" table:formula="of:=IF(LEFT([.S43];7)=&quot;Redução&quot;;&quot;SIM&quot;;&quot;&quot;)" table:style-name="ce9"/>
          <table:table-cell office:value-type="string" office:string-value="SIM" table:formula="of:=IF(LEFT([.S43];7)=&quot;Isenção&quot;;&quot;SIM&quot;;&quot;&quot;)" table:style-name="ce9">
            <text:p>SIM</text:p>
          </table:table-cell>
          <table:table-cell office:value-type="string" office:string-value="SIM" table:formula="of:=IF(LEFT([.S43];7)=&quot;Isenção&quot;;&quot;SIM&quot;;&quot;&quot;)" table:style-name="ce9">
            <text:p>SIM</text:p>
          </table:table-cell>
          <table:table-cell table:number-columns-repeated="8" table:style-name="ce10"/>
          <table:table-cell office:value-type="string" table:style-name="ce11">
            <text:p>Artigo 060 do Anexo I do RICMS</text:p>
          </table:table-cell>
          <table:table-cell office:value-type="string" table:style-name="ce11">
            <text:p>Isenção - ÓRGÃOS PÚBLICOS - PRODUTOS E EQUIPAMENTOS MÉDICOS</text:p>
          </table:table-cell>
          <table:table-cell table:style-name="ce11"/>
          <table:table-cell table:number-columns-repeated="16364"/>
        </table:table-row>
        <table:table-row table:style-name="ro3">
          <table:table-cell office:value-type="string" table:style-name="ce10">
            <text:p>SP010630</text:p>
          </table:table-cell>
          <table:table-cell office:value-type="string" table:style-name="ce9">
            <text:p>SIM</text:p>
          </table:table-cell>
          <table:table-cell table:number-columns-repeated="4" table:style-name="ce10"/>
          <table:table-cell office:value-type="string" office:string-value="" table:formula="of:=IF(LEFT([.S44];7)=&quot;Redução&quot;;&quot;SIM&quot;;&quot;&quot;)" table:style-name="ce9"/>
          <table:table-cell office:value-type="string" office:string-value="SIM" table:formula="of:=IF(LEFT([.S44];7)=&quot;Isenção&quot;;&quot;SIM&quot;;&quot;&quot;)" table:style-name="ce9">
            <text:p>SIM</text:p>
          </table:table-cell>
          <table:table-cell office:value-type="string" office:string-value="SIM" table:formula="of:=IF(LEFT([.S44];7)=&quot;Isenção&quot;;&quot;SIM&quot;;&quot;&quot;)" table:style-name="ce9">
            <text:p>SIM</text:p>
          </table:table-cell>
          <table:table-cell table:number-columns-repeated="8" table:style-name="ce10"/>
          <table:table-cell office:value-type="string" table:style-name="ce11">
            <text:p>Artigo 063 do Anexo I do RICMS</text:p>
          </table:table-cell>
          <table:table-cell office:value-type="string" table:style-name="ce11">
            <text:p>Isenção - ÓRGÃOS PÚBLICOS - VEÍCULOS PARA AS SECRETARIAS DA FAZENDA E DE SEGURANÇA</text:p>
          </table:table-cell>
          <table:table-cell table:style-name="ce11"/>
          <table:table-cell table:number-columns-repeated="16364"/>
        </table:table-row>
        <table:table-row table:style-name="ro3">
          <table:table-cell office:value-type="string" table:style-name="ce10">
            <text:p>SP010640</text:p>
          </table:table-cell>
          <table:table-cell office:value-type="string" table:style-name="ce9">
            <text:p>SIM</text:p>
          </table:table-cell>
          <table:table-cell table:number-columns-repeated="4" table:style-name="ce10"/>
          <table:table-cell office:value-type="string" office:string-value="" table:formula="of:=IF(LEFT([.S45];7)=&quot;Redução&quot;;&quot;SIM&quot;;&quot;&quot;)" table:style-name="ce9"/>
          <table:table-cell office:value-type="string" office:string-value="SIM" table:formula="of:=IF(LEFT([.S45];7)=&quot;Isenção&quot;;&quot;SIM&quot;;&quot;&quot;)" table:style-name="ce9">
            <text:p>SIM</text:p>
          </table:table-cell>
          <table:table-cell office:value-type="string" office:string-value="SIM" table:formula="of:=IF(LEFT([.S45];7)=&quot;Isenção&quot;;&quot;SIM&quot;;&quot;&quot;)" table:style-name="ce9">
            <text:p>SIM</text:p>
          </table:table-cell>
          <table:table-cell table:number-columns-repeated="8" table:style-name="ce10"/>
          <table:table-cell office:value-type="string" table:style-name="ce11">
            <text:p>Artigo 064 do Anexo I do RICMS</text:p>
          </table:table-cell>
          <table:table-cell office:value-type="string" table:style-name="ce11">
            <text:p>Isenção - PENITENCIÁRIAS - MERCADORIAS PRODUZIDAS POR DETENTOS</text:p>
          </table:table-cell>
          <table:table-cell table:style-name="ce11"/>
          <table:table-cell table:number-columns-repeated="16364"/>
        </table:table-row>
        <table:table-row table:style-name="ro3">
          <table:table-cell office:value-type="string" table:style-name="ce10">
            <text:p>SP010680</text:p>
          </table:table-cell>
          <table:table-cell office:value-type="string" table:style-name="ce9">
            <text:p>SIM</text:p>
          </table:table-cell>
          <table:table-cell table:number-columns-repeated="4" table:style-name="ce10"/>
          <table:table-cell office:value-type="string" office:string-value="" table:formula="of:=IF(LEFT([.S46];7)=&quot;Redução&quot;;&quot;SIM&quot;;&quot;&quot;)" table:style-name="ce9"/>
          <table:table-cell office:value-type="string" office:string-value="SIM" table:formula="of:=IF(LEFT([.S46];7)=&quot;Isenção&quot;;&quot;SIM&quot;;&quot;&quot;)" table:style-name="ce9">
            <text:p>SIM</text:p>
          </table:table-cell>
          <table:table-cell office:value-type="string" office:string-value="SIM" table:formula="of:=IF(LEFT([.S46];7)=&quot;Isenção&quot;;&quot;SIM&quot;;&quot;&quot;)" table:style-name="ce9">
            <text:p>SIM</text:p>
          </table:table-cell>
          <table:table-cell table:number-columns-repeated="8" table:style-name="ce10"/>
          <table:table-cell office:value-type="string" table:style-name="ce11">
            <text:p>Artigo 068 do Anexo I do RICMS</text:p>
          </table:table-cell>
          <table:table-cell office:value-type="string" table:style-name="ce11">
            <text:p>Isenção - PRÓ-TAMAR</text:p>
          </table:table-cell>
          <table:table-cell table:style-name="ce11"/>
          <table:table-cell table:number-columns-repeated="16364"/>
        </table:table-row>
        <table:table-row table:style-name="ro3">
          <table:table-cell office:value-type="string" table:style-name="ce10">
            <text:p>SP010710</text:p>
          </table:table-cell>
          <table:table-cell office:value-type="string" table:style-name="ce9">
            <text:p>SIM</text:p>
          </table:table-cell>
          <table:table-cell table:number-columns-repeated="4" table:style-name="ce10"/>
          <table:table-cell office:value-type="string" office:string-value="" table:formula="of:=IF(LEFT([.S47];7)=&quot;Redução&quot;;&quot;SIM&quot;;&quot;&quot;)" table:style-name="ce9"/>
          <table:table-cell office:value-type="string" office:string-value="SIM" table:formula="of:=IF(LEFT([.S47];7)=&quot;Isenção&quot;;&quot;SIM&quot;;&quot;&quot;)" table:style-name="ce9">
            <text:p>SIM</text:p>
          </table:table-cell>
          <table:table-cell office:value-type="string" office:string-value="SIM" table:formula="of:=IF(LEFT([.S47];7)=&quot;Isenção&quot;;&quot;SIM&quot;;&quot;&quot;)" table:style-name="ce9">
            <text:p>SIM</text:p>
          </table:table-cell>
          <table:table-cell table:number-columns-repeated="8" table:style-name="ce10"/>
          <table:table-cell office:value-type="string" table:style-name="ce11">
            <text:p>Artigo 071 do Anexo I do RICMS</text:p>
          </table:table-cell>
          <table:table-cell office:value-type="string" table:style-name="ce11">
            <text:p>Isenção - REPRESENTAÇÕES DIPLOMÁTICAS</text:p>
          </table:table-cell>
          <table:table-cell table:style-name="ce11"/>
          <table:table-cell table:number-columns-repeated="16364"/>
        </table:table-row>
        <table:table-row table:style-name="ro3">
          <table:table-cell office:value-type="string" table:style-name="ce10">
            <text:p>SP010730</text:p>
          </table:table-cell>
          <table:table-cell office:value-type="string" table:style-name="ce9">
            <text:p>SIM</text:p>
          </table:table-cell>
          <table:table-cell table:number-columns-repeated="4" table:style-name="ce10"/>
          <table:table-cell office:value-type="string" office:string-value="" table:formula="of:=IF(LEFT([.S48];7)=&quot;Redução&quot;;&quot;SIM&quot;;&quot;&quot;)" table:style-name="ce9"/>
          <table:table-cell office:value-type="string" office:string-value="SIM" table:formula="of:=IF(LEFT([.S48];7)=&quot;Isenção&quot;;&quot;SIM&quot;;&quot;&quot;)" table:style-name="ce9">
            <text:p>SIM</text:p>
          </table:table-cell>
          <table:table-cell office:value-type="string" office:string-value="SIM" table:formula="of:=IF(LEFT([.S48];7)=&quot;Isenção&quot;;&quot;SIM&quot;;&quot;&quot;)" table:style-name="ce9">
            <text:p>SIM</text:p>
          </table:table-cell>
          <table:table-cell table:number-columns-repeated="8" table:style-name="ce10"/>
          <table:table-cell office:value-type="string" table:style-name="ce11">
            <text:p>Artigo 073 do Anexo I do RICMS</text:p>
          </table:table-cell>
          <table:table-cell office:value-type="string" table:style-name="ce11">
            <text:p>Isenção - REPRODUTOR/MATRIZ</text:p>
          </table:table-cell>
          <table:table-cell table:style-name="ce11"/>
          <table:table-cell table:number-columns-repeated="16364"/>
        </table:table-row>
        <table:table-row table:style-name="ro3">
          <table:table-cell office:value-type="string" table:style-name="ce10">
            <text:p>SP010750</text:p>
          </table:table-cell>
          <table:table-cell office:value-type="string" table:style-name="ce9">
            <text:p>SIM</text:p>
          </table:table-cell>
          <table:table-cell table:number-columns-repeated="4" table:style-name="ce10"/>
          <table:table-cell office:value-type="string" office:string-value="" table:formula="of:=IF(LEFT([.S49];7)=&quot;Redução&quot;;&quot;SIM&quot;;&quot;&quot;)" table:style-name="ce9"/>
          <table:table-cell office:value-type="string" office:string-value="SIM" table:formula="of:=IF(LEFT([.S49];7)=&quot;Isenção&quot;;&quot;SIM&quot;;&quot;&quot;)" table:style-name="ce9">
            <text:p>SIM</text:p>
          </table:table-cell>
          <table:table-cell office:value-type="string" office:string-value="SIM" table:formula="of:=IF(LEFT([.S49];7)=&quot;Isenção&quot;;&quot;SIM&quot;;&quot;&quot;)" table:style-name="ce9">
            <text:p>SIM</text:p>
          </table:table-cell>
          <table:table-cell table:number-columns-repeated="8" table:style-name="ce10"/>
          <table:table-cell office:value-type="string" table:style-name="ce11">
            <text:p>Artigo 075 do Anexo I do RICMS</text:p>
          </table:table-cell>
          <table:table-cell office:value-type="string" table:style-name="ce11">
            <text:p>Isenção - SANGUE - IMPORTAÇÃO DE INSUMOS POR ENTIDADE DE HEMATOLOGIA OU HEMOTERAPIA</text:p>
          </table:table-cell>
          <table:table-cell table:style-name="ce11"/>
          <table:table-cell table:number-columns-repeated="16364"/>
        </table:table-row>
        <table:table-row table:style-name="ro3">
          <table:table-cell office:value-type="string" table:style-name="ce10">
            <text:p>SP010760</text:p>
          </table:table-cell>
          <table:table-cell office:value-type="string" table:style-name="ce9">
            <text:p>SIM</text:p>
          </table:table-cell>
          <table:table-cell table:number-columns-repeated="4" table:style-name="ce10"/>
          <table:table-cell office:value-type="string" office:string-value="" table:formula="of:=IF(LEFT([.S50];7)=&quot;Redução&quot;;&quot;SIM&quot;;&quot;&quot;)" table:style-name="ce9"/>
          <table:table-cell office:value-type="string" office:string-value="SIM" table:formula="of:=IF(LEFT([.S50];7)=&quot;Isenção&quot;;&quot;SIM&quot;;&quot;&quot;)" table:style-name="ce9">
            <text:p>SIM</text:p>
          </table:table-cell>
          <table:table-cell office:value-type="string" office:string-value="SIM" table:formula="of:=IF(LEFT([.S50];7)=&quot;Isenção&quot;;&quot;SIM&quot;;&quot;&quot;)" table:style-name="ce9">
            <text:p>SIM</text:p>
          </table:table-cell>
          <table:table-cell table:number-columns-repeated="8" table:style-name="ce10"/>
          <table:table-cell office:value-type="string" table:style-name="ce11">
            <text:p>Artigo 076 do Anexo I do RICMS</text:p>
          </table:table-cell>
          <table:table-cell office:value-type="string" table:style-name="ce11">
            <text:p>Isenção - SENAI, SENAC E SENAR</text:p>
          </table:table-cell>
          <table:table-cell table:style-name="ce11"/>
          <table:table-cell table:number-columns-repeated="16364"/>
        </table:table-row>
        <table:table-row table:style-name="ro3">
          <table:table-cell office:value-type="string" table:style-name="ce10">
            <text:p>SP010770</text:p>
          </table:table-cell>
          <table:table-cell office:value-type="string" table:style-name="ce9">
            <text:p>SIM</text:p>
          </table:table-cell>
          <table:table-cell table:number-columns-repeated="4" table:style-name="ce10"/>
          <table:table-cell office:value-type="string" office:string-value="" table:formula="of:=IF(LEFT([.S51];7)=&quot;Redução&quot;;&quot;SIM&quot;;&quot;&quot;)" table:style-name="ce9"/>
          <table:table-cell office:value-type="string" office:string-value="SIM" table:formula="of:=IF(LEFT([.S51];7)=&quot;Isenção&quot;;&quot;SIM&quot;;&quot;&quot;)" table:style-name="ce9">
            <text:p>SIM</text:p>
          </table:table-cell>
          <table:table-cell office:value-type="string" office:string-value="SIM" table:formula="of:=IF(LEFT([.S51];7)=&quot;Isenção&quot;;&quot;SIM&quot;;&quot;&quot;)" table:style-name="ce9">
            <text:p>SIM</text:p>
          </table:table-cell>
          <table:table-cell table:number-columns-repeated="8" table:style-name="ce10"/>
          <table:table-cell office:value-type="string" table:style-name="ce11">
            <text:p>Artigo 077 do Anexo I do RICMS</text:p>
          </table:table-cell>
          <table:table-cell office:value-type="string" table:style-name="ce11">
            <text:p>Isenção - TÁXI - PRESTAÇÃO DE SERVIÇO</text:p>
          </table:table-cell>
          <table:table-cell table:style-name="ce11"/>
          <table:table-cell table:number-columns-repeated="16364"/>
        </table:table-row>
        <table:table-row table:style-name="ro3">
          <table:table-cell office:value-type="string" table:style-name="ce10">
            <text:p>SP010780</text:p>
          </table:table-cell>
          <table:table-cell office:value-type="string" table:style-name="ce9">
            <text:p>SIM</text:p>
          </table:table-cell>
          <table:table-cell table:number-columns-repeated="4" table:style-name="ce10"/>
          <table:table-cell office:value-type="string" office:string-value="" table:formula="of:=IF(LEFT([.S52];7)=&quot;Redução&quot;;&quot;SIM&quot;;&quot;&quot;)" table:style-name="ce9"/>
          <table:table-cell office:value-type="string" office:string-value="SIM" table:formula="of:=IF(LEFT([.S52];7)=&quot;Isenção&quot;;&quot;SIM&quot;;&quot;&quot;)" table:style-name="ce9">
            <text:p>SIM</text:p>
          </table:table-cell>
          <table:table-cell office:value-type="string" office:string-value="SIM" table:formula="of:=IF(LEFT([.S52];7)=&quot;Isenção&quot;;&quot;SIM&quot;;&quot;&quot;)" table:style-name="ce9">
            <text:p>SIM</text:p>
          </table:table-cell>
          <table:table-cell table:number-columns-repeated="8" table:style-name="ce10"/>
          <table:table-cell office:value-type="string" table:style-name="ce11">
            <text:p>Artigo 078 do Anexo I do RICMS</text:p>
          </table:table-cell>
          <table:table-cell office:value-type="string" table:style-name="ce11">
            <text:p>Isenção - TRANSPORTE DE PASSAGEIROS</text:p>
          </table:table-cell>
          <table:table-cell table:style-name="ce11"/>
          <table:table-cell table:number-columns-repeated="16364"/>
        </table:table-row>
        <table:table-row table:style-name="ro3">
          <table:table-cell office:value-type="string" table:style-name="ce10">
            <text:p>SP010800</text:p>
          </table:table-cell>
          <table:table-cell office:value-type="string" table:style-name="ce9">
            <text:p>SIM</text:p>
          </table:table-cell>
          <table:table-cell table:number-columns-repeated="4" table:style-name="ce10"/>
          <table:table-cell office:value-type="string" office:string-value="" table:formula="of:=IF(LEFT([.S53];7)=&quot;Redução&quot;;&quot;SIM&quot;;&quot;&quot;)" table:style-name="ce9"/>
          <table:table-cell office:value-type="string" office:string-value="SIM" table:formula="of:=IF(LEFT([.S53];7)=&quot;Isenção&quot;;&quot;SIM&quot;;&quot;&quot;)" table:style-name="ce9">
            <text:p>SIM</text:p>
          </table:table-cell>
          <table:table-cell office:value-type="string" office:string-value="SIM" table:formula="of:=IF(LEFT([.S53];7)=&quot;Isenção&quot;;&quot;SIM&quot;;&quot;&quot;)" table:style-name="ce9">
            <text:p>SIM</text:p>
          </table:table-cell>
          <table:table-cell table:number-columns-repeated="8" table:style-name="ce10"/>
          <table:table-cell office:value-type="string" table:style-name="ce11">
            <text:p>Artigo 080 do Anexo I do RICMS</text:p>
          </table:table-cell>
          <table:table-cell office:value-type="string" table:style-name="ce11">
            <text:p>Isenção - TRENS METROPOLITANOS - IMPORTAÇÃO</text:p>
          </table:table-cell>
          <table:table-cell table:style-name="ce11"/>
          <table:table-cell table:number-columns-repeated="16364"/>
        </table:table-row>
        <table:table-row table:style-name="ro3">
          <table:table-cell office:value-type="string" table:style-name="ce10">
            <text:p>SP010820</text:p>
          </table:table-cell>
          <table:table-cell office:value-type="string" table:style-name="ce9">
            <text:p>SIM</text:p>
          </table:table-cell>
          <table:table-cell table:number-columns-repeated="4" table:style-name="ce10"/>
          <table:table-cell office:value-type="string" office:string-value="" table:formula="of:=IF(LEFT([.S54];7)=&quot;Redução&quot;;&quot;SIM&quot;;&quot;&quot;)" table:style-name="ce9"/>
          <table:table-cell office:value-type="string" office:string-value="SIM" table:formula="of:=IF(LEFT([.S54];7)=&quot;Isenção&quot;;&quot;SIM&quot;;&quot;&quot;)" table:style-name="ce9">
            <text:p>SIM</text:p>
          </table:table-cell>
          <table:table-cell office:value-type="string" office:string-value="SIM" table:formula="of:=IF(LEFT([.S54];7)=&quot;Isenção&quot;;&quot;SIM&quot;;&quot;&quot;)" table:style-name="ce9">
            <text:p>SIM</text:p>
          </table:table-cell>
          <table:table-cell table:number-columns-repeated="8" table:style-name="ce10"/>
          <table:table-cell office:value-type="string" table:style-name="ce11">
            <text:p>Artigo 082 do Anexo I do RICMS</text:p>
          </table:table-cell>
          <table:table-cell office:value-type="string" table:style-name="ce11">
            <text:p>Isenção - VASILHAME/RECIPIENTE/EMBALAGEM</text:p>
          </table:table-cell>
          <table:table-cell table:style-name="ce11"/>
          <table:table-cell table:number-columns-repeated="16364"/>
        </table:table-row>
        <table:table-row table:style-name="ro3">
          <table:table-cell office:value-type="string" table:style-name="ce10">
            <text:p>SP010830</text:p>
          </table:table-cell>
          <table:table-cell office:value-type="string" table:style-name="ce9">
            <text:p>SIM</text:p>
          </table:table-cell>
          <table:table-cell table:number-columns-repeated="4" table:style-name="ce10"/>
          <table:table-cell office:value-type="string" office:string-value="" table:formula="of:=IF(LEFT([.S55];7)=&quot;Redução&quot;;&quot;SIM&quot;;&quot;&quot;)" table:style-name="ce9"/>
          <table:table-cell office:value-type="string" office:string-value="SIM" table:formula="of:=IF(LEFT([.S55];7)=&quot;Isenção&quot;;&quot;SIM&quot;;&quot;&quot;)" table:style-name="ce9">
            <text:p>SIM</text:p>
          </table:table-cell>
          <table:table-cell office:value-type="string" office:string-value="SIM" table:formula="of:=IF(LEFT([.S55];7)=&quot;Isenção&quot;;&quot;SIM&quot;;&quot;&quot;)" table:style-name="ce9">
            <text:p>SIM</text:p>
          </table:table-cell>
          <table:table-cell table:number-columns-repeated="8" table:style-name="ce10"/>
          <table:table-cell office:value-type="string" table:style-name="ce11">
            <text:p>Artigo 083 do Anexo I do RICMS</text:p>
          </table:table-cell>
          <table:table-cell office:value-type="string" table:style-name="ce11">
            <text:p>Isenção - VÍTIMAS DE CALAMIDADES - DOAÇÃO</text:p>
          </table:table-cell>
          <table:table-cell table:style-name="ce11"/>
          <table:table-cell table:number-columns-repeated="16364"/>
        </table:table-row>
        <table:table-row table:style-name="ro3">
          <table:table-cell office:value-type="string" table:style-name="ce10">
            <text:p>SP010840</text:p>
          </table:table-cell>
          <table:table-cell office:value-type="string" table:style-name="ce9">
            <text:p>SIM</text:p>
          </table:table-cell>
          <table:table-cell table:number-columns-repeated="4" table:style-name="ce10"/>
          <table:table-cell office:value-type="string" office:string-value="" table:formula="of:=IF(LEFT([.S56];7)=&quot;Redução&quot;;&quot;SIM&quot;;&quot;&quot;)" table:style-name="ce9"/>
          <table:table-cell office:value-type="string" office:string-value="SIM" table:formula="of:=IF(LEFT([.S56];7)=&quot;Isenção&quot;;&quot;SIM&quot;;&quot;&quot;)" table:style-name="ce9">
            <text:p>SIM</text:p>
          </table:table-cell>
          <table:table-cell office:value-type="string" office:string-value="SIM" table:formula="of:=IF(LEFT([.S56];7)=&quot;Isenção&quot;;&quot;SIM&quot;;&quot;&quot;)" table:style-name="ce9">
            <text:p>SIM</text:p>
          </table:table-cell>
          <table:table-cell table:number-columns-repeated="8" table:style-name="ce10"/>
          <table:table-cell office:value-type="string" table:style-name="ce11">
            <text:p>Artigo 084 do Anexo I do RICMS</text:p>
          </table:table-cell>
          <table:table-cell office:value-type="string" table:style-name="ce11">
            <text:p>Isenção - ZONA FRANCA DE MANAUS</text:p>
          </table:table-cell>
          <table:table-cell table:style-name="ce11"/>
          <table:table-cell table:number-columns-repeated="16364"/>
        </table:table-row>
        <table:table-row table:style-name="ro3">
          <table:table-cell office:value-type="string" table:style-name="ce10">
            <text:p>SP010880</text:p>
          </table:table-cell>
          <table:table-cell office:value-type="string" table:style-name="ce9">
            <text:p>SIM</text:p>
          </table:table-cell>
          <table:table-cell table:number-columns-repeated="4" table:style-name="ce10"/>
          <table:table-cell office:value-type="string" office:string-value="" table:formula="of:=IF(LEFT([.S57];7)=&quot;Redução&quot;;&quot;SIM&quot;;&quot;&quot;)" table:style-name="ce9"/>
          <table:table-cell office:value-type="string" office:string-value="SIM" table:formula="of:=IF(LEFT([.S57];7)=&quot;Isenção&quot;;&quot;SIM&quot;;&quot;&quot;)" table:style-name="ce9">
            <text:p>SIM</text:p>
          </table:table-cell>
          <table:table-cell office:value-type="string" office:string-value="SIM" table:formula="of:=IF(LEFT([.S57];7)=&quot;Isenção&quot;;&quot;SIM&quot;;&quot;&quot;)" table:style-name="ce9">
            <text:p>SIM</text:p>
          </table:table-cell>
          <table:table-cell table:number-columns-repeated="8" table:style-name="ce10"/>
          <table:table-cell office:value-type="string" table:style-name="ce11">
            <text:p>Artigo 088 do Anexo I do RICMS</text:p>
          </table:table-cell>
          <table:table-cell office:value-type="string" table:style-name="ce11">
            <text:p>Isenção - TÁXI - VEÍCULO</text:p>
          </table:table-cell>
          <table:table-cell table:style-name="ce11"/>
          <table:table-cell table:number-columns-repeated="16364"/>
        </table:table-row>
        <table:table-row table:style-name="ro3">
          <table:table-cell office:value-type="string" table:style-name="ce10">
            <text:p>SP010890</text:p>
          </table:table-cell>
          <table:table-cell office:value-type="string" table:style-name="ce9">
            <text:p>SIM</text:p>
          </table:table-cell>
          <table:table-cell table:number-columns-repeated="4" table:style-name="ce10"/>
          <table:table-cell office:value-type="string" office:string-value="" table:formula="of:=IF(LEFT([.S58];7)=&quot;Redução&quot;;&quot;SIM&quot;;&quot;&quot;)" table:style-name="ce9"/>
          <table:table-cell office:value-type="string" office:string-value="SIM" table:formula="of:=IF(LEFT([.S58];7)=&quot;Isenção&quot;;&quot;SIM&quot;;&quot;&quot;)" table:style-name="ce9">
            <text:p>SIM</text:p>
          </table:table-cell>
          <table:table-cell office:value-type="string" office:string-value="SIM" table:formula="of:=IF(LEFT([.S58];7)=&quot;Isenção&quot;;&quot;SIM&quot;;&quot;&quot;)" table:style-name="ce9">
            <text:p>SIM</text:p>
          </table:table-cell>
          <table:table-cell table:number-columns-repeated="8" table:style-name="ce10"/>
          <table:table-cell office:value-type="string" table:style-name="ce11">
            <text:p>Artigo 089 do Anexo I do RICMS</text:p>
          </table:table-cell>
          <table:table-cell office:value-type="string" table:style-name="ce11">
            <text:p>Isenção - AGROTÓXICO - EMBALAGEM - VAZIA</text:p>
          </table:table-cell>
          <table:table-cell table:style-name="ce11"/>
          <table:table-cell table:number-columns-repeated="16364"/>
        </table:table-row>
        <table:table-row table:style-name="ro3">
          <table:table-cell office:value-type="string" table:style-name="ce10">
            <text:p>SP010910</text:p>
          </table:table-cell>
          <table:table-cell office:value-type="string" table:style-name="ce9">
            <text:p>SIM</text:p>
          </table:table-cell>
          <table:table-cell table:number-columns-repeated="4" table:style-name="ce10"/>
          <table:table-cell office:value-type="string" office:string-value="" table:formula="of:=IF(LEFT([.S59];7)=&quot;Redução&quot;;&quot;SIM&quot;;&quot;&quot;)" table:style-name="ce9"/>
          <table:table-cell office:value-type="string" office:string-value="SIM" table:formula="of:=IF(LEFT([.S59];7)=&quot;Isenção&quot;;&quot;SIM&quot;;&quot;&quot;)" table:style-name="ce9">
            <text:p>SIM</text:p>
          </table:table-cell>
          <table:table-cell office:value-type="string" office:string-value="SIM" table:formula="of:=IF(LEFT([.S59];7)=&quot;Isenção&quot;;&quot;SIM&quot;;&quot;&quot;)" table:style-name="ce9">
            <text:p>SIM</text:p>
          </table:table-cell>
          <table:table-cell table:number-columns-repeated="8" table:style-name="ce10"/>
          <table:table-cell office:value-type="string" table:style-name="ce11">
            <text:p>Artigo 091 do Anexo I do RICMS</text:p>
          </table:table-cell>
          <table:table-cell office:value-type="string" table:style-name="ce11">
            <text:p>Isenção - FUNDO SOCIAL DE SOLIDARIEDADE- DOAÇÕES</text:p>
          </table:table-cell>
          <table:table-cell table:style-name="ce11"/>
          <table:table-cell table:number-columns-repeated="16364"/>
        </table:table-row>
        <table:table-row table:style-name="ro3">
          <table:table-cell office:value-type="string" table:style-name="ce10">
            <text:p>SP010920</text:p>
          </table:table-cell>
          <table:table-cell office:value-type="string" table:style-name="ce9">
            <text:p>SIM</text:p>
          </table:table-cell>
          <table:table-cell table:number-columns-repeated="4" table:style-name="ce10"/>
          <table:table-cell office:value-type="string" office:string-value="" table:formula="of:=IF(LEFT([.S60];7)=&quot;Redução&quot;;&quot;SIM&quot;;&quot;&quot;)" table:style-name="ce9"/>
          <table:table-cell office:value-type="string" office:string-value="SIM" table:formula="of:=IF(LEFT([.S60];7)=&quot;Isenção&quot;;&quot;SIM&quot;;&quot;&quot;)" table:style-name="ce9">
            <text:p>SIM</text:p>
          </table:table-cell>
          <table:table-cell office:value-type="string" office:string-value="SIM" table:formula="of:=IF(LEFT([.S60];7)=&quot;Isenção&quot;;&quot;SIM&quot;;&quot;&quot;)" table:style-name="ce9">
            <text:p>SIM</text:p>
          </table:table-cell>
          <table:table-cell table:number-columns-repeated="8" table:style-name="ce10"/>
          <table:table-cell office:value-type="string" table:style-name="ce11">
            <text:p>Artigo 092 do Anexo I do RICMS</text:p>
          </table:table-cell>
          <table:table-cell office:value-type="string" table:style-name="ce11">
            <text:p>Isenção - MEDICAMENTOS</text:p>
          </table:table-cell>
          <table:table-cell table:style-name="ce11"/>
          <table:table-cell table:number-columns-repeated="16364"/>
        </table:table-row>
        <table:table-row table:style-name="ro3">
          <table:table-cell office:value-type="string" table:style-name="ce10">
            <text:p>SP010940</text:p>
          </table:table-cell>
          <table:table-cell office:value-type="string" table:style-name="ce9">
            <text:p>SIM</text:p>
          </table:table-cell>
          <table:table-cell table:number-columns-repeated="4" table:style-name="ce10"/>
          <table:table-cell office:value-type="string" office:string-value="" table:formula="of:=IF(LEFT([.S61];7)=&quot;Redução&quot;;&quot;SIM&quot;;&quot;&quot;)" table:style-name="ce9"/>
          <table:table-cell office:value-type="string" office:string-value="SIM" table:formula="of:=IF(LEFT([.S61];7)=&quot;Isenção&quot;;&quot;SIM&quot;;&quot;&quot;)" table:style-name="ce9">
            <text:p>SIM</text:p>
          </table:table-cell>
          <table:table-cell office:value-type="string" office:string-value="SIM" table:formula="of:=IF(LEFT([.S61];7)=&quot;Isenção&quot;;&quot;SIM&quot;;&quot;&quot;)" table:style-name="ce9">
            <text:p>SIM</text:p>
          </table:table-cell>
          <table:table-cell table:number-columns-repeated="8" table:style-name="ce10"/>
          <table:table-cell office:value-type="string" table:style-name="ce11">
            <text:p>Artigo 094 do Anexo I do RICMS</text:p>
          </table:table-cell>
          <table:table-cell office:value-type="string" table:style-name="ce11">
            <text:p>Isenção - MEDICAMENTOS - ÓRGÃOS PÚBLICOS</text:p>
          </table:table-cell>
          <table:table-cell table:style-name="ce11"/>
          <table:table-cell table:number-columns-repeated="16364"/>
        </table:table-row>
        <table:table-row table:style-name="ro3">
          <table:table-cell office:value-type="string" table:style-name="ce10">
            <text:p>SP010970</text:p>
          </table:table-cell>
          <table:table-cell office:value-type="string" table:style-name="ce9">
            <text:p>SIM</text:p>
          </table:table-cell>
          <table:table-cell table:number-columns-repeated="4" table:style-name="ce10"/>
          <table:table-cell office:value-type="string" office:string-value="" table:formula="of:=IF(LEFT([.S62];7)=&quot;Redução&quot;;&quot;SIM&quot;;&quot;&quot;)" table:style-name="ce9"/>
          <table:table-cell office:value-type="string" office:string-value="SIM" table:formula="of:=IF(LEFT([.S62];7)=&quot;Isenção&quot;;&quot;SIM&quot;;&quot;&quot;)" table:style-name="ce9">
            <text:p>SIM</text:p>
          </table:table-cell>
          <table:table-cell office:value-type="string" office:string-value="SIM" table:formula="of:=IF(LEFT([.S62];7)=&quot;Isenção&quot;;&quot;SIM&quot;;&quot;&quot;)" table:style-name="ce9">
            <text:p>SIM</text:p>
          </table:table-cell>
          <table:table-cell table:number-columns-repeated="8" table:style-name="ce10"/>
          <table:table-cell office:value-type="string" table:style-name="ce11">
            <text:p>Artigo 097 do Anexo I do RICMS</text:p>
          </table:table-cell>
          <table:table-cell office:value-type="string" table:style-name="ce11">
            <text:p>Isenção - PROGRAMA DE SEGURANÇA ALIMENTAR E NUTRICIONAL</text:p>
          </table:table-cell>
          <table:table-cell table:style-name="ce11"/>
          <table:table-cell table:number-columns-repeated="16364"/>
        </table:table-row>
        <table:table-row table:style-name="ro3">
          <table:table-cell office:value-type="string" table:style-name="ce10">
            <text:p>SP010980</text:p>
          </table:table-cell>
          <table:table-cell office:value-type="string" table:style-name="ce9">
            <text:p>SIM</text:p>
          </table:table-cell>
          <table:table-cell table:number-columns-repeated="4" table:style-name="ce10"/>
          <table:table-cell office:value-type="string" office:string-value="" table:formula="of:=IF(LEFT([.S63];7)=&quot;Redução&quot;;&quot;SIM&quot;;&quot;&quot;)" table:style-name="ce9"/>
          <table:table-cell office:value-type="string" office:string-value="SIM" table:formula="of:=IF(LEFT([.S63];7)=&quot;Isenção&quot;;&quot;SIM&quot;;&quot;&quot;)" table:style-name="ce9">
            <text:p>SIM</text:p>
          </table:table-cell>
          <table:table-cell office:value-type="string" office:string-value="SIM" table:formula="of:=IF(LEFT([.S63];7)=&quot;Isenção&quot;;&quot;SIM&quot;;&quot;&quot;)" table:style-name="ce9">
            <text:p>SIM</text:p>
          </table:table-cell>
          <table:table-cell table:number-columns-repeated="8" table:style-name="ce10"/>
          <table:table-cell office:value-type="string" table:style-name="ce11">
            <text:p>Artigo 098 do Anexo I do RICMS</text:p>
          </table:table-cell>
          <table:table-cell office:value-type="string" table:style-name="ce11">
            <text:p>Isenção - ALGODÃO</text:p>
          </table:table-cell>
          <table:table-cell table:style-name="ce11"/>
          <table:table-cell table:number-columns-repeated="16364"/>
        </table:table-row>
        <table:table-row table:style-name="ro3">
          <table:table-cell office:value-type="string" table:style-name="ce10">
            <text:p>SP010990</text:p>
          </table:table-cell>
          <table:table-cell office:value-type="string" table:style-name="ce9">
            <text:p>SIM</text:p>
          </table:table-cell>
          <table:table-cell table:number-columns-repeated="4" table:style-name="ce10"/>
          <table:table-cell office:value-type="string" office:string-value="" table:formula="of:=IF(LEFT([.S64];7)=&quot;Redução&quot;;&quot;SIM&quot;;&quot;&quot;)" table:style-name="ce9"/>
          <table:table-cell office:value-type="string" office:string-value="SIM" table:formula="of:=IF(LEFT([.S64];7)=&quot;Isenção&quot;;&quot;SIM&quot;;&quot;&quot;)" table:style-name="ce9">
            <text:p>SIM</text:p>
          </table:table-cell>
          <table:table-cell office:value-type="string" office:string-value="SIM" table:formula="of:=IF(LEFT([.S64];7)=&quot;Isenção&quot;;&quot;SIM&quot;;&quot;&quot;)" table:style-name="ce9">
            <text:p>SIM</text:p>
          </table:table-cell>
          <table:table-cell table:number-columns-repeated="8" table:style-name="ce10"/>
          <table:table-cell office:value-type="string" table:style-name="ce11">
            <text:p>Artigo 099 do Anexo I do RICMS</text:p>
          </table:table-cell>
          <table:table-cell office:value-type="string" table:style-name="ce11">
            <text:p>Isenção - BORRACHA</text:p>
          </table:table-cell>
          <table:table-cell table:style-name="ce11"/>
          <table:table-cell table:number-columns-repeated="16364"/>
        </table:table-row>
        <table:table-row table:style-name="ro3">
          <table:table-cell office:value-type="string" table:style-name="ce10">
            <text:p>SP011010</text:p>
          </table:table-cell>
          <table:table-cell office:value-type="string" table:style-name="ce9">
            <text:p>SIM</text:p>
          </table:table-cell>
          <table:table-cell table:number-columns-repeated="4" table:style-name="ce10"/>
          <table:table-cell office:value-type="string" office:string-value="" table:formula="of:=IF(LEFT([.S65];7)=&quot;Redução&quot;;&quot;SIM&quot;;&quot;&quot;)" table:style-name="ce9"/>
          <table:table-cell office:value-type="string" office:string-value="SIM" table:formula="of:=IF(LEFT([.S65];7)=&quot;Isenção&quot;;&quot;SIM&quot;;&quot;&quot;)" table:style-name="ce9">
            <text:p>SIM</text:p>
          </table:table-cell>
          <table:table-cell office:value-type="string" office:string-value="SIM" table:formula="of:=IF(LEFT([.S65];7)=&quot;Isenção&quot;;&quot;SIM&quot;;&quot;&quot;)" table:style-name="ce9">
            <text:p>SIM</text:p>
          </table:table-cell>
          <table:table-cell table:number-columns-repeated="8" table:style-name="ce10"/>
          <table:table-cell office:value-type="string" table:style-name="ce11">
            <text:p>Artigo 101 do Anexo I do RICMS</text:p>
          </table:table-cell>
          <table:table-cell office:value-type="string" table:style-name="ce11">
            <text:p>Isenção - COELHO E AVE</text:p>
          </table:table-cell>
          <table:table-cell table:style-name="ce11"/>
          <table:table-cell table:number-columns-repeated="16364"/>
        </table:table-row>
        <table:table-row table:style-name="ro3">
          <table:table-cell office:value-type="string" table:style-name="ce10">
            <text:p>SP011020</text:p>
          </table:table-cell>
          <table:table-cell office:value-type="string" table:style-name="ce9">
            <text:p>SIM</text:p>
          </table:table-cell>
          <table:table-cell table:number-columns-repeated="4" table:style-name="ce10"/>
          <table:table-cell office:value-type="string" office:string-value="" table:formula="of:=IF(LEFT([.S66];7)=&quot;Redução&quot;;&quot;SIM&quot;;&quot;&quot;)" table:style-name="ce9"/>
          <table:table-cell office:value-type="string" office:string-value="SIM" table:formula="of:=IF(LEFT([.S66];7)=&quot;Isenção&quot;;&quot;SIM&quot;;&quot;&quot;)" table:style-name="ce9">
            <text:p>SIM</text:p>
          </table:table-cell>
          <table:table-cell office:value-type="string" office:string-value="SIM" table:formula="of:=IF(LEFT([.S66];7)=&quot;Isenção&quot;;&quot;SIM&quot;;&quot;&quot;)" table:style-name="ce9">
            <text:p>SIM</text:p>
          </table:table-cell>
          <table:table-cell table:number-columns-repeated="8" table:style-name="ce10"/>
          <table:table-cell office:value-type="string" table:style-name="ce11">
            <text:p>Artigo 102 do Anexo I do RICMS</text:p>
          </table:table-cell>
          <table:table-cell office:value-type="string" table:style-name="ce11">
            <text:p>Isenção - GADO</text:p>
          </table:table-cell>
          <table:table-cell table:style-name="ce11"/>
          <table:table-cell table:number-columns-repeated="16364"/>
        </table:table-row>
        <table:table-row table:style-name="ro3">
          <table:table-cell office:value-type="string" table:style-name="ce10">
            <text:p>SP011030</text:p>
          </table:table-cell>
          <table:table-cell office:value-type="string" table:style-name="ce9">
            <text:p>SIM</text:p>
          </table:table-cell>
          <table:table-cell table:number-columns-repeated="4" table:style-name="ce10"/>
          <table:table-cell office:value-type="string" office:string-value="" table:formula="of:=IF(LEFT([.S67];7)=&quot;Redução&quot;;&quot;SIM&quot;;&quot;&quot;)" table:style-name="ce9"/>
          <table:table-cell office:value-type="string" office:string-value="SIM" table:formula="of:=IF(LEFT([.S67];7)=&quot;Isenção&quot;;&quot;SIM&quot;;&quot;&quot;)" table:style-name="ce9">
            <text:p>SIM</text:p>
          </table:table-cell>
          <table:table-cell office:value-type="string" office:string-value="SIM" table:formula="of:=IF(LEFT([.S67];7)=&quot;Isenção&quot;;&quot;SIM&quot;;&quot;&quot;)" table:style-name="ce9">
            <text:p>SIM</text:p>
          </table:table-cell>
          <table:table-cell table:number-columns-repeated="8" table:style-name="ce10"/>
          <table:table-cell office:value-type="string" table:style-name="ce11">
            <text:p>Artigo 103 do Anexo I do RICMS</text:p>
          </table:table-cell>
          <table:table-cell office:value-type="string" table:style-name="ce11">
            <text:p>Isenção - LEITE</text:p>
          </table:table-cell>
          <table:table-cell table:style-name="ce11"/>
          <table:table-cell table:number-columns-repeated="16364"/>
        </table:table-row>
        <table:table-row table:style-name="ro3">
          <table:table-cell office:value-type="string" table:style-name="ce10">
            <text:p>SP011040</text:p>
          </table:table-cell>
          <table:table-cell office:value-type="string" table:style-name="ce9">
            <text:p>SIM</text:p>
          </table:table-cell>
          <table:table-cell table:number-columns-repeated="4" table:style-name="ce10"/>
          <table:table-cell office:value-type="string" office:string-value="" table:formula="of:=IF(LEFT([.S68];7)=&quot;Redução&quot;;&quot;SIM&quot;;&quot;&quot;)" table:style-name="ce9"/>
          <table:table-cell office:value-type="string" office:string-value="SIM" table:formula="of:=IF(LEFT([.S68];7)=&quot;Isenção&quot;;&quot;SIM&quot;;&quot;&quot;)" table:style-name="ce9">
            <text:p>SIM</text:p>
          </table:table-cell>
          <table:table-cell office:value-type="string" office:string-value="SIM" table:formula="of:=IF(LEFT([.S68];7)=&quot;Isenção&quot;;&quot;SIM&quot;;&quot;&quot;)" table:style-name="ce9">
            <text:p>SIM</text:p>
          </table:table-cell>
          <table:table-cell table:number-columns-repeated="8" table:style-name="ce10"/>
          <table:table-cell office:value-type="string" table:style-name="ce11">
            <text:p>Artigo 104 do Anexo I do RICMS</text:p>
          </table:table-cell>
          <table:table-cell office:value-type="string" table:style-name="ce11">
            <text:p>Isenção - HORTIFRUTIGRANJEIROS PARA INDUSTRIALIZAÇÃO</text:p>
          </table:table-cell>
          <table:table-cell table:style-name="ce11"/>
          <table:table-cell table:number-columns-repeated="16364"/>
        </table:table-row>
        <table:table-row table:style-name="ro3">
          <table:table-cell office:value-type="string" table:style-name="ce10">
            <text:p>SP011050</text:p>
          </table:table-cell>
          <table:table-cell office:value-type="string" table:style-name="ce9">
            <text:p>SIM</text:p>
          </table:table-cell>
          <table:table-cell table:number-columns-repeated="4" table:style-name="ce10"/>
          <table:table-cell office:value-type="string" office:string-value="" table:formula="of:=IF(LEFT([.S69];7)=&quot;Redução&quot;;&quot;SIM&quot;;&quot;&quot;)" table:style-name="ce9"/>
          <table:table-cell office:value-type="string" office:string-value="SIM" table:formula="of:=IF(LEFT([.S69];7)=&quot;Isenção&quot;;&quot;SIM&quot;;&quot;&quot;)" table:style-name="ce9">
            <text:p>SIM</text:p>
          </table:table-cell>
          <table:table-cell office:value-type="string" office:string-value="SIM" table:formula="of:=IF(LEFT([.S69];7)=&quot;Isenção&quot;;&quot;SIM&quot;;&quot;&quot;)" table:style-name="ce9">
            <text:p>SIM</text:p>
          </table:table-cell>
          <table:table-cell table:number-columns-repeated="8" table:style-name="ce10"/>
          <table:table-cell office:value-type="string" table:style-name="ce11">
            <text:p>Artigo 105 do Anexo I do RICMS</text:p>
          </table:table-cell>
          <table:table-cell office:value-type="string" table:style-name="ce11">
            <text:p>Isenção - PARTES E PEÇAS PARA FABRICAÇÃO DE TRATOR, CAMINHÃO E ÔNIBUS</text:p>
          </table:table-cell>
          <table:table-cell table:style-name="ce11"/>
          <table:table-cell table:number-columns-repeated="16364"/>
        </table:table-row>
        <table:table-row table:style-name="ro3">
          <table:table-cell office:value-type="string" table:style-name="ce10">
            <text:p>SP011070</text:p>
          </table:table-cell>
          <table:table-cell office:value-type="string" table:style-name="ce9">
            <text:p>SIM</text:p>
          </table:table-cell>
          <table:table-cell table:number-columns-repeated="4" table:style-name="ce10"/>
          <table:table-cell office:value-type="string" office:string-value="" table:formula="of:=IF(LEFT([.S70];7)=&quot;Redução&quot;;&quot;SIM&quot;;&quot;&quot;)" table:style-name="ce9"/>
          <table:table-cell office:value-type="string" office:string-value="SIM" table:formula="of:=IF(LEFT([.S70];7)=&quot;Isenção&quot;;&quot;SIM&quot;;&quot;&quot;)" table:style-name="ce9">
            <text:p>SIM</text:p>
          </table:table-cell>
          <table:table-cell office:value-type="string" office:string-value="SIM" table:formula="of:=IF(LEFT([.S70];7)=&quot;Isenção&quot;;&quot;SIM&quot;;&quot;&quot;)" table:style-name="ce9">
            <text:p>SIM</text:p>
          </table:table-cell>
          <table:table-cell table:number-columns-repeated="8" table:style-name="ce10"/>
          <table:table-cell office:value-type="string" table:style-name="ce11">
            <text:p>Artigo 107 do Anexo I do RICMS</text:p>
          </table:table-cell>
          <table:table-cell office:value-type="string" table:style-name="ce11">
            <text:p>Isenção - INDÚSTRIA NAVAL/INFRA-ESTRUTURA PORTUÁRIA</text:p>
          </table:table-cell>
          <table:table-cell table:style-name="ce11"/>
          <table:table-cell table:number-columns-repeated="16364"/>
        </table:table-row>
        <table:table-row table:style-name="ro3">
          <table:table-cell office:value-type="string" table:style-name="ce10">
            <text:p>SP011090</text:p>
          </table:table-cell>
          <table:table-cell office:value-type="string" table:style-name="ce9">
            <text:p>SIM</text:p>
          </table:table-cell>
          <table:table-cell table:number-columns-repeated="4" table:style-name="ce10"/>
          <table:table-cell office:value-type="string" office:string-value="" table:formula="of:=IF(LEFT([.S71];7)=&quot;Redução&quot;;&quot;SIM&quot;;&quot;&quot;)" table:style-name="ce9"/>
          <table:table-cell office:value-type="string" office:string-value="SIM" table:formula="of:=IF(LEFT([.S71];7)=&quot;Isenção&quot;;&quot;SIM&quot;;&quot;&quot;)" table:style-name="ce9">
            <text:p>SIM</text:p>
          </table:table-cell>
          <table:table-cell office:value-type="string" office:string-value="SIM" table:formula="of:=IF(LEFT([.S71];7)=&quot;Isenção&quot;;&quot;SIM&quot;;&quot;&quot;)" table:style-name="ce9">
            <text:p>SIM</text:p>
          </table:table-cell>
          <table:table-cell table:number-columns-repeated="8" table:style-name="ce10"/>
          <table:table-cell office:value-type="string" table:style-name="ce11">
            <text:p>Artigo 109 do Anexo I do RICMS</text:p>
          </table:table-cell>
          <table:table-cell office:value-type="string" table:style-name="ce11">
            <text:p>Isenção - AERONAVES - INSUMOS PARA A FABRICAÇÃO</text:p>
          </table:table-cell>
          <table:table-cell table:style-name="ce11"/>
          <table:table-cell table:number-columns-repeated="16364"/>
        </table:table-row>
        <table:table-row table:style-name="ro3">
          <table:table-cell office:value-type="string" table:style-name="ce10">
            <text:p>SP011120</text:p>
          </table:table-cell>
          <table:table-cell office:value-type="string" table:style-name="ce9">
            <text:p>SIM</text:p>
          </table:table-cell>
          <table:table-cell table:number-columns-repeated="4" table:style-name="ce10"/>
          <table:table-cell office:value-type="string" office:string-value="" table:formula="of:=IF(LEFT([.S72];7)=&quot;Redução&quot;;&quot;SIM&quot;;&quot;&quot;)" table:style-name="ce9"/>
          <table:table-cell office:value-type="string" office:string-value="SIM" table:formula="of:=IF(LEFT([.S72];7)=&quot;Isenção&quot;;&quot;SIM&quot;;&quot;&quot;)" table:style-name="ce9">
            <text:p>SIM</text:p>
          </table:table-cell>
          <table:table-cell office:value-type="string" office:string-value="SIM" table:formula="of:=IF(LEFT([.S72];7)=&quot;Isenção&quot;;&quot;SIM&quot;;&quot;&quot;)" table:style-name="ce9">
            <text:p>SIM</text:p>
          </table:table-cell>
          <table:table-cell table:number-columns-repeated="8" table:style-name="ce10"/>
          <table:table-cell office:value-type="string" table:style-name="ce11">
            <text:p>Artigo 112 do Anexo I do RICMS</text:p>
          </table:table-cell>
          <table:table-cell office:value-type="string" table:style-name="ce11">
            <text:p>Isenção - FUNDAÇÃO ZERBINI</text:p>
          </table:table-cell>
          <table:table-cell table:style-name="ce11"/>
          <table:table-cell table:number-columns-repeated="16364"/>
        </table:table-row>
        <table:table-row table:style-name="ro3">
          <table:table-cell office:value-type="string" table:style-name="ce10">
            <text:p>SP011130</text:p>
          </table:table-cell>
          <table:table-cell office:value-type="string" table:style-name="ce9">
            <text:p>SIM</text:p>
          </table:table-cell>
          <table:table-cell table:number-columns-repeated="4" table:style-name="ce10"/>
          <table:table-cell office:value-type="string" office:string-value="" table:formula="of:=IF(LEFT([.S73];7)=&quot;Redução&quot;;&quot;SIM&quot;;&quot;&quot;)" table:style-name="ce9"/>
          <table:table-cell office:value-type="string" office:string-value="SIM" table:formula="of:=IF(LEFT([.S73];7)=&quot;Isenção&quot;;&quot;SIM&quot;;&quot;&quot;)" table:style-name="ce9">
            <text:p>SIM</text:p>
          </table:table-cell>
          <table:table-cell office:value-type="string" office:string-value="SIM" table:formula="of:=IF(LEFT([.S73];7)=&quot;Isenção&quot;;&quot;SIM&quot;;&quot;&quot;)" table:style-name="ce9">
            <text:p>SIM</text:p>
          </table:table-cell>
          <table:table-cell table:number-columns-repeated="8" table:style-name="ce10"/>
          <table:table-cell office:value-type="string" table:style-name="ce11">
            <text:p>Artigo 113 do Anexo I do RICMS</text:p>
          </table:table-cell>
          <table:table-cell office:value-type="string" table:style-name="ce11">
            <text:p>Isenção - AMIGOS DO BEM - DOAÇÃO</text:p>
          </table:table-cell>
          <table:table-cell table:style-name="ce11"/>
          <table:table-cell table:number-columns-repeated="16364"/>
        </table:table-row>
        <table:table-row table:style-name="ro3">
          <table:table-cell office:value-type="string" table:style-name="ce10">
            <text:p>SP011150</text:p>
          </table:table-cell>
          <table:table-cell office:value-type="string" table:style-name="ce9">
            <text:p>SIM</text:p>
          </table:table-cell>
          <table:table-cell table:number-columns-repeated="4" table:style-name="ce10"/>
          <table:table-cell office:value-type="string" office:string-value="" table:formula="of:=IF(LEFT([.S74];7)=&quot;Redução&quot;;&quot;SIM&quot;;&quot;&quot;)" table:style-name="ce9"/>
          <table:table-cell office:value-type="string" office:string-value="SIM" table:formula="of:=IF(LEFT([.S74];7)=&quot;Isenção&quot;;&quot;SIM&quot;;&quot;&quot;)" table:style-name="ce9">
            <text:p>SIM</text:p>
          </table:table-cell>
          <table:table-cell office:value-type="string" office:string-value="SIM" table:formula="of:=IF(LEFT([.S74];7)=&quot;Isenção&quot;;&quot;SIM&quot;;&quot;&quot;)" table:style-name="ce9">
            <text:p>SIM</text:p>
          </table:table-cell>
          <table:table-cell table:number-columns-repeated="8" table:style-name="ce10"/>
          <table:table-cell office:value-type="string" table:style-name="ce11">
            <text:p>Artigo 115 do Anexo I do RICMS</text:p>
          </table:table-cell>
          <table:table-cell office:value-type="string" table:style-name="ce11">
            <text:p>Isenção - FARMÁCIA POPULAR DO BRASIL</text:p>
          </table:table-cell>
          <table:table-cell table:style-name="ce11"/>
          <table:table-cell table:number-columns-repeated="16364"/>
        </table:table-row>
        <table:table-row table:style-name="ro3">
          <table:table-cell office:value-type="string" table:style-name="ce10">
            <text:p>SP011160</text:p>
          </table:table-cell>
          <table:table-cell office:value-type="string" table:style-name="ce9">
            <text:p>SIM</text:p>
          </table:table-cell>
          <table:table-cell table:number-columns-repeated="4" table:style-name="ce10"/>
          <table:table-cell office:value-type="string" office:string-value="" table:formula="of:=IF(LEFT([.S75];7)=&quot;Redução&quot;;&quot;SIM&quot;;&quot;&quot;)" table:style-name="ce9"/>
          <table:table-cell office:value-type="string" office:string-value="SIM" table:formula="of:=IF(LEFT([.S75];7)=&quot;Isenção&quot;;&quot;SIM&quot;;&quot;&quot;)" table:style-name="ce9">
            <text:p>SIM</text:p>
          </table:table-cell>
          <table:table-cell office:value-type="string" office:string-value="SIM" table:formula="of:=IF(LEFT([.S75];7)=&quot;Isenção&quot;;&quot;SIM&quot;;&quot;&quot;)" table:style-name="ce9">
            <text:p>SIM</text:p>
          </table:table-cell>
          <table:table-cell table:number-columns-repeated="8" table:style-name="ce10"/>
          <table:table-cell office:value-type="string" table:style-name="ce11">
            <text:p>Artigo 116 do Anexo I do RICMS</text:p>
          </table:table-cell>
          <table:table-cell office:value-type="string" table:style-name="ce11">
            <text:p>Isenção - REPORTO - MODERNIZAÇÃO DE ZONAS PORTUÁRIAS</text:p>
          </table:table-cell>
          <table:table-cell table:style-name="ce11"/>
          <table:table-cell table:number-columns-repeated="16364"/>
        </table:table-row>
        <table:table-row table:style-name="ro3">
          <table:table-cell office:value-type="string" table:style-name="ce10">
            <text:p>SP011170</text:p>
          </table:table-cell>
          <table:table-cell office:value-type="string" table:style-name="ce9">
            <text:p>SIM</text:p>
          </table:table-cell>
          <table:table-cell table:number-columns-repeated="4" table:style-name="ce10"/>
          <table:table-cell office:value-type="string" office:string-value="" table:formula="of:=IF(LEFT([.S76];7)=&quot;Redução&quot;;&quot;SIM&quot;;&quot;&quot;)" table:style-name="ce9"/>
          <table:table-cell office:value-type="string" office:string-value="SIM" table:formula="of:=IF(LEFT([.S76];7)=&quot;Isenção&quot;;&quot;SIM&quot;;&quot;&quot;)" table:style-name="ce9">
            <text:p>SIM</text:p>
          </table:table-cell>
          <table:table-cell office:value-type="string" office:string-value="SIM" table:formula="of:=IF(LEFT([.S76];7)=&quot;Isenção&quot;;&quot;SIM&quot;;&quot;&quot;)" table:style-name="ce9">
            <text:p>SIM</text:p>
          </table:table-cell>
          <table:table-cell table:number-columns-repeated="8" table:style-name="ce10"/>
          <table:table-cell office:value-type="string" table:style-name="ce11">
            <text:p>Artigo 117 do Anexo I do RICMS</text:p>
          </table:table-cell>
          <table:table-cell office:value-type="string" table:style-name="ce11">
            <text:p>Isenção - DEPÓSITO AFIANÇADO</text:p>
          </table:table-cell>
          <table:table-cell table:style-name="ce11"/>
          <table:table-cell table:number-columns-repeated="16364"/>
        </table:table-row>
        <table:table-row table:style-name="ro3">
          <table:table-cell office:value-type="string" table:style-name="ce10">
            <text:p>SP011190</text:p>
          </table:table-cell>
          <table:table-cell office:value-type="string" table:style-name="ce9">
            <text:p>SIM</text:p>
          </table:table-cell>
          <table:table-cell table:number-columns-repeated="4" table:style-name="ce10"/>
          <table:table-cell office:value-type="string" office:string-value="" table:formula="of:=IF(LEFT([.S77];7)=&quot;Redução&quot;;&quot;SIM&quot;;&quot;&quot;)" table:style-name="ce9"/>
          <table:table-cell office:value-type="string" office:string-value="SIM" table:formula="of:=IF(LEFT([.S77];7)=&quot;Isenção&quot;;&quot;SIM&quot;;&quot;&quot;)" table:style-name="ce9">
            <text:p>SIM</text:p>
          </table:table-cell>
          <table:table-cell office:value-type="string" office:string-value="SIM" table:formula="of:=IF(LEFT([.S77];7)=&quot;Isenção&quot;;&quot;SIM&quot;;&quot;&quot;)" table:style-name="ce9">
            <text:p>SIM</text:p>
          </table:table-cell>
          <table:table-cell table:number-columns-repeated="8" table:style-name="ce10"/>
          <table:table-cell office:value-type="string" table:style-name="ce11">
            <text:p>Artigo 119 do Anexo I do RICMS</text:p>
          </table:table-cell>
          <table:table-cell office:value-type="string" table:style-name="ce11">
            <text:p>Isenção - PILHAS E BATERIAS USADAS</text:p>
          </table:table-cell>
          <table:table-cell table:style-name="ce11"/>
          <table:table-cell table:number-columns-repeated="16364"/>
        </table:table-row>
        <table:table-row table:style-name="ro3">
          <table:table-cell office:value-type="string" table:style-name="ce10">
            <text:p>SP011200</text:p>
          </table:table-cell>
          <table:table-cell office:value-type="string" table:style-name="ce9">
            <text:p>SIM</text:p>
          </table:table-cell>
          <table:table-cell table:number-columns-repeated="4" table:style-name="ce10"/>
          <table:table-cell office:value-type="string" office:string-value="" table:formula="of:=IF(LEFT([.S78];7)=&quot;Redução&quot;;&quot;SIM&quot;;&quot;&quot;)" table:style-name="ce9"/>
          <table:table-cell office:value-type="string" office:string-value="SIM" table:formula="of:=IF(LEFT([.S78];7)=&quot;Isenção&quot;;&quot;SIM&quot;;&quot;&quot;)" table:style-name="ce9">
            <text:p>SIM</text:p>
          </table:table-cell>
          <table:table-cell office:value-type="string" office:string-value="SIM" table:formula="of:=IF(LEFT([.S78];7)=&quot;Isenção&quot;;&quot;SIM&quot;;&quot;&quot;)" table:style-name="ce9">
            <text:p>SIM</text:p>
          </table:table-cell>
          <table:table-cell table:number-columns-repeated="8" table:style-name="ce10"/>
          <table:table-cell office:value-type="string" table:style-name="ce11">
            <text:p>Artigo 120 do Anexo I do RICMS</text:p>
          </table:table-cell>
          <table:table-cell office:value-type="string" table:style-name="ce11">
            <text:p>Isenção - ÓRGÃOS PÚBLICOS - PROGRAMAS DE FORTALECIMENTO E MODERNIZAÇÃO ESTADUAL</text:p>
          </table:table-cell>
          <table:table-cell table:style-name="ce11"/>
          <table:table-cell table:number-columns-repeated="16364"/>
        </table:table-row>
        <table:table-row table:style-name="ro3">
          <table:table-cell office:value-type="string" table:style-name="ce10">
            <text:p>SP011230</text:p>
          </table:table-cell>
          <table:table-cell office:value-type="string" table:style-name="ce9">
            <text:p>SIM</text:p>
          </table:table-cell>
          <table:table-cell table:number-columns-repeated="4" table:style-name="ce10"/>
          <table:table-cell office:value-type="string" office:string-value="" table:formula="of:=IF(LEFT([.S79];7)=&quot;Redução&quot;;&quot;SIM&quot;;&quot;&quot;)" table:style-name="ce9"/>
          <table:table-cell office:value-type="string" office:string-value="SIM" table:formula="of:=IF(LEFT([.S79];7)=&quot;Isenção&quot;;&quot;SIM&quot;;&quot;&quot;)" table:style-name="ce9">
            <text:p>SIM</text:p>
          </table:table-cell>
          <table:table-cell office:value-type="string" office:string-value="SIM" table:formula="of:=IF(LEFT([.S79];7)=&quot;Isenção&quot;;&quot;SIM&quot;;&quot;&quot;)" table:style-name="ce9">
            <text:p>SIM</text:p>
          </table:table-cell>
          <table:table-cell table:number-columns-repeated="8" table:style-name="ce10"/>
          <table:table-cell office:value-type="string" table:style-name="ce11">
            <text:p>Artigo 123 do Anexo I do RICMS</text:p>
          </table:table-cell>
          <table:table-cell office:value-type="string" table:style-name="ce11">
            <text:p>Isenção - FARINHA DE MANDIOCA</text:p>
          </table:table-cell>
          <table:table-cell table:style-name="ce11"/>
          <table:table-cell table:number-columns-repeated="16364"/>
        </table:table-row>
        <table:table-row table:style-name="ro3">
          <table:table-cell office:value-type="string" table:style-name="ce10">
            <text:p>SP011270</text:p>
          </table:table-cell>
          <table:table-cell office:value-type="string" table:style-name="ce9">
            <text:p>SIM</text:p>
          </table:table-cell>
          <table:table-cell table:number-columns-repeated="4" table:style-name="ce10"/>
          <table:table-cell office:value-type="string" office:string-value="" table:formula="of:=IF(LEFT([.S80];7)=&quot;Redução&quot;;&quot;SIM&quot;;&quot;&quot;)" table:style-name="ce9"/>
          <table:table-cell office:value-type="string" office:string-value="SIM" table:formula="of:=IF(LEFT([.S80];7)=&quot;Isenção&quot;;&quot;SIM&quot;;&quot;&quot;)" table:style-name="ce9">
            <text:p>SIM</text:p>
          </table:table-cell>
          <table:table-cell office:value-type="string" office:string-value="SIM" table:formula="of:=IF(LEFT([.S80];7)=&quot;Isenção&quot;;&quot;SIM&quot;;&quot;&quot;)" table:style-name="ce9">
            <text:p>SIM</text:p>
          </table:table-cell>
          <table:table-cell table:number-columns-repeated="8" table:style-name="ce10"/>
          <table:table-cell office:value-type="string" table:style-name="ce11">
            <text:p>Artigo 127 do Anexo I do RICMS</text:p>
          </table:table-cell>
          <table:table-cell office:value-type="string" table:style-name="ce11">
            <text:p>Isenção - PEÇA DE VEÍCULO AUTOMOTOR SUBSTITUÍDA EM GARANTIA</text:p>
          </table:table-cell>
          <table:table-cell table:style-name="ce11"/>
          <table:table-cell table:number-columns-repeated="16364"/>
        </table:table-row>
        <table:table-row table:style-name="ro3">
          <table:table-cell office:value-type="string" table:style-name="ce10">
            <text:p>SP011290</text:p>
          </table:table-cell>
          <table:table-cell office:value-type="string" table:style-name="ce9">
            <text:p>SIM</text:p>
          </table:table-cell>
          <table:table-cell table:number-columns-repeated="4" table:style-name="ce10"/>
          <table:table-cell office:value-type="string" office:string-value="" table:formula="of:=IF(LEFT([.S81];7)=&quot;Redução&quot;;&quot;SIM&quot;;&quot;&quot;)" table:style-name="ce9"/>
          <table:table-cell office:value-type="string" office:string-value="SIM" table:formula="of:=IF(LEFT([.S81];7)=&quot;Isenção&quot;;&quot;SIM&quot;;&quot;&quot;)" table:style-name="ce9">
            <text:p>SIM</text:p>
          </table:table-cell>
          <table:table-cell office:value-type="string" office:string-value="SIM" table:formula="of:=IF(LEFT([.S81];7)=&quot;Isenção&quot;;&quot;SIM&quot;;&quot;&quot;)" table:style-name="ce9">
            <text:p>SIM</text:p>
          </table:table-cell>
          <table:table-cell table:number-columns-repeated="8" table:style-name="ce10"/>
          <table:table-cell office:value-type="string" table:style-name="ce11">
            <text:p>Artigo 129 do Anexo I do RICMS</text:p>
          </table:table-cell>
          <table:table-cell office:value-type="string" table:style-name="ce11">
            <text:p>Isenção - REAGENTE PARA DIAGNÓSTICO DA DOENÇA DE CHAGAS</text:p>
          </table:table-cell>
          <table:table-cell table:style-name="ce11"/>
          <table:table-cell table:number-columns-repeated="16364"/>
        </table:table-row>
        <table:table-row table:style-name="ro3">
          <table:table-cell office:value-type="string" table:style-name="ce10">
            <text:p>SP011300</text:p>
          </table:table-cell>
          <table:table-cell office:value-type="string" table:style-name="ce9">
            <text:p>SIM</text:p>
          </table:table-cell>
          <table:table-cell table:number-columns-repeated="4" table:style-name="ce10"/>
          <table:table-cell office:value-type="string" office:string-value="" table:formula="of:=IF(LEFT([.S82];7)=&quot;Redução&quot;;&quot;SIM&quot;;&quot;&quot;)" table:style-name="ce9"/>
          <table:table-cell office:value-type="string" office:string-value="SIM" table:formula="of:=IF(LEFT([.S82];7)=&quot;Isenção&quot;;&quot;SIM&quot;;&quot;&quot;)" table:style-name="ce9">
            <text:p>SIM</text:p>
          </table:table-cell>
          <table:table-cell office:value-type="string" office:string-value="SIM" table:formula="of:=IF(LEFT([.S82];7)=&quot;Isenção&quot;;&quot;SIM&quot;;&quot;&quot;)" table:style-name="ce9">
            <text:p>SIM</text:p>
          </table:table-cell>
          <table:table-cell table:number-columns-repeated="8" table:style-name="ce10"/>
          <table:table-cell office:value-type="string" table:style-name="ce11">
            <text:p>Artigo 130 do Anexo I do RICMS</text:p>
          </table:table-cell>
          <table:table-cell office:value-type="string" table:style-name="ce11">
            <text:p>Isenção - MEDICAMENTOS E EQUIPAMENTOS DESTINADOS À PESQUISA COM SERES HUMANOS</text:p>
          </table:table-cell>
          <table:table-cell table:style-name="ce11"/>
          <table:table-cell table:number-columns-repeated="16364"/>
        </table:table-row>
        <table:table-row table:style-name="ro3">
          <table:table-cell office:value-type="string" table:style-name="ce10">
            <text:p>SP011320</text:p>
          </table:table-cell>
          <table:table-cell office:value-type="string" table:style-name="ce9">
            <text:p>SIM</text:p>
          </table:table-cell>
          <table:table-cell table:number-columns-repeated="4" table:style-name="ce10"/>
          <table:table-cell office:value-type="string" office:string-value="" table:formula="of:=IF(LEFT([.S83];7)=&quot;Redução&quot;;&quot;SIM&quot;;&quot;&quot;)" table:style-name="ce9"/>
          <table:table-cell office:value-type="string" office:string-value="SIM" table:formula="of:=IF(LEFT([.S83];7)=&quot;Isenção&quot;;&quot;SIM&quot;;&quot;&quot;)" table:style-name="ce9">
            <text:p>SIM</text:p>
          </table:table-cell>
          <table:table-cell office:value-type="string" office:string-value="SIM" table:formula="of:=IF(LEFT([.S83];7)=&quot;Isenção&quot;;&quot;SIM&quot;;&quot;&quot;)" table:style-name="ce9">
            <text:p>SIM</text:p>
          </table:table-cell>
          <table:table-cell table:number-columns-repeated="8" table:style-name="ce10"/>
          <table:table-cell office:value-type="string" table:style-name="ce11">
            <text:p>Artigo 132 do Anexo I do RICMS</text:p>
          </table:table-cell>
          <table:table-cell office:value-type="string" table:style-name="ce11">
            <text:p>Isenção - PEÇA SUBSTITUÍDA EM VIRTUDE DE GARANTIA</text:p>
          </table:table-cell>
          <table:table-cell table:style-name="ce11"/>
          <table:table-cell table:number-columns-repeated="16364"/>
        </table:table-row>
        <table:table-row table:style-name="ro3">
          <table:table-cell office:value-type="string" table:style-name="ce10">
            <text:p>SP011330</text:p>
          </table:table-cell>
          <table:table-cell office:value-type="string" table:style-name="ce9">
            <text:p>SIM</text:p>
          </table:table-cell>
          <table:table-cell table:number-columns-repeated="4" table:style-name="ce10"/>
          <table:table-cell office:value-type="string" office:string-value="" table:formula="of:=IF(LEFT([.S84];7)=&quot;Redução&quot;;&quot;SIM&quot;;&quot;&quot;)" table:style-name="ce9"/>
          <table:table-cell office:value-type="string" office:string-value="SIM" table:formula="of:=IF(LEFT([.S84];7)=&quot;Isenção&quot;;&quot;SIM&quot;;&quot;&quot;)" table:style-name="ce9">
            <text:p>SIM</text:p>
          </table:table-cell>
          <table:table-cell office:value-type="string" office:string-value="SIM" table:formula="of:=IF(LEFT([.S84];7)=&quot;Isenção&quot;;&quot;SIM&quot;;&quot;&quot;)" table:style-name="ce9">
            <text:p>SIM</text:p>
          </table:table-cell>
          <table:table-cell table:number-columns-repeated="8" table:style-name="ce10"/>
          <table:table-cell office:value-type="string" table:style-name="ce11">
            <text:p>Artigo 133 do Anexo I do RICMS</text:p>
          </table:table-cell>
          <table:table-cell office:value-type="string" table:style-name="ce11">
            <text:p>Isenção - METRÔ - IMPLANTAÇÃO DA LINHA 4</text:p>
          </table:table-cell>
          <table:table-cell table:style-name="ce11"/>
          <table:table-cell table:number-columns-repeated="16364"/>
        </table:table-row>
        <table:table-row table:style-name="ro3">
          <table:table-cell office:value-type="string" table:style-name="ce10">
            <text:p>SP011340</text:p>
          </table:table-cell>
          <table:table-cell office:value-type="string" table:style-name="ce9">
            <text:p>SIM</text:p>
          </table:table-cell>
          <table:table-cell table:number-columns-repeated="4" table:style-name="ce10"/>
          <table:table-cell office:value-type="string" office:string-value="" table:formula="of:=IF(LEFT([.S85];7)=&quot;Redução&quot;;&quot;SIM&quot;;&quot;&quot;)" table:style-name="ce9"/>
          <table:table-cell office:value-type="string" office:string-value="SIM" table:formula="of:=IF(LEFT([.S85];7)=&quot;Isenção&quot;;&quot;SIM&quot;;&quot;&quot;)" table:style-name="ce9">
            <text:p>SIM</text:p>
          </table:table-cell>
          <table:table-cell office:value-type="string" office:string-value="SIM" table:formula="of:=IF(LEFT([.S85];7)=&quot;Isenção&quot;;&quot;SIM&quot;;&quot;&quot;)" table:style-name="ce9">
            <text:p>SIM</text:p>
          </table:table-cell>
          <table:table-cell table:number-columns-repeated="8" table:style-name="ce10"/>
          <table:table-cell office:value-type="string" table:style-name="ce11">
            <text:p>Artigo 134 do Anexo I do RICMS</text:p>
          </table:table-cell>
          <table:table-cell office:value-type="string" table:style-name="ce11">
            <text:p>Isenção - PROGRAMA CAMINHO DA ESCOLA - MINISTÉRIO DA EDUCAÇÃO</text:p>
          </table:table-cell>
          <table:table-cell table:style-name="ce11"/>
          <table:table-cell table:number-columns-repeated="16364"/>
        </table:table-row>
        <table:table-row table:style-name="ro3">
          <table:table-cell office:value-type="string" table:style-name="ce10">
            <text:p>SP011350</text:p>
          </table:table-cell>
          <table:table-cell office:value-type="string" table:style-name="ce9">
            <text:p>SIM</text:p>
          </table:table-cell>
          <table:table-cell table:number-columns-repeated="4" table:style-name="ce10"/>
          <table:table-cell office:value-type="string" office:string-value="" table:formula="of:=IF(LEFT([.S86];7)=&quot;Redução&quot;;&quot;SIM&quot;;&quot;&quot;)" table:style-name="ce9"/>
          <table:table-cell office:value-type="string" office:string-value="SIM" table:formula="of:=IF(LEFT([.S86];7)=&quot;Isenção&quot;;&quot;SIM&quot;;&quot;&quot;)" table:style-name="ce9">
            <text:p>SIM</text:p>
          </table:table-cell>
          <table:table-cell office:value-type="string" office:string-value="SIM" table:formula="of:=IF(LEFT([.S86];7)=&quot;Isenção&quot;;&quot;SIM&quot;;&quot;&quot;)" table:style-name="ce9">
            <text:p>SIM</text:p>
          </table:table-cell>
          <table:table-cell table:number-columns-repeated="8" table:style-name="ce10"/>
          <table:table-cell office:value-type="string" table:style-name="ce11">
            <text:p>Artigo 135 do Anexo I do RICMS</text:p>
          </table:table-cell>
          <table:table-cell office:value-type="string" table:style-name="ce11">
            <text:p>Isenção - FARINHA DE TRIGO E PRODUTOS RESULTANTES DE SUA INDUSTRIALIZAÇÃO</text:p>
          </table:table-cell>
          <table:table-cell table:style-name="ce11"/>
          <table:table-cell table:number-columns-repeated="16364"/>
        </table:table-row>
        <table:table-row table:style-name="ro3">
          <table:table-cell office:value-type="string" table:style-name="ce10">
            <text:p>SP011360</text:p>
          </table:table-cell>
          <table:table-cell office:value-type="string" table:style-name="ce9">
            <text:p>SIM</text:p>
          </table:table-cell>
          <table:table-cell table:number-columns-repeated="4" table:style-name="ce10"/>
          <table:table-cell office:value-type="string" office:string-value="" table:formula="of:=IF(LEFT([.S87];7)=&quot;Redução&quot;;&quot;SIM&quot;;&quot;&quot;)" table:style-name="ce9"/>
          <table:table-cell office:value-type="string" office:string-value="SIM" table:formula="of:=IF(LEFT([.S87];7)=&quot;Isenção&quot;;&quot;SIM&quot;;&quot;&quot;)" table:style-name="ce9">
            <text:p>SIM</text:p>
          </table:table-cell>
          <table:table-cell office:value-type="string" office:string-value="SIM" table:formula="of:=IF(LEFT([.S87];7)=&quot;Isenção&quot;;&quot;SIM&quot;;&quot;&quot;)" table:style-name="ce9">
            <text:p>SIM</text:p>
          </table:table-cell>
          <table:table-cell table:number-columns-repeated="8" table:style-name="ce10"/>
          <table:table-cell office:value-type="string" table:style-name="ce11">
            <text:p>Artigo 136 do Anexo I do RICMS</text:p>
          </table:table-cell>
          <table:table-cell office:value-type="string" table:style-name="ce11">
            <text:p>Isenção - GESAC - GOVERNO FEDERAL</text:p>
          </table:table-cell>
          <table:table-cell table:style-name="ce11"/>
          <table:table-cell table:number-columns-repeated="16364"/>
        </table:table-row>
        <table:table-row table:style-name="ro3">
          <table:table-cell office:value-type="string" table:style-name="ce10">
            <text:p>SP011370</text:p>
          </table:table-cell>
          <table:table-cell office:value-type="string" table:style-name="ce9">
            <text:p>SIM</text:p>
          </table:table-cell>
          <table:table-cell table:number-columns-repeated="4" table:style-name="ce10"/>
          <table:table-cell office:value-type="string" office:string-value="" table:formula="of:=IF(LEFT([.S88];7)=&quot;Redução&quot;;&quot;SIM&quot;;&quot;&quot;)" table:style-name="ce9"/>
          <table:table-cell office:value-type="string" office:string-value="SIM" table:formula="of:=IF(LEFT([.S88];7)=&quot;Isenção&quot;;&quot;SIM&quot;;&quot;&quot;)" table:style-name="ce9">
            <text:p>SIM</text:p>
          </table:table-cell>
          <table:table-cell office:value-type="string" office:string-value="SIM" table:formula="of:=IF(LEFT([.S88];7)=&quot;Isenção&quot;;&quot;SIM&quot;;&quot;&quot;)" table:style-name="ce9">
            <text:p>SIM</text:p>
          </table:table-cell>
          <table:table-cell table:number-columns-repeated="8" table:style-name="ce10"/>
          <table:table-cell office:value-type="string" table:style-name="ce11">
            <text:p>Artigo 137 do Anexo I do RICMS</text:p>
          </table:table-cell>
          <table:table-cell office:value-type="string" table:style-name="ce11">
            <text:p>Isenção - ÓLEO COMESTÍVEL</text:p>
          </table:table-cell>
          <table:table-cell table:style-name="ce11"/>
          <table:table-cell table:number-columns-repeated="16364"/>
        </table:table-row>
        <table:table-row table:style-name="ro3">
          <table:table-cell office:value-type="string" table:style-name="ce10">
            <text:p>SP011400</text:p>
          </table:table-cell>
          <table:table-cell office:value-type="string" table:style-name="ce9">
            <text:p>SIM</text:p>
          </table:table-cell>
          <table:table-cell table:number-columns-repeated="4" table:style-name="ce10"/>
          <table:table-cell office:value-type="string" office:string-value="" table:formula="of:=IF(LEFT([.S89];7)=&quot;Redução&quot;;&quot;SIM&quot;;&quot;&quot;)" table:style-name="ce9"/>
          <table:table-cell office:value-type="string" office:string-value="SIM" table:formula="of:=IF(LEFT([.S89];7)=&quot;Isenção&quot;;&quot;SIM&quot;;&quot;&quot;)" table:style-name="ce9">
            <text:p>SIM</text:p>
          </table:table-cell>
          <table:table-cell office:value-type="string" office:string-value="SIM" table:formula="of:=IF(LEFT([.S89];7)=&quot;Isenção&quot;;&quot;SIM&quot;;&quot;&quot;)" table:style-name="ce9">
            <text:p>SIM</text:p>
          </table:table-cell>
          <table:table-cell table:number-columns-repeated="8" table:style-name="ce10"/>
          <table:table-cell office:value-type="string" table:style-name="ce11">
            <text:p>Artigo 140 do Anexo I do RICMS</text:p>
          </table:table-cell>
          <table:table-cell office:value-type="string" table:style-name="ce11">
            <text:p>Isenção - OPERAÇÕES INTERNAS COM MAÇÃ E PÊRA</text:p>
          </table:table-cell>
          <table:table-cell table:style-name="ce11"/>
          <table:table-cell table:number-columns-repeated="16364"/>
        </table:table-row>
        <table:table-row table:style-name="ro3">
          <table:table-cell office:value-type="string" table:style-name="ce10">
            <text:p>SP011420</text:p>
          </table:table-cell>
          <table:table-cell office:value-type="string" table:style-name="ce9">
            <text:p>SIM</text:p>
          </table:table-cell>
          <table:table-cell table:number-columns-repeated="4" table:style-name="ce10"/>
          <table:table-cell office:value-type="string" office:string-value="" table:formula="of:=IF(LEFT([.S90];7)=&quot;Redução&quot;;&quot;SIM&quot;;&quot;&quot;)" table:style-name="ce9"/>
          <table:table-cell office:value-type="string" office:string-value="SIM" table:formula="of:=IF(LEFT([.S90];7)=&quot;Isenção&quot;;&quot;SIM&quot;;&quot;&quot;)" table:style-name="ce9">
            <text:p>SIM</text:p>
          </table:table-cell>
          <table:table-cell office:value-type="string" office:string-value="SIM" table:formula="of:=IF(LEFT([.S90];7)=&quot;Isenção&quot;;&quot;SIM&quot;;&quot;&quot;)" table:style-name="ce9">
            <text:p>SIM</text:p>
          </table:table-cell>
          <table:table-cell table:number-columns-repeated="8" table:style-name="ce10"/>
          <table:table-cell office:value-type="string" table:style-name="ce11">
            <text:p>Artigo 142 do Anexo I do RICMS</text:p>
          </table:table-cell>
          <table:table-cell office:value-type="string" table:style-name="ce11">
            <text:p>Isenção - AACD</text:p>
          </table:table-cell>
          <table:table-cell table:style-name="ce11"/>
          <table:table-cell table:number-columns-repeated="16364"/>
        </table:table-row>
        <table:table-row table:style-name="ro3">
          <table:table-cell office:value-type="string" table:style-name="ce10">
            <text:p>SP011430</text:p>
          </table:table-cell>
          <table:table-cell office:value-type="string" table:style-name="ce9">
            <text:p>SIM</text:p>
          </table:table-cell>
          <table:table-cell table:number-columns-repeated="4" table:style-name="ce10"/>
          <table:table-cell office:value-type="string" office:string-value="" table:formula="of:=IF(LEFT([.S91];7)=&quot;Redução&quot;;&quot;SIM&quot;;&quot;&quot;)" table:style-name="ce9"/>
          <table:table-cell office:value-type="string" office:string-value="SIM" table:formula="of:=IF(LEFT([.S91];7)=&quot;Isenção&quot;;&quot;SIM&quot;;&quot;&quot;)" table:style-name="ce9">
            <text:p>SIM</text:p>
          </table:table-cell>
          <table:table-cell office:value-type="string" office:string-value="SIM" table:formula="of:=IF(LEFT([.S91];7)=&quot;Isenção&quot;;&quot;SIM&quot;;&quot;&quot;)" table:style-name="ce9">
            <text:p>SIM</text:p>
          </table:table-cell>
          <table:table-cell table:number-columns-repeated="8" table:style-name="ce10"/>
          <table:table-cell office:value-type="string" table:style-name="ce11">
            <text:p>Artigo 143 do Anexo I do RICMS</text:p>
          </table:table-cell>
          <table:table-cell office:value-type="string" table:style-name="ce11">
            <text:p>Isenção - PEÇA DE AERONAVE SUBSTITUÍDA EM VIRTUDE DE GARANTIA</text:p>
          </table:table-cell>
          <table:table-cell table:style-name="ce11"/>
          <table:table-cell table:number-columns-repeated="16364"/>
        </table:table-row>
        <table:table-row table:style-name="ro3">
          <table:table-cell office:value-type="string" table:style-name="ce10">
            <text:p>SP011470</text:p>
          </table:table-cell>
          <table:table-cell office:value-type="string" table:style-name="ce9">
            <text:p>SIM</text:p>
          </table:table-cell>
          <table:table-cell table:number-columns-repeated="4" table:style-name="ce10"/>
          <table:table-cell office:value-type="string" office:string-value="" table:formula="of:=IF(LEFT([.S92];7)=&quot;Redução&quot;;&quot;SIM&quot;;&quot;&quot;)" table:style-name="ce9"/>
          <table:table-cell office:value-type="string" office:string-value="SIM" table:formula="of:=IF(LEFT([.S92];7)=&quot;Isenção&quot;;&quot;SIM&quot;;&quot;&quot;)" table:style-name="ce9">
            <text:p>SIM</text:p>
          </table:table-cell>
          <table:table-cell office:value-type="string" office:string-value="SIM" table:formula="of:=IF(LEFT([.S92];7)=&quot;Isenção&quot;;&quot;SIM&quot;;&quot;&quot;)" table:style-name="ce9">
            <text:p>SIM</text:p>
          </table:table-cell>
          <table:table-cell table:number-columns-repeated="8" table:style-name="ce10"/>
          <table:table-cell office:value-type="string" table:style-name="ce11">
            <text:p>Artigo 147 do Anexo I do RICMS</text:p>
          </table:table-cell>
          <table:table-cell office:value-type="string" table:style-name="ce11">
            <text:p>Isenção - ÓRGÃOS PÚBLICOS - EQUIPAMENTOS DE SEGURANÇA ELETRÔNICA</text:p>
          </table:table-cell>
          <table:table-cell table:style-name="ce11"/>
          <table:table-cell table:number-columns-repeated="16364"/>
        </table:table-row>
        <table:table-row table:style-name="ro3">
          <table:table-cell office:value-type="string" table:style-name="ce10">
            <text:p>SP011480</text:p>
          </table:table-cell>
          <table:table-cell office:value-type="string" table:style-name="ce9">
            <text:p>SIM</text:p>
          </table:table-cell>
          <table:table-cell table:number-columns-repeated="4" table:style-name="ce10"/>
          <table:table-cell office:value-type="string" office:string-value="" table:formula="of:=IF(LEFT([.S93];7)=&quot;Redução&quot;;&quot;SIM&quot;;&quot;&quot;)" table:style-name="ce9"/>
          <table:table-cell office:value-type="string" office:string-value="SIM" table:formula="of:=IF(LEFT([.S93];7)=&quot;Isenção&quot;;&quot;SIM&quot;;&quot;&quot;)" table:style-name="ce9">
            <text:p>SIM</text:p>
          </table:table-cell>
          <table:table-cell office:value-type="string" office:string-value="SIM" table:formula="of:=IF(LEFT([.S93];7)=&quot;Isenção&quot;;&quot;SIM&quot;;&quot;&quot;)" table:style-name="ce9">
            <text:p>SIM</text:p>
          </table:table-cell>
          <table:table-cell table:number-columns-repeated="8" table:style-name="ce10"/>
          <table:table-cell office:value-type="string" table:style-name="ce11">
            <text:p>Artigo 148 do Anexo I do RICMS</text:p>
          </table:table-cell>
          <table:table-cell office:value-type="string" table:style-name="ce11">
            <text:p>Isenção - IMPORTAÇÃO - FORÇAS ARMADAS</text:p>
          </table:table-cell>
          <table:table-cell table:style-name="ce11"/>
          <table:table-cell table:number-columns-repeated="16364"/>
        </table:table-row>
        <table:table-row table:style-name="ro3">
          <table:table-cell office:value-type="string" table:style-name="ce10">
            <text:p>SP011490</text:p>
          </table:table-cell>
          <table:table-cell office:value-type="string" table:style-name="ce9">
            <text:p>SIM</text:p>
          </table:table-cell>
          <table:table-cell table:number-columns-repeated="4" table:style-name="ce10"/>
          <table:table-cell office:value-type="string" office:string-value="" table:formula="of:=IF(LEFT([.S94];7)=&quot;Redução&quot;;&quot;SIM&quot;;&quot;&quot;)" table:style-name="ce9"/>
          <table:table-cell office:value-type="string" office:string-value="SIM" table:formula="of:=IF(LEFT([.S94];7)=&quot;Isenção&quot;;&quot;SIM&quot;;&quot;&quot;)" table:style-name="ce9">
            <text:p>SIM</text:p>
          </table:table-cell>
          <table:table-cell office:value-type="string" office:string-value="SIM" table:formula="of:=IF(LEFT([.S94];7)=&quot;Isenção&quot;;&quot;SIM&quot;;&quot;&quot;)" table:style-name="ce9">
            <text:p>SIM</text:p>
          </table:table-cell>
          <table:table-cell table:number-columns-repeated="8" table:style-name="ce10"/>
          <table:table-cell office:value-type="string" table:style-name="ce11">
            <text:p>Artigo 149 do Anexo I do RICMS</text:p>
          </table:table-cell>
          <table:table-cell office:value-type="string" table:style-name="ce11">
            <text:p>Isenção - SERVIÇO DE TRANSPORTE - EXPORTAÇÃO</text:p>
          </table:table-cell>
          <table:table-cell table:style-name="ce11"/>
          <table:table-cell table:number-columns-repeated="16364"/>
        </table:table-row>
        <table:table-row table:style-name="ro3">
          <table:table-cell office:value-type="string" table:style-name="ce10">
            <text:p>SP011500</text:p>
          </table:table-cell>
          <table:table-cell office:value-type="string" table:style-name="ce9">
            <text:p>SIM</text:p>
          </table:table-cell>
          <table:table-cell table:number-columns-repeated="4" table:style-name="ce10"/>
          <table:table-cell office:value-type="string" office:string-value="" table:formula="of:=IF(LEFT([.S95];7)=&quot;Redução&quot;;&quot;SIM&quot;;&quot;&quot;)" table:style-name="ce9"/>
          <table:table-cell office:value-type="string" office:string-value="SIM" table:formula="of:=IF(LEFT([.S95];7)=&quot;Isenção&quot;;&quot;SIM&quot;;&quot;&quot;)" table:style-name="ce9">
            <text:p>SIM</text:p>
          </table:table-cell>
          <table:table-cell office:value-type="string" office:string-value="SIM" table:formula="of:=IF(LEFT([.S95];7)=&quot;Isenção&quot;;&quot;SIM&quot;;&quot;&quot;)" table:style-name="ce9">
            <text:p>SIM</text:p>
          </table:table-cell>
          <table:table-cell table:number-columns-repeated="8" table:style-name="ce10"/>
          <table:table-cell office:value-type="string" table:style-name="ce11">
            <text:p>Artigo 150 do Anexo I do RICMS</text:p>
          </table:table-cell>
          <table:table-cell office:value-type="string" table:style-name="ce11">
            <text:p>Isenção - GRIPE A - MEDICAMENTO PARA TRATAMENTO</text:p>
          </table:table-cell>
          <table:table-cell table:style-name="ce11"/>
          <table:table-cell table:number-columns-repeated="16364"/>
        </table:table-row>
        <table:table-row table:style-name="ro3">
          <table:table-cell office:value-type="string" table:style-name="ce10">
            <text:p>SP011510</text:p>
          </table:table-cell>
          <table:table-cell office:value-type="string" table:style-name="ce9">
            <text:p>SIM</text:p>
          </table:table-cell>
          <table:table-cell table:number-columns-repeated="4" table:style-name="ce10"/>
          <table:table-cell office:value-type="string" office:string-value="" table:formula="of:=IF(LEFT([.S96];7)=&quot;Redução&quot;;&quot;SIM&quot;;&quot;&quot;)" table:style-name="ce9"/>
          <table:table-cell office:value-type="string" office:string-value="SIM" table:formula="of:=IF(LEFT([.S96];7)=&quot;Isenção&quot;;&quot;SIM&quot;;&quot;&quot;)" table:style-name="ce9">
            <text:p>SIM</text:p>
          </table:table-cell>
          <table:table-cell office:value-type="string" office:string-value="SIM" table:formula="of:=IF(LEFT([.S96];7)=&quot;Isenção&quot;;&quot;SIM&quot;;&quot;&quot;)" table:style-name="ce9">
            <text:p>SIM</text:p>
          </table:table-cell>
          <table:table-cell table:number-columns-repeated="8" table:style-name="ce10"/>
          <table:table-cell office:value-type="string" table:style-name="ce11">
            <text:p>Artigo 151 do Anexo I do RICMS</text:p>
          </table:table-cell>
          <table:table-cell office:value-type="string" table:style-name="ce11">
            <text:p>Isenção - LOCOMOTIVA</text:p>
          </table:table-cell>
          <table:table-cell table:style-name="ce11"/>
          <table:table-cell table:number-columns-repeated="16364"/>
        </table:table-row>
        <table:table-row table:style-name="ro3">
          <table:table-cell office:value-type="string" table:style-name="ce10">
            <text:p>SP011520</text:p>
          </table:table-cell>
          <table:table-cell office:value-type="string" table:style-name="ce9">
            <text:p>SIM</text:p>
          </table:table-cell>
          <table:table-cell table:number-columns-repeated="4" table:style-name="ce10"/>
          <table:table-cell office:value-type="string" office:string-value="" table:formula="of:=IF(LEFT([.S97];7)=&quot;Redução&quot;;&quot;SIM&quot;;&quot;&quot;)" table:style-name="ce9"/>
          <table:table-cell office:value-type="string" office:string-value="SIM" table:formula="of:=IF(LEFT([.S97];7)=&quot;Isenção&quot;;&quot;SIM&quot;;&quot;&quot;)" table:style-name="ce9">
            <text:p>SIM</text:p>
          </table:table-cell>
          <table:table-cell office:value-type="string" office:string-value="SIM" table:formula="of:=IF(LEFT([.S97];7)=&quot;Isenção&quot;;&quot;SIM&quot;;&quot;&quot;)" table:style-name="ce9">
            <text:p>SIM</text:p>
          </table:table-cell>
          <table:table-cell table:number-columns-repeated="8" table:style-name="ce10"/>
          <table:table-cell office:value-type="string" table:style-name="ce11">
            <text:p>Artigo 152 do Anexo I do RICMS</text:p>
          </table:table-cell>
          <table:table-cell office:value-type="string" table:style-name="ce11">
            <text:p>Isenção - UNIÃO DOS ESCOTEIROS DO BRASIL</text:p>
          </table:table-cell>
          <table:table-cell table:style-name="ce11"/>
          <table:table-cell table:number-columns-repeated="16364"/>
        </table:table-row>
        <table:table-row table:style-name="ro3">
          <table:table-cell office:value-type="string" table:style-name="ce10">
            <text:p>SP011530</text:p>
          </table:table-cell>
          <table:table-cell office:value-type="string" table:style-name="ce9">
            <text:p>SIM</text:p>
          </table:table-cell>
          <table:table-cell table:number-columns-repeated="4" table:style-name="ce10"/>
          <table:table-cell office:value-type="string" office:string-value="" table:formula="of:=IF(LEFT([.S98];7)=&quot;Redução&quot;;&quot;SIM&quot;;&quot;&quot;)" table:style-name="ce9"/>
          <table:table-cell office:value-type="string" office:string-value="SIM" table:formula="of:=IF(LEFT([.S98];7)=&quot;Isenção&quot;;&quot;SIM&quot;;&quot;&quot;)" table:style-name="ce9">
            <text:p>SIM</text:p>
          </table:table-cell>
          <table:table-cell office:value-type="string" office:string-value="SIM" table:formula="of:=IF(LEFT([.S98];7)=&quot;Isenção&quot;;&quot;SIM&quot;;&quot;&quot;)" table:style-name="ce9">
            <text:p>SIM</text:p>
          </table:table-cell>
          <table:table-cell table:number-columns-repeated="8" table:style-name="ce10"/>
          <table:table-cell office:value-type="string" table:style-name="ce11">
            <text:p>Artigo 153 do Anexo I do RICMS</text:p>
          </table:table-cell>
          <table:table-cell office:value-type="string" table:style-name="ce11">
            <text:p>Isenção - FUNDAÇÃO FACULDADE DE MEDICINA</text:p>
          </table:table-cell>
          <table:table-cell table:style-name="ce11"/>
          <table:table-cell table:number-columns-repeated="16364"/>
        </table:table-row>
        <table:table-row table:style-name="ro3">
          <table:table-cell office:value-type="string" table:style-name="ce10">
            <text:p>SP011540</text:p>
          </table:table-cell>
          <table:table-cell office:value-type="string" table:style-name="ce9">
            <text:p>SIM</text:p>
          </table:table-cell>
          <table:table-cell table:number-columns-repeated="4" table:style-name="ce10"/>
          <table:table-cell office:value-type="string" office:string-value="" table:formula="of:=IF(LEFT([.S99];7)=&quot;Redução&quot;;&quot;SIM&quot;;&quot;&quot;)" table:style-name="ce9"/>
          <table:table-cell office:value-type="string" office:string-value="SIM" table:formula="of:=IF(LEFT([.S99];7)=&quot;Isenção&quot;;&quot;SIM&quot;;&quot;&quot;)" table:style-name="ce9">
            <text:p>SIM</text:p>
          </table:table-cell>
          <table:table-cell office:value-type="string" office:string-value="SIM" table:formula="of:=IF(LEFT([.S99];7)=&quot;Isenção&quot;;&quot;SIM&quot;;&quot;&quot;)" table:style-name="ce9">
            <text:p>SIM</text:p>
          </table:table-cell>
          <table:table-cell table:number-columns-repeated="8" table:style-name="ce10"/>
          <table:table-cell office:value-type="string" table:style-name="ce11">
            <text:p>Artigo 154 do Anexo I do RICMS</text:p>
          </table:table-cell>
          <table:table-cell office:value-type="string" table:style-name="ce11">
            <text:p>Isenção - TRATAMENTO DE CÂNCER</text:p>
          </table:table-cell>
          <table:table-cell table:style-name="ce11"/>
          <table:table-cell table:number-columns-repeated="16364"/>
        </table:table-row>
        <table:table-row table:style-name="ro3">
          <table:table-cell office:value-type="string" table:style-name="ce10">
            <text:p>SP011550</text:p>
          </table:table-cell>
          <table:table-cell office:value-type="string" table:style-name="ce9">
            <text:p>SIM</text:p>
          </table:table-cell>
          <table:table-cell table:number-columns-repeated="4" table:style-name="ce10"/>
          <table:table-cell office:value-type="string" office:string-value="" table:formula="of:=IF(LEFT([.S100];7)=&quot;Redução&quot;;&quot;SIM&quot;;&quot;&quot;)" table:style-name="ce9"/>
          <table:table-cell office:value-type="string" office:string-value="SIM" table:formula="of:=IF(LEFT([.S100];7)=&quot;Isenção&quot;;&quot;SIM&quot;;&quot;&quot;)" table:style-name="ce9">
            <text:p>SIM</text:p>
          </table:table-cell>
          <table:table-cell office:value-type="string" office:string-value="SIM" table:formula="of:=IF(LEFT([.S100];7)=&quot;Isenção&quot;;&quot;SIM&quot;;&quot;&quot;)" table:style-name="ce9">
            <text:p>SIM</text:p>
          </table:table-cell>
          <table:table-cell table:number-columns-repeated="8" table:style-name="ce10"/>
          <table:table-cell office:value-type="string" table:style-name="ce11">
            <text:p>Artigo 155 do Anexo I do RICMS</text:p>
          </table:table-cell>
          <table:table-cell office:value-type="string" table:style-name="ce11">
            <text:p>Isenção - TRANSPORTE DE PASSAGEIROS - CPTM</text:p>
          </table:table-cell>
          <table:table-cell table:style-name="ce11"/>
          <table:table-cell table:number-columns-repeated="16364"/>
        </table:table-row>
        <table:table-row table:style-name="ro3">
          <table:table-cell office:value-type="string" table:style-name="ce10">
            <text:p>SP011560</text:p>
          </table:table-cell>
          <table:table-cell office:value-type="string" table:style-name="ce9">
            <text:p>SIM</text:p>
          </table:table-cell>
          <table:table-cell table:number-columns-repeated="4" table:style-name="ce10"/>
          <table:table-cell office:value-type="string" office:string-value="" table:formula="of:=IF(LEFT([.S101];7)=&quot;Redução&quot;;&quot;SIM&quot;;&quot;&quot;)" table:style-name="ce9"/>
          <table:table-cell office:value-type="string" office:string-value="SIM" table:formula="of:=IF(LEFT([.S101];7)=&quot;Isenção&quot;;&quot;SIM&quot;;&quot;&quot;)" table:style-name="ce9">
            <text:p>SIM</text:p>
          </table:table-cell>
          <table:table-cell office:value-type="string" office:string-value="SIM" table:formula="of:=IF(LEFT([.S101];7)=&quot;Isenção&quot;;&quot;SIM&quot;;&quot;&quot;)" table:style-name="ce9">
            <text:p>SIM</text:p>
          </table:table-cell>
          <table:table-cell table:number-columns-repeated="8" table:style-name="ce10"/>
          <table:table-cell office:value-type="string" table:style-name="ce11">
            <text:p>Artigo 156 do Anexo I do RICMS</text:p>
          </table:table-cell>
          <table:table-cell office:value-type="string" table:style-name="ce11">
            <text:p>Isenção - OBRA SOCIAL NOSSA SENHORA DA GLÓRIA</text:p>
          </table:table-cell>
          <table:table-cell table:style-name="ce11"/>
          <table:table-cell table:number-columns-repeated="16364"/>
        </table:table-row>
        <table:table-row table:style-name="ro3">
          <table:table-cell office:value-type="string" table:style-name="ce10">
            <text:p>SP011570</text:p>
          </table:table-cell>
          <table:table-cell office:value-type="string" table:style-name="ce9">
            <text:p>SIM</text:p>
          </table:table-cell>
          <table:table-cell table:number-columns-repeated="4" table:style-name="ce10"/>
          <table:table-cell office:value-type="string" office:string-value="" table:formula="of:=IF(LEFT([.S102];7)=&quot;Redução&quot;;&quot;SIM&quot;;&quot;&quot;)" table:style-name="ce9"/>
          <table:table-cell office:value-type="string" office:string-value="SIM" table:formula="of:=IF(LEFT([.S102];7)=&quot;Isenção&quot;;&quot;SIM&quot;;&quot;&quot;)" table:style-name="ce9">
            <text:p>SIM</text:p>
          </table:table-cell>
          <table:table-cell office:value-type="string" office:string-value="SIM" table:formula="of:=IF(LEFT([.S102];7)=&quot;Isenção&quot;;&quot;SIM&quot;;&quot;&quot;)" table:style-name="ce9">
            <text:p>SIM</text:p>
          </table:table-cell>
          <table:table-cell table:number-columns-repeated="8" table:style-name="ce10"/>
          <table:table-cell office:value-type="string" table:style-name="ce11">
            <text:p>Artigo 157 do Anexo I do RICMS</text:p>
          </table:table-cell>
          <table:table-cell office:value-type="string" table:style-name="ce11">
            <text:p>Isenção - HEMOBRÁS</text:p>
          </table:table-cell>
          <table:table-cell table:style-name="ce11"/>
          <table:table-cell table:number-columns-repeated="16364"/>
        </table:table-row>
        <table:table-row table:style-name="ro3">
          <table:table-cell office:value-type="string" table:style-name="ce10">
            <text:p>SP011580</text:p>
          </table:table-cell>
          <table:table-cell office:value-type="string" table:style-name="ce9">
            <text:p>SIM</text:p>
          </table:table-cell>
          <table:table-cell table:number-columns-repeated="4" table:style-name="ce10"/>
          <table:table-cell office:value-type="string" office:string-value="" table:formula="of:=IF(LEFT([.S103];7)=&quot;Redução&quot;;&quot;SIM&quot;;&quot;&quot;)" table:style-name="ce9"/>
          <table:table-cell office:value-type="string" office:string-value="SIM" table:formula="of:=IF(LEFT([.S103];7)=&quot;Isenção&quot;;&quot;SIM&quot;;&quot;&quot;)" table:style-name="ce9">
            <text:p>SIM</text:p>
          </table:table-cell>
          <table:table-cell office:value-type="string" office:string-value="SIM" table:formula="of:=IF(LEFT([.S103];7)=&quot;Isenção&quot;;&quot;SIM&quot;;&quot;&quot;)" table:style-name="ce9">
            <text:p>SIM</text:p>
          </table:table-cell>
          <table:table-cell table:number-columns-repeated="8" table:style-name="ce10"/>
          <table:table-cell office:value-type="string" table:style-name="ce11">
            <text:p>Artigo 158 do Anexo I do RICMS</text:p>
          </table:table-cell>
          <table:table-cell office:value-type="string" table:style-name="ce11">
            <text:p>Isenção - TREM, LOCOMOTIVA OU VAGÃO</text:p>
          </table:table-cell>
          <table:table-cell table:style-name="ce11"/>
          <table:table-cell table:number-columns-repeated="16364"/>
        </table:table-row>
        <table:table-row table:style-name="ro4">
          <table:table-cell office:value-type="string" table:style-name="ce10">
            <text:p>SP011590</text:p>
          </table:table-cell>
          <table:table-cell office:value-type="string" table:style-name="ce9">
            <text:p>SIM</text:p>
          </table:table-cell>
          <table:table-cell table:number-columns-repeated="4" table:style-name="ce10"/>
          <table:table-cell office:value-type="string" office:string-value="" table:formula="of:=IF(LEFT([.S104];7)=&quot;Redução&quot;;&quot;SIM&quot;;&quot;&quot;)" table:style-name="ce9"/>
          <table:table-cell office:value-type="string" office:string-value="SIM" table:formula="of:=IF(LEFT([.S104];7)=&quot;Isenção&quot;;&quot;SIM&quot;;&quot;&quot;)" table:style-name="ce9">
            <text:p>SIM</text:p>
          </table:table-cell>
          <table:table-cell office:value-type="string" office:string-value="SIM" table:formula="of:=IF(LEFT([.S104];7)=&quot;Isenção&quot;;&quot;SIM&quot;;&quot;&quot;)" table:style-name="ce9">
            <text:p>SIM</text:p>
          </table:table-cell>
          <table:table-cell table:number-columns-repeated="8" table:style-name="ce10"/>
          <table:table-cell office:value-type="string" table:style-name="ce11">
            <text:p>Artigo 159 do Anexo I do RICMS</text:p>
          </table:table-cell>
          <table:table-cell office:value-type="string" table:style-name="ce11">
            <text:p>Isenção - MATÉRIA-PRIMA, MATERIAL SECUNDÁRIO, EMBALAGENS, PARTES, PEÇAS, MÁQUINAS E EQUIPAMENTOS - TRANSPORTE PÚBLICO SOBRE TRILHOS DE PASSAGEIROS</text:p>
          </table:table-cell>
          <table:table-cell table:style-name="ce11"/>
          <table:table-cell table:number-columns-repeated="16364"/>
        </table:table-row>
        <table:table-row table:style-name="ro3">
          <table:table-cell office:value-type="string" table:style-name="ce10">
            <text:p>SP011600</text:p>
          </table:table-cell>
          <table:table-cell office:value-type="string" table:style-name="ce9">
            <text:p>SIM</text:p>
          </table:table-cell>
          <table:table-cell table:number-columns-repeated="4" table:style-name="ce10"/>
          <table:table-cell office:value-type="string" office:string-value="" table:formula="of:=IF(LEFT([.S105];7)=&quot;Redução&quot;;&quot;SIM&quot;;&quot;&quot;)" table:style-name="ce9"/>
          <table:table-cell office:value-type="string" office:string-value="SIM" table:formula="of:=IF(LEFT([.S105];7)=&quot;Isenção&quot;;&quot;SIM&quot;;&quot;&quot;)" table:style-name="ce9">
            <text:p>SIM</text:p>
          </table:table-cell>
          <table:table-cell office:value-type="string" office:string-value="SIM" table:formula="of:=IF(LEFT([.S105];7)=&quot;Isenção&quot;;&quot;SIM&quot;;&quot;&quot;)" table:style-name="ce9">
            <text:p>SIM</text:p>
          </table:table-cell>
          <table:table-cell table:number-columns-repeated="8" table:style-name="ce10"/>
          <table:table-cell office:value-type="string" table:style-name="ce11">
            <text:p>Artigo 160 do Anexo I do RICMS</text:p>
          </table:table-cell>
          <table:table-cell office:value-type="string" table:style-name="ce11">
            <text:p>Isenção - METRÔ - IMPLANTAÇÃO DA LINHA 6</text:p>
          </table:table-cell>
          <table:table-cell table:style-name="ce11"/>
          <table:table-cell table:number-columns-repeated="16364"/>
        </table:table-row>
        <table:table-row table:style-name="ro3">
          <table:table-cell office:value-type="string" table:style-name="ce10">
            <text:p>SP011610</text:p>
          </table:table-cell>
          <table:table-cell office:value-type="string" table:style-name="ce9">
            <text:p>SIM</text:p>
          </table:table-cell>
          <table:table-cell table:number-columns-repeated="4" table:style-name="ce10"/>
          <table:table-cell office:value-type="string" office:string-value="" table:formula="of:=IF(LEFT([.S106];7)=&quot;Redução&quot;;&quot;SIM&quot;;&quot;&quot;)" table:style-name="ce9"/>
          <table:table-cell office:value-type="string" office:string-value="SIM" table:formula="of:=IF(LEFT([.S106];7)=&quot;Isenção&quot;;&quot;SIM&quot;;&quot;&quot;)" table:style-name="ce9">
            <text:p>SIM</text:p>
          </table:table-cell>
          <table:table-cell office:value-type="string" office:string-value="SIM" table:formula="of:=IF(LEFT([.S106];7)=&quot;Isenção&quot;;&quot;SIM&quot;;&quot;&quot;)" table:style-name="ce9">
            <text:p>SIM</text:p>
          </table:table-cell>
          <table:table-cell table:number-columns-repeated="8" table:style-name="ce10"/>
          <table:table-cell office:value-type="string" table:style-name="ce11">
            <text:p>Artigo 161 do Anexo I do RICMS</text:p>
          </table:table-cell>
          <table:table-cell office:value-type="string" table:style-name="ce11">
            <text:p>Isenção - METRÔ - IMPLANTAÇÃO DA LINHA 18</text:p>
          </table:table-cell>
          <table:table-cell table:style-name="ce11"/>
          <table:table-cell table:number-columns-repeated="16364"/>
        </table:table-row>
        <table:table-row table:style-name="ro3">
          <table:table-cell office:value-type="string" table:style-name="ce10">
            <text:p>SP011620</text:p>
          </table:table-cell>
          <table:table-cell office:value-type="string" table:style-name="ce9">
            <text:p>SIM</text:p>
          </table:table-cell>
          <table:table-cell table:number-columns-repeated="4" table:style-name="ce10"/>
          <table:table-cell office:value-type="string" office:string-value="" table:formula="of:=IF(LEFT([.S107];7)=&quot;Redução&quot;;&quot;SIM&quot;;&quot;&quot;)" table:style-name="ce9"/>
          <table:table-cell office:value-type="string" office:string-value="SIM" table:formula="of:=IF(LEFT([.S107];7)=&quot;Isenção&quot;;&quot;SIM&quot;;&quot;&quot;)" table:style-name="ce9">
            <text:p>SIM</text:p>
          </table:table-cell>
          <table:table-cell office:value-type="string" office:string-value="SIM" table:formula="of:=IF(LEFT([.S107];7)=&quot;Isenção&quot;;&quot;SIM&quot;;&quot;&quot;)" table:style-name="ce9">
            <text:p>SIM</text:p>
          </table:table-cell>
          <table:table-cell table:number-columns-repeated="8" table:style-name="ce10"/>
          <table:table-cell office:value-type="string" table:style-name="ce11">
            <text:p>Artigo 162 do Anexo I do RICMS</text:p>
          </table:table-cell>
          <table:table-cell office:value-type="string" table:style-name="ce11">
            <text:p>Isenção - PARCERIA PÚBLICO-PRIVADA - HOSPITAIS</text:p>
          </table:table-cell>
          <table:table-cell table:style-name="ce11"/>
          <table:table-cell table:number-columns-repeated="16364"/>
        </table:table-row>
        <table:table-row table:style-name="ro3">
          <table:table-cell office:value-type="string" table:style-name="ce10">
            <text:p>SP011660</text:p>
          </table:table-cell>
          <table:table-cell office:value-type="string" table:style-name="ce9">
            <text:p>SIM</text:p>
          </table:table-cell>
          <table:table-cell table:number-columns-repeated="4" table:style-name="ce10"/>
          <table:table-cell office:value-type="string" office:string-value="" table:formula="of:=IF(LEFT([.S108];7)=&quot;Redução&quot;;&quot;SIM&quot;;&quot;&quot;)" table:style-name="ce9"/>
          <table:table-cell office:value-type="string" office:string-value="SIM" table:formula="of:=IF(LEFT([.S108];7)=&quot;Isenção&quot;;&quot;SIM&quot;;&quot;&quot;)" table:style-name="ce9">
            <text:p>SIM</text:p>
          </table:table-cell>
          <table:table-cell office:value-type="string" office:string-value="SIM" table:formula="of:=IF(LEFT([.S108];7)=&quot;Isenção&quot;;&quot;SIM&quot;;&quot;&quot;)" table:style-name="ce9">
            <text:p>SIM</text:p>
          </table:table-cell>
          <table:table-cell table:number-columns-repeated="8" table:style-name="ce10"/>
          <table:table-cell office:value-type="string" table:style-name="ce11">
            <text:p>Artigo 166 do Anexo I do RICMS</text:p>
          </table:table-cell>
          <table:table-cell office:value-type="string" table:style-name="ce11">
            <text:p>Isenção - ENERGIA ELÉTRICA - MICROGERADORES E</text:p>
            <text:p>MINIGERADORES</text:p>
          </table:table-cell>
          <table:table-cell table:style-name="ce11"/>
          <table:table-cell table:number-columns-repeated="16364"/>
        </table:table-row>
        <table:table-row table:style-name="ro3">
          <table:table-cell office:value-type="string" table:style-name="ce10">
            <text:p>SP011680</text:p>
          </table:table-cell>
          <table:table-cell office:value-type="string" table:style-name="ce9">
            <text:p>SIM</text:p>
          </table:table-cell>
          <table:table-cell table:number-columns-repeated="4" table:style-name="ce10"/>
          <table:table-cell office:value-type="string" office:string-value="" table:formula="of:=IF(LEFT([.S109];7)=&quot;Redução&quot;;&quot;SIM&quot;;&quot;&quot;)" table:style-name="ce9"/>
          <table:table-cell office:value-type="string" office:string-value="SIM" table:formula="of:=IF(LEFT([.S109];7)=&quot;Isenção&quot;;&quot;SIM&quot;;&quot;&quot;)" table:style-name="ce9">
            <text:p>SIM</text:p>
          </table:table-cell>
          <table:table-cell office:value-type="string" office:string-value="SIM" table:formula="of:=IF(LEFT([.S109];7)=&quot;Isenção&quot;;&quot;SIM&quot;;&quot;&quot;)" table:style-name="ce9">
            <text:p>SIM</text:p>
          </table:table-cell>
          <table:table-cell table:number-columns-repeated="8" table:style-name="ce10"/>
          <table:table-cell office:value-type="string" table:style-name="ce11">
            <text:p>Artigo 168 do Anexo I do RICMS</text:p>
          </table:table-cell>
          <table:table-cell office:value-type="string" table:style-name="ce11">
            <text:p>Isenção - ARROZ</text:p>
          </table:table-cell>
          <table:table-cell table:style-name="ce11"/>
          <table:table-cell table:number-columns-repeated="16364"/>
        </table:table-row>
        <table:table-row table:style-name="ro3">
          <table:table-cell office:value-type="string" table:style-name="ce10">
            <text:p>SP011690</text:p>
          </table:table-cell>
          <table:table-cell office:value-type="string" table:style-name="ce9">
            <text:p>SIM</text:p>
          </table:table-cell>
          <table:table-cell table:number-columns-repeated="4" table:style-name="ce10"/>
          <table:table-cell office:value-type="string" office:string-value="" table:formula="of:=IF(LEFT([.S110];7)=&quot;Redução&quot;;&quot;SIM&quot;;&quot;&quot;)" table:style-name="ce9"/>
          <table:table-cell office:value-type="string" office:string-value="SIM" table:formula="of:=IF(LEFT([.S110];7)=&quot;Isenção&quot;;&quot;SIM&quot;;&quot;&quot;)" table:style-name="ce9">
            <text:p>SIM</text:p>
          </table:table-cell>
          <table:table-cell office:value-type="string" office:string-value="SIM" table:formula="of:=IF(LEFT([.S110];7)=&quot;Isenção&quot;;&quot;SIM&quot;;&quot;&quot;)" table:style-name="ce9">
            <text:p>SIM</text:p>
          </table:table-cell>
          <table:table-cell table:number-columns-repeated="8" table:style-name="ce10"/>
          <table:table-cell office:value-type="string" table:style-name="ce11">
            <text:p>Artigo 169 do Anexo I do RICMS</text:p>
          </table:table-cell>
          <table:table-cell office:value-type="string" table:style-name="ce11">
            <text:p>Isenção - FEIJÃO</text:p>
          </table:table-cell>
          <table:table-cell table:style-name="ce11"/>
          <table:table-cell table:number-columns-repeated="16364"/>
        </table:table-row>
        <table:table-row table:style-name="ro3">
          <table:table-cell office:value-type="string" table:style-name="ce10">
            <text:p>SP011700</text:p>
          </table:table-cell>
          <table:table-cell office:value-type="string" table:style-name="ce9">
            <text:p>SIM</text:p>
          </table:table-cell>
          <table:table-cell table:number-columns-repeated="4" table:style-name="ce10"/>
          <table:table-cell office:value-type="string" office:string-value="" table:formula="of:=IF(LEFT([.S111];7)=&quot;Redução&quot;;&quot;SIM&quot;;&quot;&quot;)" table:style-name="ce9"/>
          <table:table-cell office:value-type="string" office:string-value="SIM" table:formula="of:=IF(LEFT([.S111];7)=&quot;Isenção&quot;;&quot;SIM&quot;;&quot;&quot;)" table:style-name="ce9">
            <text:p>SIM</text:p>
          </table:table-cell>
          <table:table-cell office:value-type="string" office:string-value="SIM" table:formula="of:=IF(LEFT([.S111];7)=&quot;Isenção&quot;;&quot;SIM&quot;;&quot;&quot;)" table:style-name="ce9">
            <text:p>SIM</text:p>
          </table:table-cell>
          <table:table-cell table:number-columns-repeated="8" table:style-name="ce10"/>
          <table:table-cell office:value-type="string" table:style-name="ce11">
            <text:p>Artigo 170 do Anexo I do RICMS</text:p>
          </table:table-cell>
          <table:table-cell office:value-type="string" table:style-name="ce11">
            <text:p>Isenção - ENERGIA SOLAR - PRÉDIOS PÚBLICOS</text:p>
          </table:table-cell>
          <table:table-cell table:style-name="ce11"/>
          <table:table-cell table:number-columns-repeated="16364"/>
        </table:table-row>
        <table:table-row table:style-name="ro3">
          <table:table-cell office:value-type="string" table:style-name="ce10">
            <text:p>SP011710</text:p>
          </table:table-cell>
          <table:table-cell office:value-type="string" table:style-name="ce9">
            <text:p>SIM</text:p>
          </table:table-cell>
          <table:table-cell table:number-columns-repeated="4" table:style-name="ce10"/>
          <table:table-cell office:value-type="string" office:string-value="" table:formula="of:=IF(LEFT([.S112];7)=&quot;Redução&quot;;&quot;SIM&quot;;&quot;&quot;)" table:style-name="ce9"/>
          <table:table-cell office:value-type="string" office:string-value="SIM" table:formula="of:=IF(LEFT([.S112];7)=&quot;Isenção&quot;;&quot;SIM&quot;;&quot;&quot;)" table:style-name="ce9">
            <text:p>SIM</text:p>
          </table:table-cell>
          <table:table-cell office:value-type="string" office:string-value="SIM" table:formula="of:=IF(LEFT([.S112];7)=&quot;Isenção&quot;;&quot;SIM&quot;;&quot;&quot;)" table:style-name="ce9">
            <text:p>SIM</text:p>
          </table:table-cell>
          <table:table-cell table:number-columns-repeated="8" table:style-name="ce10"/>
          <table:table-cell office:value-type="string" table:style-name="ce11">
            <text:p>Artigo 171 do Anexo I do RICMS</text:p>
          </table:table-cell>
          <table:table-cell office:value-type="string" table:style-name="ce11">
            <text:p>Isenção - IPT - MATERIAIS DE REFERÊNCIA</text:p>
          </table:table-cell>
          <table:table-cell table:style-name="ce11"/>
          <table:table-cell table:number-columns-repeated="16364"/>
        </table:table-row>
        <table:table-row table:style-name="ro3">
          <table:table-cell office:value-type="string" table:style-name="ce10">
            <text:p>SP011730</text:p>
          </table:table-cell>
          <table:table-cell office:value-type="string" table:style-name="ce9">
            <text:p>SIM</text:p>
          </table:table-cell>
          <table:table-cell table:number-columns-repeated="4" table:style-name="ce10"/>
          <table:table-cell office:value-type="string" office:string-value="" table:formula="of:=IF(LEFT([.S113];7)=&quot;Redução&quot;;&quot;SIM&quot;;&quot;&quot;)" table:style-name="ce9"/>
          <table:table-cell office:value-type="string" office:string-value="SIM" table:formula="of:=IF(LEFT([.S113];7)=&quot;Isenção&quot;;&quot;SIM&quot;;&quot;&quot;)" table:style-name="ce9">
            <text:p>SIM</text:p>
          </table:table-cell>
          <table:table-cell office:value-type="string" office:string-value="SIM" table:formula="of:=IF(LEFT([.S113];7)=&quot;Isenção&quot;;&quot;SIM&quot;;&quot;&quot;)" table:style-name="ce9">
            <text:p>SIM</text:p>
          </table:table-cell>
          <table:table-cell table:number-columns-repeated="8" table:style-name="ce10"/>
          <table:table-cell office:value-type="string" table:style-name="ce11">
            <text:p>Artigo 173 do Anexo I do RICMS</text:p>
          </table:table-cell>
          <table:table-cell office:value-type="string" table:style-name="ce11">
            <text:p>Isenção - AME - MEDICAMENTO PARA</text:p>
            <text:p>TRATAMENTO</text:p>
          </table:table-cell>
          <table:table-cell table:style-name="ce11"/>
          <table:table-cell table:number-columns-repeated="16364"/>
        </table:table-row>
        <table:table-row table:style-name="ro3">
          <table:table-cell office:value-type="string" table:style-name="ce10">
            <text:p>SP011740</text:p>
          </table:table-cell>
          <table:table-cell office:value-type="string" table:style-name="ce9">
            <text:p>SIM</text:p>
          </table:table-cell>
          <table:table-cell table:number-columns-repeated="4" table:style-name="ce10"/>
          <table:table-cell office:value-type="string" office:string-value="" table:formula="of:=IF(LEFT([.S114];7)=&quot;Redução&quot;;&quot;SIM&quot;;&quot;&quot;)" table:style-name="ce9"/>
          <table:table-cell office:value-type="string" office:string-value="SIM" table:formula="of:=IF(LEFT([.S114];7)=&quot;Isenção&quot;;&quot;SIM&quot;;&quot;&quot;)" table:style-name="ce9">
            <text:p>SIM</text:p>
          </table:table-cell>
          <table:table-cell office:value-type="string" office:string-value="SIM" table:formula="of:=IF(LEFT([.S114];7)=&quot;Isenção&quot;;&quot;SIM&quot;;&quot;&quot;)" table:style-name="ce9">
            <text:p>SIM</text:p>
          </table:table-cell>
          <table:table-cell table:number-columns-repeated="8" table:style-name="ce10"/>
          <table:table-cell office:value-type="string" table:style-name="ce11">
            <text:p>Artigo 174 do Anexo I do RICMS</text:p>
          </table:table-cell>
          <table:table-cell office:value-type="string" table:style-name="ce11">
            <text:p>Isenção - AUTOMATED PEOPLE MOVER</text:p>
          </table:table-cell>
          <table:table-cell table:style-name="ce11"/>
          <table:table-cell table:number-columns-repeated="16364"/>
        </table:table-row>
        <table:table-row table:style-name="ro3">
          <table:table-cell office:value-type="string" table:style-name="ce10">
            <text:p>SP011760</text:p>
          </table:table-cell>
          <table:table-cell office:value-type="string" table:style-name="ce9">
            <text:p>SIM</text:p>
          </table:table-cell>
          <table:table-cell table:number-columns-repeated="4" table:style-name="ce10"/>
          <table:table-cell office:value-type="string" office:string-value="" table:formula="of:=IF(LEFT([.S115];7)=&quot;Redução&quot;;&quot;SIM&quot;;&quot;&quot;)" table:style-name="ce9"/>
          <table:table-cell office:value-type="string" office:string-value="SIM" table:formula="of:=IF(LEFT([.S115];7)=&quot;Isenção&quot;;&quot;SIM&quot;;&quot;&quot;)" table:style-name="ce9">
            <text:p>SIM</text:p>
          </table:table-cell>
          <table:table-cell office:value-type="string" office:string-value="SIM" table:formula="of:=IF(LEFT([.S115];7)=&quot;Isenção&quot;;&quot;SIM&quot;;&quot;&quot;)" table:style-name="ce9">
            <text:p>SIM</text:p>
          </table:table-cell>
          <table:table-cell table:number-columns-repeated="8" table:style-name="ce10"/>
          <table:table-cell office:value-type="string" table:style-name="ce11">
            <text:p>Artigo 176 do Anexo I do RICMS</text:p>
          </table:table-cell>
          <table:table-cell office:value-type="string" table:style-name="ce11">
            <text:p>Isenção - ABSORVENTES</text:p>
          </table:table-cell>
          <table:table-cell table:style-name="ce11"/>
          <table:table-cell table:number-columns-repeated="16364"/>
        </table:table-row>
        <table:table-row table:style-name="ro3">
          <table:table-cell office:value-type="string" table:style-name="ce10">
            <text:p>SP011770</text:p>
          </table:table-cell>
          <table:table-cell office:value-type="string" table:style-name="ce9">
            <text:p>SIM</text:p>
          </table:table-cell>
          <table:table-cell table:number-columns-repeated="4" table:style-name="ce10"/>
          <table:table-cell office:value-type="string" office:string-value="" table:formula="of:=IF(LEFT([.S116];7)=&quot;Redução&quot;;&quot;SIM&quot;;&quot;&quot;)" table:style-name="ce9"/>
          <table:table-cell office:value-type="string" office:string-value="SIM" table:formula="of:=IF(LEFT([.S116];7)=&quot;Isenção&quot;;&quot;SIM&quot;;&quot;&quot;)" table:style-name="ce9">
            <text:p>SIM</text:p>
          </table:table-cell>
          <table:table-cell office:value-type="string" office:string-value="SIM" table:formula="of:=IF(LEFT([.S116];7)=&quot;Isenção&quot;;&quot;SIM&quot;;&quot;&quot;)" table:style-name="ce9">
            <text:p>SIM</text:p>
          </table:table-cell>
          <table:table-cell table:number-columns-repeated="8" table:style-name="ce10"/>
          <table:table-cell office:value-type="string" table:style-name="ce11">
            <text:p>Artigo 177 do Anexo I do RICMS</text:p>
          </table:table-cell>
          <table:table-cell office:value-type="string" table:style-name="ce11">
            <text:p>Isenção - ACELERADORES LINEARES</text:p>
          </table:table-cell>
          <table:table-cell table:style-name="ce11"/>
          <table:table-cell table:number-columns-repeated="16364"/>
        </table:table-row>
        <table:table-row table:style-name="ro3">
          <table:table-cell office:value-type="string" table:style-name="ce10">
            <text:p>SP011780</text:p>
          </table:table-cell>
          <table:table-cell office:value-type="string" table:style-name="ce9">
            <text:p>SIM</text:p>
          </table:table-cell>
          <table:table-cell table:number-columns-repeated="4" table:style-name="ce10"/>
          <table:table-cell office:value-type="string" office:string-value="" table:formula="of:=IF(LEFT([.S117];7)=&quot;Redução&quot;;&quot;SIM&quot;;&quot;&quot;)" table:style-name="ce9"/>
          <table:table-cell office:value-type="string" office:string-value="SIM" table:formula="of:=IF(LEFT([.S117];7)=&quot;Isenção&quot;;&quot;SIM&quot;;&quot;&quot;)" table:style-name="ce9">
            <text:p>SIM</text:p>
          </table:table-cell>
          <table:table-cell office:value-type="string" office:string-value="SIM" table:formula="of:=IF(LEFT([.S117];7)=&quot;Isenção&quot;;&quot;SIM&quot;;&quot;&quot;)" table:style-name="ce9">
            <text:p>SIM</text:p>
          </table:table-cell>
          <table:table-cell table:number-columns-repeated="8" table:style-name="ce10"/>
          <table:table-cell office:value-type="string" table:style-name="ce11">
            <text:p>Artigo 178 do Anexo I do RICMS</text:p>
          </table:table-cell>
          <table:table-cell office:value-type="string" table:style-name="ce11">
            <text:p>Isenção - METRÔ - EXPANSÃO DA LINHA 2</text:p>
          </table:table-cell>
          <table:table-cell table:style-name="ce11"/>
          <table:table-cell table:number-columns-repeated="16364"/>
        </table:table-row>
        <table:table-row table:style-name="ro3">
          <table:table-cell office:value-type="string" table:style-name="ce10">
            <text:p>SP011790</text:p>
          </table:table-cell>
          <table:table-cell office:value-type="string" table:style-name="ce9">
            <text:p>SIM</text:p>
          </table:table-cell>
          <table:table-cell table:number-columns-repeated="4" table:style-name="ce10"/>
          <table:table-cell office:value-type="string" office:string-value="" table:formula="of:=IF(LEFT([.S118];7)=&quot;Redução&quot;;&quot;SIM&quot;;&quot;&quot;)" table:style-name="ce9"/>
          <table:table-cell office:value-type="string" office:string-value="SIM" table:formula="of:=IF(LEFT([.S118];7)=&quot;Isenção&quot;;&quot;SIM&quot;;&quot;&quot;)" table:style-name="ce9">
            <text:p>SIM</text:p>
          </table:table-cell>
          <table:table-cell office:value-type="string" office:string-value="SIM" table:formula="of:=IF(LEFT([.S118];7)=&quot;Isenção&quot;;&quot;SIM&quot;;&quot;&quot;)" table:style-name="ce9">
            <text:p>SIM</text:p>
          </table:table-cell>
          <table:table-cell table:number-columns-repeated="8" table:style-name="ce10"/>
          <table:table-cell office:value-type="string" table:style-name="ce11">
            <text:p>Artigo 179 do Anexo I do RICMS</text:p>
          </table:table-cell>
          <table:table-cell office:value-type="string" table:style-name="ce11">
            <text:p>Isenção - FIBROSE CÍSTICA</text:p>
          </table:table-cell>
          <table:table-cell table:style-name="ce11"/>
          <table:table-cell table:number-columns-repeated="16364"/>
        </table:table-row>
        <table:table-row table:style-name="ro3">
          <table:table-cell office:value-type="string" table:style-name="ce10">
            <text:p>SP011810</text:p>
          </table:table-cell>
          <table:table-cell office:value-type="string" table:style-name="ce9">
            <text:p>SIM</text:p>
          </table:table-cell>
          <table:table-cell table:number-columns-repeated="4" table:style-name="ce10"/>
          <table:table-cell office:value-type="string" office:string-value="" table:formula="of:=IF(LEFT([.S119];7)=&quot;Redução&quot;;&quot;SIM&quot;;&quot;&quot;)" table:style-name="ce9"/>
          <table:table-cell office:value-type="string" office:string-value="SIM" table:formula="of:=IF(LEFT([.S119];7)=&quot;Isenção&quot;;&quot;SIM&quot;;&quot;&quot;)" table:style-name="ce9">
            <text:p>SIM</text:p>
          </table:table-cell>
          <table:table-cell office:value-type="string" office:string-value="SIM" table:formula="of:=IF(LEFT([.S119];7)=&quot;Isenção&quot;;&quot;SIM&quot;;&quot;&quot;)" table:style-name="ce9">
            <text:p>SIM</text:p>
          </table:table-cell>
          <table:table-cell table:number-columns-repeated="8" table:style-name="ce10"/>
          <table:table-cell office:value-type="string" table:style-name="ce11">
            <text:p>Artigo 181 do Anexo I do RICMS</text:p>
          </table:table-cell>
          <table:table-cell office:value-type="string" table:style-name="ce11">
            <text:p>Isenção - EQUIPAMENTOS RECREATIVOS PARA USO EM PARQUE DE DIVERSÃO - IMPORTAÇÃO</text:p>
          </table:table-cell>
          <table:table-cell table:style-name="ce11"/>
          <table:table-cell table:number-columns-repeated="16364"/>
        </table:table-row>
        <table:table-row table:style-name="ro3">
          <table:table-cell office:value-type="string" table:style-name="ce10">
            <text:p>SP011820</text:p>
          </table:table-cell>
          <table:table-cell office:value-type="string" table:style-name="ce9">
            <text:p>SIM</text:p>
          </table:table-cell>
          <table:table-cell table:number-columns-repeated="4" table:style-name="ce10"/>
          <table:table-cell office:value-type="string" office:string-value="" table:formula="of:=IF(LEFT([.S120];7)=&quot;Redução&quot;;&quot;SIM&quot;;&quot;&quot;)" table:style-name="ce9"/>
          <table:table-cell office:value-type="string" office:string-value="SIM" table:formula="of:=IF(LEFT([.S120];7)=&quot;Isenção&quot;;&quot;SIM&quot;;&quot;&quot;)" table:style-name="ce9">
            <text:p>SIM</text:p>
          </table:table-cell>
          <table:table-cell office:value-type="string" office:string-value="SIM" table:formula="of:=IF(LEFT([.S120];7)=&quot;Isenção&quot;;&quot;SIM&quot;;&quot;&quot;)" table:style-name="ce9">
            <text:p>SIM</text:p>
          </table:table-cell>
          <table:table-cell table:number-columns-repeated="8" table:style-name="ce10"/>
          <table:table-cell office:value-type="string" table:style-name="ce11">
            <text:p>Artigo 182 do Anexo I do RICMS</text:p>
          </table:table-cell>
          <table:table-cell office:value-type="string" table:style-name="ce11">
            <text:p>Isenção - REFEIÇÃO</text:p>
          </table:table-cell>
          <table:table-cell table:style-name="ce11"/>
          <table:table-cell table:number-columns-repeated="16364"/>
        </table:table-row>
        <table:table-row table:style-name="ro3">
          <table:table-cell office:value-type="string" table:style-name="ce10">
            <text:p>SP020010</text:p>
          </table:table-cell>
          <table:table-cell table:style-name="ce9"/>
          <table:table-cell table:number-columns-repeated="4" table:style-name="ce10"/>
          <table:table-cell office:value-type="string" office:string-value="SIM" table:formula="of:=IF(LEFT([.S121];7)=&quot;Redução&quot;;&quot;SIM&quot;;&quot;&quot;)" table:style-name="ce9">
            <text:p>SIM</text:p>
          </table:table-cell>
          <table:table-cell table:style-name="ce10"/>
          <table:table-cell office:value-type="string" office:string-value="" table:formula="of:=IF(LEFT([.S121];7)=&quot;Isenção&quot;;&quot;SIM&quot;;&quot;&quot;)" table:style-name="ce9"/>
          <table:table-cell table:number-columns-repeated="6" table:style-name="ce10"/>
          <table:table-cell office:value-type="string" office:string-value="SIM" table:formula="of:=IF(LEFT([.S121];7)=&quot;Redução&quot;;&quot;SIM&quot;;&quot;&quot;)" table:style-name="ce9">
            <text:p>SIM</text:p>
          </table:table-cell>
          <table:table-cell table:style-name="ce10"/>
          <table:table-cell office:value-type="string" table:style-name="ce11">
            <text:p>Artigo 001 do Anexo II do RICMS</text:p>
          </table:table-cell>
          <table:table-cell office:value-type="string" table:style-name="ce11">
            <text:p>Redução de Base de Cálculo - AERONAVES, PARTES E PEÇAS</text:p>
          </table:table-cell>
          <table:table-cell table:style-name="ce11"/>
          <table:table-cell table:number-columns-repeated="16364"/>
        </table:table-row>
        <table:table-row table:style-name="ro3">
          <table:table-cell office:value-type="string" table:style-name="ce10">
            <text:p>SP020030</text:p>
          </table:table-cell>
          <table:table-cell table:style-name="ce9"/>
          <table:table-cell table:number-columns-repeated="4" table:style-name="ce10"/>
          <table:table-cell office:value-type="string" office:string-value="SIM" table:formula="of:=IF(LEFT([.S122];7)=&quot;Redução&quot;;&quot;SIM&quot;;&quot;&quot;)" table:style-name="ce9">
            <text:p>SIM</text:p>
          </table:table-cell>
          <table:table-cell table:style-name="ce10"/>
          <table:table-cell office:value-type="string" office:string-value="" table:formula="of:=IF(LEFT([.S122];7)=&quot;Isenção&quot;;&quot;SIM&quot;;&quot;&quot;)" table:style-name="ce9"/>
          <table:table-cell table:number-columns-repeated="6" table:style-name="ce10"/>
          <table:table-cell office:value-type="string" office:string-value="SIM" table:formula="of:=IF(LEFT([.S122];7)=&quot;Redução&quot;;&quot;SIM&quot;;&quot;&quot;)" table:style-name="ce9">
            <text:p>SIM</text:p>
          </table:table-cell>
          <table:table-cell table:style-name="ce10"/>
          <table:table-cell office:value-type="string" table:style-name="ce11">
            <text:p>Artigo 003 do Anexo II do RICMS</text:p>
          </table:table-cell>
          <table:table-cell office:value-type="string" table:style-name="ce11">
            <text:p>Redução de Base de Cálculo - CESTA BÁSICA</text:p>
          </table:table-cell>
          <table:table-cell table:style-name="ce11"/>
          <table:table-cell table:number-columns-repeated="16364"/>
        </table:table-row>
        <table:table-row table:style-name="ro3">
          <table:table-cell office:value-type="string" table:style-name="ce10">
            <text:p>SP020080</text:p>
          </table:table-cell>
          <table:table-cell table:style-name="ce9"/>
          <table:table-cell table:number-columns-repeated="4" table:style-name="ce10"/>
          <table:table-cell office:value-type="string" office:string-value="SIM" table:formula="of:=IF(LEFT([.S123];7)=&quot;Redução&quot;;&quot;SIM&quot;;&quot;&quot;)" table:style-name="ce9">
            <text:p>SIM</text:p>
          </table:table-cell>
          <table:table-cell table:style-name="ce10"/>
          <table:table-cell office:value-type="string" office:string-value="" table:formula="of:=IF(LEFT([.S123];7)=&quot;Isenção&quot;;&quot;SIM&quot;;&quot;&quot;)" table:style-name="ce9"/>
          <table:table-cell table:number-columns-repeated="6" table:style-name="ce10"/>
          <table:table-cell office:value-type="string" office:string-value="SIM" table:formula="of:=IF(LEFT([.S123];7)=&quot;Redução&quot;;&quot;SIM&quot;;&quot;&quot;)" table:style-name="ce9">
            <text:p>SIM</text:p>
          </table:table-cell>
          <table:table-cell table:style-name="ce10"/>
          <table:table-cell office:value-type="string" table:style-name="ce11">
            <text:p>Artigo 008 do Anexo II do RICMS</text:p>
          </table:table-cell>
          <table:table-cell office:value-type="string" table:style-name="ce11">
            <text:p>Redução de Base de Cálculo - GÁS NATURAL</text:p>
          </table:table-cell>
          <table:table-cell table:style-name="ce11"/>
          <table:table-cell table:number-columns-repeated="16364"/>
        </table:table-row>
        <table:table-row table:style-name="ro3">
          <table:table-cell office:value-type="string" table:style-name="ce10">
            <text:p>SP020090</text:p>
          </table:table-cell>
          <table:table-cell table:style-name="ce9"/>
          <table:table-cell table:number-columns-repeated="4" table:style-name="ce10"/>
          <table:table-cell office:value-type="string" office:string-value="SIM" table:formula="of:=IF(LEFT([.S124];7)=&quot;Redução&quot;;&quot;SIM&quot;;&quot;&quot;)" table:style-name="ce9">
            <text:p>SIM</text:p>
          </table:table-cell>
          <table:table-cell table:style-name="ce10"/>
          <table:table-cell office:value-type="string" office:string-value="" table:formula="of:=IF(LEFT([.S124];7)=&quot;Isenção&quot;;&quot;SIM&quot;;&quot;&quot;)" table:style-name="ce9"/>
          <table:table-cell table:number-columns-repeated="6" table:style-name="ce10"/>
          <table:table-cell office:value-type="string" office:string-value="SIM" table:formula="of:=IF(LEFT([.S124];7)=&quot;Redução&quot;;&quot;SIM&quot;;&quot;&quot;)" table:style-name="ce9">
            <text:p>SIM</text:p>
          </table:table-cell>
          <table:table-cell table:style-name="ce10"/>
          <table:table-cell office:value-type="string" table:style-name="ce11">
            <text:p>Artigo 009 do Anexo II do RICMS</text:p>
          </table:table-cell>
          <table:table-cell office:value-type="string" table:style-name="ce11">
            <text:p>Redução de Base de Cálculo - INSUMOS AGROPECUÁRIOS</text:p>
          </table:table-cell>
          <table:table-cell table:style-name="ce11"/>
          <table:table-cell table:number-columns-repeated="16364"/>
        </table:table-row>
        <table:table-row table:style-name="ro3">
          <table:table-cell office:value-type="string" table:style-name="ce10">
            <text:p>SP020100</text:p>
          </table:table-cell>
          <table:table-cell table:style-name="ce9"/>
          <table:table-cell table:number-columns-repeated="4" table:style-name="ce10"/>
          <table:table-cell office:value-type="string" office:string-value="SIM" table:formula="of:=IF(LEFT([.S125];7)=&quot;Redução&quot;;&quot;SIM&quot;;&quot;&quot;)" table:style-name="ce9">
            <text:p>SIM</text:p>
          </table:table-cell>
          <table:table-cell table:style-name="ce10"/>
          <table:table-cell office:value-type="string" office:string-value="" table:formula="of:=IF(LEFT([.S125];7)=&quot;Isenção&quot;;&quot;SIM&quot;;&quot;&quot;)" table:style-name="ce9"/>
          <table:table-cell table:number-columns-repeated="6" table:style-name="ce10"/>
          <table:table-cell office:value-type="string" office:string-value="SIM" table:formula="of:=IF(LEFT([.S125];7)=&quot;Redução&quot;;&quot;SIM&quot;;&quot;&quot;)" table:style-name="ce9">
            <text:p>SIM</text:p>
          </table:table-cell>
          <table:table-cell table:style-name="ce10"/>
          <table:table-cell office:value-type="string" table:style-name="ce11">
            <text:p>Artigo 010 do Anexo II do RICMS</text:p>
          </table:table-cell>
          <table:table-cell office:value-type="string" table:style-name="ce11">
            <text:p>Redução de Base de Cálculo - INSUMOS AGROPECUÁRIOS - RAÇÕES E ADUBOS</text:p>
          </table:table-cell>
          <table:table-cell table:style-name="ce11"/>
          <table:table-cell table:number-columns-repeated="16364"/>
        </table:table-row>
        <table:table-row table:style-name="ro3">
          <table:table-cell office:value-type="string" table:style-name="ce10">
            <text:p>SP020110</text:p>
          </table:table-cell>
          <table:table-cell table:style-name="ce9"/>
          <table:table-cell table:number-columns-repeated="4" table:style-name="ce10"/>
          <table:table-cell office:value-type="string" office:string-value="SIM" table:formula="of:=IF(LEFT([.S126];7)=&quot;Redução&quot;;&quot;SIM&quot;;&quot;&quot;)" table:style-name="ce9">
            <text:p>SIM</text:p>
          </table:table-cell>
          <table:table-cell table:style-name="ce10"/>
          <table:table-cell office:value-type="string" office:string-value="" table:formula="of:=IF(LEFT([.S126];7)=&quot;Isenção&quot;;&quot;SIM&quot;;&quot;&quot;)" table:style-name="ce9"/>
          <table:table-cell table:number-columns-repeated="6" table:style-name="ce10"/>
          <table:table-cell office:value-type="string" office:string-value="SIM" table:formula="of:=IF(LEFT([.S126];7)=&quot;Redução&quot;;&quot;SIM&quot;;&quot;&quot;)" table:style-name="ce9">
            <text:p>SIM</text:p>
          </table:table-cell>
          <table:table-cell table:style-name="ce10"/>
          <table:table-cell office:value-type="string" table:style-name="ce11">
            <text:p>Artigo 011 do Anexo II do RICMS</text:p>
          </table:table-cell>
          <table:table-cell office:value-type="string" table:style-name="ce11">
            <text:p>Redução de Base de Cálculo - MÁQUINAS, APARELHOS E VEÍCULOS USADOS</text:p>
          </table:table-cell>
          <table:table-cell table:style-name="ce11"/>
          <table:table-cell table:number-columns-repeated="16364"/>
        </table:table-row>
        <table:table-row table:style-name="ro3">
          <table:table-cell office:value-type="string" table:style-name="ce10">
            <text:p>SP020120</text:p>
          </table:table-cell>
          <table:table-cell table:style-name="ce9"/>
          <table:table-cell table:number-columns-repeated="4" table:style-name="ce10"/>
          <table:table-cell office:value-type="string" office:string-value="SIM" table:formula="of:=IF(LEFT([.S127];7)=&quot;Redução&quot;;&quot;SIM&quot;;&quot;&quot;)" table:style-name="ce9">
            <text:p>SIM</text:p>
          </table:table-cell>
          <table:table-cell table:style-name="ce10"/>
          <table:table-cell office:value-type="string" office:string-value="" table:formula="of:=IF(LEFT([.S127];7)=&quot;Isenção&quot;;&quot;SIM&quot;;&quot;&quot;)" table:style-name="ce9"/>
          <table:table-cell table:number-columns-repeated="6" table:style-name="ce10"/>
          <table:table-cell office:value-type="string" office:string-value="SIM" table:formula="of:=IF(LEFT([.S127];7)=&quot;Redução&quot;;&quot;SIM&quot;;&quot;&quot;)" table:style-name="ce9">
            <text:p>SIM</text:p>
          </table:table-cell>
          <table:table-cell table:style-name="ce10"/>
          <table:table-cell office:value-type="string" table:style-name="ce11">
            <text:p>Artigo 012 do Anexo II do RICMS</text:p>
          </table:table-cell>
          <table:table-cell office:value-type="string" table:style-name="ce11">
            <text:p>Redução de Base de Cálculo - MÁQUINAS INDUSTRIAIS E IMPLEMENTOS AGRÍCOLAS</text:p>
          </table:table-cell>
          <table:table-cell table:style-name="ce11"/>
          <table:table-cell table:number-columns-repeated="16364"/>
        </table:table-row>
        <table:table-row table:style-name="ro3">
          <table:table-cell office:value-type="string" table:style-name="ce10">
            <text:p>SP020150</text:p>
          </table:table-cell>
          <table:table-cell table:style-name="ce9"/>
          <table:table-cell table:number-columns-repeated="4" table:style-name="ce10"/>
          <table:table-cell office:value-type="string" office:string-value="SIM" table:formula="of:=IF(LEFT([.S128];7)=&quot;Redução&quot;;&quot;SIM&quot;;&quot;&quot;)" table:style-name="ce9">
            <text:p>SIM</text:p>
          </table:table-cell>
          <table:table-cell table:style-name="ce10"/>
          <table:table-cell office:value-type="string" office:string-value="" table:formula="of:=IF(LEFT([.S128];7)=&quot;Isenção&quot;;&quot;SIM&quot;;&quot;&quot;)" table:style-name="ce9"/>
          <table:table-cell table:number-columns-repeated="6" table:style-name="ce10"/>
          <table:table-cell office:value-type="string" office:string-value="SIM" table:formula="of:=IF(LEFT([.S128];7)=&quot;Redução&quot;;&quot;SIM&quot;;&quot;&quot;)" table:style-name="ce9">
            <text:p>SIM</text:p>
          </table:table-cell>
          <table:table-cell table:style-name="ce10"/>
          <table:table-cell office:value-type="string" table:style-name="ce11">
            <text:p>Artigo 015 do Anexo II do RICMS</text:p>
          </table:table-cell>
          <table:table-cell office:value-type="string" table:style-name="ce11">
            <text:p>Redução de Base de Cálculo - PÓ DE ALUMÍNIO</text:p>
          </table:table-cell>
          <table:table-cell table:style-name="ce11"/>
          <table:table-cell table:number-columns-repeated="16364"/>
        </table:table-row>
        <table:table-row table:style-name="ro3">
          <table:table-cell office:value-type="string" table:style-name="ce10">
            <text:p>SP020190</text:p>
          </table:table-cell>
          <table:table-cell table:style-name="ce9"/>
          <table:table-cell table:number-columns-repeated="4" table:style-name="ce10"/>
          <table:table-cell office:value-type="string" office:string-value="SIM" table:formula="of:=IF(LEFT([.S129];7)=&quot;Redução&quot;;&quot;SIM&quot;;&quot;&quot;)" table:style-name="ce9">
            <text:p>SIM</text:p>
          </table:table-cell>
          <table:table-cell table:style-name="ce10"/>
          <table:table-cell office:value-type="string" office:string-value="" table:formula="of:=IF(LEFT([.S129];7)=&quot;Isenção&quot;;&quot;SIM&quot;;&quot;&quot;)" table:style-name="ce9"/>
          <table:table-cell table:number-columns-repeated="6" table:style-name="ce10"/>
          <table:table-cell office:value-type="string" office:string-value="SIM" table:formula="of:=IF(LEFT([.S129];7)=&quot;Redução&quot;;&quot;SIM&quot;;&quot;&quot;)" table:style-name="ce9">
            <text:p>SIM</text:p>
          </table:table-cell>
          <table:table-cell table:style-name="ce10"/>
          <table:table-cell office:value-type="string" table:style-name="ce11">
            <text:p>Artigo 019 do Anexo II do RICMS</text:p>
          </table:table-cell>
          <table:table-cell office:value-type="string" table:style-name="ce11">
            <text:p>Redução de Base de Cálculo - TRANSPORTE DE LEITE</text:p>
          </table:table-cell>
          <table:table-cell table:style-name="ce11"/>
          <table:table-cell table:number-columns-repeated="16364"/>
        </table:table-row>
        <table:table-row table:style-name="ro1">
          <table:table-cell office:value-type="string" table:style-name="ce10">
            <text:p>SP020260</text:p>
          </table:table-cell>
          <table:table-cell table:style-name="ce9"/>
          <table:table-cell table:number-columns-repeated="4" table:style-name="ce10"/>
          <table:table-cell office:value-type="string" office:string-value="SIM" table:formula="of:=IF(LEFT([.S130];7)=&quot;Redução&quot;;&quot;SIM&quot;;&quot;&quot;)" table:style-name="ce9">
            <text:p>SIM</text:p>
          </table:table-cell>
          <table:table-cell table:style-name="ce10"/>
          <table:table-cell office:value-type="string" office:string-value="" table:formula="of:=IF(LEFT([.S130];7)=&quot;Isenção&quot;;&quot;SIM&quot;;&quot;&quot;)" table:style-name="ce9"/>
          <table:table-cell table:number-columns-repeated="6" table:style-name="ce10"/>
          <table:table-cell office:value-type="string" office:string-value="SIM" table:formula="of:=IF(LEFT([.S130];7)=&quot;Redução&quot;;&quot;SIM&quot;;&quot;&quot;)" table:style-name="ce9">
            <text:p>SIM</text:p>
          </table:table-cell>
          <table:table-cell table:style-name="ce10"/>
          <table:table-cell office:value-type="string" table:style-name="ce11">
            <text:p>Artigo 026 do Anexo II do RICMS</text:p>
          </table:table-cell>
          <table:table-cell office:value-type="string" table:style-name="ce11">
            <text:p>Redução de Base de Cálculo - DESENVOLVIMENTO INDUSTRIAL E AGROPECUÁRIO - EMBALAGENS PARA OVO IN NATURA</text:p>
          </table:table-cell>
          <table:table-cell table:style-name="ce11"/>
          <table:table-cell table:number-columns-repeated="16364"/>
        </table:table-row>
        <table:table-row table:style-name="ro3">
          <table:table-cell office:value-type="string" table:style-name="ce10">
            <text:p>SP020290</text:p>
          </table:table-cell>
          <table:table-cell table:style-name="ce9"/>
          <table:table-cell table:number-columns-repeated="4" table:style-name="ce10"/>
          <table:table-cell office:value-type="string" office:string-value="SIM" table:formula="of:=IF(LEFT([.S131];7)=&quot;Redução&quot;;&quot;SIM&quot;;&quot;&quot;)" table:style-name="ce9">
            <text:p>SIM</text:p>
          </table:table-cell>
          <table:table-cell table:style-name="ce10"/>
          <table:table-cell office:value-type="string" office:string-value="" table:formula="of:=IF(LEFT([.S131];7)=&quot;Isenção&quot;;&quot;SIM&quot;;&quot;&quot;)" table:style-name="ce9"/>
          <table:table-cell table:number-columns-repeated="6" table:style-name="ce10"/>
          <table:table-cell office:value-type="string" office:string-value="SIM" table:formula="of:=IF(LEFT([.S131];7)=&quot;Redução&quot;;&quot;SIM&quot;;&quot;&quot;)" table:style-name="ce9">
            <text:p>SIM</text:p>
          </table:table-cell>
          <table:table-cell table:style-name="ce10"/>
          <table:table-cell office:value-type="string" table:style-name="ce11">
            <text:p>Artigo 029 do Anexo II do RICMS</text:p>
          </table:table-cell>
          <table:table-cell office:value-type="string" table:style-name="ce11">
            <text:p>Redução de Base de Cálculo - CARROÇARIA DE ÔNIBUS</text:p>
          </table:table-cell>
          <table:table-cell table:style-name="ce11"/>
          <table:table-cell table:number-columns-repeated="16364"/>
        </table:table-row>
        <table:table-row table:style-name="ro1">
          <table:table-cell office:value-type="string" table:style-name="ce10">
            <text:p>SP020300</text:p>
          </table:table-cell>
          <table:table-cell table:style-name="ce9"/>
          <table:table-cell table:number-columns-repeated="4" table:style-name="ce10"/>
          <table:table-cell office:value-type="string" office:string-value="SIM" table:formula="of:=IF(LEFT([.S132];7)=&quot;Redução&quot;;&quot;SIM&quot;;&quot;&quot;)" table:style-name="ce9">
            <text:p>SIM</text:p>
          </table:table-cell>
          <table:table-cell table:style-name="ce10"/>
          <table:table-cell office:value-type="string" office:string-value="" table:formula="of:=IF(LEFT([.S132];7)=&quot;Isenção&quot;;&quot;SIM&quot;;&quot;&quot;)" table:style-name="ce9"/>
          <table:table-cell table:number-columns-repeated="6" table:style-name="ce10"/>
          <table:table-cell office:value-type="string" office:string-value="SIM" table:formula="of:=IF(LEFT([.S132];7)=&quot;Redução&quot;;&quot;SIM&quot;;&quot;&quot;)" table:style-name="ce9">
            <text:p>SIM</text:p>
          </table:table-cell>
          <table:table-cell table:style-name="ce10"/>
          <table:table-cell office:value-type="string" table:style-name="ce11">
            <text:p>Artigo 030 do Anexo II do RICMS</text:p>
          </table:table-cell>
          <table:table-cell office:value-type="string" table:style-name="ce11">
            <text:p>Redução de Base de Cálculo - PRODUTOS DE COURO, SAPATOS, BOLSAS, CINTOS, CARTEIRAS E OUTROS ACESSÓRIOS</text:p>
          </table:table-cell>
          <table:table-cell table:style-name="ce11"/>
          <table:table-cell table:number-columns-repeated="16364"/>
        </table:table-row>
        <table:table-row table:style-name="ro3">
          <table:table-cell office:value-type="string" table:style-name="ce10">
            <text:p>SP020320</text:p>
          </table:table-cell>
          <table:table-cell table:style-name="ce9"/>
          <table:table-cell table:number-columns-repeated="4" table:style-name="ce10"/>
          <table:table-cell office:value-type="string" office:string-value="SIM" table:formula="of:=IF(LEFT([.S133];7)=&quot;Redução&quot;;&quot;SIM&quot;;&quot;&quot;)" table:style-name="ce9">
            <text:p>SIM</text:p>
          </table:table-cell>
          <table:table-cell table:style-name="ce10"/>
          <table:table-cell office:value-type="string" office:string-value="" table:formula="of:=IF(LEFT([.S133];7)=&quot;Isenção&quot;;&quot;SIM&quot;;&quot;&quot;)" table:style-name="ce9"/>
          <table:table-cell table:number-columns-repeated="6" table:style-name="ce10"/>
          <table:table-cell office:value-type="string" office:string-value="SIM" table:formula="of:=IF(LEFT([.S133];7)=&quot;Redução&quot;;&quot;SIM&quot;;&quot;&quot;)" table:style-name="ce9">
            <text:p>SIM</text:p>
          </table:table-cell>
          <table:table-cell table:style-name="ce10"/>
          <table:table-cell office:value-type="string" table:style-name="ce11">
            <text:p>Artigo 032 do Anexo II do RICMS</text:p>
          </table:table-cell>
          <table:table-cell office:value-type="string" table:style-name="ce11">
            <text:p>Redução de Base de Cálculo - ATACADISTA DE COURO</text:p>
          </table:table-cell>
          <table:table-cell table:style-name="ce11"/>
          <table:table-cell table:number-columns-repeated="16364"/>
        </table:table-row>
        <table:table-row table:style-name="ro3">
          <table:table-cell office:value-type="string" table:style-name="ce10">
            <text:p>SP020330</text:p>
          </table:table-cell>
          <table:table-cell table:style-name="ce9"/>
          <table:table-cell table:number-columns-repeated="4" table:style-name="ce10"/>
          <table:table-cell office:value-type="string" office:string-value="SIM" table:formula="of:=IF(LEFT([.S134];7)=&quot;Redução&quot;;&quot;SIM&quot;;&quot;&quot;)" table:style-name="ce9">
            <text:p>SIM</text:p>
          </table:table-cell>
          <table:table-cell table:style-name="ce10"/>
          <table:table-cell office:value-type="string" office:string-value="" table:formula="of:=IF(LEFT([.S134];7)=&quot;Isenção&quot;;&quot;SIM&quot;;&quot;&quot;)" table:style-name="ce9"/>
          <table:table-cell table:number-columns-repeated="6" table:style-name="ce10"/>
          <table:table-cell office:value-type="string" office:string-value="SIM" table:formula="of:=IF(LEFT([.S134];7)=&quot;Redução&quot;;&quot;SIM&quot;;&quot;&quot;)" table:style-name="ce9">
            <text:p>SIM</text:p>
          </table:table-cell>
          <table:table-cell table:style-name="ce10"/>
          <table:table-cell office:value-type="string" table:style-name="ce11">
            <text:p>Artigo 033 do Anexo II do RICMS</text:p>
          </table:table-cell>
          <table:table-cell office:value-type="string" table:style-name="ce11">
            <text:p>Redução de Base de Cálculo - VINHO</text:p>
          </table:table-cell>
          <table:table-cell table:style-name="ce11"/>
          <table:table-cell table:number-columns-repeated="16364"/>
        </table:table-row>
        <table:table-row table:style-name="ro3">
          <table:table-cell office:value-type="string" table:style-name="ce10">
            <text:p>SP020340</text:p>
          </table:table-cell>
          <table:table-cell table:style-name="ce9"/>
          <table:table-cell table:number-columns-repeated="4" table:style-name="ce10"/>
          <table:table-cell office:value-type="string" office:string-value="SIM" table:formula="of:=IF(LEFT([.S135];7)=&quot;Redução&quot;;&quot;SIM&quot;;&quot;&quot;)" table:style-name="ce9">
            <text:p>SIM</text:p>
          </table:table-cell>
          <table:table-cell table:style-name="ce10"/>
          <table:table-cell office:value-type="string" office:string-value="" table:formula="of:=IF(LEFT([.S135];7)=&quot;Isenção&quot;;&quot;SIM&quot;;&quot;&quot;)" table:style-name="ce9"/>
          <table:table-cell table:number-columns-repeated="6" table:style-name="ce10"/>
          <table:table-cell office:value-type="string" office:string-value="SIM" table:formula="of:=IF(LEFT([.S135];7)=&quot;Redução&quot;;&quot;SIM&quot;;&quot;&quot;)" table:style-name="ce9">
            <text:p>SIM</text:p>
          </table:table-cell>
          <table:table-cell table:style-name="ce10"/>
          <table:table-cell office:value-type="string" table:style-name="ce11">
            <text:p>Artigo 034 do Anexo II do RICMS</text:p>
          </table:table-cell>
          <table:table-cell office:value-type="string" table:style-name="ce11">
            <text:p>Redução de Base de Cálculo - PERFUMES, COSMETICOS E PRODUTOS DE HIGIENE PESSOAL</text:p>
          </table:table-cell>
          <table:table-cell table:style-name="ce11"/>
          <table:table-cell table:number-columns-repeated="16364"/>
        </table:table-row>
        <table:table-row table:style-name="ro3">
          <table:table-cell office:value-type="string" table:style-name="ce10">
            <text:p>SP020350</text:p>
          </table:table-cell>
          <table:table-cell table:style-name="ce9"/>
          <table:table-cell table:number-columns-repeated="4" table:style-name="ce10"/>
          <table:table-cell office:value-type="string" office:string-value="SIM" table:formula="of:=IF(LEFT([.S136];7)=&quot;Redução&quot;;&quot;SIM&quot;;&quot;&quot;)" table:style-name="ce9">
            <text:p>SIM</text:p>
          </table:table-cell>
          <table:table-cell table:style-name="ce10"/>
          <table:table-cell office:value-type="string" office:string-value="" table:formula="of:=IF(LEFT([.S136];7)=&quot;Isenção&quot;;&quot;SIM&quot;;&quot;&quot;)" table:style-name="ce9"/>
          <table:table-cell table:number-columns-repeated="6" table:style-name="ce10"/>
          <table:table-cell office:value-type="string" office:string-value="SIM" table:formula="of:=IF(LEFT([.S136];7)=&quot;Redução&quot;;&quot;SIM&quot;;&quot;&quot;)" table:style-name="ce9">
            <text:p>SIM</text:p>
          </table:table-cell>
          <table:table-cell table:style-name="ce10"/>
          <table:table-cell office:value-type="string" table:style-name="ce11">
            <text:p>Artigo 035 do Anexo II do RICMS</text:p>
          </table:table-cell>
          <table:table-cell office:value-type="string" table:style-name="ce11">
            <text:p>Redução de Base de Cálculo - INSTRUMENTOS MUSICAIS</text:p>
          </table:table-cell>
          <table:table-cell table:style-name="ce11"/>
          <table:table-cell table:number-columns-repeated="16364"/>
        </table:table-row>
        <table:table-row table:style-name="ro3">
          <table:table-cell office:value-type="string" table:style-name="ce10">
            <text:p>SP020370</text:p>
          </table:table-cell>
          <table:table-cell table:style-name="ce9"/>
          <table:table-cell table:number-columns-repeated="4" table:style-name="ce10"/>
          <table:table-cell office:value-type="string" office:string-value="SIM" table:formula="of:=IF(LEFT([.S137];7)=&quot;Redução&quot;;&quot;SIM&quot;;&quot;&quot;)" table:style-name="ce9">
            <text:p>SIM</text:p>
          </table:table-cell>
          <table:table-cell table:style-name="ce10"/>
          <table:table-cell office:value-type="string" office:string-value="" table:formula="of:=IF(LEFT([.S137];7)=&quot;Isenção&quot;;&quot;SIM&quot;;&quot;&quot;)" table:style-name="ce9"/>
          <table:table-cell table:number-columns-repeated="6" table:style-name="ce10"/>
          <table:table-cell office:value-type="string" office:string-value="SIM" table:formula="of:=IF(LEFT([.S137];7)=&quot;Redução&quot;;&quot;SIM&quot;;&quot;&quot;)" table:style-name="ce9">
            <text:p>SIM</text:p>
          </table:table-cell>
          <table:table-cell table:style-name="ce10"/>
          <table:table-cell office:value-type="string" table:style-name="ce11">
            <text:p>Artigo 037 do Anexo II do RICMS</text:p>
          </table:table-cell>
          <table:table-cell office:value-type="string" table:style-name="ce11">
            <text:p>Redução de Base de Cálculo - BRINQUEDOS</text:p>
          </table:table-cell>
          <table:table-cell table:style-name="ce11"/>
          <table:table-cell table:number-columns-repeated="16364"/>
        </table:table-row>
        <table:table-row table:style-name="ro3">
          <table:table-cell office:value-type="string" table:style-name="ce10">
            <text:p>SP020380</text:p>
          </table:table-cell>
          <table:table-cell table:style-name="ce9"/>
          <table:table-cell table:number-columns-repeated="4" table:style-name="ce10"/>
          <table:table-cell office:value-type="string" office:string-value="SIM" table:formula="of:=IF(LEFT([.S138];7)=&quot;Redução&quot;;&quot;SIM&quot;;&quot;&quot;)" table:style-name="ce9">
            <text:p>SIM</text:p>
          </table:table-cell>
          <table:table-cell table:style-name="ce10"/>
          <table:table-cell office:value-type="string" office:string-value="" table:formula="of:=IF(LEFT([.S138];7)=&quot;Isenção&quot;;&quot;SIM&quot;;&quot;&quot;)" table:style-name="ce9"/>
          <table:table-cell table:number-columns-repeated="6" table:style-name="ce10"/>
          <table:table-cell office:value-type="string" office:string-value="SIM" table:formula="of:=IF(LEFT([.S138];7)=&quot;Redução&quot;;&quot;SIM&quot;;&quot;&quot;)" table:style-name="ce9">
            <text:p>SIM</text:p>
          </table:table-cell>
          <table:table-cell table:style-name="ce10"/>
          <table:table-cell office:value-type="string" table:style-name="ce11">
            <text:p>Artigo 038 do Anexo II do RICMS</text:p>
          </table:table-cell>
          <table:table-cell office:value-type="string" table:style-name="ce11">
            <text:p>Redução de Base de Cálculo - REGIME DE ADMISSÃO TEMPORÁRIA</text:p>
          </table:table-cell>
          <table:table-cell table:style-name="ce11"/>
          <table:table-cell table:number-columns-repeated="16364"/>
        </table:table-row>
        <table:table-row table:style-name="ro3">
          <table:table-cell office:value-type="string" table:style-name="ce10">
            <text:p>SP020390</text:p>
          </table:table-cell>
          <table:table-cell table:style-name="ce9"/>
          <table:table-cell table:number-columns-repeated="4" table:style-name="ce10"/>
          <table:table-cell office:value-type="string" office:string-value="SIM" table:formula="of:=IF(LEFT([.S139];7)=&quot;Redução&quot;;&quot;SIM&quot;;&quot;&quot;)" table:style-name="ce9">
            <text:p>SIM</text:p>
          </table:table-cell>
          <table:table-cell table:style-name="ce10"/>
          <table:table-cell office:value-type="string" office:string-value="" table:formula="of:=IF(LEFT([.S139];7)=&quot;Isenção&quot;;&quot;SIM&quot;;&quot;&quot;)" table:style-name="ce9"/>
          <table:table-cell table:number-columns-repeated="6" table:style-name="ce10"/>
          <table:table-cell office:value-type="string" office:string-value="SIM" table:formula="of:=IF(LEFT([.S139];7)=&quot;Redução&quot;;&quot;SIM&quot;;&quot;&quot;)" table:style-name="ce9">
            <text:p>SIM</text:p>
          </table:table-cell>
          <table:table-cell table:style-name="ce10"/>
          <table:table-cell office:value-type="string" table:style-name="ce11">
            <text:p>Artigo 039 do Anexo II do RICMS</text:p>
          </table:table-cell>
          <table:table-cell office:value-type="string" table:style-name="ce11">
            <text:p>Redução de Base de Cálculo - PRODUTOS ALIMENTÍCIOS</text:p>
          </table:table-cell>
          <table:table-cell table:style-name="ce11"/>
          <table:table-cell table:number-columns-repeated="16364"/>
        </table:table-row>
        <table:table-row table:style-name="ro3">
          <table:table-cell office:value-type="string" table:style-name="ce10">
            <text:p>SP020450</text:p>
          </table:table-cell>
          <table:table-cell table:style-name="ce9"/>
          <table:table-cell table:number-columns-repeated="4" table:style-name="ce10"/>
          <table:table-cell office:value-type="string" office:string-value="SIM" table:formula="of:=IF(LEFT([.S140];7)=&quot;Redução&quot;;&quot;SIM&quot;;&quot;&quot;)" table:style-name="ce9">
            <text:p>SIM</text:p>
          </table:table-cell>
          <table:table-cell table:style-name="ce10"/>
          <table:table-cell office:value-type="string" office:string-value="" table:formula="of:=IF(LEFT([.S140];7)=&quot;Isenção&quot;;&quot;SIM&quot;;&quot;&quot;)" table:style-name="ce9"/>
          <table:table-cell table:number-columns-repeated="6" table:style-name="ce10"/>
          <table:table-cell office:value-type="string" office:string-value="SIM" table:formula="of:=IF(LEFT([.S140];7)=&quot;Redução&quot;;&quot;SIM&quot;;&quot;&quot;)" table:style-name="ce9">
            <text:p>SIM</text:p>
          </table:table-cell>
          <table:table-cell table:style-name="ce10"/>
          <table:table-cell office:value-type="string" table:style-name="ce11">
            <text:p>Artigo 045 do Anexo II do RICMS</text:p>
          </table:table-cell>
          <table:table-cell office:value-type="string" table:style-name="ce11">
            <text:p>Redução de Base de Cálculo - CARNE</text:p>
          </table:table-cell>
          <table:table-cell table:style-name="ce11"/>
          <table:table-cell table:number-columns-repeated="16364"/>
        </table:table-row>
        <table:table-row table:style-name="ro3">
          <table:table-cell office:value-type="string" table:style-name="ce10">
            <text:p>SP020520</text:p>
          </table:table-cell>
          <table:table-cell table:style-name="ce9"/>
          <table:table-cell table:number-columns-repeated="4" table:style-name="ce10"/>
          <table:table-cell office:value-type="string" office:string-value="SIM" table:formula="of:=IF(LEFT([.S141];7)=&quot;Redução&quot;;&quot;SIM&quot;;&quot;&quot;)" table:style-name="ce9">
            <text:p>SIM</text:p>
          </table:table-cell>
          <table:table-cell table:style-name="ce10"/>
          <table:table-cell office:value-type="string" office:string-value="" table:formula="of:=IF(LEFT([.S141];7)=&quot;Isenção&quot;;&quot;SIM&quot;;&quot;&quot;)" table:style-name="ce9"/>
          <table:table-cell table:number-columns-repeated="6" table:style-name="ce10"/>
          <table:table-cell office:value-type="string" office:string-value="SIM" table:formula="of:=IF(LEFT([.S141];7)=&quot;Redução&quot;;&quot;SIM&quot;;&quot;&quot;)" table:style-name="ce9">
            <text:p>SIM</text:p>
          </table:table-cell>
          <table:table-cell table:style-name="ce10"/>
          <table:table-cell office:value-type="string" table:style-name="ce11">
            <text:p>Artigo 052 do Anexo II do RICMS</text:p>
          </table:table-cell>
          <table:table-cell office:value-type="string" table:style-name="ce11">
            <text:p>Redução de Base de Cálculo - PRODUTOS TÊXTEIS</text:p>
          </table:table-cell>
          <table:table-cell table:style-name="ce11"/>
          <table:table-cell table:number-columns-repeated="16364"/>
        </table:table-row>
        <table:table-row table:style-name="ro3">
          <table:table-cell office:value-type="string" table:style-name="ce10">
            <text:p>SP020530</text:p>
          </table:table-cell>
          <table:table-cell table:style-name="ce9"/>
          <table:table-cell table:number-columns-repeated="4" table:style-name="ce10"/>
          <table:table-cell office:value-type="string" office:string-value="SIM" table:formula="of:=IF(LEFT([.S142];7)=&quot;Redução&quot;;&quot;SIM&quot;;&quot;&quot;)" table:style-name="ce9">
            <text:p>SIM</text:p>
          </table:table-cell>
          <table:table-cell table:style-name="ce10"/>
          <table:table-cell office:value-type="string" office:string-value="" table:formula="of:=IF(LEFT([.S142];7)=&quot;Isenção&quot;;&quot;SIM&quot;;&quot;&quot;)" table:style-name="ce9"/>
          <table:table-cell table:number-columns-repeated="6" table:style-name="ce10"/>
          <table:table-cell office:value-type="string" office:string-value="SIM" table:formula="of:=IF(LEFT([.S142];7)=&quot;Redução&quot;;&quot;SIM&quot;;&quot;&quot;)" table:style-name="ce9">
            <text:p>SIM</text:p>
          </table:table-cell>
          <table:table-cell table:style-name="ce10"/>
          <table:table-cell office:value-type="string" table:style-name="ce11">
            <text:p>Artigo 053 do Anexo II do RICMS</text:p>
          </table:table-cell>
          <table:table-cell office:value-type="string" table:style-name="ce11">
            <text:p>Redução de Base de Cálculo - HIDROCARBONETOS LÍQUIDOS - SOLVENTES</text:p>
          </table:table-cell>
          <table:table-cell table:style-name="ce11"/>
          <table:table-cell table:number-columns-repeated="16364"/>
        </table:table-row>
        <table:table-row table:style-name="ro1">
          <table:table-cell office:value-type="string" table:style-name="ce10">
            <text:p>SP020550</text:p>
          </table:table-cell>
          <table:table-cell table:style-name="ce9"/>
          <table:table-cell table:number-columns-repeated="4" table:style-name="ce10"/>
          <table:table-cell office:value-type="string" office:string-value="SIM" table:formula="of:=IF(LEFT([.S143];7)=&quot;Redução&quot;;&quot;SIM&quot;;&quot;&quot;)" table:style-name="ce9">
            <text:p>SIM</text:p>
          </table:table-cell>
          <table:table-cell table:style-name="ce10"/>
          <table:table-cell office:value-type="string" office:string-value="" table:formula="of:=IF(LEFT([.S143];7)=&quot;Isenção&quot;;&quot;SIM&quot;;&quot;&quot;)" table:style-name="ce9"/>
          <table:table-cell table:number-columns-repeated="6" table:style-name="ce10"/>
          <table:table-cell office:value-type="string" office:string-value="SIM" table:formula="of:=IF(LEFT([.S143];7)=&quot;Redução&quot;;&quot;SIM&quot;;&quot;&quot;)" table:style-name="ce9">
            <text:p>SIM</text:p>
          </table:table-cell>
          <table:table-cell table:style-name="ce10"/>
          <table:table-cell office:value-type="string" table:style-name="ce11">
            <text:p>Artigo 055 do Anexo II do RICMS</text:p>
          </table:table-cell>
          <table:table-cell office:value-type="string" table:style-name="ce11">
            <text:p>Redução de Base de Cálculo - LÂMPADAS LED, LUMINÁRIAS LED, REFLETORES LED, FITAS LED E PAINÉIS LED</text:p>
          </table:table-cell>
          <table:table-cell table:style-name="ce11"/>
          <table:table-cell table:number-columns-repeated="16364"/>
        </table:table-row>
        <table:table-row table:style-name="ro3">
          <table:table-cell office:value-type="string" table:style-name="ce10">
            <text:p>SP020560</text:p>
          </table:table-cell>
          <table:table-cell table:style-name="ce9"/>
          <table:table-cell table:number-columns-repeated="4" table:style-name="ce10"/>
          <table:table-cell office:value-type="string" office:string-value="SIM" table:formula="of:=IF(LEFT([.S144];7)=&quot;Redução&quot;;&quot;SIM&quot;;&quot;&quot;)" table:style-name="ce9">
            <text:p>SIM</text:p>
          </table:table-cell>
          <table:table-cell table:style-name="ce10"/>
          <table:table-cell office:value-type="string" office:string-value="" table:formula="of:=IF(LEFT([.S144];7)=&quot;Isenção&quot;;&quot;SIM&quot;;&quot;&quot;)" table:style-name="ce9"/>
          <table:table-cell table:number-columns-repeated="6" table:style-name="ce10"/>
          <table:table-cell office:value-type="string" office:string-value="SIM" table:formula="of:=IF(LEFT([.S144];7)=&quot;Redução&quot;;&quot;SIM&quot;;&quot;&quot;)" table:style-name="ce9">
            <text:p>SIM</text:p>
          </table:table-cell>
          <table:table-cell table:style-name="ce10"/>
          <table:table-cell office:value-type="string" table:style-name="ce11">
            <text:p>Artigo 056 do Anexo II do RICMS</text:p>
          </table:table-cell>
          <table:table-cell office:value-type="string" table:style-name="ce11">
            <text:p>Redução de Base de Cálculo - MDP, MDF e CHAPAS DE FIBRAS DE MADEIRA</text:p>
          </table:table-cell>
          <table:table-cell table:style-name="ce11"/>
          <table:table-cell table:number-columns-repeated="16364"/>
        </table:table-row>
        <table:table-row table:style-name="ro3">
          <table:table-cell office:value-type="string" table:style-name="ce10">
            <text:p>SP020580</text:p>
          </table:table-cell>
          <table:table-cell table:style-name="ce9"/>
          <table:table-cell table:number-columns-repeated="4" table:style-name="ce10"/>
          <table:table-cell office:value-type="string" office:string-value="SIM" table:formula="of:=IF(LEFT([.S145];7)=&quot;Redução&quot;;&quot;SIM&quot;;&quot;&quot;)" table:style-name="ce9">
            <text:p>SIM</text:p>
          </table:table-cell>
          <table:table-cell table:style-name="ce10"/>
          <table:table-cell office:value-type="string" office:string-value="" table:formula="of:=IF(LEFT([.S145];7)=&quot;Isenção&quot;;&quot;SIM&quot;;&quot;&quot;)" table:style-name="ce9"/>
          <table:table-cell table:number-columns-repeated="6" table:style-name="ce10"/>
          <table:table-cell office:value-type="string" office:string-value="SIM" table:formula="of:=IF(LEFT([.S145];7)=&quot;Redução&quot;;&quot;SIM&quot;;&quot;&quot;)" table:style-name="ce9">
            <text:p>SIM</text:p>
          </table:table-cell>
          <table:table-cell table:style-name="ce10"/>
          <table:table-cell office:value-type="string" table:style-name="ce11">
            <text:p>Artigo 058 do Anexo II do RICMS</text:p>
          </table:table-cell>
          <table:table-cell office:value-type="string" table:style-name="ce11">
            <text:p>Redução de Base de Cálculo - BARRAS DE AÇO</text:p>
          </table:table-cell>
          <table:table-cell table:style-name="ce11"/>
          <table:table-cell table:number-columns-repeated="16364"/>
        </table:table-row>
        <table:table-row table:style-name="ro3">
          <table:table-cell office:value-type="string" table:style-name="ce10">
            <text:p>SP020590</text:p>
          </table:table-cell>
          <table:table-cell table:style-name="ce9"/>
          <table:table-cell table:number-columns-repeated="4" table:style-name="ce10"/>
          <table:table-cell office:value-type="string" office:string-value="SIM" table:formula="of:=IF(LEFT([.S146];7)=&quot;Redução&quot;;&quot;SIM&quot;;&quot;&quot;)" table:style-name="ce9">
            <text:p>SIM</text:p>
          </table:table-cell>
          <table:table-cell table:style-name="ce10"/>
          <table:table-cell office:value-type="string" office:string-value="" table:formula="of:=IF(LEFT([.S146];7)=&quot;Isenção&quot;;&quot;SIM&quot;;&quot;&quot;)" table:style-name="ce9"/>
          <table:table-cell table:number-columns-repeated="6" table:style-name="ce10"/>
          <table:table-cell office:value-type="string" office:string-value="SIM" table:formula="of:=IF(LEFT([.S146];7)=&quot;Redução&quot;;&quot;SIM&quot;;&quot;&quot;)" table:style-name="ce9">
            <text:p>SIM</text:p>
          </table:table-cell>
          <table:table-cell table:style-name="ce10"/>
          <table:table-cell office:value-type="string" table:style-name="ce11">
            <text:p>Artigo 059 do Anexo II do RICMS</text:p>
          </table:table-cell>
          <table:table-cell office:value-type="string" table:style-name="ce11">
            <text:p>Redução de Base de Cálculo - TRATAMENTO DE EFLUENTES DOMÉSTICOS E INDUSTRIAIS</text:p>
          </table:table-cell>
          <table:table-cell table:style-name="ce11"/>
          <table:table-cell table:number-columns-repeated="16364"/>
        </table:table-row>
        <table:table-row table:style-name="ro3">
          <table:table-cell office:value-type="string" table:style-name="ce10">
            <text:p>SP020610</text:p>
          </table:table-cell>
          <table:table-cell table:style-name="ce9"/>
          <table:table-cell table:number-columns-repeated="4" table:style-name="ce10"/>
          <table:table-cell office:value-type="string" office:string-value="SIM" table:formula="of:=IF(LEFT([.S147];7)=&quot;Redução&quot;;&quot;SIM&quot;;&quot;&quot;)" table:style-name="ce9">
            <text:p>SIM</text:p>
          </table:table-cell>
          <table:table-cell table:style-name="ce10"/>
          <table:table-cell office:value-type="string" office:string-value="" table:formula="of:=IF(LEFT([.S147];7)=&quot;Isenção&quot;;&quot;SIM&quot;;&quot;&quot;)" table:style-name="ce9"/>
          <table:table-cell table:number-columns-repeated="6" table:style-name="ce10"/>
          <table:table-cell office:value-type="string" office:string-value="SIM" table:formula="of:=IF(LEFT([.S147];7)=&quot;Redução&quot;;&quot;SIM&quot;;&quot;&quot;)" table:style-name="ce9">
            <text:p>SIM</text:p>
          </table:table-cell>
          <table:table-cell table:style-name="ce10"/>
          <table:table-cell office:value-type="string" table:style-name="ce11">
            <text:p>Artigo 061 do Anexo II do RICMS</text:p>
          </table:table-cell>
          <table:table-cell office:value-type="string" table:style-name="ce11">
            <text:p>Redução de Base de Cálculo - SUCO DE LARANJA</text:p>
          </table:table-cell>
          <table:table-cell table:style-name="ce11"/>
          <table:table-cell table:number-columns-repeated="16364"/>
        </table:table-row>
        <table:table-row table:style-name="ro3">
          <table:table-cell office:value-type="string" table:style-name="ce10">
            <text:p>SP020620</text:p>
          </table:table-cell>
          <table:table-cell table:style-name="ce9"/>
          <table:table-cell table:number-columns-repeated="4" table:style-name="ce10"/>
          <table:table-cell office:value-type="string" office:string-value="SIM" table:formula="of:=IF(LEFT([.S148];7)=&quot;Redução&quot;;&quot;SIM&quot;;&quot;&quot;)" table:style-name="ce9">
            <text:p>SIM</text:p>
          </table:table-cell>
          <table:table-cell table:style-name="ce10"/>
          <table:table-cell office:value-type="string" office:string-value="" table:formula="of:=IF(LEFT([.S148];7)=&quot;Isenção&quot;;&quot;SIM&quot;;&quot;&quot;)" table:style-name="ce9"/>
          <table:table-cell table:number-columns-repeated="6" table:style-name="ce10"/>
          <table:table-cell office:value-type="string" office:string-value="SIM" table:formula="of:=IF(LEFT([.S148];7)=&quot;Redução&quot;;&quot;SIM&quot;;&quot;&quot;)" table:style-name="ce9">
            <text:p>SIM</text:p>
          </table:table-cell>
          <table:table-cell table:style-name="ce10"/>
          <table:table-cell office:value-type="string" table:style-name="ce11">
            <text:p>Artigo 062 do Anexo II do RICMS</text:p>
          </table:table-cell>
          <table:table-cell office:value-type="string" table:style-name="ce11">
            <text:p>Redução de Base de Cálculo - SOLUÇÃO PARENTERAL</text:p>
          </table:table-cell>
          <table:table-cell table:style-name="ce11"/>
          <table:table-cell table:number-columns-repeated="16364"/>
        </table:table-row>
        <table:table-row table:style-name="ro3">
          <table:table-cell office:value-type="string" table:style-name="ce10">
            <text:p>SP020630</text:p>
          </table:table-cell>
          <table:table-cell table:style-name="ce9"/>
          <table:table-cell table:number-columns-repeated="4" table:style-name="ce10"/>
          <table:table-cell office:value-type="string" office:string-value="SIM" table:formula="of:=IF(LEFT([.S149];7)=&quot;Redução&quot;;&quot;SIM&quot;;&quot;&quot;)" table:style-name="ce9">
            <text:p>SIM</text:p>
          </table:table-cell>
          <table:table-cell table:style-name="ce10"/>
          <table:table-cell office:value-type="string" office:string-value="" table:formula="of:=IF(LEFT([.S149];7)=&quot;Isenção&quot;;&quot;SIM&quot;;&quot;&quot;)" table:style-name="ce9"/>
          <table:table-cell table:number-columns-repeated="6" table:style-name="ce10"/>
          <table:table-cell office:value-type="string" office:string-value="SIM" table:formula="of:=IF(LEFT([.S149];7)=&quot;Redução&quot;;&quot;SIM&quot;;&quot;&quot;)" table:style-name="ce9">
            <text:p>SIM</text:p>
          </table:table-cell>
          <table:table-cell table:style-name="ce10"/>
          <table:table-cell office:value-type="string" table:style-name="ce11">
            <text:p>Artigo 063 do Anexo II do RICMS</text:p>
          </table:table-cell>
          <table:table-cell office:value-type="string" table:style-name="ce11">
            <text:p>Redução de Base de Cálculo - REGIME DE TRIBUTAÇÃO UNIFICADA - RTU</text:p>
          </table:table-cell>
          <table:table-cell table:style-name="ce11"/>
          <table:table-cell table:number-columns-repeated="16364"/>
        </table:table-row>
        <table:table-row table:style-name="ro4">
          <table:table-cell office:value-type="string" table:style-name="ce10">
            <text:p>SP020650</text:p>
          </table:table-cell>
          <table:table-cell table:style-name="ce9"/>
          <table:table-cell table:number-columns-repeated="4" table:style-name="ce10"/>
          <table:table-cell office:value-type="string" office:string-value="SIM" table:formula="of:=IF(LEFT([.S150];7)=&quot;Redução&quot;;&quot;SIM&quot;;&quot;&quot;)" table:style-name="ce9">
            <text:p>SIM</text:p>
          </table:table-cell>
          <table:table-cell table:style-name="ce10"/>
          <table:table-cell office:value-type="string" office:string-value="" table:formula="of:=IF(LEFT([.S150];7)=&quot;Isenção&quot;;&quot;SIM&quot;;&quot;&quot;)" table:style-name="ce9"/>
          <table:table-cell table:number-columns-repeated="6" table:style-name="ce10"/>
          <table:table-cell office:value-type="string" office:string-value="SIM" table:formula="of:=IF(LEFT([.S150];7)=&quot;Redução&quot;;&quot;SIM&quot;;&quot;&quot;)" table:style-name="ce9">
            <text:p>SIM</text:p>
          </table:table-cell>
          <table:table-cell table:style-name="ce10"/>
          <table:table-cell office:value-type="string" table:style-name="ce11">
            <text:p>Artigo 065 do Anexo II do RICMS</text:p>
          </table:table-cell>
          <table:table-cell office:value-type="string" table:style-name="ce11">
            <text:p>Redução de Base de Cálculo - CARROCERIAS SOBRE CHASSI, VAGÕES FERROVIÁRIOS DE CARGA, CARROCERIAS PARA VEÍCULOS AUTOMÓVEIS, REBOQUES E SEMIRREBOQUES</text:p>
          </table:table-cell>
          <table:table-cell table:style-name="ce11"/>
          <table:table-cell table:number-columns-repeated="16364"/>
        </table:table-row>
        <table:table-row table:style-name="ro3">
          <table:table-cell office:value-type="string" table:style-name="ce10">
            <text:p>SP020660</text:p>
          </table:table-cell>
          <table:table-cell table:style-name="ce9"/>
          <table:table-cell table:number-columns-repeated="4" table:style-name="ce10"/>
          <table:table-cell office:value-type="string" office:string-value="SIM" table:formula="of:=IF(LEFT([.S151];7)=&quot;Redução&quot;;&quot;SIM&quot;;&quot;&quot;)" table:style-name="ce9">
            <text:p>SIM</text:p>
          </table:table-cell>
          <table:table-cell table:style-name="ce10"/>
          <table:table-cell office:value-type="string" office:string-value="" table:formula="of:=IF(LEFT([.S151];7)=&quot;Isenção&quot;;&quot;SIM&quot;;&quot;&quot;)" table:style-name="ce9"/>
          <table:table-cell table:number-columns-repeated="6" table:style-name="ce10"/>
          <table:table-cell office:value-type="string" office:string-value="SIM" table:formula="of:=IF(LEFT([.S151];7)=&quot;Redução&quot;;&quot;SIM&quot;;&quot;&quot;)" table:style-name="ce9">
            <text:p>SIM</text:p>
          </table:table-cell>
          <table:table-cell table:style-name="ce10"/>
          <table:table-cell office:value-type="string" table:style-name="ce11">
            <text:p>Artigo 066 do Anexo II do RICMS</text:p>
          </table:table-cell>
          <table:table-cell office:value-type="string" table:style-name="ce11">
            <text:p>Redução de Base de Cálculo - TUBOS, LAMINADOS E LIGAS DE COBRE</text:p>
          </table:table-cell>
          <table:table-cell table:style-name="ce11"/>
          <table:table-cell table:number-columns-repeated="16364"/>
        </table:table-row>
        <table:table-row table:style-name="ro3">
          <table:table-cell office:value-type="string" table:style-name="ce10">
            <text:p>SP020690</text:p>
          </table:table-cell>
          <table:table-cell table:style-name="ce9"/>
          <table:table-cell table:number-columns-repeated="4" table:style-name="ce10"/>
          <table:table-cell office:value-type="string" office:string-value="SIM" table:formula="of:=IF(LEFT([.S152];7)=&quot;Redução&quot;;&quot;SIM&quot;;&quot;&quot;)" table:style-name="ce9">
            <text:p>SIM</text:p>
          </table:table-cell>
          <table:table-cell table:style-name="ce10"/>
          <table:table-cell office:value-type="string" office:string-value="" table:formula="of:=IF(LEFT([.S152];7)=&quot;Isenção&quot;;&quot;SIM&quot;;&quot;&quot;)" table:style-name="ce9"/>
          <table:table-cell table:number-columns-repeated="6" table:style-name="ce10"/>
          <table:table-cell office:value-type="string" office:string-value="SIM" table:formula="of:=IF(LEFT([.S152];7)=&quot;Redução&quot;;&quot;SIM&quot;;&quot;&quot;)" table:style-name="ce9">
            <text:p>SIM</text:p>
          </table:table-cell>
          <table:table-cell table:style-name="ce10"/>
          <table:table-cell office:value-type="string" table:style-name="ce11">
            <text:p>Artigo 069 do Anexo II do RICMS</text:p>
          </table:table-cell>
          <table:table-cell office:value-type="string" table:style-name="ce11">
            <text:p>Redução de Base de Cálculo - BIOGÁS E BIOMETANO</text:p>
          </table:table-cell>
          <table:table-cell table:style-name="ce11"/>
          <table:table-cell table:number-columns-repeated="16364"/>
        </table:table-row>
        <table:table-row table:style-name="ro5">
          <table:table-cell office:value-type="string" table:style-name="ce10">
            <text:p>SP020710</text:p>
          </table:table-cell>
          <table:table-cell table:style-name="ce9"/>
          <table:table-cell table:number-columns-repeated="4" table:style-name="ce10"/>
          <table:table-cell office:value-type="string" office:string-value="SIM" table:formula="of:=IF(LEFT([.S153];7)=&quot;Redução&quot;;&quot;SIM&quot;;&quot;&quot;)" table:style-name="ce9">
            <text:p>SIM</text:p>
          </table:table-cell>
          <table:table-cell table:style-name="ce10"/>
          <table:table-cell office:value-type="string" office:string-value="" table:formula="of:=IF(LEFT([.S153];7)=&quot;Isenção&quot;;&quot;SIM&quot;;&quot;&quot;)" table:style-name="ce9"/>
          <table:table-cell table:number-columns-repeated="6" table:style-name="ce10"/>
          <table:table-cell office:value-type="string" office:string-value="SIM" table:formula="of:=IF(LEFT([.S153];7)=&quot;Redução&quot;;&quot;SIM&quot;;&quot;&quot;)" table:style-name="ce9">
            <text:p>SIM</text:p>
          </table:table-cell>
          <table:table-cell table:style-name="ce10"/>
          <table:table-cell office:value-type="string" table:style-name="ce11">
            <text:p>Artigo 071 do Anexo II do RICMS</text:p>
          </table:table-cell>
          <table:table-cell office:value-type="string" table:style-name="ce11">
            <text:p>Redução de Base de Cálculo - AMIDO DE MILHO, GLICOSE E XAROPE DE GLICOSE, OUTROS AÇÚCARES E XAROPES DE AÇÚCARES ORIUNDOS DO MILHO, AMIDO MODIFICADO E DEXTRINA DE MILHO, COLAS À BASE DE AMIDOS DE MILHO, DE DEXTRINA OU DE OUTROS AMIDOS MODIFICADOS DE MILHO</text:p>
          </table:table-cell>
          <table:table-cell table:style-name="ce11"/>
          <table:table-cell table:number-columns-repeated="16364"/>
        </table:table-row>
        <table:table-row table:style-name="ro3">
          <table:table-cell office:value-type="string" table:style-name="ce10">
            <text:p>SP020740</text:p>
          </table:table-cell>
          <table:table-cell table:style-name="ce9"/>
          <table:table-cell table:number-columns-repeated="4" table:style-name="ce10"/>
          <table:table-cell office:value-type="string" office:string-value="SIM" table:formula="of:=IF(LEFT([.S154];7)=&quot;Redução&quot;;&quot;SIM&quot;;&quot;&quot;)" table:style-name="ce9">
            <text:p>SIM</text:p>
          </table:table-cell>
          <table:table-cell table:style-name="ce10"/>
          <table:table-cell office:value-type="string" office:string-value="" table:formula="of:=IF(LEFT([.S154];7)=&quot;Isenção&quot;;&quot;SIM&quot;;&quot;&quot;)" table:style-name="ce9"/>
          <table:table-cell table:number-columns-repeated="6" table:style-name="ce10"/>
          <table:table-cell office:value-type="string" office:string-value="SIM" table:formula="of:=IF(LEFT([.S154];7)=&quot;Redução&quot;;&quot;SIM&quot;;&quot;&quot;)" table:style-name="ce9">
            <text:p>SIM</text:p>
          </table:table-cell>
          <table:table-cell table:style-name="ce10"/>
          <table:table-cell office:value-type="string" table:style-name="ce11">
            <text:p>Artigo 074 do Anexo II do RICMS</text:p>
          </table:table-cell>
          <table:table-cell office:value-type="string" table:style-name="ce11">
            <text:p>Redução de Base de Cálculo - CARNE</text:p>
          </table:table-cell>
          <table:table-cell table:style-name="ce11"/>
          <table:table-cell table:number-columns-repeated="16364"/>
        </table:table-row>
        <table:table-row table:style-name="ro3">
          <table:table-cell office:value-type="string" table:style-name="ce10">
            <text:p>SP020750</text:p>
          </table:table-cell>
          <table:table-cell table:style-name="ce9"/>
          <table:table-cell table:number-columns-repeated="4" table:style-name="ce10"/>
          <table:table-cell office:value-type="string" office:string-value="SIM" table:formula="of:=IF(LEFT([.S155];7)=&quot;Redução&quot;;&quot;SIM&quot;;&quot;&quot;)" table:style-name="ce9">
            <text:p>SIM</text:p>
          </table:table-cell>
          <table:table-cell table:style-name="ce10"/>
          <table:table-cell office:value-type="string" office:string-value="" table:formula="of:=IF(LEFT([.S155];7)=&quot;Isenção&quot;;&quot;SIM&quot;;&quot;&quot;)" table:style-name="ce9"/>
          <table:table-cell table:number-columns-repeated="6" table:style-name="ce10"/>
          <table:table-cell office:value-type="string" office:string-value="SIM" table:formula="of:=IF(LEFT([.S155];7)=&quot;Redução&quot;;&quot;SIM&quot;;&quot;&quot;)" table:style-name="ce9">
            <text:p>SIM</text:p>
          </table:table-cell>
          <table:table-cell table:style-name="ce10"/>
          <table:table-cell office:value-type="string" table:style-name="ce11">
            <text:p>Artigo 075 do Anexo II do RICMS</text:p>
          </table:table-cell>
          <table:table-cell office:value-type="string" table:style-name="ce11">
            <text:p>Redução de Base de Cálculo - PNEUS E CÂMARAS DE AR - SAÍDAS INTERNAS</text:p>
          </table:table-cell>
          <table:table-cell table:style-name="ce11"/>
          <table:table-cell table:number-columns-repeated="16364"/>
        </table:table-row>
        <table:table-row table:style-name="ro3">
          <table:table-cell office:value-type="string" table:style-name="ce10">
            <text:p>SP020770</text:p>
          </table:table-cell>
          <table:table-cell table:style-name="ce9"/>
          <table:table-cell table:number-columns-repeated="4" table:style-name="ce10"/>
          <table:table-cell office:value-type="string" office:string-value="SIM" table:formula="of:=IF(LEFT([.S156];7)=&quot;Redução&quot;;&quot;SIM&quot;;&quot;&quot;)" table:style-name="ce9">
            <text:p>SIM</text:p>
          </table:table-cell>
          <table:table-cell table:style-name="ce10"/>
          <table:table-cell office:value-type="string" office:string-value="" table:formula="of:=IF(LEFT([.S156];7)=&quot;Isenção&quot;;&quot;SIM&quot;;&quot;&quot;)" table:style-name="ce9"/>
          <table:table-cell table:number-columns-repeated="6" table:style-name="ce10"/>
          <table:table-cell office:value-type="string" office:string-value="SIM" table:formula="of:=IF(LEFT([.S156];7)=&quot;Redução&quot;;&quot;SIM&quot;;&quot;&quot;)" table:style-name="ce9">
            <text:p>SIM</text:p>
          </table:table-cell>
          <table:table-cell table:style-name="ce10"/>
          <table:table-cell office:value-type="string" table:style-name="ce11">
            <text:p>Artigo 077 do Anexo II do RICMS</text:p>
          </table:table-cell>
          <table:table-cell office:value-type="string" table:style-name="ce11">
            <text:p>Redução de Base de Cálculo - INSUMOS AGROPECUÁRIOS - ADUBOS</text:p>
          </table:table-cell>
          <table:table-cell table:style-name="ce11"/>
          <table:table-cell table:number-columns-repeated="16364"/>
        </table:table-row>
        <table:table-row table:style-name="ro3">
          <table:table-cell office:value-type="string" table:style-name="ce10">
            <text:p>SP020780</text:p>
          </table:table-cell>
          <table:table-cell table:style-name="ce9"/>
          <table:table-cell table:number-columns-repeated="4" table:style-name="ce10"/>
          <table:table-cell office:value-type="string" office:string-value="SIM" table:formula="of:=IF(LEFT([.S157];7)=&quot;Redução&quot;;&quot;SIM&quot;;&quot;&quot;)" table:style-name="ce9">
            <text:p>SIM</text:p>
          </table:table-cell>
          <table:table-cell table:style-name="ce10"/>
          <table:table-cell office:value-type="string" office:string-value="" table:formula="of:=IF(LEFT([.S157];7)=&quot;Isenção&quot;;&quot;SIM&quot;;&quot;&quot;)" table:style-name="ce9"/>
          <table:table-cell table:number-columns-repeated="6" table:style-name="ce10"/>
          <table:table-cell office:value-type="string" office:string-value="SIM" table:formula="of:=IF(LEFT([.S157];7)=&quot;Redução&quot;;&quot;SIM&quot;;&quot;&quot;)" table:style-name="ce9">
            <text:p>SIM</text:p>
          </table:table-cell>
          <table:table-cell table:style-name="ce10"/>
          <table:table-cell office:value-type="string" table:style-name="ce11">
            <text:p>Artigo 078 do Anexo II do RICMS</text:p>
          </table:table-cell>
          <table:table-cell office:value-type="string" table:style-name="ce11">
            <text:p>Redução de Base de Cálculo - FABRICANTE DE ÔNIBUS</text:p>
          </table:table-cell>
          <table:table-cell table:style-name="ce11"/>
          <table:table-cell table:number-columns-repeated="16364"/>
        </table:table-row>
        <table:table-row table:style-name="ro3">
          <table:table-cell office:value-type="string" table:style-name="ce10">
            <text:p>SP020800</text:p>
          </table:table-cell>
          <table:table-cell table:style-name="ce9"/>
          <table:table-cell table:number-columns-repeated="4" table:style-name="ce10"/>
          <table:table-cell office:value-type="string" office:string-value="SIM" table:formula="of:=IF(LEFT([.S158];7)=&quot;Redução&quot;;&quot;SIM&quot;;&quot;&quot;)" table:style-name="ce9">
            <text:p>SIM</text:p>
          </table:table-cell>
          <table:table-cell table:style-name="ce10"/>
          <table:table-cell office:value-type="string" office:string-value="" table:formula="of:=IF(LEFT([.S158];7)=&quot;Isenção&quot;;&quot;SIM&quot;;&quot;&quot;)" table:style-name="ce9"/>
          <table:table-cell table:number-columns-repeated="6" table:style-name="ce10"/>
          <table:table-cell office:value-type="string" office:string-value="SIM" table:formula="of:=IF(LEFT([.S158];7)=&quot;Redução&quot;;&quot;SIM&quot;;&quot;&quot;)" table:style-name="ce9">
            <text:p>SIM</text:p>
          </table:table-cell>
          <table:table-cell table:style-name="ce10"/>
          <table:table-cell office:value-type="string" table:style-name="ce11">
            <text:p>Artigo 080 do Anexo II do RICMS</text:p>
          </table:table-cell>
          <table:table-cell office:value-type="string" table:style-name="ce11">
            <text:p>Redução de Base de Cálculo - IMPORTAÇÃO POR REMESSAS POSTAIS OU EXPRESSAS</text:p>
          </table:table-cell>
          <table:table-cell table:style-name="ce11"/>
          <table:table-cell table:number-columns-repeated="16364"/>
        </table:table-row>
        <table:table-row table:style-name="ro3">
          <table:table-cell office:value-type="string" table:style-name="ce10">
            <text:p>SP040100</text:p>
          </table:table-cell>
          <table:table-cell table:style-name="ce9"/>
          <table:table-cell table:number-columns-repeated="4" table:style-name="ce10"/>
          <table:table-cell office:value-type="string" office:string-value="" table:formula="of:=IF(LEFT([.S159];7)=&quot;Redução&quot;;&quot;SIM&quot;;&quot;&quot;)" table:style-name="ce9"/>
          <table:table-cell table:style-name="ce10"/>
          <table:table-cell office:value-type="string" office:string-value="" table:formula="of:=IF(LEFT([.S159];7)=&quot;Isenção&quot;;&quot;SIM&quot;;&quot;&quot;)" table:style-name="ce9"/>
          <table:table-cell table:number-columns-repeated="7" table:style-name="ce10"/>
          <table:table-cell office:value-type="string" table:style-name="ce9">
            <text:p>SIM</text:p>
          </table:table-cell>
          <table:table-cell office:value-type="string" table:style-name="ce11">
            <text:p>Decreto 51.597/07</text:p>
          </table:table-cell>
          <table:table-cell office:value-type="string" table:style-name="ce11">
            <text:p>Tributação sobre a Receita Bruta - FORNECIMENTO DE ALIMENTAÇÃO</text:p>
          </table:table-cell>
          <table:table-cell table:style-name="ce11"/>
          <table:table-cell table:number-columns-repeated="16364"/>
        </table:table-row>
        <table:table-row table:style-name="ro3">
          <table:table-cell office:value-type="string" table:style-name="ce10">
            <text:p>SP040200</text:p>
          </table:table-cell>
          <table:table-cell table:style-name="ce9"/>
          <table:table-cell table:number-columns-repeated="4" table:style-name="ce10"/>
          <table:table-cell office:value-type="string" office:string-value="" table:formula="of:=IF(LEFT([.S160];7)=&quot;Redução&quot;;&quot;SIM&quot;;&quot;&quot;)" table:style-name="ce9"/>
          <table:table-cell table:style-name="ce10"/>
          <table:table-cell office:value-type="string" office:string-value="" table:formula="of:=IF(LEFT([.S160];7)=&quot;Isenção&quot;;&quot;SIM&quot;;&quot;&quot;)" table:style-name="ce9"/>
          <table:table-cell table:number-columns-repeated="7" table:style-name="ce10"/>
          <table:table-cell office:value-type="string" table:style-name="ce9">
            <text:p>SIM</text:p>
          </table:table-cell>
          <table:table-cell office:value-type="string" table:style-name="ce11">
            <text:p>Decreto 62.647/17</text:p>
          </table:table-cell>
          <table:table-cell office:value-type="string" table:style-name="ce11">
            <text:p>Tributação sobre a Receita Bruta - <text:s/>COMÉRCIO VAREJISTA DE CARNES</text:p>
          </table:table-cell>
          <table:table-cell table:style-name="ce11"/>
          <table:table-cell table:number-columns-repeated="16364"/>
        </table:table-row>
        <table:table-row table:style-name="ro2">
          <table:table-cell office:value-type="string" table:style-name="ce10">
            <text:p>SP018000</text:p>
          </table:table-cell>
          <table:table-cell table:style-name="ce9"/>
          <table:table-cell table:number-columns-repeated="4" table:style-name="ce10"/>
          <table:table-cell office:value-type="string" office:string-value="" table:formula="of:=IF(LEFT([.S161];7)=&quot;Redução&quot;;&quot;SIM&quot;;&quot;&quot;)" table:style-name="ce9"/>
          <table:table-cell office:value-type="string" office:string-value="SIM" table:formula="of:=IF(LEFT([.S161];7)=&quot;Isenção&quot;;&quot;SIM&quot;;&quot;&quot;)" table:style-name="ce9">
            <text:p>SIM</text:p>
          </table:table-cell>
          <table:table-cell office:value-type="string" office:string-value="SIM" table:formula="of:=IF(LEFT([.S161];7)=&quot;Isenção&quot;;&quot;SIM&quot;;&quot;&quot;)" table:style-name="ce9">
            <text:p>SIM</text:p>
          </table:table-cell>
          <table:table-cell table:style-name="ce9"/>
          <table:table-cell table:number-columns-repeated="7" table:style-name="ce10"/>
          <table:table-cell office:value-type="string" table:style-name="ce11">
            <text:p>Decreto 63.208/18</text:p>
          </table:table-cell>
          <table:table-cell office:value-type="string" table:style-name="ce11">
            <text:p>Isenção - REPETRO</text:p>
          </table:table-cell>
          <table:table-cell table:style-name="ce11"/>
          <table:table-cell table:number-columns-repeated="16364"/>
        </table:table-row>
        <table:table-row table:style-name="ro2">
          <table:table-cell office:value-type="string" table:style-name="ce10">
            <text:p>SP028000</text:p>
          </table:table-cell>
          <table:table-cell table:style-name="ce9"/>
          <table:table-cell table:number-columns-repeated="4" table:style-name="ce10"/>
          <table:table-cell office:value-type="string" office:string-value="SIM" table:formula="of:=IF(LEFT([.S162];7)=&quot;Redução&quot;;&quot;SIM&quot;;&quot;&quot;)" table:style-name="ce9">
            <text:p>SIM</text:p>
          </table:table-cell>
          <table:table-cell table:style-name="ce10"/>
          <table:table-cell office:value-type="string" office:string-value="" table:formula="of:=IF(LEFT([.S162];7)=&quot;Isenção&quot;;&quot;SIM&quot;;&quot;&quot;)" table:style-name="ce9"/>
          <table:table-cell table:number-columns-repeated="6" table:style-name="ce10"/>
          <table:table-cell office:value-type="string" office:string-value="SIM" table:formula="of:=IF(LEFT([.S162];7)=&quot;Redução&quot;;&quot;SIM&quot;;&quot;&quot;)" table:style-name="ce9">
            <text:p>SIM</text:p>
          </table:table-cell>
          <table:table-cell table:style-name="ce10"/>
          <table:table-cell office:value-type="string" table:style-name="ce11">
            <text:p>Decreto 63.208/18</text:p>
          </table:table-cell>
          <table:table-cell office:value-type="string" table:style-name="ce11">
            <text:p>Redução de Base de Cálculo - REPETRO</text:p>
          </table:table-cell>
          <table:table-cell table:style-name="ce11"/>
          <table:table-cell table:number-columns-repeated="16364"/>
        </table:table-row>
        <table:table-row table:style-name="ro2">
          <table:table-cell office:value-type="string" table:style-name="ce10">
            <text:p>SP029000</text:p>
          </table:table-cell>
          <table:table-cell table:style-name="ce9"/>
          <table:table-cell table:number-columns-repeated="4" table:style-name="ce10"/>
          <table:table-cell office:value-type="string" table:style-name="ce9">
            <text:p>SIM</text:p>
          </table:table-cell>
          <table:table-cell table:style-name="ce10"/>
          <table:table-cell table:style-name="ce9"/>
          <table:table-cell table:number-columns-repeated="6" table:style-name="ce10"/>
          <table:table-cell office:value-type="string" table:style-name="ce9">
            <text:p>SIM</text:p>
          </table:table-cell>
          <table:table-cell table:style-name="ce10"/>
          <table:table-cell office:value-type="string" table:style-name="ce11">
            <text:p>Decreto 51.624/07</text:p>
          </table:table-cell>
          <table:table-cell office:value-type="string" table:style-name="ce11">
            <text:p>Redução de Base de Cálculo - Indústria de informática</text:p>
          </table:table-cell>
          <table:table-cell table:style-name="ce11"/>
          <table:table-cell table:number-columns-repeated="16364"/>
        </table:table-row>
        <table:table-row table:style-name="ro1">
          <table:table-cell office:value-type="string" table:style-name="ce10">
            <text:p>SP07001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64];7)=&quot;Não inc&quot;;&quot;SIM&quot;;&quot;&quot;)" table:style-name="ce9">
            <text:p>SIM</text:p>
          </table:table-cell>
          <table:table-cell table:number-columns-repeated="7" table:style-name="ce10"/>
          <table:table-cell office:value-type="string" table:style-name="ce11">
            <text:p>Artigo 7º, I do RICMS</text:p>
          </table:table-cell>
          <table:table-cell office:value-type="string" table:style-name="ce11">
            <text:p>Não incidência - Saída de mercadoria com destino a armazém geral situado neste Estado, para depósito em nome do remetente</text:p>
          </table:table-cell>
          <table:table-cell table:style-name="ce11"/>
          <table:table-cell table:number-columns-repeated="16364"/>
        </table:table-row>
        <table:table-row table:style-name="ro1">
          <table:table-cell office:value-type="string" table:style-name="ce10">
            <text:p>SP07002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65];7)=&quot;Não inc&quot;;&quot;SIM&quot;;&quot;&quot;)" table:style-name="ce9">
            <text:p>SIM</text:p>
          </table:table-cell>
          <table:table-cell table:number-columns-repeated="7" table:style-name="ce10"/>
          <table:table-cell office:value-type="string" table:style-name="ce11">
            <text:p>Artigo 7º, II do RICMS</text:p>
          </table:table-cell>
          <table:table-cell office:value-type="string" table:style-name="ce11">
            <text:p>Não incidência - Saída de mercadoria com destino a depósito fechado, localizado neste Estado, do próprio contribuinte</text:p>
          </table:table-cell>
          <table:table-cell table:style-name="ce11"/>
          <table:table-cell table:number-columns-repeated="16364"/>
        </table:table-row>
        <table:table-row table:style-name="ro1">
          <table:table-cell office:value-type="string" table:style-name="ce10">
            <text:p>SP07003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66];7)=&quot;Não inc&quot;;&quot;SIM&quot;;&quot;&quot;)" table:style-name="ce9">
            <text:p>SIM</text:p>
          </table:table-cell>
          <table:table-cell table:number-columns-repeated="7" table:style-name="ce10"/>
          <table:table-cell office:value-type="string" table:style-name="ce11">
            <text:p>Artigo 7º, III do RICMS</text:p>
          </table:table-cell>
          <table:table-cell office:value-type="string" table:style-name="ce11">
            <text:p>Não incidência - Saída de mercadoria de estabelecimento referido no inciso I ou II, em retorno ao estabelecimento depositante</text:p>
          </table:table-cell>
          <table:table-cell table:style-name="ce11"/>
          <table:table-cell table:number-columns-repeated="16364"/>
        </table:table-row>
        <table:table-row table:style-name="ro4">
          <table:table-cell office:value-type="string" table:style-name="ce10">
            <text:p>SP07004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67];7)=&quot;Não inc&quot;;&quot;SIM&quot;;&quot;&quot;)" table:style-name="ce9">
            <text:p>SIM</text:p>
          </table:table-cell>
          <table:table-cell table:number-columns-repeated="7" table:style-name="ce10"/>
          <table:table-cell office:value-type="string" table:style-name="ce11">
            <text:p>Artigo 7º, IV do RICMS</text:p>
          </table:table-cell>
          <table:table-cell office:value-type="string" table:style-name="ce11">
            <text:p>Não incidência - Saída de mercadoria, pertencente a terceiro, de estabelecimento de empresa de transporte ou de depósito, por conta e ordem desta, ressalvada a aplicação do disposto no inciso X do Artigo 2º</text:p>
          </table:table-cell>
          <table:table-cell table:style-name="ce11"/>
          <table:table-cell table:number-columns-repeated="16364"/>
        </table:table-row>
        <table:table-row table:style-name="ro3">
          <table:table-cell office:value-type="string" table:style-name="ce10">
            <text:p>SP07005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68];7)=&quot;Não inc&quot;;&quot;SIM&quot;;&quot;&quot;)" table:style-name="ce9">
            <text:p>SIM</text:p>
          </table:table-cell>
          <table:table-cell table:number-columns-repeated="7" table:style-name="ce10"/>
          <table:table-cell office:value-type="string" table:style-name="ce11">
            <text:p>Artigo 7º, V do RICMS</text:p>
          </table:table-cell>
          <table:table-cell office:value-type="string" table:style-name="ce11">
            <text:p>Não incidência - Saída de mercadoria com destino ao exterior e a prestação que destine serviço ao exterior</text:p>
          </table:table-cell>
          <table:table-cell table:style-name="ce11"/>
          <table:table-cell table:number-columns-repeated="16364"/>
        </table:table-row>
        <table:table-row table:style-name="ro1">
          <table:table-cell office:value-type="string" table:style-name="ce10">
            <text:p>SP07006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69];7)=&quot;Não inc&quot;;&quot;SIM&quot;;&quot;&quot;)" table:style-name="ce9">
            <text:p>SIM</text:p>
          </table:table-cell>
          <table:table-cell table:number-columns-repeated="7" table:style-name="ce10"/>
          <table:table-cell office:value-type="string" table:style-name="ce11">
            <text:p>Artigo 7º, VI do RICMS</text:p>
          </table:table-cell>
          <table:table-cell office:value-type="string" table:style-name="ce11">
            <text:p>Não incidência - Saída com destino a outro Estado de energia elétrica ou de petróleo, inclusive lubrificante ou combustível líqüido ou gasoso, dele derivados</text:p>
          </table:table-cell>
          <table:table-cell table:style-name="ce11"/>
          <table:table-cell table:number-columns-repeated="16364"/>
        </table:table-row>
        <table:table-row table:style-name="ro6">
          <table:table-cell office:value-type="string" table:style-name="ce10">
            <text:p>SP07007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0];7)=&quot;Não inc&quot;;&quot;SIM&quot;;&quot;&quot;)" table:style-name="ce9">
            <text:p>SIM</text:p>
          </table:table-cell>
          <table:table-cell table:number-columns-repeated="7" table:style-name="ce10"/>
          <table:table-cell office:value-type="string" table:style-name="ce11">
            <text:p>Artigo 7º, VII do RICMS</text:p>
          </table:table-cell>
          <table:table-cell office:value-type="string" table:style-name="ce11">
            <text:p>Não incidência - Saída e o correspondente retorno de equipamentos e materiais, promovidos por pessoa ou entidade adiante indicada, utilizados exclusivamente nas operações vinculadas às suas atividades ou finalidades essenciais, observado o disposto no § 4º: a) a União, os Estados e os Municípios; b) os templos de qualquer culto; c) os partidos políticos e suas fundações, as entidades sindicais dos trabalhadores e as instituições de educação ou de assistência social, sem fins lucrativos, atendidos os requisitos da lei</text:p>
          </table:table-cell>
          <table:table-cell table:style-name="ce11"/>
          <table:table-cell table:number-columns-repeated="16364"/>
        </table:table-row>
        <table:table-row table:style-name="ro5">
          <table:table-cell office:value-type="string" table:style-name="ce10">
            <text:p>SP07008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1];7)=&quot;Não inc&quot;;&quot;SIM&quot;;&quot;&quot;)" table:style-name="ce9">
            <text:p>SIM</text:p>
          </table:table-cell>
          <table:table-cell table:number-columns-repeated="7" table:style-name="ce10"/>
          <table:table-cell office:value-type="string" table:style-name="ce11">
            <text:p>Artigo 7º, VIII <text:s/>do RICMS</text:p>
          </table:table-cell>
          <table:table-cell office:value-type="string" table:style-name="ce11">
            <text:p>Não incidência - Saída, de estabelecimento prestador de serviço de qualquer natureza definido em lei complementar como de competência tributária do município, de mercadoria a ser ou que tenha sido utilizada na prestação de tal serviço, ressalvadas as hipóteses previstas na alínea "b" do inciso III do artigo 2º</text:p>
          </table:table-cell>
          <table:table-cell table:style-name="ce11"/>
          <table:table-cell table:number-columns-repeated="16364"/>
        </table:table-row>
        <table:table-row table:style-name="ro7">
          <table:table-cell office:value-type="string" table:style-name="ce10">
            <text:p>SP07009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2];7)=&quot;Não inc&quot;;&quot;SIM&quot;;&quot;&quot;)" table:style-name="ce9">
            <text:p>SIM</text:p>
          </table:table-cell>
          <table:table-cell table:number-columns-repeated="7" table:style-name="ce10"/>
          <table:table-cell office:value-type="string" table:style-name="ce11">
            <text:p>Artigo 7º, IX do RICMS</text:p>
          </table:table-cell>
          <table:table-cell office:value-type="string" table:style-name="ce11">
            <text:p>Não incidência - Saída de máquinas, equipamentos, ferramentas ou objetos de uso do contribuinte, bem como de suas partes e peças, com destino a outro estabelecimento para lubrificação, limpeza, revisão, conserto, restauração ou recondicionamento ou em razão de empréstimo ou locação, desde que os referidos bens voltem ao estabelecimento de origem</text:p>
          </table:table-cell>
          <table:table-cell table:style-name="ce11"/>
          <table:table-cell table:number-columns-repeated="16364"/>
        </table:table-row>
        <table:table-row table:style-name="ro4">
          <table:table-cell office:value-type="string" table:style-name="ce10">
            <text:p>SP07010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3];7)=&quot;Não inc&quot;;&quot;SIM&quot;;&quot;&quot;)" table:style-name="ce9">
            <text:p>SIM</text:p>
          </table:table-cell>
          <table:table-cell table:number-columns-repeated="7" table:style-name="ce10"/>
          <table:table-cell office:value-type="string" table:style-name="ce11">
            <text:p>Artigo 7º, X do RICMS</text:p>
          </table:table-cell>
          <table:table-cell office:value-type="string" table:style-name="ce11">
            <text:p>Não incidência - Saída, em retorno ao estabelecimento de origem, de bem mencionado no inciso anterior, ressalvadas as hipóteses de fornecimento de mercadoria previstas no inciso III do artigo 2º</text:p>
          </table:table-cell>
          <table:table-cell table:style-name="ce11"/>
          <table:table-cell table:number-columns-repeated="16364"/>
        </table:table-row>
        <table:table-row table:style-name="ro3">
          <table:table-cell office:value-type="string" table:style-name="ce10">
            <text:p>SP07011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4];7)=&quot;Não inc&quot;;&quot;SIM&quot;;&quot;&quot;)" table:style-name="ce9">
            <text:p>SIM</text:p>
          </table:table-cell>
          <table:table-cell table:number-columns-repeated="7" table:style-name="ce10"/>
          <table:table-cell office:value-type="string" table:style-name="ce11">
            <text:p>Artigo 7º, XI do RICMS</text:p>
          </table:table-cell>
          <table:table-cell office:value-type="string" table:style-name="ce11">
            <text:p>Não incidência - Operação com ouro, quando definido em lei como ativo financeiro ou instrumento cambial</text:p>
          </table:table-cell>
          <table:table-cell table:style-name="ce11"/>
          <table:table-cell table:number-columns-repeated="16364"/>
        </table:table-row>
        <table:table-row table:style-name="ro8">
          <table:table-cell office:value-type="string" table:style-name="ce10">
            <text:p>SP07012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5];7)=&quot;Não inc&quot;;&quot;SIM&quot;;&quot;&quot;)" table:style-name="ce9">
            <text:p>SIM</text:p>
          </table:table-cell>
          <table:table-cell table:number-columns-repeated="7" table:style-name="ce10"/>
          <table:table-cell office:value-type="string" table:style-name="ce11">
            <text:p>Artigo 7º, XII do RICMS</text:p>
          </table:table-cell>
          <table:table-cell office:value-type="string" table:style-name="ce11">
            <text:p>Não incidência - Operação decorrente de alienação fiduciária em garantia, bem como sobre a operação posterior ao vencimento do respectivo contrato de financiamento efetuada pelo credor fiduciário em razão do inadimplemento do devedor;</text:p>
          </table:table-cell>
          <table:table-cell table:style-name="ce11"/>
          <table:table-cell table:number-columns-repeated="16364"/>
        </table:table-row>
        <table:table-row table:style-name="ro1">
          <table:table-cell office:value-type="string" table:style-name="ce10">
            <text:p>SP07013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6];7)=&quot;Não inc&quot;;&quot;SIM&quot;;&quot;&quot;)" table:style-name="ce9">
            <text:p>SIM</text:p>
          </table:table-cell>
          <table:table-cell table:number-columns-repeated="7" table:style-name="ce10"/>
          <table:table-cell office:value-type="string" table:style-name="ce11">
            <text:p>Artigo 7º, XIII do RICMS</text:p>
          </table:table-cell>
          <table:table-cell office:value-type="string" table:style-name="ce11">
            <text:p>Não incidência - Operação ou prestação que envolver livro, jornal ou periódico ou o papel destinado à sua impressão</text:p>
          </table:table-cell>
          <table:table-cell table:style-name="ce11"/>
          <table:table-cell table:number-columns-repeated="16364"/>
        </table:table-row>
        <table:table-row table:style-name="ro3">
          <table:table-cell office:value-type="string" table:style-name="ce10">
            <text:p>SP07014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7];7)=&quot;Não inc&quot;;&quot;SIM&quot;;&quot;&quot;)" table:style-name="ce9">
            <text:p>SIM</text:p>
          </table:table-cell>
          <table:table-cell table:number-columns-repeated="7" table:style-name="ce10"/>
          <table:table-cell office:value-type="string" table:style-name="ce11">
            <text:p>Artigo 7º, XIV do RICMS</text:p>
          </table:table-cell>
          <table:table-cell office:value-type="string" table:style-name="ce11">
            <text:p>Não incidência - Saída de bem do ativo permanente</text:p>
          </table:table-cell>
          <table:table-cell table:style-name="ce11"/>
          <table:table-cell table:number-columns-repeated="16364"/>
        </table:table-row>
        <table:table-row table:style-name="ro1">
          <table:table-cell office:value-type="string" table:style-name="ce10">
            <text:p>SP07015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8];7)=&quot;Não inc&quot;;&quot;SIM&quot;;&quot;&quot;)" table:style-name="ce9">
            <text:p>SIM</text:p>
          </table:table-cell>
          <table:table-cell table:number-columns-repeated="7" table:style-name="ce10"/>
          <table:table-cell office:value-type="string" table:style-name="ce11">
            <text:p>Artigo 7º, XV do RICMS</text:p>
          </table:table-cell>
          <table:table-cell office:value-type="string" table:style-name="ce11">
            <text:p>Não incidência - Saída, com destino a outro estabelecimento do mesmo titular, de material de uso ou consumo</text:p>
          </table:table-cell>
          <table:table-cell table:style-name="ce11"/>
          <table:table-cell table:number-columns-repeated="16364"/>
        </table:table-row>
        <table:table-row table:style-name="ro1">
          <table:table-cell office:value-type="string" table:style-name="ce10">
            <text:p>SP07016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79];7)=&quot;Não inc&quot;;&quot;SIM&quot;;&quot;&quot;)" table:style-name="ce9">
            <text:p>SIM</text:p>
          </table:table-cell>
          <table:table-cell table:number-columns-repeated="7" table:style-name="ce10"/>
          <table:table-cell office:value-type="string" table:style-name="ce11">
            <text:p>Artigo 7º, XVI do RICMS</text:p>
          </table:table-cell>
          <table:table-cell office:value-type="string" table:style-name="ce11">
            <text:p>Não incidência - Operação de qualquer natureza de que decorra a transmissão de bens móveis salvados de sinistro para companhias seguradoras.</text:p>
          </table:table-cell>
          <table:table-cell table:style-name="ce11"/>
          <table:table-cell table:number-columns-repeated="16364"/>
        </table:table-row>
        <table:table-row table:style-name="ro5">
          <table:table-cell office:value-type="string" table:style-name="ce10">
            <text:p>SP07017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80];7)=&quot;Não inc&quot;;&quot;SIM&quot;;&quot;&quot;)" table:style-name="ce9">
            <text:p>SIM</text:p>
          </table:table-cell>
          <table:table-cell table:number-columns-repeated="7" table:style-name="ce10"/>
          <table:table-cell office:value-type="string" table:style-name="ce11">
            <text:p>Artigo 7º, XVII do RICMS</text:p>
          </table:table-cell>
          <table:table-cell office:value-type="string" table:style-name="ce11">
            <text:p>Não incidência - Saída de bem ou mercadoria com destino ao exterior sob amparo do Regime Aduaneiro Especial de Exportação Temporária, bem como a posterior reimportação, em retorno, desse mesmo bem ou mercadoria, desde que observados os prazos e condições previstos na legislação federal</text:p>
          </table:table-cell>
          <table:table-cell table:style-name="ce11"/>
          <table:table-cell table:number-columns-repeated="16364"/>
        </table:table-row>
        <table:table-row table:style-name="ro4">
          <table:table-cell office:value-type="string" table:style-name="ce10">
            <text:p>SP070180</text:p>
          </table:table-cell>
          <table:table-cell office:value-type="string" table:style-name="ce9">
            <text:p>SIM</text:p>
          </table:table-cell>
          <table:table-cell table:number-columns-repeated="4" table:style-name="ce10"/>
          <table:table-cell table:style-name="ce9"/>
          <table:table-cell table:style-name="ce10"/>
          <table:table-cell table:style-name="ce9"/>
          <table:table-cell office:value-type="string" office:string-value="SIM" table:formula="of:=IF(LEFT([.S181];7)=&quot;Não inc&quot;;&quot;SIM&quot;;&quot;&quot;)" table:style-name="ce9">
            <text:p>SIM</text:p>
          </table:table-cell>
          <table:table-cell table:number-columns-repeated="7" table:style-name="ce10"/>
          <table:table-cell office:value-type="string" table:style-name="ce11">
            <text:p>Artigo 7º, XVIII do RICMS</text:p>
          </table:table-cell>
          <table:table-cell office:value-type="string" table:style-name="ce11">
            <text:p>Não incidência - Operações e prestações praticadas por órgãos da administração pública direta estadual paulista, bem como pelas autarquias e fundações instituídas e mantidas pelo Estado de São Paulo</text:p>
          </table:table-cell>
          <table:table-cell table:style-name="ce11"/>
          <table:table-cell table:number-columns-repeated="16364"/>
        </table:table-row>
        <table:table-row table:style-name="ro4">
          <table:table-cell office:value-type="string" table:style-name="ce10">
            <text:p>SP052600</text:p>
          </table:table-cell>
          <table:table-cell office:value-type="string" table:style-name="ce9">
            <text:p>SIM</text:p>
          </table:table-cell>
          <table:table-cell table:number-columns-repeated="8" table:style-name="ce10"/>
          <table:table-cell office:value-type="string" office:string-value="" table:formula="of:=IF(LEFT([.S182];7)=&quot;Suspens&quot;;&quot;SIM&quot;;&quot;&quot;)" table:style-name="ce9"/>
          <table:table-cell office:value-type="string" office:string-value="SIM" table:formula="of:=IF(LEFT([.S182];7)=&quot;Diferim&quot;;&quot;SIM&quot;;&quot;&quot;)" table:style-name="ce9">
            <text:p>SIM</text:p>
          </table:table-cell>
          <table:table-cell table:number-columns-repeated="5" table:style-name="ce10"/>
          <table:table-cell office:value-type="string" table:style-name="ce11">
            <text:p>Artigo 260</text:p>
          </table:table-cell>
          <table:table-cell office:value-type="string" table:style-name="ce11">
            <text:p>Diferimento - Saída promovida por produtor situado em território paulista com destino a comerciante, industrial, cooperativa ou qualquer outro contribuinte, exceto produtor</text:p>
          </table:table-cell>
          <table:table-cell table:style-name="ce11"/>
          <table:table-cell table:number-columns-repeated="16364"/>
        </table:table-row>
        <table:table-row table:style-name="ro9">
          <table:table-cell office:value-type="string" table:style-name="ce10">
            <text:p>SP053160</text:p>
          </table:table-cell>
          <table:table-cell office:value-type="string" table:style-name="ce9">
            <text:p>SIM</text:p>
          </table:table-cell>
          <table:table-cell table:number-columns-repeated="8" table:style-name="ce10"/>
          <table:table-cell office:value-type="string" office:string-value="" table:formula="of:=IF(LEFT([.S183];7)=&quot;Suspens&quot;;&quot;SIM&quot;;&quot;&quot;)" table:style-name="ce9"/>
          <table:table-cell office:value-type="string" office:string-value="SIM" table:formula="of:=IF(LEFT([.S183];7)=&quot;Diferim&quot;;&quot;SIM&quot;;&quot;&quot;)" table:style-name="ce9">
            <text:p>SIM</text:p>
          </table:table-cell>
          <table:table-cell table:number-columns-repeated="5" table:style-name="ce10"/>
          <table:table-cell office:value-type="string" table:style-name="ce11">
            <text:p>Artigo 316</text:p>
          </table:table-cell>
          <table:table-cell office:value-type="string" table:style-name="ce11">
            <text:p>Diferimento - Prestação de serviço de transporte de carga, com início em território paulista, realizada por transportador autônomo, qualquer que seja o seu domicílio, ou por empresa transportadora estabelecida fora do território paulista, inclusive a optante pelo Regime Especial Unificado de Arrecadação de Tributos e Contribuições devidos pelas Microempresas e Empresas de Pequeno Porte - “Simples Nacional” e não inscrita no Cadastro de Contribuintes</text:p>
          </table:table-cell>
          <table:table-cell table:style-name="ce11"/>
          <table:table-cell table:number-columns-repeated="16364"/>
        </table:table-row>
        <table:table-row table:style-name="ro4">
          <table:table-cell office:value-type="string" table:style-name="ce10">
            <text:p>SP053190</text:p>
          </table:table-cell>
          <table:table-cell office:value-type="string" table:style-name="ce9">
            <text:p>SIM</text:p>
          </table:table-cell>
          <table:table-cell table:number-columns-repeated="8" table:style-name="ce10"/>
          <table:table-cell office:value-type="string" office:string-value="SIM" table:formula="of:=IF(LEFT([.S184];7)=&quot;Suspens&quot;;&quot;SIM&quot;;&quot;&quot;)" table:style-name="ce9">
            <text:p>SIM</text:p>
          </table:table-cell>
          <table:table-cell office:value-type="string" office:string-value="" table:formula="of:=IF(LEFT([.S184];7)=&quot;Diferim&quot;;&quot;SIM&quot;;&quot;&quot;)" table:style-name="ce9"/>
          <table:table-cell table:number-columns-repeated="5" table:style-name="ce10"/>
          <table:table-cell office:value-type="string" table:style-name="ce11">
            <text:p>Artigo 319</text:p>
          </table:table-cell>
          <table:table-cell office:value-type="string" table:style-name="ce11">
            <text:p>Suspensão - Saída de mercadoria remetida para demonstração, inclusive com destino a consumidor ou usuário final, até o momento em que ocorrer a transmissão de sua propriedade</text:p>
          </table:table-cell>
          <table:table-cell table:style-name="ce11"/>
          <table:table-cell table:number-columns-repeated="16364"/>
        </table:table-row>
        <table:table-row table:style-name="ro4">
          <table:table-cell office:value-type="string" table:style-name="ce10">
            <text:p>SP053191</text:p>
          </table:table-cell>
          <table:table-cell office:value-type="string" table:style-name="ce9">
            <text:p>SIM</text:p>
          </table:table-cell>
          <table:table-cell table:number-columns-repeated="8" table:style-name="ce10"/>
          <table:table-cell office:value-type="string" office:string-value="SIM" table:formula="of:=IF(LEFT([.S185];7)=&quot;Suspens&quot;;&quot;SIM&quot;;&quot;&quot;)" table:style-name="ce9">
            <text:p>SIM</text:p>
          </table:table-cell>
          <table:table-cell office:value-type="string" office:string-value="" table:formula="of:=IF(LEFT([.S185];7)=&quot;Diferim&quot;;&quot;SIM&quot;;&quot;&quot;)" table:style-name="ce9"/>
          <table:table-cell table:number-columns-repeated="5" table:style-name="ce10"/>
          <table:table-cell office:value-type="string" table:style-name="ce11">
            <text:p>Artigo 319-A</text:p>
          </table:table-cell>
          <table:table-cell office:value-type="string" table:style-name="ce11">
            <text:p>Suspensão - Saída de mercadoria remetida para mostruário, condicionada ao seu retorno ao estabelecimento de origem em até 180 (cento e oitenta) dias</text:p>
          </table:table-cell>
          <table:table-cell table:style-name="ce11"/>
          <table:table-cell table:number-columns-repeated="16364"/>
        </table:table-row>
        <table:table-row table:style-name="ro4">
          <table:table-cell office:value-type="string" table:style-name="ce10">
            <text:p>SP053260</text:p>
          </table:table-cell>
          <table:table-cell office:value-type="string" table:style-name="ce9">
            <text:p>SIM</text:p>
          </table:table-cell>
          <table:table-cell table:number-columns-repeated="8" table:style-name="ce10"/>
          <table:table-cell office:value-type="string" office:string-value="SIM" table:formula="of:=IF(LEFT([.S186];7)=&quot;Suspens&quot;;&quot;SIM&quot;;&quot;&quot;)" table:style-name="ce9">
            <text:p>SIM</text:p>
          </table:table-cell>
          <table:table-cell office:value-type="string" office:string-value="" table:formula="of:=IF(LEFT([.S186];7)=&quot;Diferim&quot;;&quot;SIM&quot;;&quot;&quot;)" table:style-name="ce9"/>
          <table:table-cell table:number-columns-repeated="5" table:style-name="ce10"/>
          <table:table-cell office:value-type="string" table:style-name="ce11">
            <text:p>Artigo 326</text:p>
          </table:table-cell>
          <table:table-cell office:value-type="string" table:style-name="ce11">
            <text:p>Suspensão - Saída, de estabelecimento fabricante, de produtos específicos com destino a hospitais para utilização em cirurgia cardiovascular ou de implantação de prótese de silicone</text:p>
          </table:table-cell>
          <table:table-cell table:style-name="ce11"/>
          <table:table-cell table:number-columns-repeated="16364"/>
        </table:table-row>
        <table:table-row table:style-name="ro9">
          <table:table-cell office:value-type="string" table:style-name="ce10">
            <text:p>SP053270</text:p>
          </table:table-cell>
          <table:table-cell office:value-type="string" table:style-name="ce9">
            <text:p>SIM</text:p>
          </table:table-cell>
          <table:table-cell table:number-columns-repeated="8" table:style-name="ce10"/>
          <table:table-cell office:value-type="string" office:string-value="SIM" table:formula="of:=IF(LEFT([.S187];7)=&quot;Suspens&quot;;&quot;SIM&quot;;&quot;&quot;)" table:style-name="ce9">
            <text:p>SIM</text:p>
          </table:table-cell>
          <table:table-cell office:value-type="string" office:string-value="" table:formula="of:=IF(LEFT([.S187];7)=&quot;Diferim&quot;;&quot;SIM&quot;;&quot;&quot;)" table:style-name="ce9"/>
          <table:table-cell table:number-columns-repeated="5" table:style-name="ce10"/>
          <table:table-cell office:value-type="string" table:style-name="ce11">
            <text:p>Artigo 327</text:p>
          </table:table-cell>
          <table:table-cell office:value-type="string" table:style-name="ce11">
            <text:p>Suspensão - Saída de moldes, matrizes, gabaritos, padrões, chapelonas, modelos e estampos, não integrados ao ativo imobilizado, para fornecimento de trabalho fora do estabelecimento, ou com destino a outro estabelecimento inscrito como contribuinte para serem utilizados na elaboração de produtos encomendados pelo remetente, e desde que devam retornar ao estabelecimento de origem dentro do prazo de 180 (cento e oitenta) dias</text:p>
          </table:table-cell>
          <table:table-cell table:style-name="ce11"/>
          <table:table-cell table:number-columns-repeated="16364"/>
        </table:table-row>
        <table:table-row table:style-name="ro7">
          <table:table-cell office:value-type="string" table:style-name="ce10">
            <text:p>SP053271</text:p>
          </table:table-cell>
          <table:table-cell office:value-type="string" table:style-name="ce9">
            <text:p>SIM</text:p>
          </table:table-cell>
          <table:table-cell table:number-columns-repeated="8" table:style-name="ce10"/>
          <table:table-cell office:value-type="string" office:string-value="SIM" table:formula="of:=IF(LEFT([.S188];7)=&quot;Suspens&quot;;&quot;SIM&quot;;&quot;&quot;)" table:style-name="ce9">
            <text:p>SIM</text:p>
          </table:table-cell>
          <table:table-cell office:value-type="string" office:string-value="" table:formula="of:=IF(LEFT([.S188];7)=&quot;Diferim&quot;;&quot;SIM&quot;;&quot;&quot;)" table:style-name="ce9"/>
          <table:table-cell table:number-columns-repeated="5" table:style-name="ce10"/>
          <table:table-cell office:value-type="string" table:style-name="ce11">
            <text:p>Artigo 327-A</text:p>
          </table:table-cell>
          <table:table-cell office:value-type="string" table:style-name="ce11">
            <text:p>Suspensão - Desembaraço aduaneiro de mercadoria ou bem importados sem cobertura cambial, destinados à manutenção e ao reparo de aeronave pertencente a empresa autorizada a operar no transporte comercial internacional, e utilizados nessa atividade para estocagem no Regime Aduaneiro Especial de Depósito Afiançado (DAF), nos termos da legislação federal</text:p>
          </table:table-cell>
          <table:table-cell table:style-name="ce11"/>
          <table:table-cell table:number-columns-repeated="16364"/>
        </table:table-row>
        <table:table-row table:style-name="ro3">
          <table:table-cell office:value-type="string" table:style-name="ce10">
            <text:p>SP053272</text:p>
          </table:table-cell>
          <table:table-cell office:value-type="string" table:style-name="ce9">
            <text:p>SIM</text:p>
          </table:table-cell>
          <table:table-cell table:number-columns-repeated="8" table:style-name="ce10"/>
          <table:table-cell office:value-type="string" office:string-value="SIM" table:formula="of:=IF(LEFT([.S189];7)=&quot;Suspens&quot;;&quot;SIM&quot;;&quot;&quot;)" table:style-name="ce9">
            <text:p>SIM</text:p>
          </table:table-cell>
          <table:table-cell office:value-type="string" office:string-value="" table:formula="of:=IF(LEFT([.S189];7)=&quot;Diferim&quot;;&quot;SIM&quot;;&quot;&quot;)" table:style-name="ce9"/>
          <table:table-cell table:number-columns-repeated="5" table:style-name="ce10"/>
          <table:table-cell office:value-type="string" table:style-name="ce11">
            <text:p>Artigo 327-D</text:p>
          </table:table-cell>
          <table:table-cell office:value-type="string" table:style-name="ce11">
            <text:p>Suspensão - Saída de partes, peças e componentes aeronáuticos para estoque próprio em poder de terceiros</text:p>
          </table:table-cell>
          <table:table-cell table:style-name="ce11"/>
          <table:table-cell table:number-columns-repeated="16364"/>
        </table:table-row>
        <table:table-row table:style-name="ro4">
          <table:table-cell office:value-type="string" table:style-name="ce10">
            <text:p>SP053273</text:p>
          </table:table-cell>
          <table:table-cell office:value-type="string" table:style-name="ce9">
            <text:p>SIM</text:p>
          </table:table-cell>
          <table:table-cell table:number-columns-repeated="8" table:style-name="ce10"/>
          <table:table-cell office:value-type="string" office:string-value="SIM" table:formula="of:=IF(LEFT([.S190];7)=&quot;Suspens&quot;;&quot;SIM&quot;;&quot;&quot;)" table:style-name="ce9">
            <text:p>SIM</text:p>
          </table:table-cell>
          <table:table-cell office:value-type="string" office:string-value="" table:formula="of:=IF(LEFT([.S190];7)=&quot;Diferim&quot;;&quot;SIM&quot;;&quot;&quot;)" table:style-name="ce9"/>
          <table:table-cell table:number-columns-repeated="5" table:style-name="ce10"/>
          <table:table-cell office:value-type="string" table:style-name="ce11">
            <text:p>Artigo 327-H</text:p>
          </table:table-cell>
          <table:table-cell office:value-type="string" table:style-name="ce11">
            <text:p>Suspensão - Desembaraço aduaneiro de mercadoria ou bem importado do exterior e admitido nos Regimes Aduaneiros Especiais de Depósito Especial, Entreposto Aduaneiro na Importação e Trânsito Aduaneiro</text:p>
          </table:table-cell>
          <table:table-cell table:style-name="ce11"/>
          <table:table-cell table:number-columns-repeated="16364"/>
        </table:table-row>
        <table:table-row table:style-name="ro6">
          <table:table-cell office:value-type="string" table:style-name="ce10">
            <text:p>SP053274</text:p>
          </table:table-cell>
          <table:table-cell office:value-type="string" table:style-name="ce9">
            <text:p>SIM</text:p>
          </table:table-cell>
          <table:table-cell table:number-columns-repeated="8" table:style-name="ce10"/>
          <table:table-cell office:value-type="string" office:string-value="SIM" table:formula="of:=IF(LEFT([.S191];7)=&quot;Suspens&quot;;&quot;SIM&quot;;&quot;&quot;)" table:style-name="ce9">
            <text:p>SIM</text:p>
          </table:table-cell>
          <table:table-cell office:value-type="string" office:string-value="" table:formula="of:=IF(LEFT([.S191];7)=&quot;Diferim&quot;;&quot;SIM&quot;;&quot;&quot;)" table:style-name="ce9"/>
          <table:table-cell table:number-columns-repeated="5" table:style-name="ce10"/>
          <table:table-cell office:value-type="string" table:style-name="ce11">
            <text:p>Artigo 327-I</text:p>
          </table:table-cell>
          <table:table-cell office:value-type="string" table:style-name="ce11">
            <text:p>Suspensão - Desembaraço aduaneiro de cátodo de cobre, NCM 7403.11.00, quando a importação for efetuada diretamente por estabelecimento industrial que realize a metalurgia do cobre importado em seu próprio estabelecimento localizado em território paulista, na proporção de 33,33% (trinta e três inteiros e trinta e três centésimos por cento) do valor da respectiva base de cálculo, para o momento em que o estabelecimento importador promover a saída do produto resultante da industrialização</text:p>
          </table:table-cell>
          <table:table-cell table:style-name="ce11"/>
          <table:table-cell table:number-columns-repeated="16364"/>
        </table:table-row>
        <table:table-row table:style-name="ro3">
          <table:table-cell office:value-type="string" table:style-name="ce10">
            <text:p>SP053275</text:p>
          </table:table-cell>
          <table:table-cell office:value-type="string" table:style-name="ce9">
            <text:p>SIM</text:p>
          </table:table-cell>
          <table:table-cell table:number-columns-repeated="8" table:style-name="ce10"/>
          <table:table-cell office:value-type="string" office:string-value="SIM" table:formula="of:=IF(LEFT([.S192];7)=&quot;Suspens&quot;;&quot;SIM&quot;;&quot;&quot;)" table:style-name="ce9">
            <text:p>SIM</text:p>
          </table:table-cell>
          <table:table-cell office:value-type="string" table:style-name="ce9">
            <text:p>SIM</text:p>
          </table:table-cell>
          <table:table-cell table:number-columns-repeated="5" table:style-name="ce10"/>
          <table:table-cell office:value-type="string" table:style-name="ce11">
            <text:p>Artigo 327-J</text:p>
          </table:table-cell>
          <table:table-cell office:value-type="string" table:style-name="ce11">
            <text:p>Suspensão ou diferimento amparado por regime especial concedido nos termos do artigo 327-J do RICMS</text:p>
          </table:table-cell>
          <table:table-cell table:style-name="ce11"/>
          <table:table-cell table:number-columns-repeated="16364"/>
        </table:table-row>
        <table:table-row table:style-name="ro8">
          <table:table-cell office:value-type="string" table:style-name="ce10">
            <text:p>SP053276</text:p>
          </table:table-cell>
          <table:table-cell office:value-type="string" table:style-name="ce9">
            <text:p>SIM</text:p>
          </table:table-cell>
          <table:table-cell table:number-columns-repeated="8" table:style-name="ce10"/>
          <table:table-cell office:value-type="string" office:string-value="SIM" table:formula="of:=IF(LEFT([.S193];7)=&quot;Suspens&quot;;&quot;SIM&quot;;&quot;&quot;)" table:style-name="ce9">
            <text:p>SIM</text:p>
          </table:table-cell>
          <table:table-cell office:value-type="string" office:string-value="" table:formula="of:=IF(LEFT([.S193];7)=&quot;Diferim&quot;;&quot;SIM&quot;;&quot;&quot;)" table:style-name="ce9"/>
          <table:table-cell table:number-columns-repeated="5" table:style-name="ce10"/>
          <table:table-cell office:value-type="string" table:style-name="ce11">
            <text:p>Artigo 327-K</text:p>
          </table:table-cell>
          <table:table-cell office:value-type="string" table:style-name="ce11">
            <text:p>Suspensão - Desembaraço aduaneiro de bens destinados à integração ao ativo imobilizado, importados do exterior por estabelecimento industrial paulista classificado na CNAE 29.10-7/01 – “Fabricação de automóveis, camionetas e utilitários”</text:p>
          </table:table-cell>
          <table:table-cell table:style-name="ce11"/>
          <table:table-cell table:number-columns-repeated="16364"/>
        </table:table-row>
        <table:table-row table:style-name="ro1">
          <table:table-cell office:value-type="string" table:style-name="ce10">
            <text:p>SP053280</text:p>
          </table:table-cell>
          <table:table-cell office:value-type="string" table:style-name="ce9">
            <text:p>SIM</text:p>
          </table:table-cell>
          <table:table-cell table:number-columns-repeated="8" table:style-name="ce10"/>
          <table:table-cell office:value-type="string" office:string-value="" table:formula="of:=IF(LEFT([.S194];7)=&quot;Suspens&quot;;&quot;SIM&quot;;&quot;&quot;)" table:style-name="ce9"/>
          <table:table-cell office:value-type="string" office:string-value="SIM" table:formula="of:=IF(LEFT([.S194];7)=&quot;Diferim&quot;;&quot;SIM&quot;;&quot;&quot;)" table:style-name="ce9">
            <text:p>SIM</text:p>
          </table:table-cell>
          <table:table-cell table:number-columns-repeated="5" table:style-name="ce10"/>
          <table:table-cell office:value-type="string" table:style-name="ce11">
            <text:p>Artigo 328</text:p>
          </table:table-cell>
          <table:table-cell office:value-type="string" table:style-name="ce11">
            <text:p>Diferimento - Saída de mercadoria, promovida por estabelecimento rural com destino a cooperativa de que fizer parte, situado neste Estado</text:p>
          </table:table-cell>
          <table:table-cell table:style-name="ce11"/>
          <table:table-cell table:number-columns-repeated="16364"/>
        </table:table-row>
        <table:table-row table:style-name="ro3">
          <table:table-cell office:value-type="string" table:style-name="ce10">
            <text:p>SP053290</text:p>
          </table:table-cell>
          <table:table-cell office:value-type="string" table:style-name="ce9">
            <text:p>SIM</text:p>
          </table:table-cell>
          <table:table-cell table:number-columns-repeated="8" table:style-name="ce10"/>
          <table:table-cell office:value-type="string" office:string-value="" table:formula="of:=IF(LEFT([.S195];7)=&quot;Suspens&quot;;&quot;SIM&quot;;&quot;&quot;)" table:style-name="ce9"/>
          <table:table-cell office:value-type="string" office:string-value="SIM" table:formula="of:=IF(LEFT([.S195];7)=&quot;Diferim&quot;;&quot;SIM&quot;;&quot;&quot;)" table:style-name="ce9">
            <text:p>SIM</text:p>
          </table:table-cell>
          <table:table-cell table:number-columns-repeated="5" table:style-name="ce10"/>
          <table:table-cell office:value-type="string" table:style-name="ce11">
            <text:p>Artigo 329</text:p>
          </table:table-cell>
          <table:table-cell office:value-type="string" table:style-name="ce11">
            <text:p>Diferimento - Saídas de algodão em caroço de produção paulista</text:p>
          </table:table-cell>
          <table:table-cell table:style-name="ce11"/>
          <table:table-cell table:number-columns-repeated="16364"/>
        </table:table-row>
        <table:table-row table:style-name="ro2">
          <table:table-cell office:value-type="string" table:style-name="ce10">
            <text:p>SP053330</text:p>
          </table:table-cell>
          <table:table-cell office:value-type="string" table:style-name="ce9">
            <text:p>SIM</text:p>
          </table:table-cell>
          <table:table-cell table:number-columns-repeated="8" table:style-name="ce10"/>
          <table:table-cell office:value-type="string" office:string-value="" table:formula="of:=IF(LEFT([.S196];7)=&quot;Suspens&quot;;&quot;SIM&quot;;&quot;&quot;)" table:style-name="ce9"/>
          <table:table-cell office:value-type="string" office:string-value="SIM" table:formula="of:=IF(LEFT([.S196];7)=&quot;Diferim&quot;;&quot;SIM&quot;;&quot;&quot;)" table:style-name="ce9">
            <text:p>SIM</text:p>
          </table:table-cell>
          <table:table-cell table:number-columns-repeated="5" table:style-name="ce10"/>
          <table:table-cell office:value-type="string" table:style-name="ce11">
            <text:p>Artigo 333</text:p>
          </table:table-cell>
          <table:table-cell office:value-type="string" table:style-name="ce11">
            <text:p>Diferimento - Saídas de café cru, em coco ou em grão</text:p>
          </table:table-cell>
          <table:table-cell table:style-name="ce11"/>
          <table:table-cell table:number-columns-repeated="16364"/>
        </table:table-row>
        <table:table-row table:style-name="ro1">
          <table:table-cell office:value-type="string" table:style-name="ce10">
            <text:p>SP053450</text:p>
          </table:table-cell>
          <table:table-cell office:value-type="string" table:style-name="ce9">
            <text:p>SIM</text:p>
          </table:table-cell>
          <table:table-cell table:number-columns-repeated="8" table:style-name="ce10"/>
          <table:table-cell office:value-type="string" office:string-value="" table:formula="of:=IF(LEFT([.S197];7)=&quot;Suspens&quot;;&quot;SIM&quot;;&quot;&quot;)" table:style-name="ce9"/>
          <table:table-cell office:value-type="string" office:string-value="SIM" table:formula="of:=IF(LEFT([.S197];7)=&quot;Diferim&quot;;&quot;SIM&quot;;&quot;&quot;)" table:style-name="ce9">
            <text:p>SIM</text:p>
          </table:table-cell>
          <table:table-cell table:number-columns-repeated="5" table:style-name="ce10"/>
          <table:table-cell office:value-type="string" table:style-name="ce11">
            <text:p>Artigo 345</text:p>
          </table:table-cell>
          <table:table-cell office:value-type="string" table:style-name="ce11">
            <text:p>Diferimento - Saídas internas das matérias-primas de produção paulista e subprodutos destinados à fabricação de açúcar, álcool ou melaço</text:p>
          </table:table-cell>
          <table:table-cell table:style-name="ce11"/>
          <table:table-cell table:number-columns-repeated="16364"/>
        </table:table-row>
        <table:table-row table:style-name="ro4">
          <table:table-cell office:value-type="string" table:style-name="ce10">
            <text:p>SP053460</text:p>
          </table:table-cell>
          <table:table-cell office:value-type="string" table:style-name="ce9">
            <text:p>SIM</text:p>
          </table:table-cell>
          <table:table-cell table:number-columns-repeated="8" table:style-name="ce10"/>
          <table:table-cell office:value-type="string" office:string-value="" table:formula="of:=IF(LEFT([.S198];7)=&quot;Suspens&quot;;&quot;SIM&quot;;&quot;&quot;)" table:style-name="ce9"/>
          <table:table-cell office:value-type="string" office:string-value="SIM" table:formula="of:=IF(LEFT([.S198];7)=&quot;Diferim&quot;;&quot;SIM&quot;;&quot;&quot;)" table:style-name="ce9">
            <text:p>SIM</text:p>
          </table:table-cell>
          <table:table-cell table:number-columns-repeated="5" table:style-name="ce10"/>
          <table:table-cell office:value-type="string" table:style-name="ce11">
            <text:p>Artigo 346</text:p>
          </table:table-cell>
          <table:table-cell office:value-type="string" table:style-name="ce11">
            <text:p>Diferimento - Saída interna dos produtos resultantes da industrialização de matérias-primas de produção paulista e subprodutos relacionados no § 4º do artigo 345, com destino à cooperativa de que faça parte o remetente</text:p>
          </table:table-cell>
          <table:table-cell table:style-name="ce11"/>
          <table:table-cell table:number-columns-repeated="16364"/>
        </table:table-row>
        <table:table-row table:style-name="ro5">
          <table:table-cell office:value-type="string" table:style-name="ce10">
            <text:p>SP053461</text:p>
          </table:table-cell>
          <table:table-cell office:value-type="string" table:style-name="ce9">
            <text:p>SIM</text:p>
          </table:table-cell>
          <table:table-cell table:number-columns-repeated="8" table:style-name="ce10"/>
          <table:table-cell office:value-type="string" office:string-value="" table:formula="of:=IF(LEFT([.S199];7)=&quot;Suspens&quot;;&quot;SIM&quot;;&quot;&quot;)" table:style-name="ce9"/>
          <table:table-cell office:value-type="string" office:string-value="SIM" table:formula="of:=IF(LEFT([.S199];7)=&quot;Diferim&quot;;&quot;SIM&quot;;&quot;&quot;)" table:style-name="ce9">
            <text:p>SIM</text:p>
          </table:table-cell>
          <table:table-cell table:number-columns-repeated="5" table:style-name="ce10"/>
          <table:table-cell office:value-type="string" table:style-name="ce11">
            <text:p>Artigo 346-A<text:s/></text:p>
          </table:table-cell>
          <table:table-cell office:value-type="string" table:style-name="ce11">
            <text:p>Diferimento - Saídas com destino a empresa geradora de energia termoelétrica de bagaço e torta de filtro resultantes da fabricação de açúcar, álcool ou melaço, palha, cavaco e outros resíduos da colheita das matérias- primas indicadas no item 1 do § 4º do artigo 345 e água ou vapor d’água</text:p>
          </table:table-cell>
          <table:table-cell table:style-name="ce11"/>
          <table:table-cell table:number-columns-repeated="16364"/>
        </table:table-row>
        <table:table-row table:style-name="ro4">
          <table:table-cell office:value-type="string" table:style-name="ce10">
            <text:p>SP053462</text:p>
          </table:table-cell>
          <table:table-cell office:value-type="string" table:style-name="ce9">
            <text:p>SIM</text:p>
          </table:table-cell>
          <table:table-cell table:number-columns-repeated="8" table:style-name="ce10"/>
          <table:table-cell office:value-type="string" office:string-value="" table:formula="of:=IF(LEFT([.S200];7)=&quot;Suspens&quot;;&quot;SIM&quot;;&quot;&quot;)" table:style-name="ce9"/>
          <table:table-cell office:value-type="string" office:string-value="SIM" table:formula="of:=IF(LEFT([.S200];7)=&quot;Diferim&quot;;&quot;SIM&quot;;&quot;&quot;)" table:style-name="ce9">
            <text:p>SIM</text:p>
          </table:table-cell>
          <table:table-cell table:number-columns-repeated="5" table:style-name="ce10"/>
          <table:table-cell office:value-type="string" table:style-name="ce11">
            <text:p>Artigo 346-B</text:p>
          </table:table-cell>
          <table:table-cell office:value-type="string" table:style-name="ce11">
            <text:p>Diferimento - Saídas internas de energia elétrica e de energia térmica (vapor d’água), promovidas por empresa geradora de energia termoelétrica, com destino a estabelecimento fabricante de açúcar, álcool ou melaço</text:p>
          </table:table-cell>
          <table:table-cell table:style-name="ce11"/>
          <table:table-cell table:number-columns-repeated="16364"/>
        </table:table-row>
        <table:table-row table:style-name="ro2">
          <table:table-cell office:value-type="string" table:style-name="ce10">
            <text:p>SP053480</text:p>
          </table:table-cell>
          <table:table-cell office:value-type="string" table:style-name="ce9">
            <text:p>SIM</text:p>
          </table:table-cell>
          <table:table-cell table:number-columns-repeated="8" table:style-name="ce10"/>
          <table:table-cell office:value-type="string" office:string-value="" table:formula="of:=IF(LEFT([.S201];7)=&quot;Suspens&quot;;&quot;SIM&quot;;&quot;&quot;)" table:style-name="ce9"/>
          <table:table-cell office:value-type="string" office:string-value="SIM" table:formula="of:=IF(LEFT([.S201];7)=&quot;Diferim&quot;;&quot;SIM&quot;;&quot;&quot;)" table:style-name="ce9">
            <text:p>SIM</text:p>
          </table:table-cell>
          <table:table-cell table:number-columns-repeated="5" table:style-name="ce10"/>
          <table:table-cell office:value-type="string" table:style-name="ce11">
            <text:p>Artigo 348</text:p>
          </table:table-cell>
          <table:table-cell office:value-type="string" table:style-name="ce11">
            <text:p>Diferimento - Saídas de feijão</text:p>
          </table:table-cell>
          <table:table-cell table:style-name="ce11"/>
          <table:table-cell table:number-columns-repeated="16364"/>
        </table:table-row>
        <table:table-row table:style-name="ro3">
          <table:table-cell office:value-type="string" table:style-name="ce10">
            <text:p>SP053500</text:p>
          </table:table-cell>
          <table:table-cell office:value-type="string" table:style-name="ce9">
            <text:p>SIM</text:p>
          </table:table-cell>
          <table:table-cell table:number-columns-repeated="8" table:style-name="ce10"/>
          <table:table-cell office:value-type="string" office:string-value="" table:formula="of:=IF(LEFT([.S202];7)=&quot;Suspens&quot;;&quot;SIM&quot;;&quot;&quot;)" table:style-name="ce9"/>
          <table:table-cell office:value-type="string" office:string-value="SIM" table:formula="of:=IF(LEFT([.S202];7)=&quot;Diferim&quot;;&quot;SIM&quot;;&quot;&quot;)" table:style-name="ce9">
            <text:p>SIM</text:p>
          </table:table-cell>
          <table:table-cell table:number-columns-repeated="5" table:style-name="ce10"/>
          <table:table-cell office:value-type="string" table:style-name="ce11">
            <text:p>Artigo 3​50</text:p>
          </table:table-cell>
          <table:table-cell office:value-type="string" table:style-name="ce11">
            <text:p>Diferimento - Saídas de produtos agropecuários relacionados no artigo 350 do RICMS</text:p>
          </table:table-cell>
          <table:table-cell table:style-name="ce11"/>
          <table:table-cell table:number-columns-repeated="16364"/>
        </table:table-row>
        <table:table-row table:style-name="ro4">
          <table:table-cell office:value-type="string" table:style-name="ce10">
            <text:p>SP053512</text:p>
          </table:table-cell>
          <table:table-cell office:value-type="string" table:style-name="ce9">
            <text:p>SIM</text:p>
          </table:table-cell>
          <table:table-cell table:number-columns-repeated="8" table:style-name="ce10"/>
          <table:table-cell office:value-type="string" office:string-value="" table:formula="of:=IF(LEFT([.S203];7)=&quot;Suspens&quot;;&quot;SIM&quot;;&quot;&quot;)" table:style-name="ce9"/>
          <table:table-cell office:value-type="string" office:string-value="SIM" table:formula="of:=IF(LEFT([.S203];7)=&quot;Diferim&quot;;&quot;SIM&quot;;&quot;&quot;)" table:style-name="ce9">
            <text:p>SIM</text:p>
          </table:table-cell>
          <table:table-cell table:number-columns-repeated="5" table:style-name="ce10"/>
          <table:table-cell office:value-type="string" table:style-name="ce11">
            <text:p>Artigo 351-B</text:p>
          </table:table-cell>
          <table:table-cell office:value-type="string" table:style-name="ce11">
            <text:p>Diferimento - Saída interna de amendoim em baga ou em grão de estabelecimento industrial beneficiador com destino a outro estabelecimento industrial, na proporção de 40% (quarenta por cento) do valor da operação.</text:p>
          </table:table-cell>
          <table:table-cell table:style-name="ce11"/>
          <table:table-cell table:number-columns-repeated="16364"/>
        </table:table-row>
        <table:table-row table:style-name="ro2">
          <table:table-cell office:value-type="string" table:style-name="ce10">
            <text:p>SP053520</text:p>
          </table:table-cell>
          <table:table-cell office:value-type="string" table:style-name="ce9">
            <text:p>SIM</text:p>
          </table:table-cell>
          <table:table-cell table:number-columns-repeated="8" table:style-name="ce10"/>
          <table:table-cell office:value-type="string" office:string-value="" table:formula="of:=IF(LEFT([.S204];7)=&quot;Suspens&quot;;&quot;SIM&quot;;&quot;&quot;)" table:style-name="ce9"/>
          <table:table-cell office:value-type="string" office:string-value="SIM" table:formula="of:=IF(LEFT([.S204];7)=&quot;Diferim&quot;;&quot;SIM&quot;;&quot;&quot;)" table:style-name="ce9">
            <text:p>SIM</text:p>
          </table:table-cell>
          <table:table-cell table:number-columns-repeated="5" table:style-name="ce10"/>
          <table:table-cell office:value-type="string" table:style-name="ce11">
            <text:p>Artigo 352</text:p>
          </table:table-cell>
          <table:table-cell office:value-type="string" table:style-name="ce11">
            <text:p>Diferimento - Ope​rações com cominho</text:p>
          </table:table-cell>
          <table:table-cell table:style-name="ce11"/>
          <table:table-cell table:number-columns-repeated="16364"/>
        </table:table-row>
        <table:table-row table:style-name="ro4">
          <table:table-cell office:value-type="string" table:style-name="ce10">
            <text:p>SP053521</text:p>
          </table:table-cell>
          <table:table-cell office:value-type="string" table:style-name="ce9">
            <text:p>SIM</text:p>
          </table:table-cell>
          <table:table-cell table:number-columns-repeated="8" table:style-name="ce10"/>
          <table:table-cell office:value-type="string" office:string-value="" table:formula="of:=IF(LEFT([.S205];7)=&quot;Suspens&quot;;&quot;SIM&quot;;&quot;&quot;)" table:style-name="ce9"/>
          <table:table-cell office:value-type="string" office:string-value="SIM" table:formula="of:=IF(LEFT([.S205];7)=&quot;Diferim&quot;;&quot;SIM&quot;;&quot;&quot;)" table:style-name="ce9">
            <text:p>SIM</text:p>
          </table:table-cell>
          <table:table-cell table:number-columns-repeated="5" table:style-name="ce10"/>
          <table:table-cell office:value-type="string" table:style-name="ce11">
            <text:p>Artigo 352-A</text:p>
          </table:table-cell>
          <table:table-cell office:value-type="string" table:style-name="ce11">
            <text:p>Diferimento - Operações internas com trigo em grão, exceto para semeadura, classificado na posição 1001.00 da Nomenclatura Brasileira de Mercadorias - Sistema Harmonizado - NBM/SH</text:p>
          </table:table-cell>
          <table:table-cell table:style-name="ce11"/>
          <table:table-cell table:number-columns-repeated="16364"/>
        </table:table-row>
        <table:table-row table:style-name="ro4">
          <table:table-cell office:value-type="string" table:style-name="ce10">
            <text:p>SP053522</text:p>
          </table:table-cell>
          <table:table-cell office:value-type="string" table:style-name="ce9">
            <text:p>SIM</text:p>
          </table:table-cell>
          <table:table-cell table:number-columns-repeated="8" table:style-name="ce10"/>
          <table:table-cell office:value-type="string" office:string-value="" table:formula="of:=IF(LEFT([.S206];7)=&quot;Suspens&quot;;&quot;SIM&quot;;&quot;&quot;)" table:style-name="ce9"/>
          <table:table-cell office:value-type="string" office:string-value="SIM" table:formula="of:=IF(LEFT([.S206];7)=&quot;Diferim&quot;;&quot;SIM&quot;;&quot;&quot;)" table:style-name="ce9">
            <text:p>SIM</text:p>
          </table:table-cell>
          <table:table-cell table:number-columns-repeated="5" table:style-name="ce10"/>
          <table:table-cell office:value-type="string" table:style-name="ce11">
            <text:p>Artigo 352-B</text:p>
          </table:table-cell>
          <table:table-cell office:value-type="string" table:style-name="ce11">
            <text:p>Diferimento - Operações internas com triticale, exceto para semeadura, classificado na posição 1008.60 da Nomenclatura Comum do Mercosul - Sistema Harmonizado - NCM/SH</text:p>
          </table:table-cell>
          <table:table-cell table:style-name="ce11"/>
          <table:table-cell table:number-columns-repeated="16364"/>
        </table:table-row>
        <table:table-row table:style-name="ro4">
          <table:table-cell office:value-type="string" table:style-name="ce10">
            <text:p>SP053530</text:p>
          </table:table-cell>
          <table:table-cell office:value-type="string" table:style-name="ce9">
            <text:p>SIM</text:p>
          </table:table-cell>
          <table:table-cell table:number-columns-repeated="8" table:style-name="ce10"/>
          <table:table-cell office:value-type="string" office:string-value="" table:formula="of:=IF(LEFT([.S207];7)=&quot;Suspens&quot;;&quot;SIM&quot;;&quot;&quot;)" table:style-name="ce9"/>
          <table:table-cell office:value-type="string" office:string-value="SIM" table:formula="of:=IF(LEFT([.S207];7)=&quot;Diferim&quot;;&quot;SIM&quot;;&quot;&quot;)" table:style-name="ce9">
            <text:p>SIM</text:p>
          </table:table-cell>
          <table:table-cell table:number-columns-repeated="5" table:style-name="ce10"/>
          <table:table-cell office:value-type="string" table:style-name="ce11">
            <text:p>Artigo 353</text:p>
          </table:table-cell>
          <table:table-cell office:value-type="string" table:style-name="ce11">
            <text:p>Diferimento - Saída dos produtos hortifrutigranjeiros em estado natural relacionados no artigo 36 do Anexo I do RICMS com destino a estabelecimento industrial localizado neste Estado, para fins de industrialização</text:p>
          </table:table-cell>
          <table:table-cell table:style-name="ce11"/>
          <table:table-cell table:number-columns-repeated="16364"/>
        </table:table-row>
        <table:table-row table:style-name="ro5">
          <table:table-cell office:value-type="string" table:style-name="ce10">
            <text:p>SP053540</text:p>
          </table:table-cell>
          <table:table-cell office:value-type="string" table:style-name="ce9">
            <text:p>SIM</text:p>
          </table:table-cell>
          <table:table-cell table:number-columns-repeated="8" table:style-name="ce10"/>
          <table:table-cell office:value-type="string" office:string-value="" table:formula="of:=IF(LEFT([.S208];7)=&quot;Suspens&quot;;&quot;SIM&quot;;&quot;&quot;)" table:style-name="ce9"/>
          <table:table-cell office:value-type="string" office:string-value="SIM" table:formula="of:=IF(LEFT([.S208];7)=&quot;Diferim&quot;;&quot;SIM&quot;;&quot;&quot;)" table:style-name="ce9">
            <text:p>SIM</text:p>
          </table:table-cell>
          <table:table-cell table:number-columns-repeated="5" table:style-name="ce10"/>
          <table:table-cell office:value-type="string" table:style-name="ce11">
            <text:p>Artigo 354</text:p>
          </table:table-cell>
          <table:table-cell office:value-type="string" table:style-name="ce11">
            <text:p>Diferimento - Primeira saída, para o território do Estado, de produto "in natura" relacionado no artigo 354 do RICMS, ainda que acondicionado ou embalado para transporte, promovida pelo estabelecimento em que tiver sido produzido, com destino a estabelecimento comercial ou industrial</text:p>
          </table:table-cell>
          <table:table-cell table:style-name="ce11"/>
          <table:table-cell table:number-columns-repeated="16364"/>
        </table:table-row>
        <table:table-row table:style-name="ro4">
          <table:table-cell office:value-type="string" table:style-name="ce10">
            <text:p>SP053550</text:p>
          </table:table-cell>
          <table:table-cell office:value-type="string" table:style-name="ce9">
            <text:p>SIM</text:p>
          </table:table-cell>
          <table:table-cell table:number-columns-repeated="8" table:style-name="ce10"/>
          <table:table-cell office:value-type="string" office:string-value="" table:formula="of:=IF(LEFT([.S209];7)=&quot;Suspens&quot;;&quot;SIM&quot;;&quot;&quot;)" table:style-name="ce9"/>
          <table:table-cell office:value-type="string" office:string-value="SIM" table:formula="of:=IF(LEFT([.S209];7)=&quot;Diferim&quot;;&quot;SIM&quot;;&quot;&quot;)" table:style-name="ce9">
            <text:p>SIM</text:p>
          </table:table-cell>
          <table:table-cell table:number-columns-repeated="5" table:style-name="ce10"/>
          <table:table-cell office:value-type="string" table:style-name="ce11">
            <text:p>Artigo 355</text:p>
          </table:table-cell>
          <table:table-cell office:value-type="string" table:style-name="ce11">
            <text:p>Diferimento - Operações com semente destinada ao plantio</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4">
          <table:table-cell office:value-type="string" table:style-name="ce10">
            <text:p>SP053560</text:p>
          </table:table-cell>
          <table:table-cell office:value-type="string" table:style-name="ce9">
            <text:p>SIM</text:p>
          </table:table-cell>
          <table:table-cell table:number-columns-repeated="8" table:style-name="ce10"/>
          <table:table-cell office:value-type="string" office:string-value="" table:formula="of:=IF(LEFT([.S210];7)=&quot;Suspens&quot;;&quot;SIM&quot;;&quot;&quot;)" table:style-name="ce9"/>
          <table:table-cell office:value-type="string" office:string-value="SIM" table:formula="of:=IF(LEFT([.S210];7)=&quot;Diferim&quot;;&quot;SIM&quot;;&quot;&quot;)" table:style-name="ce9">
            <text:p>SIM</text:p>
          </table:table-cell>
          <table:table-cell table:number-columns-repeated="5" table:style-name="ce10"/>
          <table:table-cell office:value-type="string" table:style-name="ce11">
            <text:p>Artigo 356</text:p>
          </table:table-cell>
          <table:table-cell office:value-type="string" table:style-name="ce11">
            <text:p>Diferimento - Operações com ração animal, concentrado ou suplemento, sendo o fabricante ou importador registrado no Ministério da Agricultura e do Abastecimento</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5">
          <table:table-cell office:value-type="string" table:style-name="ce10">
            <text:p>SP053570</text:p>
          </table:table-cell>
          <table:table-cell office:value-type="string" table:style-name="ce9">
            <text:p>SIM</text:p>
          </table:table-cell>
          <table:table-cell table:number-columns-repeated="8" table:style-name="ce10"/>
          <table:table-cell office:value-type="string" office:string-value="" table:formula="of:=IF(LEFT([.S211];7)=&quot;Suspens&quot;;&quot;SIM&quot;;&quot;&quot;)" table:style-name="ce9"/>
          <table:table-cell office:value-type="string" office:string-value="SIM" table:formula="of:=IF(LEFT([.S211];7)=&quot;Diferim&quot;;&quot;SIM&quot;;&quot;&quot;)" table:style-name="ce9">
            <text:p>SIM</text:p>
          </table:table-cell>
          <table:table-cell table:number-columns-repeated="5" table:style-name="ce10"/>
          <table:table-cell office:value-type="string" table:style-name="ce11">
            <text:p>Artigo 357</text:p>
          </table:table-cell>
          <table:table-cell office:value-type="string" table:style-name="ce11">
            <text:p>Diferimento - Operações com amônia, ácido nítrico, ácido sulfúrico, ácido fosfórico, cloreto de potássio, enxofre, fosfato de amônia, fosfato natural bruto, nitrato de amônio, ou de suas soluções, nitrocálcio, uréia, sulfato de amônio, MAP (mono-amônio-fosfato), DAP (di-amônio fosfato)</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4">
          <table:table-cell office:value-type="string" table:style-name="ce10">
            <text:p>SP053580</text:p>
          </table:table-cell>
          <table:table-cell office:value-type="string" table:style-name="ce9">
            <text:p>SIM</text:p>
          </table:table-cell>
          <table:table-cell table:number-columns-repeated="8" table:style-name="ce10"/>
          <table:table-cell office:value-type="string" office:string-value="" table:formula="of:=IF(LEFT([.S212];7)=&quot;Suspens&quot;;&quot;SIM&quot;;&quot;&quot;)" table:style-name="ce9"/>
          <table:table-cell office:value-type="string" office:string-value="SIM" table:formula="of:=IF(LEFT([.S212];7)=&quot;Diferim&quot;;&quot;SIM&quot;;&quot;&quot;)" table:style-name="ce9">
            <text:p>SIM</text:p>
          </table:table-cell>
          <table:table-cell table:number-columns-repeated="5" table:style-name="ce10"/>
          <table:table-cell office:value-type="string" table:style-name="ce11">
            <text:p>Artigo 358</text:p>
          </table:table-cell>
          <table:table-cell office:value-type="string" table:style-name="ce11">
            <text:p>Diferimento - Operações com adubo, simples ou composto, fertilizante, calcário ou gesso, destinados exclusivamente a uso na agricultura</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9">
          <table:table-cell office:value-type="string" table:style-name="ce10">
            <text:p>SP053590</text:p>
          </table:table-cell>
          <table:table-cell office:value-type="string" table:style-name="ce9">
            <text:p>SIM</text:p>
          </table:table-cell>
          <table:table-cell table:number-columns-repeated="8" table:style-name="ce10"/>
          <table:table-cell office:value-type="string" office:string-value="" table:formula="of:=IF(LEFT([.S213];7)=&quot;Suspens&quot;;&quot;SIM&quot;;&quot;&quot;)" table:style-name="ce9"/>
          <table:table-cell office:value-type="string" office:string-value="SIM" table:formula="of:=IF(LEFT([.S213];7)=&quot;Diferim&quot;;&quot;SIM&quot;;&quot;&quot;)" table:style-name="ce9">
            <text:p>SIM</text:p>
          </table:table-cell>
          <table:table-cell table:number-columns-repeated="5" table:style-name="ce10"/>
          <table:table-cell office:value-type="string" table:style-name="ce11">
            <text:p>Artigo 359</text:p>
          </table:table-cell>
          <table:table-cell office:value-type="string" table:style-name="ce11">
            <text:p>Diferimento - Operações com acaricida, carrapaticida, desfolhante, desinfetante, dessecante, espalhante adesivo, estimulador ou inibidor de crescimento (regulador), germicida, fungicida, formicida, herbicida, inseticida, nematicida, parasiticida, raticida, sarnicida, soro ou medicamento de uso veterinário, vacina, vermífugo, vermicida, com destinação exclusiva a uso na agricultura, pecuária, apicultura, aqüicultura, avicultura, cunicultura, ranicultura ou sericicultura</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5">
          <table:table-cell office:value-type="string" table:style-name="ce10">
            <text:p>SP053600</text:p>
          </table:table-cell>
          <table:table-cell office:value-type="string" table:style-name="ce9">
            <text:p>SIM</text:p>
          </table:table-cell>
          <table:table-cell table:number-columns-repeated="8" table:style-name="ce10"/>
          <table:table-cell office:value-type="string" office:string-value="" table:formula="of:=IF(LEFT([.S214];7)=&quot;Suspens&quot;;&quot;SIM&quot;;&quot;&quot;)" table:style-name="ce9"/>
          <table:table-cell office:value-type="string" office:string-value="SIM" table:formula="of:=IF(LEFT([.S214];7)=&quot;Diferim&quot;;&quot;SIM&quot;;&quot;&quot;)" table:style-name="ce9">
            <text:p>SIM</text:p>
          </table:table-cell>
          <table:table-cell table:number-columns-repeated="5" table:style-name="ce10"/>
          <table:table-cell office:value-type="string" table:style-name="ce11">
            <text:p>Artigo 360</text:p>
          </table:table-cell>
          <table:table-cell office:value-type="string" table:style-name="ce11">
            <text:p>Diferimento - Operações realizadas com insumos destinados à alimentação animal ou a emprego na composição ou fabricação de ração animal, concentrado ou suplemento, em qualquer caso com destinação exclusiva a uso na pecuária, apicultura, aqüicultura, avicultura, cunicultura, ranicultura, ou sericicultura</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4">
          <table:table-cell office:value-type="string" table:style-name="ce10">
            <text:p>SP053610</text:p>
          </table:table-cell>
          <table:table-cell office:value-type="string" table:style-name="ce9">
            <text:p>SIM</text:p>
          </table:table-cell>
          <table:table-cell table:number-columns-repeated="8" table:style-name="ce10"/>
          <table:table-cell office:value-type="string" office:string-value="" table:formula="of:=IF(LEFT([.S215];7)=&quot;Suspens&quot;;&quot;SIM&quot;;&quot;&quot;)" table:style-name="ce9"/>
          <table:table-cell office:value-type="string" office:string-value="SIM" table:formula="of:=IF(LEFT([.S215];7)=&quot;Diferim&quot;;&quot;SIM&quot;;&quot;&quot;)" table:style-name="ce9">
            <text:p>SIM</text:p>
          </table:table-cell>
          <table:table-cell table:number-columns-repeated="5" table:style-name="ce10"/>
          <table:table-cell office:value-type="string" table:style-name="ce11">
            <text:p>Artigo 361</text:p>
          </table:table-cell>
          <table:table-cell office:value-type="string" table:style-name="ce11">
            <text:p>Diferimento - Operações realizadas com insumos agropecuários indicados no artigo 361 do RICMS</text:p>
          </table:table-cell>
          <table:table-cell office:value-type="string" table:style-name="ce11">
            <text:p>Aplicação suspensa enquanto vigorar o benefício fiscal de isenção previsto no artigo 41 do Anexo I e de redução da base de cálculo previsto no artigo 77 do Anexo II, exclusivamente em relação aos produtos ali indicados, conforme artigo 17 DDTT do RICMS (diferimento dos artigos 355 a 361).</text:p>
          </table:table-cell>
          <table:table-cell table:number-columns-repeated="16364"/>
        </table:table-row>
        <table:table-row table:style-name="ro2">
          <table:table-cell office:value-type="string" table:style-name="ce10">
            <text:p>SP053620</text:p>
          </table:table-cell>
          <table:table-cell office:value-type="string" table:style-name="ce9">
            <text:p>SIM</text:p>
          </table:table-cell>
          <table:table-cell table:number-columns-repeated="8" table:style-name="ce10"/>
          <table:table-cell office:value-type="string" office:string-value="" table:formula="of:=IF(LEFT([.S216];7)=&quot;Suspens&quot;;&quot;SIM&quot;;&quot;&quot;)" table:style-name="ce9"/>
          <table:table-cell office:value-type="string" office:string-value="SIM" table:formula="of:=IF(LEFT([.S216];7)=&quot;Diferim&quot;;&quot;SIM&quot;;&quot;&quot;)" table:style-name="ce9">
            <text:p>SIM</text:p>
          </table:table-cell>
          <table:table-cell table:number-columns-repeated="5" table:style-name="ce10"/>
          <table:table-cell office:value-type="string" table:style-name="ce11">
            <text:p>Artigo 362</text:p>
          </table:table-cell>
          <table:table-cell office:value-type="string" table:style-name="ce11">
            <text:p>Diferimento - Saídas de coelho</text:p>
          </table:table-cell>
          <table:table-cell table:style-name="ce11"/>
          <table:table-cell table:number-columns-repeated="16364"/>
        </table:table-row>
        <table:table-row table:style-name="ro2">
          <table:table-cell office:value-type="string" table:style-name="ce10">
            <text:p>SP053630</text:p>
          </table:table-cell>
          <table:table-cell office:value-type="string" table:style-name="ce9">
            <text:p>SIM</text:p>
          </table:table-cell>
          <table:table-cell table:number-columns-repeated="8" table:style-name="ce10"/>
          <table:table-cell office:value-type="string" office:string-value="" table:formula="of:=IF(LEFT([.S217];7)=&quot;Suspens&quot;;&quot;SIM&quot;;&quot;&quot;)" table:style-name="ce9"/>
          <table:table-cell office:value-type="string" office:string-value="SIM" table:formula="of:=IF(LEFT([.S217];7)=&quot;Diferim&quot;;&quot;SIM&quot;;&quot;&quot;)" table:style-name="ce9">
            <text:p>SIM</text:p>
          </table:table-cell>
          <table:table-cell table:number-columns-repeated="5" table:style-name="ce10"/>
          <table:table-cell office:value-type="string" table:style-name="ce11">
            <text:p>Artigo 363</text:p>
          </table:table-cell>
          <table:table-cell office:value-type="string" table:style-name="ce11">
            <text:p>Diferimento - Saídas de aves</text:p>
          </table:table-cell>
          <table:table-cell table:style-name="ce11"/>
          <table:table-cell table:number-columns-repeated="16364"/>
        </table:table-row>
        <table:table-row table:style-name="ro2">
          <table:table-cell office:value-type="string" table:style-name="ce10">
            <text:p>SP053640</text:p>
          </table:table-cell>
          <table:table-cell office:value-type="string" table:style-name="ce9">
            <text:p>SIM</text:p>
          </table:table-cell>
          <table:table-cell table:number-columns-repeated="8" table:style-name="ce10"/>
          <table:table-cell office:value-type="string" office:string-value="" table:formula="of:=IF(LEFT([.S218];7)=&quot;Suspens&quot;;&quot;SIM&quot;;&quot;&quot;)" table:style-name="ce9"/>
          <table:table-cell office:value-type="string" office:string-value="SIM" table:formula="of:=IF(LEFT([.S218];7)=&quot;Diferim&quot;;&quot;SIM&quot;;&quot;&quot;)" table:style-name="ce9">
            <text:p>SIM</text:p>
          </table:table-cell>
          <table:table-cell table:number-columns-repeated="5" table:style-name="ce10"/>
          <table:table-cell office:value-type="string" table:style-name="ce11">
            <text:p>Artigo 364</text:p>
          </table:table-cell>
          <table:table-cell office:value-type="string" table:style-name="ce11">
            <text:p>Diferimento - Operações com gado em pé bovino ou suíno</text:p>
          </table:table-cell>
          <table:table-cell table:style-name="ce11"/>
          <table:table-cell table:number-columns-repeated="16364"/>
        </table:table-row>
        <table:table-row table:style-name="ro3">
          <table:table-cell office:value-type="string" table:style-name="ce10">
            <text:p>SP053650</text:p>
          </table:table-cell>
          <table:table-cell office:value-type="string" table:style-name="ce9">
            <text:p>SIM</text:p>
          </table:table-cell>
          <table:table-cell table:number-columns-repeated="8" table:style-name="ce10"/>
          <table:table-cell office:value-type="string" office:string-value="" table:formula="of:=IF(LEFT([.S219];7)=&quot;Suspens&quot;;&quot;SIM&quot;;&quot;&quot;)" table:style-name="ce9"/>
          <table:table-cell office:value-type="string" office:string-value="SIM" table:formula="of:=IF(LEFT([.S219];7)=&quot;Diferim&quot;;&quot;SIM&quot;;&quot;&quot;)" table:style-name="ce9">
            <text:p>SIM</text:p>
          </table:table-cell>
          <table:table-cell table:number-columns-repeated="5" table:style-name="ce10"/>
          <table:table-cell office:value-type="string" table:style-name="ce11">
            <text:p>Artigo 365</text:p>
          </table:table-cell>
          <table:table-cell office:value-type="string" table:style-name="ce11">
            <text:p>Diferimento - Operações com gado em pé das demais espécies</text:p>
          </table:table-cell>
          <table:table-cell table:style-name="ce11"/>
          <table:table-cell table:number-columns-repeated="16364"/>
        </table:table-row>
        <table:table-row table:style-name="ro4">
          <table:table-cell office:value-type="string" table:style-name="ce10">
            <text:p>SP053830</text:p>
          </table:table-cell>
          <table:table-cell office:value-type="string" table:style-name="ce9">
            <text:p>SIM</text:p>
          </table:table-cell>
          <table:table-cell table:number-columns-repeated="8" table:style-name="ce10"/>
          <table:table-cell office:value-type="string" office:string-value="" table:formula="of:=IF(LEFT([.S220];7)=&quot;Suspens&quot;;&quot;SIM&quot;;&quot;&quot;)" table:style-name="ce9"/>
          <table:table-cell office:value-type="string" office:string-value="SIM" table:formula="of:=IF(LEFT([.S220];7)=&quot;Diferim&quot;;&quot;SIM&quot;;&quot;&quot;)" table:style-name="ce9">
            <text:p>SIM</text:p>
          </table:table-cell>
          <table:table-cell table:number-columns-repeated="5" table:style-name="ce10"/>
          <table:table-cell office:value-type="string" table:style-name="ce11">
            <text:p>Artigo 383</text:p>
          </table:table-cell>
          <table:table-cell office:value-type="string" table:style-name="ce11">
            <text:p>Diferimento - Saídas internas de subprodutos da matança do gado (couro ou pele, em estado fresco, salmourado ou salgado, de produto gorduroso não comestível de origem animal, inclusive o sebo, de osso, de chifre ou de casco)</text:p>
          </table:table-cell>
          <table:table-cell table:style-name="ce11"/>
          <table:table-cell table:number-columns-repeated="16364"/>
        </table:table-row>
        <table:table-row table:style-name="ro10">
          <table:table-cell office:value-type="string" table:style-name="ce10">
            <text:p>SP053880</text:p>
          </table:table-cell>
          <table:table-cell office:value-type="string" table:style-name="ce9">
            <text:p>SIM</text:p>
          </table:table-cell>
          <table:table-cell table:number-columns-repeated="8" table:style-name="ce10"/>
          <table:table-cell office:value-type="string" office:string-value="SIM" table:formula="of:=IF(LEFT([.S221];7)=&quot;Suspens&quot;;&quot;SIM&quot;;&quot;&quot;)" table:style-name="ce9">
            <text:p>SIM</text:p>
          </table:table-cell>
          <table:table-cell office:value-type="string" office:string-value="" table:formula="of:=IF(LEFT([.S221];7)=&quot;Diferim&quot;;&quot;SIM&quot;;&quot;&quot;)" table:style-name="ce9"/>
          <table:table-cell table:number-columns-repeated="5" table:style-name="ce10"/>
          <table:table-cell office:value-type="string" table:style-name="ce11">
            <text:p>Artigo 388, § 13<text:s/></text:p>
          </table:table-cell>
          <table:table-cell office:value-type="string" table:style-name="ce11">
            <text:p>Suspensão - Saída de equino de raça com idade superior a 3 (três) anos para fora do Estado, para cobertura ou para participação em provas ou para treinamento, e cujo imposto ainda não tenha sido pago, desde que emitida a Nota Fiscal respectiva e que o retorno do animal ocorra dentro do prazo de 60 (sessenta) dias, prorrogável, uma única vez, por período igual ou menor, a critério da repartição fiscal a que estiver vinculado o remetente.</text:p>
          </table:table-cell>
          <table:table-cell table:style-name="ce11"/>
          <table:table-cell table:number-columns-repeated="16364"/>
        </table:table-row>
        <table:table-row table:style-name="ro3">
          <table:table-cell office:value-type="string" table:style-name="ce10">
            <text:p>SP053890</text:p>
          </table:table-cell>
          <table:table-cell office:value-type="string" table:style-name="ce9">
            <text:p>SIM</text:p>
          </table:table-cell>
          <table:table-cell table:number-columns-repeated="8" table:style-name="ce10"/>
          <table:table-cell office:value-type="string" office:string-value="" table:formula="of:=IF(LEFT([.S222];7)=&quot;Suspens&quot;;&quot;SIM&quot;;&quot;&quot;)" table:style-name="ce9"/>
          <table:table-cell office:value-type="string" office:string-value="SIM" table:formula="of:=IF(LEFT([.S222];7)=&quot;Diferim&quot;;&quot;SIM&quot;;&quot;&quot;)" table:style-name="ce9">
            <text:p>SIM</text:p>
          </table:table-cell>
          <table:table-cell table:number-columns-repeated="5" table:style-name="ce10"/>
          <table:table-cell office:value-type="string" table:style-name="ce11">
            <text:p>Artigo 389</text:p>
          </table:table-cell>
          <table:table-cell office:value-type="string" table:style-name="ce11">
            <text:p>Diferimento - Saídas de leite cru, pasteurizado ou reidratado<text:s/></text:p>
          </table:table-cell>
          <table:table-cell table:style-name="ce11"/>
          <table:table-cell table:number-columns-repeated="16364"/>
        </table:table-row>
        <table:table-row table:style-name="ro7">
          <table:table-cell office:value-type="string" table:style-name="ce10">
            <text:p>SP053910</text:p>
          </table:table-cell>
          <table:table-cell office:value-type="string" table:style-name="ce9">
            <text:p>SIM</text:p>
          </table:table-cell>
          <table:table-cell table:number-columns-repeated="8" table:style-name="ce10"/>
          <table:table-cell office:value-type="string" office:string-value="" table:formula="of:=IF(LEFT([.S223];7)=&quot;Suspens&quot;;&quot;SIM&quot;;&quot;&quot;)" table:style-name="ce9"/>
          <table:table-cell office:value-type="string" office:string-value="SIM" table:formula="of:=IF(LEFT([.S223];7)=&quot;Diferim&quot;;&quot;SIM&quot;;&quot;&quot;)" table:style-name="ce9">
            <text:p>SIM</text:p>
          </table:table-cell>
          <table:table-cell table:number-columns-repeated="5" table:style-name="ce10"/>
          <table:table-cell office:value-type="string" table:style-name="ce11">
            <text:p>Artigo 391</text:p>
          </table:table-cell>
          <table:table-cell office:value-type="string" table:style-name="ce11">
            <text:p>Diferimento - Operações internas com pescados, exceto os crustáceos e os moluscos, em estado natural, resfriados, congelados, salgados, secos, eviscerados, filetados, postejados ou defumados para conservação, desde que não enlatados ou cozidos, excluídas as saídas internas realizadas por estabelecimento que tenha como CNAE principal os códigos 1020-1/01 ou 1020-1/02</text:p>
          </table:table-cell>
          <table:table-cell table:style-name="ce11"/>
          <table:table-cell table:number-columns-repeated="16364"/>
        </table:table-row>
        <table:table-row table:style-name="ro1">
          <table:table-cell office:value-type="string" table:style-name="ce10">
            <text:p>SP053920</text:p>
          </table:table-cell>
          <table:table-cell office:value-type="string" table:style-name="ce9">
            <text:p>SIM</text:p>
          </table:table-cell>
          <table:table-cell table:number-columns-repeated="8" table:style-name="ce10"/>
          <table:table-cell office:value-type="string" office:string-value="" table:formula="of:=IF(LEFT([.S224];7)=&quot;Suspens&quot;;&quot;SIM&quot;;&quot;&quot;)" table:style-name="ce9"/>
          <table:table-cell office:value-type="string" office:string-value="SIM" table:formula="of:=IF(LEFT([.S224];7)=&quot;Diferim&quot;;&quot;SIM&quot;;&quot;&quot;)" table:style-name="ce9">
            <text:p>SIM</text:p>
          </table:table-cell>
          <table:table-cell table:number-columns-repeated="5" table:style-name="ce10"/>
          <table:table-cell office:value-type="string" table:style-name="ce11">
            <text:p>Artigo 392</text:p>
          </table:table-cell>
          <table:table-cell office:value-type="string" table:style-name="ce11">
            <text:p>Diferimento - Saídas de papel usado ou apara de papel, sucata de metal, caco de vidro, retalho, fragmento ou resíduo de plástico, de borracha ou de tecido</text:p>
          </table:table-cell>
          <table:table-cell table:style-name="ce11"/>
          <table:table-cell table:number-columns-repeated="16364"/>
        </table:table-row>
        <table:table-row table:style-name="ro3">
          <table:table-cell office:value-type="string" table:style-name="ce10">
            <text:p>SP053941</text:p>
          </table:table-cell>
          <table:table-cell office:value-type="string" table:style-name="ce9">
            <text:p>SIM</text:p>
          </table:table-cell>
          <table:table-cell table:number-columns-repeated="8" table:style-name="ce10"/>
          <table:table-cell office:value-type="string" office:string-value="" table:formula="of:=IF(LEFT([.S225];7)=&quot;Suspens&quot;;&quot;SIM&quot;;&quot;&quot;)" table:style-name="ce9"/>
          <table:table-cell office:value-type="string" office:string-value="SIM" table:formula="of:=IF(LEFT([.S225];7)=&quot;Diferim&quot;;&quot;SIM&quot;;&quot;&quot;)" table:style-name="ce9">
            <text:p>SIM</text:p>
          </table:table-cell>
          <table:table-cell table:number-columns-repeated="5" table:style-name="ce10"/>
          <table:table-cell office:value-type="string" table:style-name="ce11">
            <text:p>Artigo 394-A</text:p>
          </table:table-cell>
          <table:table-cell office:value-type="string" table:style-name="ce11">
            <text:p>Diferimento - Saídas de garrafas PET usadas e do produto resultante de sua moagem ou trituração</text:p>
          </table:table-cell>
          <table:table-cell table:style-name="ce11"/>
          <table:table-cell table:number-columns-repeated="16364"/>
        </table:table-row>
        <table:table-row table:style-name="ro3">
          <table:table-cell office:value-type="string" table:style-name="ce10">
            <text:p>SP053942</text:p>
          </table:table-cell>
          <table:table-cell office:value-type="string" table:style-name="ce9">
            <text:p>SIM</text:p>
          </table:table-cell>
          <table:table-cell table:number-columns-repeated="8" table:style-name="ce10"/>
          <table:table-cell office:value-type="string" office:string-value="" table:formula="of:=IF(LEFT([.S226];7)=&quot;Suspens&quot;;&quot;SIM&quot;;&quot;&quot;)" table:style-name="ce9"/>
          <table:table-cell office:value-type="string" office:string-value="SIM" table:formula="of:=IF(LEFT([.S226];7)=&quot;Diferim&quot;;&quot;SIM&quot;;&quot;&quot;)" table:style-name="ce9">
            <text:p>SIM</text:p>
          </table:table-cell>
          <table:table-cell table:number-columns-repeated="5" table:style-name="ce10"/>
          <table:table-cell office:value-type="string" table:style-name="ce11">
            <text:p>Artigo 394-B</text:p>
          </table:table-cell>
          <table:table-cell office:value-type="string" table:style-name="ce11">
            <text:p>Diferimento - Saídas internas de garrafas de vidro com valor comercial</text:p>
          </table:table-cell>
          <table:table-cell table:style-name="ce11"/>
          <table:table-cell table:number-columns-repeated="16364"/>
        </table:table-row>
        <table:table-row table:style-name="ro5">
          <table:table-cell office:value-type="string" table:style-name="ce10">
            <text:p>SP053951</text:p>
          </table:table-cell>
          <table:table-cell office:value-type="string" table:style-name="ce9">
            <text:p>SIM</text:p>
          </table:table-cell>
          <table:table-cell table:number-columns-repeated="8" table:style-name="ce10"/>
          <table:table-cell office:value-type="string" office:string-value="" table:formula="of:=IF(LEFT([.S227];7)=&quot;Suspens&quot;;&quot;SIM&quot;;&quot;&quot;)" table:style-name="ce9"/>
          <table:table-cell office:value-type="string" office:string-value="SIM" table:formula="of:=IF(LEFT([.S227];7)=&quot;Diferim&quot;;&quot;SIM&quot;;&quot;&quot;)" table:style-name="ce9">
            <text:p>SIM</text:p>
          </table:table-cell>
          <table:table-cell table:number-columns-repeated="5" table:style-name="ce10"/>
          <table:table-cell office:value-type="string" table:style-name="ce11">
            <text:p>Artigo 395-A</text:p>
          </table:table-cell>
          <table:table-cell office:value-type="string" table:style-name="ce11">
            <text:p>Diferimento - Operação interna promovida pelo estabelecimento fabricante de partes, peças e componentes destinados ao estabelecimento fabricante de máquinas e equipamentos de uso na extração mineral e na construção, classificado no código do grupo 285 da Classificação Nacional de Atividades Econômicas - CNAE</text:p>
          </table:table-cell>
          <table:table-cell table:style-name="ce11"/>
          <table:table-cell table:number-columns-repeated="16364"/>
        </table:table-row>
        <table:table-row table:style-name="ro5">
          <table:table-cell office:value-type="string" table:style-name="ce10">
            <text:p>SP053952</text:p>
          </table:table-cell>
          <table:table-cell office:value-type="string" table:style-name="ce9">
            <text:p>SIM</text:p>
          </table:table-cell>
          <table:table-cell table:number-columns-repeated="8" table:style-name="ce10"/>
          <table:table-cell office:value-type="string" office:string-value="SIM" table:formula="of:=IF(LEFT([.S228];7)=&quot;Suspens&quot;;&quot;SIM&quot;;&quot;&quot;)" table:style-name="ce9">
            <text:p>SIM</text:p>
          </table:table-cell>
          <table:table-cell office:value-type="string" office:string-value="" table:formula="of:=IF(LEFT([.S228];7)=&quot;Diferim&quot;;&quot;SIM&quot;;&quot;&quot;)" table:style-name="ce9"/>
          <table:table-cell table:number-columns-repeated="5" table:style-name="ce10"/>
          <table:table-cell office:value-type="string" table:style-name="ce11">
            <text:p>Artigo 395-B</text:p>
          </table:table-cell>
          <table:table-cell office:value-type="string" table:style-name="ce11">
            <text:p>Suspensão - Desembaraço aduaneiro de partes, peças e componentes, quando a importação for efetuada diretamente por estabelecimento fabricante de máquinas e equipamentos de uso na extração mineral e na construção, classificado no código do grupo 285 da Classificação Nacional de Atividades Econômicas - CNAE</text:p>
          </table:table-cell>
          <table:table-cell table:style-name="ce11"/>
          <table:table-cell table:number-columns-repeated="16364"/>
        </table:table-row>
        <table:table-row table:style-name="ro7">
          <table:table-cell office:value-type="string" table:style-name="ce10">
            <text:p>SP053953</text:p>
          </table:table-cell>
          <table:table-cell office:value-type="string" table:style-name="ce9">
            <text:p>SIM</text:p>
          </table:table-cell>
          <table:table-cell table:number-columns-repeated="8" table:style-name="ce10"/>
          <table:table-cell office:value-type="string" office:string-value="" table:formula="of:=IF(LEFT([.S229];7)=&quot;Suspens&quot;;&quot;SIM&quot;;&quot;&quot;)" table:style-name="ce9"/>
          <table:table-cell office:value-type="string" office:string-value="SIM" table:formula="of:=IF(LEFT([.S229];7)=&quot;Diferim&quot;;&quot;SIM&quot;;&quot;&quot;)" table:style-name="ce9">
            <text:p>SIM</text:p>
          </table:table-cell>
          <table:table-cell table:number-columns-repeated="5" table:style-name="ce10"/>
          <table:table-cell office:value-type="string" table:style-name="ce11">
            <text:p>Artigo 395-C</text:p>
          </table:table-cell>
          <table:table-cell office:value-type="string" table:style-name="ce11">
            <text:p>Diferimento - Saída interna de matéria-prima e produto intermediário destinados a estabelecimento fabricante de fogões, refrigeradores, congeladores (freezers), máquinas de lavar louça, máquinas de lavar roupa ou máquinas de secar roupa, fornos elétricos de cozinha do tipo fritadeira a ar, ventiladores de mesa e liquidificadores de uso doméstico.</text:p>
          </table:table-cell>
          <table:table-cell table:style-name="ce11"/>
          <table:table-cell table:number-columns-repeated="16364"/>
        </table:table-row>
        <table:table-row table:style-name="ro8">
          <table:table-cell office:value-type="string" table:style-name="ce10">
            <text:p>SP053954</text:p>
          </table:table-cell>
          <table:table-cell office:value-type="string" table:style-name="ce9">
            <text:p>SIM</text:p>
          </table:table-cell>
          <table:table-cell table:number-columns-repeated="8" table:style-name="ce10"/>
          <table:table-cell office:value-type="string" office:string-value="" table:formula="of:=IF(LEFT([.S230];7)=&quot;Suspens&quot;;&quot;SIM&quot;;&quot;&quot;)" table:style-name="ce9"/>
          <table:table-cell office:value-type="string" office:string-value="SIM" table:formula="of:=IF(LEFT([.S230];7)=&quot;Diferim&quot;;&quot;SIM&quot;;&quot;&quot;)" table:style-name="ce9">
            <text:p>SIM</text:p>
          </table:table-cell>
          <table:table-cell table:number-columns-repeated="5" table:style-name="ce10"/>
          <table:table-cell office:value-type="string" table:style-name="ce11">
            <text:p>Artigo 395-C1</text:p>
          </table:table-cell>
          <table:table-cell office:value-type="string" table:style-name="ce11">
            <text:p>Diferimento - Saída interna de matéria-prima e produto intermediário destinados a estabelecimento fabricante de compressores para uso não industrial, classificado no código 2814-3/02 da Classificação Nacional de Atividades Econômicas - CNAE</text:p>
          </table:table-cell>
          <table:table-cell table:style-name="ce11"/>
          <table:table-cell table:number-columns-repeated="16364"/>
        </table:table-row>
        <table:table-row table:style-name="ro10">
          <table:table-cell office:value-type="string" table:style-name="ce10">
            <text:p>SP053955</text:p>
          </table:table-cell>
          <table:table-cell office:value-type="string" table:style-name="ce9">
            <text:p>SIM</text:p>
          </table:table-cell>
          <table:table-cell table:number-columns-repeated="8" table:style-name="ce10"/>
          <table:table-cell office:value-type="string" office:string-value="SIM" table:formula="of:=IF(LEFT([.S231];7)=&quot;Suspens&quot;;&quot;SIM&quot;;&quot;&quot;)" table:style-name="ce9">
            <text:p>SIM</text:p>
          </table:table-cell>
          <table:table-cell office:value-type="string" office:string-value="" table:formula="of:=IF(LEFT([.S231];7)=&quot;Diferim&quot;;&quot;SIM&quot;;&quot;&quot;)" table:style-name="ce9"/>
          <table:table-cell table:number-columns-repeated="5" table:style-name="ce10"/>
          <table:table-cell office:value-type="string" table:style-name="ce11">
            <text:p>Artigo 395-D</text:p>
          </table:table-cell>
          <table:table-cell office:value-type="string" table:style-name="ce11">
            <text:p>Suspensão - Desembaraço aduaneiro de matéria-prima e produto intermediário, quando a importação for efetuada diretamente por estabelecimento fabricante de fogões, refrigeradores, congeladores (freezers), máquinas de lavar louça, máquinas de lavar roupa ou máquinas de secar roupa, fornos elétricos de cozinha do tipo fritadeira a ar, ventiladores de mesa e liquidificadores de uso doméstico.</text:p>
          </table:table-cell>
          <table:table-cell table:style-name="ce11"/>
          <table:table-cell table:number-columns-repeated="16364"/>
        </table:table-row>
        <table:table-row table:style-name="ro10">
          <table:table-cell office:value-type="string" table:style-name="ce10">
            <text:p>SP053956</text:p>
          </table:table-cell>
          <table:table-cell office:value-type="string" table:style-name="ce9">
            <text:p>SIM</text:p>
          </table:table-cell>
          <table:table-cell table:number-columns-repeated="8" table:style-name="ce10"/>
          <table:table-cell office:value-type="string" office:string-value="" table:formula="of:=IF(LEFT([.S232];7)=&quot;Suspens&quot;;&quot;SIM&quot;;&quot;&quot;)" table:style-name="ce9"/>
          <table:table-cell office:value-type="string" office:string-value="SIM" table:formula="of:=IF(LEFT([.S232];7)=&quot;Diferim&quot;;&quot;SIM&quot;;&quot;&quot;)" table:style-name="ce9">
            <text:p>SIM</text:p>
          </table:table-cell>
          <table:table-cell table:number-columns-repeated="5" table:style-name="ce10"/>
          <table:table-cell office:value-type="string" table:style-name="ce11">
            <text:p>Artigo 395-F</text:p>
          </table:table-cell>
          <table:table-cell office:value-type="string" table:style-name="ce11">
            <text:p>Diferimento - Saída interna de matéria-prima e produto intermediário, destinados estabelecimento fabricante classificado no código 2740-6/01 da CNAE, para fabricação de lâmpada LED (NCM 8543.70.99), luminária LED (NCM 9405.10.99), refletor LED (NCM 9405.10.93), fita LED (NCM 9405.40.90) e painel LED (NCM 8531.20.00) ou no código 2740-6/02 da CNAE, para fabricação de luminária LED (NCM 9405.40.90).</text:p>
          </table:table-cell>
          <table:table-cell table:style-name="ce11"/>
          <table:table-cell table:number-columns-repeated="16364"/>
        </table:table-row>
        <table:table-row table:style-name="ro9">
          <table:table-cell office:value-type="string" table:style-name="ce10">
            <text:p>SP053957</text:p>
          </table:table-cell>
          <table:table-cell office:value-type="string" table:style-name="ce9">
            <text:p>SIM</text:p>
          </table:table-cell>
          <table:table-cell table:number-columns-repeated="8" table:style-name="ce10"/>
          <table:table-cell office:value-type="string" office:string-value="SIM" table:formula="of:=IF(LEFT([.S233];7)=&quot;Suspens&quot;;&quot;SIM&quot;;&quot;&quot;)" table:style-name="ce9">
            <text:p>SIM</text:p>
          </table:table-cell>
          <table:table-cell office:value-type="string" office:string-value="" table:formula="of:=IF(LEFT([.S233];7)=&quot;Diferim&quot;;&quot;SIM&quot;;&quot;&quot;)" table:style-name="ce9"/>
          <table:table-cell table:number-columns-repeated="5" table:style-name="ce10"/>
          <table:table-cell office:value-type="string" table:style-name="ce11">
            <text:p>Artigo 395-G</text:p>
          </table:table-cell>
          <table:table-cell office:value-type="string" table:style-name="ce11">
            <text:p>Suspensão - Desembaraço aduaneiro de matéria-prima e produto intermediário, quando a importação for efetuada diretamente por estabelecimento fabricante classificado no código 2740-6/01 da CNAE, para fabricação de lâmpada LED (NCM 8543.70.99), luminária LED (NCM 9405.10.99), refletor LED (NCM 9405.10.93), fita LED (NCM 9405.40.90) e painel LED (NCM 8531.20.00) ou no código 2740-6/02 da CNAE, para fabricação de luminária LED (NCM 9405.40.90).</text:p>
          </table:table-cell>
          <table:table-cell table:style-name="ce11"/>
          <table:table-cell table:number-columns-repeated="16364"/>
        </table:table-row>
        <table:table-row table:style-name="ro8">
          <table:table-cell office:value-type="string" table:style-name="ce10">
            <text:p>SP053958</text:p>
          </table:table-cell>
          <table:table-cell office:value-type="string" table:style-name="ce9">
            <text:p>SIM</text:p>
          </table:table-cell>
          <table:table-cell table:number-columns-repeated="8" table:style-name="ce10"/>
          <table:table-cell office:value-type="string" office:string-value="" table:formula="of:=IF(LEFT([.S234];7)=&quot;Suspens&quot;;&quot;SIM&quot;;&quot;&quot;)" table:style-name="ce9"/>
          <table:table-cell office:value-type="string" office:string-value="SIM" table:formula="of:=IF(LEFT([.S234];7)=&quot;Diferim&quot;;&quot;SIM&quot;;&quot;&quot;)" table:style-name="ce9">
            <text:p>SIM</text:p>
          </table:table-cell>
          <table:table-cell table:number-columns-repeated="5" table:style-name="ce10"/>
          <table:table-cell office:value-type="string" table:style-name="ce11">
            <text:p>Artigo 395-I</text:p>
          </table:table-cell>
          <table:table-cell office:value-type="string" table:style-name="ce11">
            <text:p>Diferimento - Saída interna de matéria-prima e produto intermediário destinados a estabelecimento fabricante de células fotovoltaicas em módulos ou painéis, classificadas nos códigos 8541.40.31 ou 8541.40.32 da Nomenclatura Comum do Mercosul - NCM</text:p>
          </table:table-cell>
          <table:table-cell table:style-name="ce11"/>
          <table:table-cell table:number-columns-repeated="16364"/>
        </table:table-row>
        <table:table-row table:style-name="ro5">
          <table:table-cell office:value-type="string" table:style-name="ce10">
            <text:p>SP053959</text:p>
          </table:table-cell>
          <table:table-cell office:value-type="string" table:style-name="ce9">
            <text:p>SIM</text:p>
          </table:table-cell>
          <table:table-cell table:number-columns-repeated="8" table:style-name="ce10"/>
          <table:table-cell office:value-type="string" office:string-value="SIM" table:formula="of:=IF(LEFT([.S235];7)=&quot;Suspens&quot;;&quot;SIM&quot;;&quot;&quot;)" table:style-name="ce9">
            <text:p>SIM</text:p>
          </table:table-cell>
          <table:table-cell office:value-type="string" office:string-value="" table:formula="of:=IF(LEFT([.S235];7)=&quot;Diferim&quot;;&quot;SIM&quot;;&quot;&quot;)" table:style-name="ce9"/>
          <table:table-cell table:number-columns-repeated="5" table:style-name="ce10"/>
          <table:table-cell office:value-type="string" table:style-name="ce11">
            <text:p>Artigo 395-J</text:p>
          </table:table-cell>
          <table:table-cell office:value-type="string" table:style-name="ce11">
            <text:p>Suspensão - Desembaraço aduaneiro de matéria-prima e produto intermediário, quando a importação for efetuada diretamente por estabelecimento fabricante de células fotovoltaicas em módulos ou painéis, classificadas nos códigos 8541.40.31 ou 8541.40.32 da Nomenclatura Comum do Mercosul - NCM</text:p>
          </table:table-cell>
          <table:table-cell table:style-name="ce11"/>
          <table:table-cell table:number-columns-repeated="16364"/>
        </table:table-row>
        <table:table-row table:style-name="ro10">
          <table:table-cell office:value-type="string" table:style-name="ce10">
            <text:p>SP053960</text:p>
          </table:table-cell>
          <table:table-cell office:value-type="string" table:style-name="ce9">
            <text:p>SIM</text:p>
          </table:table-cell>
          <table:table-cell table:number-columns-repeated="8" table:style-name="ce10"/>
          <table:table-cell office:value-type="string" office:string-value="" table:formula="of:=IF(LEFT([.S236];7)=&quot;Suspens&quot;;&quot;SIM&quot;;&quot;&quot;)" table:style-name="ce9"/>
          <table:table-cell office:value-type="string" office:string-value="SIM" table:formula="of:=IF(LEFT([.S236];7)=&quot;Diferim&quot;;&quot;SIM&quot;;&quot;&quot;)" table:style-name="ce9">
            <text:p>SIM</text:p>
          </table:table-cell>
          <table:table-cell table:number-columns-repeated="5" table:style-name="ce10"/>
          <table:table-cell office:value-type="string" table:style-name="ce11">
            <text:p>Artigo 395-L</text:p>
          </table:table-cell>
          <table:table-cell office:value-type="string" table:style-name="ce11">
            <text:p>Diferimento - Saída interna efetuada pelo estabelecimento fabricante de resina de uréia-formaldeído, classificada nos códigos 3909.10.00 ou 3909.20.29 da Nomenclatura Comum do Mercosul - NCM, com destino a estabelecimento fabricante dos produtos relacionados no Artigo 395-L do RICMS, na proporção de 33,33% (trinta e três inteiros e trinta e três centésimos por cento) do valor da operação</text:p>
          </table:table-cell>
          <table:table-cell table:style-name="ce11"/>
          <table:table-cell table:number-columns-repeated="16364"/>
        </table:table-row>
        <table:table-row table:style-name="ro7">
          <table:table-cell office:value-type="string" table:style-name="ce10">
            <text:p>SP053961</text:p>
          </table:table-cell>
          <table:table-cell office:value-type="string" table:style-name="ce9">
            <text:p>SIM</text:p>
          </table:table-cell>
          <table:table-cell table:number-columns-repeated="8" table:style-name="ce10"/>
          <table:table-cell office:value-type="string" office:string-value="SIM" table:formula="of:=IF(LEFT([.S237];7)=&quot;Suspens&quot;;&quot;SIM&quot;;&quot;&quot;)" table:style-name="ce9">
            <text:p>SIM</text:p>
          </table:table-cell>
          <table:table-cell office:value-type="string" office:string-value="" table:formula="of:=IF(LEFT([.S237];7)=&quot;Diferim&quot;;&quot;SIM&quot;;&quot;&quot;)" table:style-name="ce9"/>
          <table:table-cell table:number-columns-repeated="5" table:style-name="ce10"/>
          <table:table-cell office:value-type="string" table:style-name="ce11">
            <text:p>Artigo 396-A</text:p>
          </table:table-cell>
          <table:table-cell office:value-type="string" table:style-name="ce11">
            <text:p>Suspensão - Desembaraço aduaneiro de partes, peças, componentes e matérias-primas, quando a importação for efetuada diretamente por estabelecimento fabricante de produtos da indústria de processamento eletrônico de dados, abrangido pelo artigo 4° da Lei federal n° 8.248, de 23 de outubro de 1991, para serem utiliza dos na fabricação de produto da referida indústria</text:p>
          </table:table-cell>
          <table:table-cell table:style-name="ce11"/>
          <table:table-cell table:number-columns-repeated="16364"/>
        </table:table-row>
        <table:table-row table:style-name="ro5">
          <table:table-cell office:value-type="string" table:style-name="ce10">
            <text:p>SP054001</text:p>
          </table:table-cell>
          <table:table-cell office:value-type="string" table:style-name="ce9">
            <text:p>SIM</text:p>
          </table:table-cell>
          <table:table-cell table:number-columns-repeated="8" table:style-name="ce10"/>
          <table:table-cell office:value-type="string" office:string-value="" table:formula="of:=IF(LEFT([.S238];7)=&quot;Suspens&quot;;&quot;SIM&quot;;&quot;&quot;)" table:style-name="ce9"/>
          <table:table-cell office:value-type="string" office:string-value="SIM" table:formula="of:=IF(LEFT([.S238];7)=&quot;Diferim&quot;;&quot;SIM&quot;;&quot;&quot;)" table:style-name="ce9">
            <text:p>SIM</text:p>
          </table:table-cell>
          <table:table-cell table:number-columns-repeated="5" table:style-name="ce10"/>
          <table:table-cell office:value-type="string" table:style-name="ce11">
            <text:p>Artigo 400-D</text:p>
          </table:table-cell>
          <table:table-cell office:value-type="string" table:style-name="ce11">
            <text:p>Diferimento - Operações internas com alumínio em formas brutas, alumínio não ligado, ligas de alumínio, inclusive a granalha de alumínio, e quaisquer outras mercadorias classificadas na posição 7601 da Nomenclatura Brasileira de Mercadorias - Sistema Harmonizado - NBM/SH</text:p>
          </table:table-cell>
          <table:table-cell table:style-name="ce11"/>
          <table:table-cell table:number-columns-repeated="16364"/>
        </table:table-row>
        <table:table-row table:style-name="ro5">
          <table:table-cell office:value-type="string" table:style-name="ce10">
            <text:p>SP054002</text:p>
          </table:table-cell>
          <table:table-cell office:value-type="string" table:style-name="ce9">
            <text:p>SIM</text:p>
          </table:table-cell>
          <table:table-cell table:number-columns-repeated="8" table:style-name="ce10"/>
          <table:table-cell office:value-type="string" office:string-value="" table:formula="of:=IF(LEFT([.S239];7)=&quot;Suspens&quot;;&quot;SIM&quot;;&quot;&quot;)" table:style-name="ce9"/>
          <table:table-cell office:value-type="string" office:string-value="SIM" table:formula="of:=IF(LEFT([.S239];7)=&quot;Diferim&quot;;&quot;SIM&quot;;&quot;&quot;)" table:style-name="ce9">
            <text:p>SIM</text:p>
          </table:table-cell>
          <table:table-cell table:number-columns-repeated="5" table:style-name="ce10"/>
          <table:table-cell office:value-type="string" table:style-name="ce11">
            <text:p>Artigo 400-E1</text:p>
          </table:table-cell>
          <table:table-cell office:value-type="string" table:style-name="ce11">
            <text:p>Diferimento - Saída interna de vergalhão de alumínio classificado na posição 7605 da Nomenclatura Comum do Mercosul - NCM, promovida pelo estabelecimento fabricante com destino a estabelecimento fabricante de fios e cabos classificados na posição 7614 ou 8544 da Nomenclatura Comum do Mercosul - NCM</text:p>
          </table:table-cell>
          <table:table-cell table:style-name="ce11"/>
          <table:table-cell table:number-columns-repeated="16364"/>
        </table:table-row>
        <table:table-row table:style-name="ro4">
          <table:table-cell office:value-type="string" table:style-name="ce10">
            <text:p>SP054003</text:p>
          </table:table-cell>
          <table:table-cell office:value-type="string" table:style-name="ce9">
            <text:p>SIM</text:p>
          </table:table-cell>
          <table:table-cell table:number-columns-repeated="8" table:style-name="ce10"/>
          <table:table-cell office:value-type="string" office:string-value="" table:formula="of:=IF(LEFT([.S240];7)=&quot;Suspens&quot;;&quot;SIM&quot;;&quot;&quot;)" table:style-name="ce9"/>
          <table:table-cell office:value-type="string" office:string-value="SIM" table:formula="of:=IF(LEFT([.S240];7)=&quot;Diferim&quot;;&quot;SIM&quot;;&quot;&quot;)" table:style-name="ce9">
            <text:p>SIM</text:p>
          </table:table-cell>
          <table:table-cell table:number-columns-repeated="5" table:style-name="ce10"/>
          <table:table-cell office:value-type="string" table:style-name="ce11">
            <text:p>Artigo 400-F</text:p>
          </table:table-cell>
          <table:table-cell office:value-type="string" table:style-name="ce11">
            <text:p>Diferimento - Saída interna dos insumos relacionados no § 1º promovida pelo estabelecimento fabricante com destino a estabelecimento fabricante dos aminoácidos especificados no artigo 400-F do RICMS</text:p>
          </table:table-cell>
          <table:table-cell table:style-name="ce11"/>
          <table:table-cell table:number-columns-repeated="16364"/>
        </table:table-row>
        <table:table-row table:style-name="ro8">
          <table:table-cell office:value-type="string" table:style-name="ce10">
            <text:p>SP054004</text:p>
          </table:table-cell>
          <table:table-cell office:value-type="string" table:style-name="ce9">
            <text:p>SIM</text:p>
          </table:table-cell>
          <table:table-cell table:number-columns-repeated="8" table:style-name="ce10"/>
          <table:table-cell office:value-type="string" office:string-value="SIM" table:formula="of:=IF(LEFT([.S241];7)=&quot;Suspens&quot;;&quot;SIM&quot;;&quot;&quot;)" table:style-name="ce9">
            <text:p>SIM</text:p>
          </table:table-cell>
          <table:table-cell office:value-type="string" office:string-value="" table:formula="of:=IF(LEFT([.S241];7)=&quot;Diferim&quot;;&quot;SIM&quot;;&quot;&quot;)" table:style-name="ce9"/>
          <table:table-cell table:number-columns-repeated="5" table:style-name="ce10"/>
          <table:table-cell office:value-type="string" table:style-name="ce11">
            <text:p>Artigo 400-G</text:p>
          </table:table-cell>
          <table:table-cell office:value-type="string" table:style-name="ce11">
            <text:p>Suspensão - Desembaraço aduaneiro das mercadorias relacionadas no § 1º do artigo 400-F, quando a importação for efetuada diretamente por estabelecimento fabricante dos aminoácidos relacionados</text:p>
          </table:table-cell>
          <table:table-cell table:style-name="ce11"/>
          <table:table-cell table:number-columns-repeated="16364"/>
        </table:table-row>
        <table:table-row table:style-name="ro5">
          <table:table-cell office:value-type="string" table:style-name="ce10">
            <text:p>SP054005</text:p>
          </table:table-cell>
          <table:table-cell office:value-type="string" table:style-name="ce9">
            <text:p>SIM</text:p>
          </table:table-cell>
          <table:table-cell table:number-columns-repeated="8" table:style-name="ce10"/>
          <table:table-cell office:value-type="string" office:string-value="" table:formula="of:=IF(LEFT([.S242];7)=&quot;Suspens&quot;;&quot;SIM&quot;;&quot;&quot;)" table:style-name="ce9"/>
          <table:table-cell office:value-type="string" office:string-value="SIM" table:formula="of:=IF(LEFT([.S242];7)=&quot;Diferim&quot;;&quot;SIM&quot;;&quot;&quot;)" table:style-name="ce9">
            <text:p>SIM</text:p>
          </table:table-cell>
          <table:table-cell table:number-columns-repeated="5" table:style-name="ce10"/>
          <table:table-cell office:value-type="string" table:style-name="ce11">
            <text:p>Artigo 400-G1</text:p>
          </table:table-cell>
          <table:table-cell office:value-type="string" table:style-name="ce11">
            <text:p>Diferimento - Saída interna de lisina, classificada nos códigos 2922.41.10, 2922.41.90 e 2309.90.90 da Nomenclatura Comum do Mercosul - NCM, de triptofano, classificado nos códigos 2933.99.19, 2922.49.90 e 2309.90.90 da NCM, e de treonina, classificada nos códigos 2922.49.90, 2922.50.99 e 2309.90.90 da NCM</text:p>
          </table:table-cell>
          <table:table-cell table:style-name="ce11"/>
          <table:table-cell table:number-columns-repeated="16364"/>
        </table:table-row>
        <table:table-row table:style-name="ro4">
          <table:table-cell office:value-type="string" table:style-name="ce10">
            <text:p>SP054006</text:p>
          </table:table-cell>
          <table:table-cell office:value-type="string" table:style-name="ce9">
            <text:p>SIM</text:p>
          </table:table-cell>
          <table:table-cell table:number-columns-repeated="8" table:style-name="ce10"/>
          <table:table-cell office:value-type="string" office:string-value="" table:formula="of:=IF(LEFT([.S243];7)=&quot;Suspens&quot;;&quot;SIM&quot;;&quot;&quot;)" table:style-name="ce9"/>
          <table:table-cell office:value-type="string" office:string-value="SIM" table:formula="of:=IF(LEFT([.S243];7)=&quot;Diferim&quot;;&quot;SIM&quot;;&quot;&quot;)" table:style-name="ce9">
            <text:p>SIM</text:p>
          </table:table-cell>
          <table:table-cell table:number-columns-repeated="5" table:style-name="ce10"/>
          <table:table-cell office:value-type="string" table:style-name="ce11">
            <text:p>Artigo 400-H</text:p>
          </table:table-cell>
          <table:table-cell office:value-type="string" table:style-name="ce11">
            <text:p>Diferimento - <text:s/>Saída interna de mercadoria utilizada como matéria-prima ou produto intermediário na fabricação dos produtos para produção de energia eólica indicados no § 1º do Artigo 400-H do RICMS</text:p>
          </table:table-cell>
          <table:table-cell table:style-name="ce11"/>
          <table:table-cell table:number-columns-repeated="16364"/>
        </table:table-row>
        <table:table-row table:style-name="ro5">
          <table:table-cell office:value-type="string" table:style-name="ce10">
            <text:p>SP054007</text:p>
          </table:table-cell>
          <table:table-cell office:value-type="string" table:style-name="ce9">
            <text:p>SIM</text:p>
          </table:table-cell>
          <table:table-cell table:number-columns-repeated="8" table:style-name="ce10"/>
          <table:table-cell office:value-type="string" office:string-value="SIM" table:formula="of:=IF(LEFT([.S244];7)=&quot;Suspens&quot;;&quot;SIM&quot;;&quot;&quot;)" table:style-name="ce9">
            <text:p>SIM</text:p>
          </table:table-cell>
          <table:table-cell office:value-type="string" office:string-value="" table:formula="of:=IF(LEFT([.S244];7)=&quot;Diferim&quot;;&quot;SIM&quot;;&quot;&quot;)" table:style-name="ce9"/>
          <table:table-cell table:number-columns-repeated="5" table:style-name="ce10"/>
          <table:table-cell office:value-type="string" table:style-name="ce11">
            <text:p>Artigo 400-I</text:p>
          </table:table-cell>
          <table:table-cell office:value-type="string" table:style-name="ce11">
            <text:p>Suspensão - Desembaraço aduaneiro da mercadoria, sem similar produzida no país, utilizada como matéria-prima ou produto intermediário na fabricação dos produtos indicados no § 1º do artigo 400-H do RICMS, quando a importação for efetuada diretamente por estabelecimento fabricante dos referidos produtos</text:p>
          </table:table-cell>
          <table:table-cell table:style-name="ce11"/>
          <table:table-cell table:number-columns-repeated="16364"/>
        </table:table-row>
        <table:table-row table:style-name="ro3">
          <table:table-cell office:value-type="string" table:style-name="ce10">
            <text:p>SP054008</text:p>
          </table:table-cell>
          <table:table-cell office:value-type="string" table:style-name="ce9">
            <text:p>SIM</text:p>
          </table:table-cell>
          <table:table-cell table:number-columns-repeated="8" table:style-name="ce10"/>
          <table:table-cell office:value-type="string" office:string-value="" table:formula="of:=IF(LEFT([.S245];7)=&quot;Suspens&quot;;&quot;SIM&quot;;&quot;&quot;)" table:style-name="ce9"/>
          <table:table-cell office:value-type="string" office:string-value="SIM" table:formula="of:=IF(LEFT([.S245];7)=&quot;Diferim&quot;;&quot;SIM&quot;;&quot;&quot;)" table:style-name="ce9">
            <text:p>SIM</text:p>
          </table:table-cell>
          <table:table-cell table:number-columns-repeated="5" table:style-name="ce10"/>
          <table:table-cell office:value-type="string" table:style-name="ce11">
            <text:p>Artigo 400-J</text:p>
          </table:table-cell>
          <table:table-cell office:value-type="string" table:style-name="ce11">
            <text:p>Diferimento - Saídas das embalagens industriais usadas indicadas no § 3º do Artigo 400-J do RICMS</text:p>
          </table:table-cell>
          <table:table-cell table:style-name="ce11"/>
          <table:table-cell table:number-columns-repeated="16364"/>
        </table:table-row>
        <table:table-row table:style-name="ro8">
          <table:table-cell office:value-type="string" table:style-name="ce10">
            <text:p>SP054009</text:p>
          </table:table-cell>
          <table:table-cell office:value-type="string" table:style-name="ce9">
            <text:p>SIM</text:p>
          </table:table-cell>
          <table:table-cell table:number-columns-repeated="8" table:style-name="ce10"/>
          <table:table-cell office:value-type="string" office:string-value="" table:formula="of:=IF(LEFT([.S246];7)=&quot;Suspens&quot;;&quot;SIM&quot;;&quot;&quot;)" table:style-name="ce9"/>
          <table:table-cell office:value-type="string" office:string-value="SIM" table:formula="of:=IF(LEFT([.S246];7)=&quot;Diferim&quot;;&quot;SIM&quot;;&quot;&quot;)" table:style-name="ce9">
            <text:p>SIM</text:p>
          </table:table-cell>
          <table:table-cell table:number-columns-repeated="5" table:style-name="ce10"/>
          <table:table-cell office:value-type="string" table:style-name="ce11">
            <text:p>Artigo 400-K</text:p>
          </table:table-cell>
          <table:table-cell office:value-type="string" table:style-name="ce11">
            <text:p>Diferimento - Saída interna de mercadoria utilizada como matéria-prima ou produto intermediário na fabricação de aquecedores solares de água, classificados no código 8419.19.10 da Nomenclatura Comum do MERCOSUL - NCM, fica diferido</text:p>
          </table:table-cell>
          <table:table-cell table:style-name="ce11"/>
          <table:table-cell table:number-columns-repeated="16364"/>
        </table:table-row>
        <table:table-row table:style-name="ro5">
          <table:table-cell office:value-type="string" table:style-name="ce10">
            <text:p>SP054010</text:p>
          </table:table-cell>
          <table:table-cell office:value-type="string" table:style-name="ce9">
            <text:p>SIM</text:p>
          </table:table-cell>
          <table:table-cell table:number-columns-repeated="8" table:style-name="ce10"/>
          <table:table-cell office:value-type="string" office:string-value="SIM" table:formula="of:=IF(LEFT([.S247];7)=&quot;Suspens&quot;;&quot;SIM&quot;;&quot;&quot;)" table:style-name="ce9">
            <text:p>SIM</text:p>
          </table:table-cell>
          <table:table-cell office:value-type="string" office:string-value="" table:formula="of:=IF(LEFT([.S247];7)=&quot;Diferim&quot;;&quot;SIM&quot;;&quot;&quot;)" table:style-name="ce9"/>
          <table:table-cell table:number-columns-repeated="5" table:style-name="ce10"/>
          <table:table-cell office:value-type="string" table:style-name="ce11">
            <text:p>Artigo 400-L</text:p>
          </table:table-cell>
          <table:table-cell office:value-type="string" table:style-name="ce11">
            <text:p>Suspensão - Desembaraço aduaneiro da mercadoria, sem similar produzida no país, utilizada como matéria-prima ou produto intermediário na fabricação de aquecedor solar de água indicado no "caput" do artigo 400-K do RICMS, quando a importação for efetuada diretamente por estabelecimento fabricante do referido produto</text:p>
          </table:table-cell>
          <table:table-cell table:style-name="ce11"/>
          <table:table-cell table:number-columns-repeated="16364"/>
        </table:table-row>
        <table:table-row table:style-name="ro8">
          <table:table-cell office:value-type="string" table:style-name="ce10">
            <text:p>SP054011</text:p>
          </table:table-cell>
          <table:table-cell office:value-type="string" table:style-name="ce9">
            <text:p>SIM</text:p>
          </table:table-cell>
          <table:table-cell table:number-columns-repeated="8" table:style-name="ce10"/>
          <table:table-cell office:value-type="string" office:string-value="" table:formula="of:=IF(LEFT([.S248];7)=&quot;Suspens&quot;;&quot;SIM&quot;;&quot;&quot;)" table:style-name="ce9"/>
          <table:table-cell office:value-type="string" office:string-value="SIM" table:formula="of:=IF(LEFT([.S248];7)=&quot;Diferim&quot;;&quot;SIM&quot;;&quot;&quot;)" table:style-name="ce9">
            <text:p>SIM</text:p>
          </table:table-cell>
          <table:table-cell table:number-columns-repeated="5" table:style-name="ce10"/>
          <table:table-cell office:value-type="string" table:style-name="ce11">
            <text:p>Artigo 400-M</text:p>
          </table:table-cell>
          <table:table-cell office:value-type="string" table:style-name="ce11">
            <text:p>Diferimento - Saída interna de mercadoria destinada a sociedade de propósito específico, localizada neste Estado, para posterior fornecimento como matéria-prima ou produto intermediário na fabricação de medicamento pela Fundação para o Remédio Popular - FURP</text:p>
          </table:table-cell>
          <table:table-cell table:style-name="ce11"/>
          <table:table-cell table:number-columns-repeated="16364"/>
        </table:table-row>
        <table:table-row table:style-name="ro10">
          <table:table-cell office:value-type="string" table:style-name="ce10">
            <text:p>SP054012</text:p>
          </table:table-cell>
          <table:table-cell office:value-type="string" table:style-name="ce9">
            <text:p>SIM</text:p>
          </table:table-cell>
          <table:table-cell table:number-columns-repeated="8" table:style-name="ce10"/>
          <table:table-cell office:value-type="string" office:string-value="SIM" table:formula="of:=IF(LEFT([.S249];7)=&quot;Suspens&quot;;&quot;SIM&quot;;&quot;&quot;)" table:style-name="ce9">
            <text:p>SIM</text:p>
          </table:table-cell>
          <table:table-cell office:value-type="string" office:string-value="" table:formula="of:=IF(LEFT([.S249];7)=&quot;Diferim&quot;;&quot;SIM&quot;;&quot;&quot;)" table:style-name="ce9"/>
          <table:table-cell table:number-columns-repeated="5" table:style-name="ce10"/>
          <table:table-cell office:value-type="string" table:style-name="ce11">
            <text:p>Artigo 400-N</text:p>
          </table:table-cell>
          <table:table-cell office:value-type="string" table:style-name="ce11">
            <text:p>Suspensão - Desembaraço aduaneiro de mercadoria, sem similar produzida no país, destinada a sociedade de propósito específico, localizada neste Estado, para posterior fornecimento como matériaprima ou produto intermediário na fabricação de medicamento pela Fundação para o Remédio Popular - FURP, quando a importação for efetuada diretamente pela referida sociedade</text:p>
          </table:table-cell>
          <table:table-cell table:style-name="ce11"/>
          <table:table-cell table:number-columns-repeated="16364"/>
        </table:table-row>
        <table:table-row table:style-name="ro3">
          <table:table-cell office:value-type="string" table:style-name="ce10">
            <text:p>SP054013</text:p>
          </table:table-cell>
          <table:table-cell office:value-type="string" table:style-name="ce9">
            <text:p>SIM</text:p>
          </table:table-cell>
          <table:table-cell table:number-columns-repeated="8" table:style-name="ce10"/>
          <table:table-cell office:value-type="string" office:string-value="" table:formula="of:=IF(LEFT([.S250];7)=&quot;Suspens&quot;;&quot;SIM&quot;;&quot;&quot;)" table:style-name="ce9"/>
          <table:table-cell office:value-type="string" office:string-value="SIM" table:formula="of:=IF(LEFT([.S250];7)=&quot;Diferim&quot;;&quot;SIM&quot;;&quot;&quot;)" table:style-name="ce9">
            <text:p>SIM</text:p>
          </table:table-cell>
          <table:table-cell table:number-columns-repeated="5" table:style-name="ce10"/>
          <table:table-cell office:value-type="string" table:style-name="ce11">
            <text:p>Artigo 400-O</text:p>
          </table:table-cell>
          <table:table-cell office:value-type="string" table:style-name="ce11">
            <text:p>Diferimento - Saídas internas de nafta para petroquímica, NCM 2710.12.41</text:p>
          </table:table-cell>
          <table:table-cell table:style-name="ce11"/>
          <table:table-cell table:number-columns-repeated="16364"/>
        </table:table-row>
        <table:table-row table:style-name="ro8">
          <table:table-cell office:value-type="string" table:style-name="ce10">
            <text:p>SP054014</text:p>
          </table:table-cell>
          <table:table-cell office:value-type="string" table:style-name="ce9">
            <text:p>SIM</text:p>
          </table:table-cell>
          <table:table-cell table:number-columns-repeated="8" table:style-name="ce10"/>
          <table:table-cell office:value-type="string" office:string-value="" table:formula="of:=IF(LEFT([.S251];7)=&quot;Suspens&quot;;&quot;SIM&quot;;&quot;&quot;)" table:style-name="ce9"/>
          <table:table-cell office:value-type="string" office:string-value="SIM" table:formula="of:=IF(LEFT([.S251];7)=&quot;Diferim&quot;;&quot;SIM&quot;;&quot;&quot;)" table:style-name="ce9">
            <text:p>SIM</text:p>
          </table:table-cell>
          <table:table-cell table:number-columns-repeated="5" table:style-name="ce10"/>
          <table:table-cell office:value-type="string" table:style-name="ce11">
            <text:p>Artigo 400-P</text:p>
          </table:table-cell>
          <table:table-cell office:value-type="string" table:style-name="ce11">
            <text:p>Diferimento - Saídas internas de etileno, NCM 2901.21.00, e propeno, NCM 2901.22.00, destinadas a estabelecimento fabricante de polietileno, NCM 39.01, polipropileno, NCM 39.02, e policloreto de vinila, NCM 39.04</text:p>
          </table:table-cell>
          <table:table-cell table:style-name="ce11"/>
          <table:table-cell table:number-columns-repeated="16364"/>
        </table:table-row>
        <table:table-row table:style-name="ro7">
          <table:table-cell office:value-type="string" table:style-name="ce10">
            <text:p>SP054015</text:p>
          </table:table-cell>
          <table:table-cell office:value-type="string" table:style-name="ce9">
            <text:p>SIM</text:p>
          </table:table-cell>
          <table:table-cell table:number-columns-repeated="8" table:style-name="ce10"/>
          <table:table-cell office:value-type="string" office:string-value="SIM" table:formula="of:=IF(LEFT([.S252];7)=&quot;Suspens&quot;;&quot;SIM&quot;;&quot;&quot;)" table:style-name="ce9">
            <text:p>SIM</text:p>
          </table:table-cell>
          <table:table-cell office:value-type="string" office:string-value="" table:formula="of:=IF(LEFT([.S252];7)=&quot;Diferim&quot;;&quot;SIM&quot;;&quot;&quot;)" table:style-name="ce9"/>
          <table:table-cell table:number-columns-repeated="5" table:style-name="ce10"/>
          <table:table-cell office:value-type="string" table:style-name="ce11">
            <text:p>Artigo 400-S</text:p>
          </table:table-cell>
          <table:table-cell office:value-type="string" table:style-name="ce11">
            <text:p>Suspensão - Desembaraço aduaneiro de nafta para petroquímica, NCM 2710.12.41, etileno, NCM 2901.21.00, e propeno, NCM 2901.22.00, quando a importação for efetuada diretamente por estabelecimento fabricante das referidas mercadorias ou de polietileno, NCM 39.01, polipropileno, NCM 39.02, e policloreto de vinila, NCM 39.04</text:p>
          </table:table-cell>
          <table:table-cell table:style-name="ce11"/>
          <table:table-cell table:number-columns-repeated="16364"/>
        </table:table-row>
        <table:table-row table:style-name="ro7">
          <table:table-cell office:value-type="string" table:style-name="ce10">
            <text:p>SP054016</text:p>
          </table:table-cell>
          <table:table-cell office:value-type="string" table:style-name="ce9">
            <text:p>SIM</text:p>
          </table:table-cell>
          <table:table-cell table:number-columns-repeated="8" table:style-name="ce10"/>
          <table:table-cell office:value-type="string" office:string-value="" table:formula="of:=IF(LEFT([.S253];7)=&quot;Suspens&quot;;&quot;SIM&quot;;&quot;&quot;)" table:style-name="ce9"/>
          <table:table-cell office:value-type="string" office:string-value="SIM" table:formula="of:=IF(LEFT([.S253];7)=&quot;Diferim&quot;;&quot;SIM&quot;;&quot;&quot;)" table:style-name="ce9">
            <text:p>SIM</text:p>
          </table:table-cell>
          <table:table-cell table:number-columns-repeated="5" table:style-name="ce10"/>
          <table:table-cell office:value-type="string" table:style-name="ce11">
            <text:p>Artigo 400-T</text:p>
          </table:table-cell>
          <table:table-cell office:value-type="string" table:style-name="ce11">
            <text:p>Diferimento - Saída interna, promovida pelo estabelecimento fabricante, de mercadoria utilizada como embalagem para acondicionamento de leite esterilizado “longa vida” (UHT – Ultra High Temperature), classificada nos códigos 3920.10.99, 3923.30.00 e 4811.59.23 da NCM, com destino a estabelecimento fabricante classificado nas CNAEs 1051-1/00 e 1052-0/00</text:p>
          </table:table-cell>
          <table:table-cell table:style-name="ce11"/>
          <table:table-cell table:number-columns-repeated="16364"/>
        </table:table-row>
        <table:table-row table:style-name="ro5">
          <table:table-cell office:value-type="string" table:style-name="ce10">
            <text:p>SP054017</text:p>
          </table:table-cell>
          <table:table-cell office:value-type="string" table:style-name="ce9">
            <text:p>SIM</text:p>
          </table:table-cell>
          <table:table-cell table:number-columns-repeated="8" table:style-name="ce10"/>
          <table:table-cell office:value-type="string" office:string-value="" table:formula="of:=IF(LEFT([.S254];7)=&quot;Suspens&quot;;&quot;SIM&quot;;&quot;&quot;)" table:style-name="ce9"/>
          <table:table-cell office:value-type="string" office:string-value="SIM" table:formula="of:=IF(LEFT([.S254];7)=&quot;Diferim&quot;;&quot;SIM&quot;;&quot;&quot;)" table:style-name="ce9">
            <text:p>SIM</text:p>
          </table:table-cell>
          <table:table-cell table:number-columns-repeated="5" table:style-name="ce10"/>
          <table:table-cell office:value-type="string" table:style-name="ce11">
            <text:p>Artigo 400-U</text:p>
          </table:table-cell>
          <table:table-cell office:value-type="string" table:style-name="ce11">
            <text:p>Diferimento - Saída interna de mercadoria utilizada como matéria-prima ou produto intermediário na fabricação de embarcações para esporte e lazer, classificadas na posição 8903 da Nomenclatura Comum do MERCOSUL - NCM, com destino a fabricante das referidas embarcações</text:p>
          </table:table-cell>
          <table:table-cell table:style-name="ce11"/>
          <table:table-cell table:number-columns-repeated="16364"/>
        </table:table-row>
        <table:table-row table:style-name="ro5">
          <table:table-cell office:value-type="string" table:style-name="ce10">
            <text:p>SP054018</text:p>
          </table:table-cell>
          <table:table-cell office:value-type="string" table:style-name="ce9">
            <text:p>SIM</text:p>
          </table:table-cell>
          <table:table-cell table:number-columns-repeated="8" table:style-name="ce10"/>
          <table:table-cell office:value-type="string" office:string-value="SIM" table:formula="of:=IF(LEFT([.S255];7)=&quot;Suspens&quot;;&quot;SIM&quot;;&quot;&quot;)" table:style-name="ce9">
            <text:p>SIM</text:p>
          </table:table-cell>
          <table:table-cell office:value-type="string" office:string-value="" table:formula="of:=IF(LEFT([.S255];7)=&quot;Diferim&quot;;&quot;SIM&quot;;&quot;&quot;)" table:style-name="ce9"/>
          <table:table-cell table:number-columns-repeated="5" table:style-name="ce10"/>
          <table:table-cell office:value-type="string" table:style-name="ce11">
            <text:p>Artigo 400-V</text:p>
          </table:table-cell>
          <table:table-cell office:value-type="string" table:style-name="ce11">
            <text:p>Suspensão - Desembaraço aduaneiro de mercadoria, sem similar produzida no país, utilizada como matéria-prima ou produto intermediário na fabricação das embarcações indicadas no "caput" do artigo 400-U, quando a importação for efetuada diretamente por estabelecimento fabricante das referidas embarcações</text:p>
          </table:table-cell>
          <table:table-cell table:style-name="ce11"/>
          <table:table-cell table:number-columns-repeated="16364"/>
        </table:table-row>
        <table:table-row table:style-name="ro5">
          <table:table-cell office:value-type="string" table:style-name="ce10">
            <text:p>SP054019</text:p>
          </table:table-cell>
          <table:table-cell office:value-type="string" table:style-name="ce9">
            <text:p>SIM</text:p>
          </table:table-cell>
          <table:table-cell table:number-columns-repeated="8" table:style-name="ce10"/>
          <table:table-cell office:value-type="string" office:string-value="" table:formula="of:=IF(LEFT([.S256];7)=&quot;Suspens&quot;;&quot;SIM&quot;;&quot;&quot;)" table:style-name="ce9"/>
          <table:table-cell office:value-type="string" office:string-value="SIM" table:formula="of:=IF(LEFT([.S256];7)=&quot;Diferim&quot;;&quot;SIM&quot;;&quot;&quot;)" table:style-name="ce9">
            <text:p>SIM</text:p>
          </table:table-cell>
          <table:table-cell table:number-columns-repeated="5" table:style-name="ce10"/>
          <table:table-cell office:value-type="string" table:style-name="ce11">
            <text:p>Artigo 400-W</text:p>
          </table:table-cell>
          <table:table-cell office:value-type="string" table:style-name="ce11">
            <text:p>Diferimento - Saída interna de insumos agropecuários indicados no § 1º do Artigo 400-W do RICMS, realizada por estabelecimento centralizador de aquisição de insumos que pertença a sociedade que exerça exclusivamente atividade agropecuária, com destino a estabelecimento do mesmo titular</text:p>
          </table:table-cell>
          <table:table-cell table:style-name="ce11"/>
          <table:table-cell table:number-columns-repeated="16364"/>
        </table:table-row>
        <table:table-row table:style-name="ro11">
          <table:table-cell office:value-type="string" table:style-name="ce10">
            <text:p>SP054021</text:p>
          </table:table-cell>
          <table:table-cell office:value-type="string" table:style-name="ce9">
            <text:p>SIM</text:p>
          </table:table-cell>
          <table:table-cell table:number-columns-repeated="8" table:style-name="ce10"/>
          <table:table-cell office:value-type="string" office:string-value="" table:formula="of:=IF(LEFT([.S257];7)=&quot;Suspens&quot;;&quot;SIM&quot;;&quot;&quot;)" table:style-name="ce9"/>
          <table:table-cell office:value-type="string" office:string-value="SIM" table:formula="of:=IF(LEFT([.S257];7)=&quot;Diferim&quot;;&quot;SIM&quot;;&quot;&quot;)" table:style-name="ce9">
            <text:p>SIM</text:p>
          </table:table-cell>
          <table:table-cell table:number-columns-repeated="5" table:style-name="ce10"/>
          <table:table-cell office:value-type="string" table:style-name="ce11">
            <text:p>Artigo 400-X</text:p>
          </table:table-cell>
          <table:table-cell office:value-type="string" table:style-name="ce11">
            <text:p>Diferimento - Saída interna, promovida pelo estabelecimento fabricante, de “stand up pouche” para embalagens de atomatados ou vegetais (NCM 3921.90.19 e 3923.29.10), de latas próprias para serem fechadas por soldadura ou cravação - próprias para acondicionar produtos alimentícios (NCM 7310.21.10), e de embalagem do tipo caixas e cartonagens, dobráveis, de papel ou cartão, não ondulados (NCM 4819.20.00) para acondicionamento de ervilha em conserva (NCM 2005.40.00), milho em conserva (NCM 2005.80.00), ervilha e cenoura, ervilha e milho, jardineira ou seleta (NCM 2005.90.00), com destino a estabelecimento fabricante classificado nas CNAEs 1031-7/00, 1069-4/00 e 1032-5/99</text:p>
          </table:table-cell>
          <table:table-cell table:style-name="ce11"/>
          <table:table-cell table:number-columns-repeated="16364"/>
        </table:table-row>
        <table:table-row table:style-name="ro8">
          <table:table-cell office:value-type="string" table:style-name="ce10">
            <text:p>SP054022</text:p>
          </table:table-cell>
          <table:table-cell office:value-type="string" table:style-name="ce9">
            <text:p>SIM</text:p>
          </table:table-cell>
          <table:table-cell table:number-columns-repeated="8" table:style-name="ce10"/>
          <table:table-cell office:value-type="string" office:string-value="" table:formula="of:=IF(LEFT([.S258];7)=&quot;Suspens&quot;;&quot;SIM&quot;;&quot;&quot;)" table:style-name="ce9"/>
          <table:table-cell office:value-type="string" office:string-value="SIM" table:formula="of:=IF(LEFT([.S258];7)=&quot;Diferim&quot;;&quot;SIM&quot;;&quot;&quot;)" table:style-name="ce9">
            <text:p>SIM</text:p>
          </table:table-cell>
          <table:table-cell table:number-columns-repeated="5" table:style-name="ce10"/>
          <table:table-cell office:value-type="string" table:style-name="ce11">
            <text:p>Artigo 400-Z1</text:p>
          </table:table-cell>
          <table:table-cell office:value-type="string" table:style-name="ce11">
            <text:p>Diferimento - Saída interna de negros-de-carbono (NCM 2803.00.19) e óleos combustíveis (NCM 2710.19.22) obtidos por meio da reciclagem de pneus e de resíduos de borracha, promovida pelo estabelecimento reciclador, com destino a estabelecimento industrial</text:p>
          </table:table-cell>
          <table:table-cell table:style-name="ce11"/>
          <table:table-cell table:number-columns-repeated="16364"/>
        </table:table-row>
        <table:table-row table:style-name="ro4">
          <table:table-cell office:value-type="string" table:style-name="ce10">
            <text:p>SP054020</text:p>
          </table:table-cell>
          <table:table-cell office:value-type="string" table:style-name="ce9">
            <text:p>SIM</text:p>
          </table:table-cell>
          <table:table-cell table:number-columns-repeated="8" table:style-name="ce10"/>
          <table:table-cell office:value-type="string" office:string-value="SIM" table:formula="of:=IF(LEFT([.S259];7)=&quot;Suspens&quot;;&quot;SIM&quot;;&quot;&quot;)" table:style-name="ce9">
            <text:p>SIM</text:p>
          </table:table-cell>
          <table:table-cell office:value-type="string" office:string-value="" table:formula="of:=IF(LEFT([.S259];7)=&quot;Diferim&quot;;&quot;SIM&quot;;&quot;&quot;)" table:style-name="ce9"/>
          <table:table-cell table:number-columns-repeated="5" table:style-name="ce10"/>
          <table:table-cell office:value-type="string" table:style-name="ce11">
            <text:p>Artigo 402</text:p>
          </table:table-cell>
          <table:table-cell office:value-type="string" table:style-name="ce11">
            <text:p>Suspensão - Saída de mercadoria com destino a outro estabelecimento ou a trabalhador autônomo ou avulso que prestar serviço pessoal, num e noutro caso, para industrialização por encomenda</text:p>
          </table:table-cell>
          <table:table-cell table:style-name="ce11"/>
          <table:table-cell table:number-columns-repeated="16364"/>
        </table:table-row>
        <table:table-row table:style-name="ro8">
          <table:table-cell office:value-type="string" table:style-name="ce10">
            <text:p>SP054110</text:p>
          </table:table-cell>
          <table:table-cell office:value-type="string" table:style-name="ce9">
            <text:p>SIM</text:p>
          </table:table-cell>
          <table:table-cell table:number-columns-repeated="8" table:style-name="ce10"/>
          <table:table-cell office:value-type="string" office:string-value="" table:formula="of:=IF(LEFT([.S260];7)=&quot;Suspens&quot;;&quot;SIM&quot;;&quot;&quot;)" table:style-name="ce9"/>
          <table:table-cell office:value-type="string" office:string-value="SIM" table:formula="of:=IF(LEFT([.S260];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1</text:p>
          </table:table-cell>
          <table:table-cell office:value-type="string" table:style-name="ce11">
            <text:p>Diferimento - Operações com petróleo bruto, desde a importação ou extração, desde que o contribuinte que realize tais operações seja credenciado perante a Secretaria da Fazenda conforme disciplina por ela estabelecida.</text:p>
          </table:table-cell>
          <table:table-cell table:style-name="ce11"/>
          <table:table-cell table:number-columns-repeated="16364"/>
        </table:table-row>
        <table:table-row table:style-name="ro7">
          <table:table-cell office:value-type="string" table:style-name="ce10">
            <text:p>SP054111</text:p>
          </table:table-cell>
          <table:table-cell office:value-type="string" table:style-name="ce9">
            <text:p>SIM</text:p>
          </table:table-cell>
          <table:table-cell table:number-columns-repeated="8" table:style-name="ce10"/>
          <table:table-cell office:value-type="string" office:string-value="" table:formula="of:=IF(LEFT([.S261];7)=&quot;Suspens&quot;;&quot;SIM&quot;;&quot;&quot;)" table:style-name="ce9"/>
          <table:table-cell office:value-type="string" office:string-value="SIM" table:formula="of:=IF(LEFT([.S261];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1-A</text:p>
          </table:table-cell>
          <table:table-cell office:value-type="string" table:style-name="ce11">
            <text:p>Diferimento - Saída interna de óleo lubrificante básico decorrente do re-refino do óleo lubrificante usado ou contaminado, processado de acordo com a legislação em vigor por empresas devidamente autorizadas pelo órgão federal competente, quando destinado a fabricante de óleo lubrificante para utilização exclusiva como matéria-prima na sua produção</text:p>
          </table:table-cell>
          <table:table-cell table:style-name="ce11"/>
          <table:table-cell table:number-columns-repeated="16364"/>
        </table:table-row>
        <table:table-row table:style-name="ro10">
          <table:table-cell office:value-type="string" table:style-name="ce10">
            <text:p>SP054112</text:p>
          </table:table-cell>
          <table:table-cell office:value-type="string" table:style-name="ce9">
            <text:p>SIM</text:p>
          </table:table-cell>
          <table:table-cell table:number-columns-repeated="8" table:style-name="ce10"/>
          <table:table-cell office:value-type="string" office:string-value="" table:formula="of:=IF(LEFT([.S262];7)=&quot;Suspens&quot;;&quot;SIM&quot;;&quot;&quot;)" table:style-name="ce9"/>
          <table:table-cell office:value-type="string" office:string-value="SIM" table:formula="of:=IF(LEFT([.S262];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1-B</text:p>
          </table:table-cell>
          <table:table-cell office:value-type="string" table:style-name="ce11">
            <text:p>Diferimento - Saída interna de lubrificantes derivados de petróleo classificados nos códigos 2710.19.31 e 2710.19.32 da NCM, de aditivos classificados no código 3811 da NCM e de material de embalagem, quando destinados a fabricante localizado neste Estado de óleo ou graxa lubrificantes derivados de petróleo, para utilização exclusiva como matéria-prima na sua produção ou como embalagem para o seu acondicionamento</text:p>
          </table:table-cell>
          <table:table-cell table:style-name="ce11"/>
          <table:table-cell table:number-columns-repeated="16364"/>
        </table:table-row>
        <table:table-row table:style-name="ro9">
          <table:table-cell office:value-type="string" table:style-name="ce10">
            <text:p>SP054113</text:p>
          </table:table-cell>
          <table:table-cell office:value-type="string" table:style-name="ce9">
            <text:p>SIM</text:p>
          </table:table-cell>
          <table:table-cell table:number-columns-repeated="8" table:style-name="ce10"/>
          <table:table-cell office:value-type="string" office:string-value="SIM" table:formula="of:=IF(LEFT([.S263];7)=&quot;Suspens&quot;;&quot;SIM&quot;;&quot;&quot;)" table:style-name="ce9">
            <text:p>SIM</text:p>
          </table:table-cell>
          <table:table-cell office:value-type="string" office:string-value="" table:formula="of:=IF(LEFT([.S263];7)=&quot;Diferim&quot;;&quot;SIM&quot;;&quot;&quot;)" table:style-name="ce9"/>
          <table:table-cell table:number-columns-repeated="5" table:style-name="ce10"/>
          <table:table-cell office:value-type="string" table:style-name="ce11">
            <text:p>Artigo 411-C</text:p>
          </table:table-cell>
          <table:table-cell office:value-type="string" table:style-name="ce11">
            <text:p>Suspensão - Desembaraço aduaneiro, que ocorra em território paulista, de lubrificantes derivados do petróleo classificados nos códigos 2710.19.31 e 2710.19.32 da NCM, de aditivos classificados no código 3811 da NCM e de material de embalagem, quando a importação for realizada por fabricante localizado neste Estado de óleo ou graxa lubrificantes derivados de petróleo, para utilização exclusiva como matéria-prima na sua produção ou como embalagem para o seu acondicionamento</text:p>
          </table:table-cell>
          <table:table-cell table:style-name="ce11"/>
          <table:table-cell table:number-columns-repeated="16364"/>
        </table:table-row>
        <table:table-row table:style-name="ro10">
          <table:table-cell office:value-type="string" table:style-name="ce10">
            <text:p>SP054114</text:p>
          </table:table-cell>
          <table:table-cell office:value-type="string" table:style-name="ce9">
            <text:p>SIM</text:p>
          </table:table-cell>
          <table:table-cell table:number-columns-repeated="8" table:style-name="ce10"/>
          <table:table-cell office:value-type="string" office:string-value="" table:formula="of:=IF(LEFT([.S264];7)=&quot;Suspens&quot;;&quot;SIM&quot;;&quot;&quot;)" table:style-name="ce9"/>
          <table:table-cell office:value-type="string" office:string-value="SIM" table:formula="of:=IF(LEFT([.S264];7)=&quot;Diferim&quot;;&quot;SIM&quot;;&quot;&quot;)" table:style-name="ce9">
            <text:p>SIM</text:p>
          </table:table-cell>
          <table:table-cell table:number-columns-repeated="5" table:style-name="ce10"/>
          <table:table-cell office:value-type="string" table:style-name="ce11">
            <text:p>Artigo 411-D</text:p>
          </table:table-cell>
          <table:table-cell office:value-type="string" table:style-name="ce11">
            <text:p>Diferimento - Saída interna de matéria prima, material secundário ou intermediário e material de embalagem, quando destinados a estabelecimento rerrefinador de óleo lubrificante usado e contaminado localizado nesse Estado, devidamente autorizado por órgão federal competente e classificado no código 1922-5/02 - “Rerrefino de óleos lubrificantes” da Classificação Nacional de Atividades Econômicas - CNAE</text:p>
          </table:table-cell>
          <table:table-cell table:style-name="ce11"/>
          <table:table-cell table:number-columns-repeated="16364"/>
        </table:table-row>
        <table:table-row table:style-name="ro9">
          <table:table-cell office:value-type="string" table:style-name="ce10">
            <text:p>SP054115</text:p>
          </table:table-cell>
          <table:table-cell office:value-type="string" table:style-name="ce9">
            <text:p>SIM</text:p>
          </table:table-cell>
          <table:table-cell table:number-columns-repeated="8" table:style-name="ce10"/>
          <table:table-cell office:value-type="string" office:string-value="SIM" table:formula="of:=IF(LEFT([.S265];7)=&quot;Suspens&quot;;&quot;SIM&quot;;&quot;&quot;)" table:style-name="ce9">
            <text:p>SIM</text:p>
          </table:table-cell>
          <table:table-cell office:value-type="string" office:string-value="" table:formula="of:=IF(LEFT([.S265];7)=&quot;Diferim&quot;;&quot;SIM&quot;;&quot;&quot;)" table:style-name="ce9"/>
          <table:table-cell table:number-columns-repeated="5" table:style-name="ce10"/>
          <table:table-cell office:value-type="string" table:style-name="ce11">
            <text:p>Artigo 411-E<text:s/></text:p>
          </table:table-cell>
          <table:table-cell office:value-type="string" table:style-name="ce11">
            <text:p>Suspensão - Desembaraço aduaneiro, que ocorra em território paulista, de matéria prima, material secundário ou intermediário e material de embalagem, quando a importação for realizada por estabelecimento rerrefinador de óleo lubrificante usado e contaminado localizado nesse Estado, devidamente autorizado por órgão federal competente e classificado no código 1922-5/02 - “Rerrefino de óleos lubrificantes” da Classificação Nacional de Atividades Econômicas - CNAE</text:p>
          </table:table-cell>
          <table:table-cell table:style-name="ce11"/>
          <table:table-cell table:number-columns-repeated="16364"/>
        </table:table-row>
        <table:table-row table:style-name="ro8">
          <table:table-cell office:value-type="string" table:style-name="ce10">
            <text:p>SP054181</text:p>
          </table:table-cell>
          <table:table-cell office:value-type="string" table:style-name="ce9">
            <text:p>SIM</text:p>
          </table:table-cell>
          <table:table-cell table:number-columns-repeated="8" table:style-name="ce10"/>
          <table:table-cell office:value-type="string" office:string-value="" table:formula="of:=IF(LEFT([.S266];7)=&quot;Suspens&quot;;&quot;SIM&quot;;&quot;&quot;)" table:style-name="ce9"/>
          <table:table-cell office:value-type="string" office:string-value="SIM" table:formula="of:=IF(LEFT([.S266];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8-B, II</text:p>
          </table:table-cell>
          <table:table-cell office:value-type="string" table:style-name="ce11">
            <text:p>Diferimento - Saída de etanol hidratado combustível - EHC promovida por fabricante, cooperativa de produtores ou empresa comercializadora de etanol localizado em território paulista, não credenciado nos termos do Artigo 418-A do RICMS, com destino a contribuinte credenciado</text:p>
          </table:table-cell>
          <table:table-cell table:style-name="ce11"/>
          <table:table-cell table:number-columns-repeated="16364"/>
        </table:table-row>
        <table:table-row table:style-name="ro8">
          <table:table-cell office:value-type="string" table:style-name="ce10">
            <text:p>SP054182</text:p>
          </table:table-cell>
          <table:table-cell office:value-type="string" table:style-name="ce9">
            <text:p>SIM</text:p>
          </table:table-cell>
          <table:table-cell table:number-columns-repeated="8" table:style-name="ce10"/>
          <table:table-cell office:value-type="string" office:string-value="" table:formula="of:=IF(LEFT([.S267];7)=&quot;Suspens&quot;;&quot;SIM&quot;;&quot;&quot;)" table:style-name="ce9"/>
          <table:table-cell office:value-type="string" office:string-value="SIM" table:formula="of:=IF(LEFT([.S267];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8-F</text:p>
          </table:table-cell>
          <table:table-cell office:value-type="string" table:style-name="ce11">
            <text:p>Diferimento - Saídas internas de etanol hidratado combustível - EHC, promovidas por distribuidor de combustíveis com destino a outro distribuidor de combustíveis, em ambos os casos como definido e autorizado por órgão federal competente</text:p>
          </table:table-cell>
          <table:table-cell table:style-name="ce11"/>
          <table:table-cell table:number-columns-repeated="16364"/>
        </table:table-row>
        <table:table-row table:style-name="ro4">
          <table:table-cell office:value-type="string" table:style-name="ce10">
            <text:p>SP054190</text:p>
          </table:table-cell>
          <table:table-cell office:value-type="string" table:style-name="ce9">
            <text:p>SIM</text:p>
          </table:table-cell>
          <table:table-cell table:number-columns-repeated="8" table:style-name="ce10"/>
          <table:table-cell office:value-type="string" office:string-value="" table:formula="of:=IF(LEFT([.S268];7)=&quot;Suspens&quot;;&quot;SIM&quot;;&quot;&quot;)" table:style-name="ce9"/>
          <table:table-cell office:value-type="string" office:string-value="SIM" table:formula="of:=IF(LEFT([.S268];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9</text:p>
          </table:table-cell>
          <table:table-cell office:value-type="string" table:style-name="ce11">
            <text:p>Diferimento - Operação interna ou interestadual que destinar etanol anidro combustível - EAC a estabelecimento do distribuidor de combustíveis, como tal definido e autorizado por órgão federal competente</text:p>
          </table:table-cell>
          <table:table-cell table:style-name="ce11"/>
          <table:table-cell table:number-columns-repeated="16364"/>
        </table:table-row>
        <table:table-row table:style-name="ro1">
          <table:table-cell office:value-type="string" table:style-name="ce10">
            <text:p>SP054191</text:p>
          </table:table-cell>
          <table:table-cell office:value-type="string" table:style-name="ce9">
            <text:p>SIM</text:p>
          </table:table-cell>
          <table:table-cell table:number-columns-repeated="8" table:style-name="ce10"/>
          <table:table-cell office:value-type="string" office:string-value="" table:formula="of:=IF(LEFT([.S269];7)=&quot;Suspens&quot;;&quot;SIM&quot;;&quot;&quot;)" table:style-name="ce9"/>
          <table:table-cell office:value-type="string" office:string-value="SIM" table:formula="of:=IF(LEFT([.S269];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19-B</text:p>
          </table:table-cell>
          <table:table-cell office:value-type="string" table:style-name="ce11">
            <text:p>Diferimento - Saída interna de etanol anidro combustível - EAC com destino a estabelecimento localizado em território paulista</text:p>
          </table:table-cell>
          <table:table-cell table:style-name="ce11"/>
          <table:table-cell table:number-columns-repeated="16364"/>
        </table:table-row>
        <table:table-row table:style-name="ro4">
          <table:table-cell office:value-type="string" table:style-name="ce10">
            <text:p>SP054201</text:p>
          </table:table-cell>
          <table:table-cell office:value-type="string" table:style-name="ce9">
            <text:p>SIM</text:p>
          </table:table-cell>
          <table:table-cell table:number-columns-repeated="8" table:style-name="ce10"/>
          <table:table-cell office:value-type="string" office:string-value="" table:formula="of:=IF(LEFT([.S270];7)=&quot;Suspens&quot;;&quot;SIM&quot;;&quot;&quot;)" table:style-name="ce9"/>
          <table:table-cell office:value-type="string" office:string-value="SIM" table:formula="of:=IF(LEFT([.S270];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20-A<text:s/></text:p>
          </table:table-cell>
          <table:table-cell office:value-type="string" table:style-name="ce11">
            <text:p>Diferimento - Operação interna ou interestadual que destinar biodiesel puro - B100 a estabelecimento do distribuidor de combustíveis, como tal definido e autorizado por órgão federal competente</text:p>
          </table:table-cell>
          <table:table-cell table:style-name="ce11"/>
          <table:table-cell table:number-columns-repeated="16364"/>
        </table:table-row>
        <table:table-row table:style-name="ro4">
          <table:table-cell office:value-type="string" table:style-name="ce10">
            <text:p>SP054210</text:p>
          </table:table-cell>
          <table:table-cell office:value-type="string" table:style-name="ce9">
            <text:p>SIM</text:p>
          </table:table-cell>
          <table:table-cell table:number-columns-repeated="8" table:style-name="ce10"/>
          <table:table-cell office:value-type="string" office:string-value="" table:formula="of:=IF(LEFT([.S271];7)=&quot;Suspens&quot;;&quot;SIM&quot;;&quot;&quot;)" table:style-name="ce9"/>
          <table:table-cell office:value-type="string" office:string-value="SIM" table:formula="of:=IF(LEFT([.S271];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21</text:p>
          </table:table-cell>
          <table:table-cell office:value-type="string" table:style-name="ce11">
            <text:p>Diferimento - Operações anteriores com querosene de aviação, querosene iluminante, gasolina de aviação e óleo combustível, assim como com o petróleo bruto utilizado na sua fabricação</text:p>
          </table:table-cell>
          <table:table-cell table:style-name="ce11"/>
          <table:table-cell table:number-columns-repeated="16364"/>
        </table:table-row>
        <table:table-row table:style-name="ro1">
          <table:table-cell office:value-type="string" table:style-name="ce10">
            <text:p>SP054220</text:p>
          </table:table-cell>
          <table:table-cell office:value-type="string" table:style-name="ce9">
            <text:p>SIM</text:p>
          </table:table-cell>
          <table:table-cell table:number-columns-repeated="8" table:style-name="ce10"/>
          <table:table-cell office:value-type="string" office:string-value="" table:formula="of:=IF(LEFT([.S272];7)=&quot;Suspens&quot;;&quot;SIM&quot;;&quot;&quot;)" table:style-name="ce9"/>
          <table:table-cell office:value-type="string" office:string-value="SIM" table:formula="of:=IF(LEFT([.S272];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22</text:p>
          </table:table-cell>
          <table:table-cell office:value-type="string" table:style-name="ce11">
            <text:p>Diferimento - Operações internas com gás natural, biogás e biometano a serem consumidos em processo de industrialização em usina geradora de energia elétrica</text:p>
          </table:table-cell>
          <table:table-cell table:style-name="ce11"/>
          <table:table-cell table:number-columns-repeated="16364"/>
        </table:table-row>
        <table:table-row table:style-name="ro4">
          <table:table-cell office:value-type="string" table:style-name="ce10">
            <text:p>SP054221</text:p>
          </table:table-cell>
          <table:table-cell office:value-type="string" table:style-name="ce9">
            <text:p>SIM</text:p>
          </table:table-cell>
          <table:table-cell table:number-columns-repeated="8" table:style-name="ce10"/>
          <table:table-cell office:value-type="string" office:string-value="" table:formula="of:=IF(LEFT([.S273];7)=&quot;Suspens&quot;;&quot;SIM&quot;;&quot;&quot;)" table:style-name="ce9"/>
          <table:table-cell office:value-type="string" office:string-value="SIM" table:formula="of:=IF(LEFT([.S273];7)=&quot;Diferim&quot;;&quot;SIM&quot;;&quot;&quot;)" table:style-name="ce9">
            <text:p>SIM</text:p>
          </table:table-cell>
          <table:table-cell office:value-type="string" table:style-name="ce9">
            <text:p>SIM</text:p>
          </table:table-cell>
          <table:table-cell table:number-columns-repeated="4" table:style-name="ce10"/>
          <table:table-cell office:value-type="string" table:style-name="ce11">
            <text:p>Artigo 422-B</text:p>
          </table:table-cell>
          <table:table-cell office:value-type="string" table:style-name="ce11">
            <text:p>Diferimento - Saída interna de gás natural destinado a estabelecimento fabricante de vidro classificado nas posições 7003, 7005, 7006, 7007, 7009 e 7010 da Nomenclatura Comum do Mercosul - NCM</text:p>
          </table:table-cell>
          <table:table-cell table:style-name="ce11"/>
          <table:table-cell table:number-columns-repeated="16364"/>
        </table:table-row>
        <table:table-row table:style-name="ro3">
          <table:table-cell office:value-type="string" table:style-name="ce10">
            <text:p>SP054250</text:p>
          </table:table-cell>
          <table:table-cell office:value-type="string" table:style-name="ce9">
            <text:p>SIM</text:p>
          </table:table-cell>
          <table:table-cell table:number-columns-repeated="8" table:style-name="ce10"/>
          <table:table-cell office:value-type="string" office:string-value="" table:formula="of:=IF(LEFT([.S274];7)=&quot;Suspens&quot;;&quot;SIM&quot;;&quot;&quot;)" table:style-name="ce9"/>
          <table:table-cell office:value-type="string" office:string-value="SIM" table:formula="of:=IF(LEFT([.S274];7)=&quot;Diferim&quot;;&quot;SIM&quot;;&quot;&quot;)" table:style-name="ce9">
            <text:p>SIM</text:p>
          </table:table-cell>
          <table:table-cell table:number-columns-repeated="5" table:style-name="ce10"/>
          <table:table-cell office:value-type="string" table:style-name="ce11">
            <text:p>Artigo 425</text:p>
          </table:table-cell>
          <table:table-cell office:value-type="string" table:style-name="ce11">
            <text:p>Diferimento - Operações internas com energia elétrica, desde a sua importação ou produção</text:p>
          </table:table-cell>
          <table:table-cell table:style-name="ce11"/>
          <table:table-cell table:number-columns-repeated="16364"/>
        </table:table-row>
        <table:table-row table:style-name="ro5">
          <table:table-cell office:value-type="string" table:style-name="ce10">
            <text:p>SP054501</text:p>
          </table:table-cell>
          <table:table-cell office:value-type="string" table:style-name="ce9">
            <text:p>SIM</text:p>
          </table:table-cell>
          <table:table-cell table:number-columns-repeated="8" table:style-name="ce10"/>
          <table:table-cell office:value-type="string" office:string-value="" table:formula="of:=IF(LEFT([.S275];7)=&quot;Suspens&quot;;&quot;SIM&quot;;&quot;&quot;)" table:style-name="ce9"/>
          <table:table-cell office:value-type="string" office:string-value="SIM" table:formula="of:=IF(LEFT([.S275];7)=&quot;Diferim&quot;;&quot;SIM&quot;;&quot;&quot;)" table:style-name="ce9">
            <text:p>SIM</text:p>
          </table:table-cell>
          <table:table-cell table:number-columns-repeated="5" table:style-name="ce10"/>
          <table:table-cell office:value-type="string" table:style-name="ce11">
            <text:p>Artigo 450-B</text:p>
          </table:table-cell>
          <table:table-cell office:value-type="string" table:style-name="ce11">
            <text:p>Diferimento - Saída interna de matéria-prima, produto intermediário e material de embalagem, com destino a contribuinte beneficiário do Regime Especial Simplificado de Exportação para fabricação de mercadoria a ser exportada, quando o contribuinte fornecedor constar do despacho relativo ao credenciamento</text:p>
          </table:table-cell>
          <table:table-cell table:style-name="ce11"/>
          <table:table-cell table:number-columns-repeated="16364"/>
        </table:table-row>
        <table:table-row table:style-name="ro5">
          <table:table-cell office:value-type="string" table:style-name="ce10">
            <text:p>SP054502</text:p>
          </table:table-cell>
          <table:table-cell office:value-type="string" table:style-name="ce9">
            <text:p>SIM</text:p>
          </table:table-cell>
          <table:table-cell table:number-columns-repeated="8" table:style-name="ce10"/>
          <table:table-cell office:value-type="string" office:string-value="SIM" table:formula="of:=IF(LEFT([.S276];7)=&quot;Suspens&quot;;&quot;SIM&quot;;&quot;&quot;)" table:style-name="ce9">
            <text:p>SIM</text:p>
          </table:table-cell>
          <table:table-cell office:value-type="string" office:string-value="" table:formula="of:=IF(LEFT([.S276];7)=&quot;Diferim&quot;;&quot;SIM&quot;;&quot;&quot;)" table:style-name="ce9"/>
          <table:table-cell table:number-columns-repeated="5" table:style-name="ce10"/>
          <table:table-cell office:value-type="string" table:style-name="ce11">
            <text:p>Artigo 450-C</text:p>
          </table:table-cell>
          <table:table-cell office:value-type="string" table:style-name="ce11">
            <text:p>Suspensão - Desembaraço aduaneiro de matéria-prima, produto intermediário e material de embalagem empregados na fabricação de mercadoria destinada à exportação, quando a importação seja promovida por contribuinte beneficiário do Regime Especial Simplificado de Exportação</text:p>
          </table:table-cell>
          <table:table-cell table:style-name="ce11"/>
          <table:table-cell table:number-columns-repeated="16364"/>
        </table:table-row>
        <table:table-row table:style-name="ro1">
          <table:table-cell office:value-type="string" table:style-name="ce10">
            <text:p>SP054890</text:p>
          </table:table-cell>
          <table:table-cell office:value-type="string" table:style-name="ce9">
            <text:p>SIM</text:p>
          </table:table-cell>
          <table:table-cell table:number-columns-repeated="8" table:style-name="ce10"/>
          <table:table-cell office:value-type="string" table:style-name="ce9">
            <text:p>SIM</text:p>
          </table:table-cell>
          <table:table-cell office:value-type="string" office:string-value="SIM" table:formula="of:=IF(LEFT([.S277];7)=&quot;Diferim&quot;;&quot;SIM&quot;;&quot;&quot;)" table:style-name="ce9">
            <text:p>SIM</text:p>
          </table:table-cell>
          <table:table-cell table:number-columns-repeated="5" table:style-name="ce10"/>
          <table:table-cell office:value-type="string" table:style-name="ce11">
            <text:p>Artigo 489</text:p>
          </table:table-cell>
          <table:table-cell office:value-type="string" table:style-name="ce11">
            <text:p>Diferimento ou suspensão com amparo em regime especial de ofício no interesse do contribuinte ou do fisco, estabelecido nos termos do Artigo 489 do RICMS</text:p>
          </table:table-cell>
          <table:table-cell table:style-name="ce11"/>
          <table:table-cell table:number-columns-repeated="16364"/>
        </table:table-row>
        <table:table-row table:style-name="ro8">
          <table:table-cell office:value-type="string" table:style-name="ce10">
            <text:p>SP058270</text:p>
          </table:table-cell>
          <table:table-cell office:value-type="string" table:style-name="ce9">
            <text:p>SIM</text:p>
          </table:table-cell>
          <table:table-cell table:number-columns-repeated="8" table:style-name="ce10"/>
          <table:table-cell office:value-type="string" office:string-value="" table:formula="of:=IF(LEFT([.S278];7)=&quot;Suspens&quot;;&quot;SIM&quot;;&quot;&quot;)" table:style-name="ce9"/>
          <table:table-cell office:value-type="string" office:string-value="SIM" table:formula="of:=IF(LEFT([.S278];7)=&quot;Diferim&quot;;&quot;SIM&quot;;&quot;&quot;)" table:style-name="ce9">
            <text:p>SIM</text:p>
          </table:table-cell>
          <table:table-cell table:number-columns-repeated="5" table:style-name="ce10"/>
          <table:table-cell office:value-type="string" table:style-name="ce11">
            <text:p>Artigo 27 DDTT</text:p>
          </table:table-cell>
          <table:table-cell office:value-type="string" table:style-name="ce11">
            <text:p>Diferimento - Saída interna promovida pelo estabelecimento fabricante das mercadorias relacionadas no § 1° do Artigo 27 DDTT do RICMS diretamente a estabelecimento fabricante de vagão ferroviário de carga</text:p>
          </table:table-cell>
          <table:table-cell table:style-name="ce11"/>
          <table:table-cell table:number-columns-repeated="16364"/>
        </table:table-row>
        <table:table-row table:style-name="ro3">
          <table:table-cell office:value-type="string" table:style-name="ce10">
            <text:p>SP058290</text:p>
          </table:table-cell>
          <table:table-cell office:value-type="string" table:style-name="ce9">
            <text:p>SIM</text:p>
          </table:table-cell>
          <table:table-cell table:number-columns-repeated="8" table:style-name="ce10"/>
          <table:table-cell office:value-type="string" office:string-value="SIM" table:formula="of:=IF(LEFT([.S279];7)=&quot;Suspens&quot;;&quot;SIM&quot;;&quot;&quot;)" table:style-name="ce9">
            <text:p>SIM</text:p>
          </table:table-cell>
          <table:table-cell office:value-type="string" office:string-value="" table:formula="of:=IF(LEFT([.S279];7)=&quot;Diferim&quot;;&quot;SIM&quot;;&quot;&quot;)" table:style-name="ce9"/>
          <table:table-cell table:number-columns-repeated="5" table:style-name="ce10"/>
          <table:table-cell office:value-type="string" table:style-name="ce11">
            <text:p>Artigo 29 DDTT</text:p>
          </table:table-cell>
          <table:table-cell office:value-type="string" table:style-name="ce11">
            <text:p>Suspensão - Desembaraço aduaneiro de bens destinados à integração ao ativo imobilizado</text:p>
          </table:table-cell>
          <table:table-cell table:style-name="ce11"/>
          <table:table-cell table:number-columns-repeated="16364"/>
        </table:table-row>
        <table:table-row table:style-name="ro8">
          <table:table-cell office:value-type="string" table:style-name="ce10">
            <text:p>SP058810</text:p>
          </table:table-cell>
          <table:table-cell office:value-type="string" table:style-name="ce9">
            <text:p>SIM</text:p>
          </table:table-cell>
          <table:table-cell table:number-columns-repeated="8" table:style-name="ce10"/>
          <table:table-cell office:value-type="string" office:string-value="" table:formula="of:=IF(LEFT([.S280];7)=&quot;Suspens&quot;;&quot;SIM&quot;;&quot;&quot;)" table:style-name="ce9"/>
          <table:table-cell office:value-type="string" office:string-value="SIM" table:formula="of:=IF(LEFT([.S280];7)=&quot;Diferim&quot;;&quot;SIM&quot;;&quot;&quot;)" table:style-name="ce9">
            <text:p>SIM</text:p>
          </table:table-cell>
          <table:table-cell table:number-columns-repeated="5" table:style-name="ce10"/>
          <table:table-cell office:value-type="string" table:style-name="ce11">
            <text:p>Decreto 46.082/01</text:p>
          </table:table-cell>
          <table:table-cell office:value-type="string" table:style-name="ce11">
            <text:p>Diferimento - Operações internas com insumos, materiais e equipamentos, para construção, conservação, modernização e reparo de embarcações, enquanto igual tratamento for concedido pelo Estado do Rio de Janeiro</text:p>
          </table:table-cell>
          <table:table-cell table:style-name="ce11"/>
          <table:table-cell table:number-columns-repeated="16364"/>
        </table:table-row>
        <table:table-row table:style-name="ro4">
          <table:table-cell office:value-type="string" table:style-name="ce10">
            <text:p>SP058820</text:p>
          </table:table-cell>
          <table:table-cell office:value-type="string" table:style-name="ce9">
            <text:p>SIM</text:p>
          </table:table-cell>
          <table:table-cell table:number-columns-repeated="8" table:style-name="ce10"/>
          <table:table-cell office:value-type="string" office:string-value="SIM" table:formula="of:=IF(LEFT([.S281];7)=&quot;Suspens&quot;;&quot;SIM&quot;;&quot;&quot;)" table:style-name="ce9">
            <text:p>SIM</text:p>
          </table:table-cell>
          <table:table-cell office:value-type="string" table:style-name="ce9">
            <text:p>SIM</text:p>
          </table:table-cell>
          <table:table-cell table:number-columns-repeated="5" table:style-name="ce10"/>
          <table:table-cell office:value-type="string" table:style-name="ce11">
            <text:p>Artigo 11 do Decreto 53.051/08</text:p>
          </table:table-cell>
          <table:table-cell office:value-type="string" table:style-name="ce11">
            <text:p>Suspensão ou diferimento amparado por regime especial concedido nos termos do artigo 11 do Decreto 53.051/08, que instutuiu o Programa de Incentivo ao Investimento pelo Fabricante de Veículo Automotor - ProVeículo</text:p>
          </table:table-cell>
          <table:table-cell table:style-name="ce11"/>
          <table:table-cell table:number-columns-repeated="16364"/>
        </table:table-row>
        <table:table-row table:style-name="ro1">
          <table:table-cell office:value-type="string" table:style-name="ce10">
            <text:p>SP058830</text:p>
          </table:table-cell>
          <table:table-cell office:value-type="string" table:style-name="ce9">
            <text:p>SIM</text:p>
          </table:table-cell>
          <table:table-cell table:number-columns-repeated="8" table:style-name="ce10"/>
          <table:table-cell office:value-type="string" table:style-name="ce9">
            <text:p>SIM</text:p>
          </table:table-cell>
          <table:table-cell office:value-type="string" table:style-name="ce9">
            <text:p>SIM</text:p>
          </table:table-cell>
          <table:table-cell table:number-columns-repeated="5" table:style-name="ce10"/>
          <table:table-cell office:value-type="string" table:style-name="ce11">
            <text:p>Artigo 1º-A do Decreto 63.208/18</text:p>
          </table:table-cell>
          <table:table-cell office:value-type="string" table:style-name="ce11">
            <text:p>Diferimento ou suspensão - Operações realizadas por fabricante de bens finais ou por fabricante intermediário, devidamente habilitados no Repetro</text:p>
          </table:table-cell>
          <table:table-cell table:style-name="ce11"/>
          <table:table-cell table:number-columns-repeated="16364"/>
        </table:table-row>
        <table:table-row table:number-rows-repeated="1048294" table:style-name="ro12">
          <table:table-cell table:number-columns-repeated="16384"/>
        </table:table-row>
        <table:named-expressions>
          <table:named-range table:name="Print_Area" table:cell-range-address="Tabela_cBenef_SP.$A$1:Tabela_cBenef_SP.$T$282" table:base-cell-address="Tabela_cBenef_SP.$A$1"/>
          <table:named-range table:name="Print_Titles" table:cell-range-address="Tabela_cBenef_SP.$A$1:Tabela_cBenef_SP.$XFD$1" table:base-cell-address="Tabela_cBenef_SP.$A$1"/>
        </table:named-expressions>
      </table:table>
      <table:named-expressions>
        <table:named-expression table:name="Finalidade" table:expression="of:=[.#REF!]" table:base-cell-address="Tabela_cBenef_SP.$A$1"/>
        <table:named-expression table:name="UF" table:expression="of:=[.#REF!]" table:base-cell-address="Tabela_cBenef_SP.$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X="1" style:table-centering="none"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office:automatic-styles>
  <office:master-styles>
    <style:master-page style:name="mp1" style:page-layout-name="pm1">
      <style:header>
        <text:p><text:sheet-name>???</text:sheet-name></text:p>
      </style:header>
      <style:header-left style:display="false"/>
      <style:header-first/>
      <style:footer>
        <text:p>Página <text:page-number>1</text:page-number><text:s/>de<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29</meta:generator>
    <meta:initial-creator/>
    <dc:creator/>
    <meta:creation-date>2025-08-20T20:33:55Z</meta:creation-date>
    <dc:date>2025-08-27T13:37:49Z</dc:date>
  </office:meta>
</office:document-meta>
</file>